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6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2.261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7.161cm"/>
    </style:style>
    <style:style style:name="co13" style:family="table-column">
      <style:table-column-properties fo:break-before="auto" style:column-width="3.1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34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0.176cm 0.176cm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ffffff" style:shadow="#808080 0.176cm 0.176cm"/>
    </style:style>
    <style:style style:name="ce46" style:family="table-cell" style:parent-style-name="Default">
      <style:table-cell-properties fo:background-color="#ffffff" style:shadow="#808080 0.176cm 0.176c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59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shadow="#808080 0.176cm 0.176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24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4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3"/>
    <style:style style:name="ce40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124"/>
    <style:style style:name="ce54" style:family="table-cell" style:parent-style-name="Default" style:data-style-name="N120"/>
    <style:style style:name="ce55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ext-properties style:font-weight-asian="normal"/>
    </style:style>
    <style:style style:name="ce58" style:family="table-cell" style:parent-style-name="Default" style:data-style-name="N124">
      <style:text-properties style:font-weight-asian="normal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8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7"/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4">
      <style:text-properties fo:font-weight="bold" style:font-weight-asian="bold" style:font-weight-complex="bold"/>
    </style:style>
    <style:style style:name="ce101" style:family="table-cell" style:parent-style-name="Default" style:data-style-name="N118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normal" style:font-size-complex="11pt" style:font-weight-complex="bold"/>
    </style:style>
    <style:style style:name="ce45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 style:data-style-name="N124">
      <style:table-cell-properties fo:background-color="transparent"/>
    </style:style>
    <style:style style:name="ce93" style:family="table-cell" style:parent-style-name="Default" style:data-style-name="N119">
      <style:table-cell-properties fo:background-color="transparent"/>
    </style:style>
    <style:style style:name="ce69" style:family="table-cell" style:parent-style-name="Default" style:data-style-name="N119"/>
    <style:style style:name="ce94" style:family="table-cell" style:parent-style-name="Default" style:data-style-name="N118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/>
        <table:table-column table:style-name="co1" table:default-cell-style-name="ce8"/>
        <table:table-row table:style-name="ro1">
          <table:table-cell table:style-name="ce6" office:value-type="string" calcext:value-type="string">
            <text:p>ReserveFundBudget</text:p>
          </table:table-cell>
        </table:table-row>
        <table:table-row table:style-name="ro2">
          <table:table-cell table:style-name="ce7" office:value-type="string" calcext:value-type="string">
            <text:p>Version: 1.5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.</text:p>
          </table:table-cell>
        </table:table-row>
        <table:table-row table:style-name="ro3">
          <table:table-cell office:value-type="string" calcext:value-type="string">
            <text:p>It is intended to assist in drawing up a reserve fund budget as required in the Sectional</text:p>
          </table:table-cell>
        </table:table-row>
        <table:table-row table:style-name="ro3">
          <table:table-cell office:value-type="string" calcext:value-type="string">
            <text:p>Sectional Titles Schemes Management Act Regulations and in accordance with the</text:p>
          </table:table-cell>
        </table:table-row>
        <table:table-row table:style-name="ro3">
          <table:table-cell office:value-type="string" calcext:value-type="string">
            <text:p>Prescribed Management Rules of the 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9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10" office:value-type="string" calcext:value-type="string">
            <text:p>© 2017 - 2023 Carl Meijer and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hammingweight@gmail.com" xlink:type="simple">hammingweight@gmail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42"/>
        <table:table-column table:style-name="co4" table:default-cell-style-name="ce49"/>
        <table:table-column table:style-name="co2" table:number-columns-repeated="2" table:default-cell-style-name="Default"/>
        <table:table-row table:style-name="ro4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7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7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7"/>
          <table:table-cell table:number-columns-repeated="2"/>
        </table:table-row>
        <table:table-row table:style-name="ro3">
          <table:table-cell table:style-name="ce38" table:number-columns-spanned="2" table:number-rows-spanned="1"/>
          <table:covered-table-cell table:style-name="ce37"/>
          <table:table-cell/>
          <table:table-cell table:style-name="ce52"/>
        </table:table-row>
        <table:table-row table:style-name="ro3">
          <table:table-cell table:style-name="ce12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3">
          <table:table-cell table:style-name="ce12"/>
          <table:table-cell table:style-name="ce46"/>
          <table:table-cell/>
          <table:table-cell table:style-name="ce52"/>
        </table:table-row>
        <table:table-row table:style-name="ro3">
          <table:table-cell table:style-name="ce39" table:number-columns-spanned="2" table:number-rows-spanned="1"/>
          <table:covered-table-cell table:style-name="ce8"/>
          <table:table-cell table:number-columns-repeated="2"/>
        </table:table-row>
        <table:table-row table:style-name="ro3">
          <table:table-cell table:style-name="ce41" office:value-type="string" calcext:value-type="string">
            <text:p>Body Corporate Name</text:p>
          </table:table-cell>
          <table:table-cell table:style-name="ce47" office:value-type="string" calcext:value-type="string">
            <text:p>AB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23" calcext:value-type="float">
            <text:p>20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1000000" calcext:value-type="currency">
            <office:annotation draw:style-name="gr1" draw:text-style-name="P2" svg:width="2.899cm" svg:height="4.151cm" svg:x="14.515cm" svg:y="4.121cm" draw:caption-point-x="-0.61cm" draw:caption-point-y="1.51cm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1 00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 00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1000000" calcext:value-type="currency">
            <office:annotation draw:style-name="gr2" draw:text-style-name="P2" svg:width="2.899cm" svg:height="4.546cm" svg:x="14.515cm" svg:y="5.024cm" draw:caption-point-x="-0.61cm" draw:caption-point-y="1.51cm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1 00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240000" calcext:value-type="currency">
            <office:annotation draw:style-name="gr3" draw:text-style-name="P2" svg:width="2.899cm" svg:height="4.941cm" svg:x="14.515cm" svg:y="5.476cm" draw:caption-point-x="-0.61cm" draw:caption-point-y="1.51cm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24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50" office:value-type="percentage" office:value="0" calcext:value-type="percentage">
            <office:annotation draw:style-name="gr4" draw:text-style-name="P2" svg:width="2.899cm" svg:height="2.966cm" svg:x="14.515cm" svg:y="6.379cm" draw:caption-point-x="-0.61cm" draw:caption-point-y="1.51cm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,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50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71"/>
        <table:table-column table:style-name="co2" table:default-cell-style-name="Default"/>
        <table:table-column table:style-name="co2" table:number-columns-repeated="10" table:default-cell-style-name="ce73"/>
        <table:table-row table:style-name="ro4">
          <table:table-cell table:style-name="ce59" office:value-type="string" calcext:value-type="string" table:number-columns-spanned="4" table:number-rows-spanned="1">
            <text:p>Ten Year Plan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Budgeted items would include: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Repainting <text:s/>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Security enhancements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table:number-columns-spanned="4" table:number-rows-spanned="1"/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table:number-columns-spanned="4" table:number-rows-spanned="1"/>
          <table:covered-table-cell table:number-columns-repeated="3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  <table:table-cell table:style-name="ce72" table:formula="of:=[.K15]+1" office:value-type="float" office:value="2028" calcext:value-type="float">
            <text:p>2028</text:p>
          </table:table-cell>
          <table:table-cell table:style-name="ce72" table:formula="of:=[.L15]+1" office:value-type="float" office:value="2029" calcext:value-type="float">
            <text:p>2029</text:p>
          </table:table-cell>
          <table:table-cell table:style-name="ce72" table:formula="of:=[.M15]+1" office:value-type="float" office:value="2030" calcext:value-type="float">
            <text:p>2030</text:p>
          </table:table-cell>
          <table:table-cell table:style-name="ce72" table:formula="of:=[.N15]+1" office:value-type="float" office:value="2031" calcext:value-type="float">
            <text:p>2031</text:p>
          </table:table-cell>
          <table:table-cell table:style-name="ce72" table:formula="of:=[.O15]+1" office:value-type="float" office:value="2032" calcext:value-type="float">
            <text:p>2032</text:p>
          </table:table-cell>
        </table:table-row>
        <table:table-row table:style-name="ro3">
          <table:table-cell table:style-name="ce62" office:value-type="string" calcext:value-type="string">
            <text:p>Wiring, lighting &amp; electrical</text:p>
          </table:table-cell>
          <table:table-cell table:style-name="ce66" table:content-validation-name="val2" table:number-columns-repeated="2"/>
          <table:table-cell table:style-name="ce66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2" office:value-type="float" office:value="2033" calcext:value-type="float">
            <text:p>203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 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100000" calcext:value-type="float">
            <text:p>R 100 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100000" calcext:value-type="float">
            <text:p>R 100 000</text:p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100000" calcext:value-type="float">
            <text:p>R 100 000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100000" calcext:value-type="float">
            <text:p>R 100 000</text:p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100000" calcext:value-type="float">
            <text:p>R 100 000</text:p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100000" calcext:value-type="float">
            <text:p>R 100 000</text:p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100000" calcext:value-type="float">
            <text:p>R 100 000</text:p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100000" calcext:value-type="float">
            <text:p>R 100 000</text:p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100000" calcext:value-type="float">
            <text:p>R 100 000</text:p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00000" calcext:value-type="float">
            <text:p>R 100 000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lumbing, drainage &amp; storm-water system</text:p>
          </table:table-cell>
          <table:table-cell table:style-name="ce66" table:content-validation-name="val2" table:number-columns-repeated="2"/>
          <table:table-cell table:style-name="ce66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inting &amp; waterproofing</text:p>
          </table:table-cell>
          <table:table-cell table:style-name="ce66" table:content-validation-name="val2" table:number-columns-repeated="2"/>
          <table:table-cell table:style-name="ce66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Security</text:p>
          </table:table-cell>
          <table:table-cell table:style-name="ce66" table:content-validation-name="val2" table:number-columns-repeated="2"/>
          <table:table-cell table:style-name="ce66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ecreational facilities</text:p>
          </table:table-cell>
          <table:table-cell table:style-name="ce66" table:content-validation-name="val2" table:number-columns-repeated="2"/>
          <table:table-cell table:style-name="ce66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ommunication systems</text:p>
          </table:table-cell>
          <table:table-cell table:style-name="ce66" table:content-validation-name="val2" table:number-columns-repeated="2"/>
          <table:table-cell table:style-name="ce66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rking, roadways &amp; paving</text:p>
          </table:table-cell>
          <table:table-cell table:style-name="ce66" table:content-validation-name="val2" table:number-columns-repeated="2"/>
          <table:table-cell table:style-name="ce66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oofing</text:p>
          </table:table-cell>
          <table:table-cell table:style-name="ce66" table:content-validation-name="val2" table:number-columns-repeated="2"/>
          <table:table-cell table:style-name="ce66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Lifts</text:p>
          </table:table-cell>
          <table:table-cell table:style-name="ce66" table:content-validation-name="val2" table:number-columns-repeated="2"/>
          <table:table-cell table:style-name="ce66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arpeting &amp; Furnishings</text:p>
          </table:table-cell>
          <table:table-cell table:style-name="ce66" table:content-validation-name="val2" table:number-columns-repeated="2"/>
          <table:table-cell table:style-name="ce66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Heating &amp; cooling facilities</text:p>
          </table:table-cell>
          <table:table-cell table:style-name="ce66" table:content-validation-name="val2" table:number-columns-repeated="2"/>
          <table:table-cell table:style-name="ce66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Other</text:p>
          </table:table-cell>
          <table:table-cell table:style-name="ce66" table:content-validation-name="val2" table:number-columns-repeated="2"/>
          <table:table-cell table:style-name="ce66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>
        <table:table-column table:style-name="co2" table:number-columns-repeated="48" table:default-cell-style-name="Default"/>
        <table:table-column table:style-name="co10" table:default-cell-style-name="ce57"/>
        <table:table-column table:style-name="co2" table:number-columns-repeated="2" table:default-cell-style-name="Default"/>
        <table:table-row table:style-name="ro4">
          <table:table-cell table:style-name="ce4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table:number-columns-repeated="5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years.</text:p>
          </table:table-cell>
          <table:covered-table-cell table:number-columns-repeated="4" table:style-name="ce37"/>
          <table:table-cell table:number-columns-repeated="46"/>
        </table:table-row>
        <table:table-row table:style-name="ro3" table:number-rows-repeated="2">
          <table:table-cell table:style-name="ce8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3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3" table:formula="of:=[.X22]" office:value-type="currency" office:currency="ZAR" office:value="450000" calcext:value-type="currency">
            <text:p>R 450 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4" table:formula="of:=([.E12]-[.E13])/[.E13]" office:value-type="percentage" office:value="-1" calcext:value-type="percentage">
            <text:p>-100,0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currency" office:currency="ZAR" office:value="292896.825396825" calcext:value-type="currency">
            <text:p>R 292 897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5" table:formula="of:=[.E17]-['Current Financials'.B18]" office:value-type="percentage" office:value="0.292896825396826" calcext:value-type="percentage">
            <text:p>29,3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4" table:formula="of:=(['Current Financials'.$B$15]+[.$E$15])/['Current Financials'.$B$14]-1" office:value-type="percentage" office:value="0.292896825396826" calcext:value-type="percentage">
            <text:p>29,3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3" table:formula="of:=[.$E$12]+[.$E$15]-[.$A$94]+(2*[.$E$12]+[.$E$15]-[.$A$94])/2*['Current Financials'.$B$19]" office:value-type="currency" office:currency="ZAR" office:value="192896.825396825" calcext:value-type="currency">
            <text:p>R 192 897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table:formula="of:=['Current Financials'.$B$12]" office:value-type="float" office:value="2023" calcext:value-type="float">
            <text:p>2023</text:p>
          </table:table-cell>
          <table:table-cell table:formula="of:=[.A21]+1" office:value-type="float" office:value="2024" calcext:value-type="float">
            <text:p>2024</text:p>
          </table:table-cell>
          <table:table-cell table:formula="of:=[.B21]+1" office:value-type="float" office:value="2025" calcext:value-type="float">
            <text:p>2025</text:p>
          </table:table-cell>
          <table:table-cell table:formula="of:=[.C21]+1" office:value-type="float" office:value="2026" calcext:value-type="float">
            <text:p>2026</text:p>
          </table:table-cell>
          <table:table-cell table:formula="of:=[.D21]+1" office:value-type="float" office:value="2027" calcext:value-type="float">
            <text:p>2027</text:p>
          </table:table-cell>
          <table:table-cell table:formula="of:=[.E21]+1" office:value-type="float" office:value="2028" calcext:value-type="float">
            <text:p>2028</text:p>
          </table:table-cell>
          <table:table-cell table:formula="of:=[.F21]+1" office:value-type="float" office:value="2029" calcext:value-type="float">
            <text:p>2029</text:p>
          </table:table-cell>
          <table:table-cell table:formula="of:=[.G21]+1" office:value-type="float" office:value="2030" calcext:value-type="float">
            <text:p>2030</text:p>
          </table:table-cell>
          <table:table-cell table:formula="of:=[.H21]+1" office:value-type="float" office:value="2031" calcext:value-type="float">
            <text:p>2031</text:p>
          </table:table-cell>
          <table:table-cell table:formula="of:=[.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L21]+1" office:value-type="float" office:value="2024" calcext:value-type="float">
            <text:p>2024</text:p>
          </table:table-cell>
          <table:table-cell table:formula="of:=[.M21]+1" office:value-type="float" office:value="2025" calcext:value-type="float">
            <text:p>2025</text:p>
          </table:table-cell>
          <table:table-cell table:formula="of:=[.N21]+1" office:value-type="float" office:value="2026" calcext:value-type="float">
            <text:p>2026</text:p>
          </table:table-cell>
          <table:table-cell table:formula="of:=[.O21]+1" office:value-type="float" office:value="2027" calcext:value-type="float">
            <text:p>2027</text:p>
          </table:table-cell>
          <table:table-cell table:formula="of:=[.P21]+1" office:value-type="float" office:value="2028" calcext:value-type="float">
            <text:p>2028</text:p>
          </table:table-cell>
          <table:table-cell table:formula="of:=[.Q21]+1" office:value-type="float" office:value="2029" calcext:value-type="float">
            <text:p>2029</text:p>
          </table:table-cell>
          <table:table-cell table:formula="of:=[.R21]+1" office:value-type="float" office:value="2030" calcext:value-type="float">
            <text:p>2030</text:p>
          </table:table-cell>
          <table:table-cell table:formula="of:=[.S21]+1" office:value-type="float" office:value="2031" calcext:value-type="float">
            <text:p>2031</text:p>
          </table:table-cell>
          <table:table-cell table:formula="of:=[.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A21]+1" office:value-type="float" office:value="2024" calcext:value-type="float">
            <text:p>2024</text:p>
          </table:table-cell>
          <table:table-cell table:formula="of:=[.AB21]+1" office:value-type="float" office:value="2025" calcext:value-type="float">
            <text:p>2025</text:p>
          </table:table-cell>
          <table:table-cell table:formula="of:=[.AC21]+1" office:value-type="float" office:value="2026" calcext:value-type="float">
            <text:p>2026</text:p>
          </table:table-cell>
          <table:table-cell table:formula="of:=[.AD21]+1" office:value-type="float" office:value="2027" calcext:value-type="float">
            <text:p>2027</text:p>
          </table:table-cell>
          <table:table-cell table:formula="of:=[.AE21]+1" office:value-type="float" office:value="2028" calcext:value-type="float">
            <text:p>2028</text:p>
          </table:table-cell>
          <table:table-cell table:formula="of:=[.AF21]+1" office:value-type="float" office:value="2029" calcext:value-type="float">
            <text:p>2029</text:p>
          </table:table-cell>
          <table:table-cell table:formula="of:=[.AG21]+1" office:value-type="float" office:value="2030" calcext:value-type="float">
            <text:p>2030</text:p>
          </table:table-cell>
          <table:table-cell table:formula="of:=[.AH21]+1" office:value-type="float" office:value="2031" calcext:value-type="float">
            <text:p>2031</text:p>
          </table:table-cell>
          <table:table-cell table:formula="of:=[.A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L21]+1" office:value-type="float" office:value="2024" calcext:value-type="float">
            <text:p>2024</text:p>
          </table:table-cell>
          <table:table-cell table:formula="of:=[.AM21]+1" office:value-type="float" office:value="2025" calcext:value-type="float">
            <text:p>2025</text:p>
          </table:table-cell>
          <table:table-cell table:formula="of:=[.AN21]+1" office:value-type="float" office:value="2026" calcext:value-type="float">
            <text:p>2026</text:p>
          </table:table-cell>
          <table:table-cell table:formula="of:=[.AO21]+1" office:value-type="float" office:value="2027" calcext:value-type="float">
            <text:p>2027</text:p>
          </table:table-cell>
          <table:table-cell table:formula="of:=[.AP21]+1" office:value-type="float" office:value="2028" calcext:value-type="float">
            <text:p>2028</text:p>
          </table:table-cell>
          <table:table-cell table:formula="of:=[.AQ21]+1" office:value-type="float" office:value="2029" calcext:value-type="float">
            <text:p>2029</text:p>
          </table:table-cell>
          <table:table-cell table:formula="of:=[.AR21]+1" office:value-type="float" office:value="2030" calcext:value-type="float">
            <text:p>2030</text:p>
          </table:table-cell>
          <table:table-cell table:formula="of:=[.AS21]+1" office:value-type="float" office:value="2031" calcext:value-type="float">
            <text:p>2031</text:p>
          </table:table-cell>
          <table:table-cell table:formula="of:=[.A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>
          <table:table-cell table:style-name="ce5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2]*0.9" office:value-type="currency" office:currency="ZAR" office:value="0" calcext:value-type="currency">
            <text:p>R 0</text:p>
          </table:table-cell>
          <table:table-cell table:style-name="ce53" table:formula="of:=[.B22]*0.8" office:value-type="currency" office:currency="ZAR" office:value="0" calcext:value-type="currency">
            <text:p>R 0</text:p>
          </table:table-cell>
          <table:table-cell table:style-name="ce53" table:formula="of:=[.C22]*0.7" office:value-type="currency" office:currency="ZAR" office:value="0" calcext:value-type="currency">
            <text:p>R 0</text:p>
          </table:table-cell>
          <table:table-cell table:style-name="ce53" table:formula="of:=[.D22]*0.6" office:value-type="currency" office:currency="ZAR" office:value="0" calcext:value-type="currency">
            <text:p>R 0</text:p>
          </table:table-cell>
          <table:table-cell table:style-name="ce53" table:formula="of:=[.E22]*0.5" office:value-type="currency" office:currency="ZAR" office:value="0" calcext:value-type="currency">
            <text:p>R 0</text:p>
          </table:table-cell>
          <table:table-cell table:style-name="ce53" table:formula="of:=[.F22]*0.4" office:value-type="currency" office:currency="ZAR" office:value="0" calcext:value-type="currency">
            <text:p>R 0</text:p>
          </table:table-cell>
          <table:table-cell table:style-name="ce53" table:formula="of:=[.G22]*0.3" office:value-type="currency" office:currency="ZAR" office:value="0" calcext:value-type="currency">
            <text:p>R 0</text:p>
          </table:table-cell>
          <table:table-cell table:style-name="ce53" table:formula="of:=[.H22]*0.2" office:value-type="currency" office:currency="ZAR" office:value="0" calcext:value-type="currency">
            <text:p>R 0</text:p>
          </table:table-cell>
          <table:table-cell table:style-name="ce53" table:formula="of:=[.I22]*0.1" office:value-type="currency" office:currency="ZAR" office:value="0" calcext:value-type="currency">
            <text:p>R 0</text:p>
          </table:table-cell>
          <table:table-cell table:style-name="ce53" table:formula="of:=[.J22]*0" office:value-type="currency" office:currency="ZAR" office:value="0" calcext:value-type="currency">
            <text:p>R 0</text:p>
          </table:table-cell>
          <table:table-cell/>
          <table:table-cell table:style-name="ce53" table:formula="of:=SUM([.L22:.U22])" office:value-type="currency" office:currency="ZAR" office:value="0" calcext:value-type="currency">
            <text:p>R 0</text:p>
          </table:table-cell>
          <table:table-cell table:style-name="ce53" table:formula="of:=SUM([.W22:.W93])" office:value-type="currency" office:currency="ZAR" office:value="450000" calcext:value-type="currency">
            <text:p>R 450 000</text:p>
          </table:table-cell>
          <table:table-cell table:formula="of:=['Current Financials'.$B$17]/[.X22]" office:value-type="float" office:value="0" calcext:value-type="float">
            <text:p>0</text:p>
          </table:table-cell>
          <table:table-cell/>
          <table:table-cell table:style-name="ce53" table:formula="of:=[.$Y$22]*[.L22]" office:value-type="currency" office:currency="ZAR" office:value="0" calcext:value-type="currency">
            <text:p>R 0</text:p>
          </table:table-cell>
          <table:table-cell table:style-name="ce53" table:formula="of:=[.$Y$22]*[.M22]" office:value-type="currency" office:currency="ZAR" office:value="0" calcext:value-type="currency">
            <text:p>R 0</text:p>
          </table:table-cell>
          <table:table-cell table:style-name="ce53" table:formula="of:=[.$Y$22]*[.N22]" office:value-type="currency" office:currency="ZAR" office:value="0" calcext:value-type="currency">
            <text:p>R 0</text:p>
          </table:table-cell>
          <table:table-cell table:style-name="ce53" table:formula="of:=[.$Y$22]*[.O22]" office:value-type="currency" office:currency="ZAR" office:value="0" calcext:value-type="currency">
            <text:p>R 0</text:p>
          </table:table-cell>
          <table:table-cell table:style-name="ce53" table:formula="of:=[.$Y$22]*[.P22]" office:value-type="currency" office:currency="ZAR" office:value="0" calcext:value-type="currency">
            <text:p>R 0</text:p>
          </table:table-cell>
          <table:table-cell table:style-name="ce53" table:formula="of:=[.$Y$22]*[.Q22]" office:value-type="currency" office:currency="ZAR" office:value="0" calcext:value-type="currency">
            <text:p>R 0</text:p>
          </table:table-cell>
          <table:table-cell table:style-name="ce53" table:formula="of:=[.$Y$22]*[.R22]" office:value-type="currency" office:currency="ZAR" office:value="0" calcext:value-type="currency">
            <text:p>R 0</text:p>
          </table:table-cell>
          <table:table-cell table:style-name="ce53" table:formula="of:=[.$Y$22]*[.S22]" office:value-type="currency" office:currency="ZAR" office:value="0" calcext:value-type="currency">
            <text:p>R 0</text:p>
          </table:table-cell>
          <table:table-cell table:style-name="ce53" table:formula="of:=[.$Y$22]*[.T22]" office:value-type="currency" office:currency="ZAR" office:value="0" calcext:value-type="currency">
            <text:p>R 0</text:p>
          </table:table-cell>
          <table:table-cell table:style-name="ce53" table:formula="of:=[.$Y$22]*[.U22]" office:value-type="currency" office:currency="ZAR" office:value="0" calcext:value-type="currency">
            <text:p>R 0</text:p>
          </table:table-cell>
          <table:table-cell/>
          <table:table-cell table:style-name="ce53" table:formula="of:=([.A22]-[.AA22])/1" office:value-type="currency" office:currency="ZAR" office:value="0" calcext:value-type="currency">
            <text:p>R 0</text:p>
          </table:table-cell>
          <table:table-cell table:style-name="ce53" table:formula="of:=([.B22]-[.AB22])/2" office:value-type="currency" office:currency="ZAR" office:value="0" calcext:value-type="currency">
            <text:p>R 0</text:p>
          </table:table-cell>
          <table:table-cell table:style-name="ce53" table:formula="of:=([.C22]-[.AC22])/3" office:value-type="currency" office:currency="ZAR" office:value="0" calcext:value-type="currency">
            <text:p>R 0</text:p>
          </table:table-cell>
          <table:table-cell table:style-name="ce53" table:formula="of:=([.D22]-[.AD22])/4" office:value-type="currency" office:currency="ZAR" office:value="0" calcext:value-type="currency">
            <text:p>R 0</text:p>
          </table:table-cell>
          <table:table-cell table:style-name="ce53" table:formula="of:=([.E22]-[.AE22])/5" office:value-type="currency" office:currency="ZAR" office:value="0" calcext:value-type="currency">
            <text:p>R 0</text:p>
          </table:table-cell>
          <table:table-cell table:style-name="ce53" table:formula="of:=([.F22]-[.AF22])/6" office:value-type="currency" office:currency="ZAR" office:value="0" calcext:value-type="currency">
            <text:p>R 0</text:p>
          </table:table-cell>
          <table:table-cell table:style-name="ce53" table:formula="of:=([.G22]-[.AG22])/7" office:value-type="currency" office:currency="ZAR" office:value="0" calcext:value-type="currency">
            <text:p>R 0</text:p>
          </table:table-cell>
          <table:table-cell table:style-name="ce53" table:formula="of:=([.H22]-[.AH22])/8" office:value-type="currency" office:currency="ZAR" office:value="0" calcext:value-type="currency">
            <text:p>R 0</text:p>
          </table:table-cell>
          <table:table-cell table:style-name="ce53" table:formula="of:=([.I22]-[.AI22])/9" office:value-type="currency" office:currency="ZAR" office:value="0" calcext:value-type="currency">
            <text:p>R 0</text:p>
          </table:table-cell>
          <table:table-cell table:style-name="ce5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58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53" table:formula="of:=SUM([.AW22:.AW93])" office:value-type="currency" office:currency="ZAR" office:value="292896.825396825" calcext:value-type="currency">
            <text:p>R 292 897</text:p>
          </table:table-cell>
        </table:table-row>
        <table:table-row table:style-name="ro3">
          <table:table-cell table:style-name="ce53" table:formula="of:=['Ten Year Plan'.G17]/((1+['Current Financials'.$B$18])^([.A$21]-['Current Financials'.$B$12]))" office:value-type="currency" office:currency="ZAR" office:value="100000" calcext:value-type="currency">
            <text:p>R 100 000</text:p>
          </table:table-cell>
          <table:table-cell table:style-name="ce53" table:formula="of:=['Ten Year Plan'.H17]/((1+['Current Financials'.$B$18])^([.B$21]-['Current Financials'.$B$12]))" office:value-type="currency" office:currency="ZAR" office:value="100000" calcext:value-type="currency">
            <text:p>R 100 000</text:p>
          </table:table-cell>
          <table:table-cell table:style-name="ce53" table:formula="of:=['Ten Year Plan'.I17]/((1+['Current Financials'.$B$18])^([.C$21]-['Current Financials'.$B$12]))" office:value-type="currency" office:currency="ZAR" office:value="100000" calcext:value-type="currency">
            <text:p>R 100 000</text:p>
          </table:table-cell>
          <table:table-cell table:style-name="ce53" table:formula="of:=['Ten Year Plan'.J17]/((1+['Current Financials'.$B$18])^([.D$21]-['Current Financials'.$B$12]))" office:value-type="currency" office:currency="ZAR" office:value="100000" calcext:value-type="currency">
            <text:p>R 100 000</text:p>
          </table:table-cell>
          <table:table-cell table:style-name="ce53" table:formula="of:=['Ten Year Plan'.K17]/((1+['Current Financials'.$B$18])^([.E$21]-['Current Financials'.$B$12]))" office:value-type="currency" office:currency="ZAR" office:value="100000" calcext:value-type="currency">
            <text:p>R 100 000</text:p>
          </table:table-cell>
          <table:table-cell table:style-name="ce53" table:formula="of:=['Ten Year Plan'.L17]/((1+['Current Financials'.$B$18])^([.F$21]-['Current Financials'.$B$12]))" office:value-type="currency" office:currency="ZAR" office:value="100000" calcext:value-type="currency">
            <text:p>R 100 000</text:p>
          </table:table-cell>
          <table:table-cell table:style-name="ce53" table:formula="of:=['Ten Year Plan'.M17]/((1+['Current Financials'.$B$18])^([.G$21]-['Current Financials'.$B$12]))" office:value-type="currency" office:currency="ZAR" office:value="100000" calcext:value-type="currency">
            <text:p>R 100 000</text:p>
          </table:table-cell>
          <table:table-cell table:style-name="ce53" table:formula="of:=['Ten Year Plan'.N17]/((1+['Current Financials'.$B$18])^([.H$21]-['Current Financials'.$B$12]))" office:value-type="currency" office:currency="ZAR" office:value="100000" calcext:value-type="currency">
            <text:p>R 100 000</text:p>
          </table:table-cell>
          <table:table-cell table:style-name="ce53" table:formula="of:=['Ten Year Plan'.O17]/((1+['Current Financials'.$B$18])^([.I$21]-['Current Financials'.$B$12]))" office:value-type="currency" office:currency="ZAR" office:value="100000" calcext:value-type="currency">
            <text:p>R 100 000</text:p>
          </table:table-cell>
          <table:table-cell table:style-name="ce53" table:formula="of:=['Ten Year Plan'.P17]/((1+['Current Financials'.$B$18])^([.J$21]-['Current Financials'.$B$12]))" office:value-type="currency" office:currency="ZAR" office:value="100000" calcext:value-type="currency">
            <text:p>R 100 000</text:p>
          </table:table-cell>
          <table:table-cell/>
          <table:table-cell table:style-name="ce53" table:formula="of:=[.A23]*0.9" office:value-type="currency" office:currency="ZAR" office:value="90000" calcext:value-type="currency">
            <text:p>R 90 000</text:p>
          </table:table-cell>
          <table:table-cell table:style-name="ce53" table:formula="of:=[.B23]*0.8" office:value-type="currency" office:currency="ZAR" office:value="80000" calcext:value-type="currency">
            <text:p>R 80 000</text:p>
          </table:table-cell>
          <table:table-cell table:style-name="ce53" table:formula="of:=[.C23]*0.7" office:value-type="currency" office:currency="ZAR" office:value="70000" calcext:value-type="currency">
            <text:p>R 70 000</text:p>
          </table:table-cell>
          <table:table-cell table:style-name="ce53" table:formula="of:=[.D23]*0.6" office:value-type="currency" office:currency="ZAR" office:value="60000" calcext:value-type="currency">
            <text:p>R 60 000</text:p>
          </table:table-cell>
          <table:table-cell table:style-name="ce53" table:formula="of:=[.E23]*0.5" office:value-type="currency" office:currency="ZAR" office:value="50000" calcext:value-type="currency">
            <text:p>R 50 000</text:p>
          </table:table-cell>
          <table:table-cell table:style-name="ce53" table:formula="of:=[.F23]*0.4" office:value-type="currency" office:currency="ZAR" office:value="40000" calcext:value-type="currency">
            <text:p>R 40 000</text:p>
          </table:table-cell>
          <table:table-cell table:style-name="ce53" table:formula="of:=[.G23]*0.3" office:value-type="currency" office:currency="ZAR" office:value="30000" calcext:value-type="currency">
            <text:p>R 30 000</text:p>
          </table:table-cell>
          <table:table-cell table:style-name="ce53" table:formula="of:=[.H23]*0.2" office:value-type="currency" office:currency="ZAR" office:value="20000" calcext:value-type="currency">
            <text:p>R 20 000</text:p>
          </table:table-cell>
          <table:table-cell table:style-name="ce53" table:formula="of:=[.I23]*0.1" office:value-type="currency" office:currency="ZAR" office:value="10000" calcext:value-type="currency">
            <text:p>R 10 000</text:p>
          </table:table-cell>
          <table:table-cell table:style-name="ce53" table:formula="of:=[.J23]*0" office:value-type="currency" office:currency="ZAR" office:value="0" calcext:value-type="currency">
            <text:p>R 0</text:p>
          </table:table-cell>
          <table:table-cell/>
          <table:table-cell table:style-name="ce53" table:formula="of:=SUM([.L23:.U23])" office:value-type="currency" office:currency="ZAR" office:value="450000" calcext:value-type="currency">
            <text:p>R 450 000</text:p>
          </table:table-cell>
          <table:table-cell table:number-columns-repeated="3"/>
          <table:table-cell table:style-name="ce53" table:formula="of:=[.$Y$22]*[.L23]" office:value-type="currency" office:currency="ZAR" office:value="0" calcext:value-type="currency">
            <text:p>R 0</text:p>
          </table:table-cell>
          <table:table-cell table:style-name="ce53" table:formula="of:=[.$Y$22]*[.M23]" office:value-type="currency" office:currency="ZAR" office:value="0" calcext:value-type="currency">
            <text:p>R 0</text:p>
          </table:table-cell>
          <table:table-cell table:style-name="ce53" table:formula="of:=[.$Y$22]*[.N23]" office:value-type="currency" office:currency="ZAR" office:value="0" calcext:value-type="currency">
            <text:p>R 0</text:p>
          </table:table-cell>
          <table:table-cell table:style-name="ce53" table:formula="of:=[.$Y$22]*[.O23]" office:value-type="currency" office:currency="ZAR" office:value="0" calcext:value-type="currency">
            <text:p>R 0</text:p>
          </table:table-cell>
          <table:table-cell table:style-name="ce53" table:formula="of:=[.$Y$22]*[.P23]" office:value-type="currency" office:currency="ZAR" office:value="0" calcext:value-type="currency">
            <text:p>R 0</text:p>
          </table:table-cell>
          <table:table-cell table:style-name="ce53" table:formula="of:=[.$Y$22]*[.Q23]" office:value-type="currency" office:currency="ZAR" office:value="0" calcext:value-type="currency">
            <text:p>R 0</text:p>
          </table:table-cell>
          <table:table-cell table:style-name="ce53" table:formula="of:=[.$Y$22]*[.R23]" office:value-type="currency" office:currency="ZAR" office:value="0" calcext:value-type="currency">
            <text:p>R 0</text:p>
          </table:table-cell>
          <table:table-cell table:style-name="ce53" table:formula="of:=[.$Y$22]*[.S23]" office:value-type="currency" office:currency="ZAR" office:value="0" calcext:value-type="currency">
            <text:p>R 0</text:p>
          </table:table-cell>
          <table:table-cell table:style-name="ce53" table:formula="of:=[.$Y$22]*[.T23]" office:value-type="currency" office:currency="ZAR" office:value="0" calcext:value-type="currency">
            <text:p>R 0</text:p>
          </table:table-cell>
          <table:table-cell table:style-name="ce53" table:formula="of:=[.$Y$22]*[.U23]" office:value-type="currency" office:currency="ZAR" office:value="0" calcext:value-type="currency">
            <text:p>R 0</text:p>
          </table:table-cell>
          <table:table-cell/>
          <table:table-cell table:style-name="ce53" table:formula="of:=([.A23]-[.AA23])/1" office:value-type="currency" office:currency="ZAR" office:value="100000" calcext:value-type="currency">
            <text:p>R 100 000</text:p>
          </table:table-cell>
          <table:table-cell table:style-name="ce53" table:formula="of:=([.B23]-[.AB23])/2" office:value-type="currency" office:currency="ZAR" office:value="50000" calcext:value-type="currency">
            <text:p>R 50 000</text:p>
          </table:table-cell>
          <table:table-cell table:style-name="ce53" table:formula="of:=([.C23]-[.AC23])/3" office:value-type="currency" office:currency="ZAR" office:value="33333.3333333333" calcext:value-type="currency">
            <text:p>R 33 333</text:p>
          </table:table-cell>
          <table:table-cell table:style-name="ce53" table:formula="of:=([.D23]-[.AD23])/4" office:value-type="currency" office:currency="ZAR" office:value="25000" calcext:value-type="currency">
            <text:p>R 25 000</text:p>
          </table:table-cell>
          <table:table-cell table:style-name="ce53" table:formula="of:=([.E23]-[.AE23])/5" office:value-type="currency" office:currency="ZAR" office:value="20000" calcext:value-type="currency">
            <text:p>R 20 000</text:p>
          </table:table-cell>
          <table:table-cell table:style-name="ce53" table:formula="of:=([.F23]-[.AF23])/6" office:value-type="currency" office:currency="ZAR" office:value="16666.6666666667" calcext:value-type="currency">
            <text:p>R 16 667</text:p>
          </table:table-cell>
          <table:table-cell table:style-name="ce53" table:formula="of:=([.G23]-[.AG23])/7" office:value-type="currency" office:currency="ZAR" office:value="14285.7142857143" calcext:value-type="currency">
            <text:p>R 14 286</text:p>
          </table:table-cell>
          <table:table-cell table:style-name="ce53" table:formula="of:=([.H23]-[.AH23])/8" office:value-type="currency" office:currency="ZAR" office:value="12500" calcext:value-type="currency">
            <text:p>R 12 500</text:p>
          </table:table-cell>
          <table:table-cell table:style-name="ce53" table:formula="of:=([.I23]-[.AI23])/9" office:value-type="currency" office:currency="ZAR" office:value="11111.1111111111" calcext:value-type="currency">
            <text:p>R 11 111</text:p>
          </table:table-cell>
          <table:table-cell table:style-name="ce53" table:formula="of:=([.J23]-[.AJ23])/10" office:value-type="currency" office:currency="ZAR" office:value="10000" calcext:value-type="currency">
            <text:p>R 10 000</text:p>
          </table:table-cell>
          <table:table-cell/>
          <table:table-cell table:style-name="ce58" table:formula="of:=SUM([.AL23:.AU23])" office:value-type="currency" office:currency="ZAR" office:value="292896.825396825" calcext:value-type="currency">
            <text:p>R 292 897</text:p>
          </table:table-cell>
          <table:table-cell table:number-columns-repeated="2"/>
        </table:table-row>
        <table:table-row table:style-name="ro3">
          <table:table-cell table:style-name="ce5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4]*0.9" office:value-type="currency" office:currency="ZAR" office:value="0" calcext:value-type="currency">
            <text:p>R 0</text:p>
          </table:table-cell>
          <table:table-cell table:style-name="ce53" table:formula="of:=[.B24]*0.8" office:value-type="currency" office:currency="ZAR" office:value="0" calcext:value-type="currency">
            <text:p>R 0</text:p>
          </table:table-cell>
          <table:table-cell table:style-name="ce53" table:formula="of:=[.C24]*0.7" office:value-type="currency" office:currency="ZAR" office:value="0" calcext:value-type="currency">
            <text:p>R 0</text:p>
          </table:table-cell>
          <table:table-cell table:style-name="ce53" table:formula="of:=[.D24]*0.6" office:value-type="currency" office:currency="ZAR" office:value="0" calcext:value-type="currency">
            <text:p>R 0</text:p>
          </table:table-cell>
          <table:table-cell table:style-name="ce53" table:formula="of:=[.E24]*0.5" office:value-type="currency" office:currency="ZAR" office:value="0" calcext:value-type="currency">
            <text:p>R 0</text:p>
          </table:table-cell>
          <table:table-cell table:style-name="ce53" table:formula="of:=[.F24]*0.4" office:value-type="currency" office:currency="ZAR" office:value="0" calcext:value-type="currency">
            <text:p>R 0</text:p>
          </table:table-cell>
          <table:table-cell table:style-name="ce53" table:formula="of:=[.G24]*0.3" office:value-type="currency" office:currency="ZAR" office:value="0" calcext:value-type="currency">
            <text:p>R 0</text:p>
          </table:table-cell>
          <table:table-cell table:style-name="ce53" table:formula="of:=[.H24]*0.2" office:value-type="currency" office:currency="ZAR" office:value="0" calcext:value-type="currency">
            <text:p>R 0</text:p>
          </table:table-cell>
          <table:table-cell table:style-name="ce53" table:formula="of:=[.I24]*0.1" office:value-type="currency" office:currency="ZAR" office:value="0" calcext:value-type="currency">
            <text:p>R 0</text:p>
          </table:table-cell>
          <table:table-cell table:style-name="ce53" table:formula="of:=[.J24]*0" office:value-type="currency" office:currency="ZAR" office:value="0" calcext:value-type="currency">
            <text:p>R 0</text:p>
          </table:table-cell>
          <table:table-cell/>
          <table:table-cell table:style-name="ce5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4]" office:value-type="currency" office:currency="ZAR" office:value="0" calcext:value-type="currency">
            <text:p>R 0</text:p>
          </table:table-cell>
          <table:table-cell table:style-name="ce53" table:formula="of:=[.$Y$22]*[.M24]" office:value-type="currency" office:currency="ZAR" office:value="0" calcext:value-type="currency">
            <text:p>R 0</text:p>
          </table:table-cell>
          <table:table-cell table:style-name="ce53" table:formula="of:=[.$Y$22]*[.N24]" office:value-type="currency" office:currency="ZAR" office:value="0" calcext:value-type="currency">
            <text:p>R 0</text:p>
          </table:table-cell>
          <table:table-cell table:style-name="ce53" table:formula="of:=[.$Y$22]*[.O24]" office:value-type="currency" office:currency="ZAR" office:value="0" calcext:value-type="currency">
            <text:p>R 0</text:p>
          </table:table-cell>
          <table:table-cell table:style-name="ce53" table:formula="of:=[.$Y$22]*[.P24]" office:value-type="currency" office:currency="ZAR" office:value="0" calcext:value-type="currency">
            <text:p>R 0</text:p>
          </table:table-cell>
          <table:table-cell table:style-name="ce53" table:formula="of:=[.$Y$22]*[.Q24]" office:value-type="currency" office:currency="ZAR" office:value="0" calcext:value-type="currency">
            <text:p>R 0</text:p>
          </table:table-cell>
          <table:table-cell table:style-name="ce53" table:formula="of:=[.$Y$22]*[.R24]" office:value-type="currency" office:currency="ZAR" office:value="0" calcext:value-type="currency">
            <text:p>R 0</text:p>
          </table:table-cell>
          <table:table-cell table:style-name="ce53" table:formula="of:=[.$Y$22]*[.S24]" office:value-type="currency" office:currency="ZAR" office:value="0" calcext:value-type="currency">
            <text:p>R 0</text:p>
          </table:table-cell>
          <table:table-cell table:style-name="ce53" table:formula="of:=[.$Y$22]*[.T24]" office:value-type="currency" office:currency="ZAR" office:value="0" calcext:value-type="currency">
            <text:p>R 0</text:p>
          </table:table-cell>
          <table:table-cell table:style-name="ce53" table:formula="of:=[.$Y$22]*[.U24]" office:value-type="currency" office:currency="ZAR" office:value="0" calcext:value-type="currency">
            <text:p>R 0</text:p>
          </table:table-cell>
          <table:table-cell/>
          <table:table-cell table:style-name="ce53" table:formula="of:=([.A24]-[.AA24])/1" office:value-type="currency" office:currency="ZAR" office:value="0" calcext:value-type="currency">
            <text:p>R 0</text:p>
          </table:table-cell>
          <table:table-cell table:style-name="ce53" table:formula="of:=([.B24]-[.AB24])/2" office:value-type="currency" office:currency="ZAR" office:value="0" calcext:value-type="currency">
            <text:p>R 0</text:p>
          </table:table-cell>
          <table:table-cell table:style-name="ce53" table:formula="of:=([.C24]-[.AC24])/3" office:value-type="currency" office:currency="ZAR" office:value="0" calcext:value-type="currency">
            <text:p>R 0</text:p>
          </table:table-cell>
          <table:table-cell table:style-name="ce53" table:formula="of:=([.D24]-[.AD24])/4" office:value-type="currency" office:currency="ZAR" office:value="0" calcext:value-type="currency">
            <text:p>R 0</text:p>
          </table:table-cell>
          <table:table-cell table:style-name="ce53" table:formula="of:=([.E24]-[.AE24])/5" office:value-type="currency" office:currency="ZAR" office:value="0" calcext:value-type="currency">
            <text:p>R 0</text:p>
          </table:table-cell>
          <table:table-cell table:style-name="ce53" table:formula="of:=([.F24]-[.AF24])/6" office:value-type="currency" office:currency="ZAR" office:value="0" calcext:value-type="currency">
            <text:p>R 0</text:p>
          </table:table-cell>
          <table:table-cell table:style-name="ce53" table:formula="of:=([.G24]-[.AG24])/7" office:value-type="currency" office:currency="ZAR" office:value="0" calcext:value-type="currency">
            <text:p>R 0</text:p>
          </table:table-cell>
          <table:table-cell table:style-name="ce53" table:formula="of:=([.H24]-[.AH24])/8" office:value-type="currency" office:currency="ZAR" office:value="0" calcext:value-type="currency">
            <text:p>R 0</text:p>
          </table:table-cell>
          <table:table-cell table:style-name="ce53" table:formula="of:=([.I24]-[.AI24])/9" office:value-type="currency" office:currency="ZAR" office:value="0" calcext:value-type="currency">
            <text:p>R 0</text:p>
          </table:table-cell>
          <table:table-cell table:style-name="ce5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58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5]*0.9" office:value-type="currency" office:currency="ZAR" office:value="0" calcext:value-type="currency">
            <text:p>R 0</text:p>
          </table:table-cell>
          <table:table-cell table:style-name="ce53" table:formula="of:=[.B25]*0.8" office:value-type="currency" office:currency="ZAR" office:value="0" calcext:value-type="currency">
            <text:p>R 0</text:p>
          </table:table-cell>
          <table:table-cell table:style-name="ce53" table:formula="of:=[.C25]*0.7" office:value-type="currency" office:currency="ZAR" office:value="0" calcext:value-type="currency">
            <text:p>R 0</text:p>
          </table:table-cell>
          <table:table-cell table:style-name="ce53" table:formula="of:=[.D25]*0.6" office:value-type="currency" office:currency="ZAR" office:value="0" calcext:value-type="currency">
            <text:p>R 0</text:p>
          </table:table-cell>
          <table:table-cell table:style-name="ce53" table:formula="of:=[.E25]*0.5" office:value-type="currency" office:currency="ZAR" office:value="0" calcext:value-type="currency">
            <text:p>R 0</text:p>
          </table:table-cell>
          <table:table-cell table:style-name="ce53" table:formula="of:=[.F25]*0.4" office:value-type="currency" office:currency="ZAR" office:value="0" calcext:value-type="currency">
            <text:p>R 0</text:p>
          </table:table-cell>
          <table:table-cell table:style-name="ce53" table:formula="of:=[.G25]*0.3" office:value-type="currency" office:currency="ZAR" office:value="0" calcext:value-type="currency">
            <text:p>R 0</text:p>
          </table:table-cell>
          <table:table-cell table:style-name="ce53" table:formula="of:=[.H25]*0.2" office:value-type="currency" office:currency="ZAR" office:value="0" calcext:value-type="currency">
            <text:p>R 0</text:p>
          </table:table-cell>
          <table:table-cell table:style-name="ce53" table:formula="of:=[.I25]*0.1" office:value-type="currency" office:currency="ZAR" office:value="0" calcext:value-type="currency">
            <text:p>R 0</text:p>
          </table:table-cell>
          <table:table-cell table:style-name="ce53" table:formula="of:=[.J25]*0" office:value-type="currency" office:currency="ZAR" office:value="0" calcext:value-type="currency">
            <text:p>R 0</text:p>
          </table:table-cell>
          <table:table-cell/>
          <table:table-cell table:style-name="ce5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5]" office:value-type="currency" office:currency="ZAR" office:value="0" calcext:value-type="currency">
            <text:p>R 0</text:p>
          </table:table-cell>
          <table:table-cell table:style-name="ce53" table:formula="of:=[.$Y$22]*[.M25]" office:value-type="currency" office:currency="ZAR" office:value="0" calcext:value-type="currency">
            <text:p>R 0</text:p>
          </table:table-cell>
          <table:table-cell table:style-name="ce53" table:formula="of:=[.$Y$22]*[.N25]" office:value-type="currency" office:currency="ZAR" office:value="0" calcext:value-type="currency">
            <text:p>R 0</text:p>
          </table:table-cell>
          <table:table-cell table:style-name="ce53" table:formula="of:=[.$Y$22]*[.O25]" office:value-type="currency" office:currency="ZAR" office:value="0" calcext:value-type="currency">
            <text:p>R 0</text:p>
          </table:table-cell>
          <table:table-cell table:style-name="ce53" table:formula="of:=[.$Y$22]*[.P25]" office:value-type="currency" office:currency="ZAR" office:value="0" calcext:value-type="currency">
            <text:p>R 0</text:p>
          </table:table-cell>
          <table:table-cell table:style-name="ce53" table:formula="of:=[.$Y$22]*[.Q25]" office:value-type="currency" office:currency="ZAR" office:value="0" calcext:value-type="currency">
            <text:p>R 0</text:p>
          </table:table-cell>
          <table:table-cell table:style-name="ce53" table:formula="of:=[.$Y$22]*[.R25]" office:value-type="currency" office:currency="ZAR" office:value="0" calcext:value-type="currency">
            <text:p>R 0</text:p>
          </table:table-cell>
          <table:table-cell table:style-name="ce53" table:formula="of:=[.$Y$22]*[.S25]" office:value-type="currency" office:currency="ZAR" office:value="0" calcext:value-type="currency">
            <text:p>R 0</text:p>
          </table:table-cell>
          <table:table-cell table:style-name="ce53" table:formula="of:=[.$Y$22]*[.T25]" office:value-type="currency" office:currency="ZAR" office:value="0" calcext:value-type="currency">
            <text:p>R 0</text:p>
          </table:table-cell>
          <table:table-cell table:style-name="ce53" table:formula="of:=[.$Y$22]*[.U25]" office:value-type="currency" office:currency="ZAR" office:value="0" calcext:value-type="currency">
            <text:p>R 0</text:p>
          </table:table-cell>
          <table:table-cell/>
          <table:table-cell table:style-name="ce53" table:formula="of:=([.A25]-[.AA25])/1" office:value-type="currency" office:currency="ZAR" office:value="0" calcext:value-type="currency">
            <text:p>R 0</text:p>
          </table:table-cell>
          <table:table-cell table:style-name="ce53" table:formula="of:=([.B25]-[.AB25])/2" office:value-type="currency" office:currency="ZAR" office:value="0" calcext:value-type="currency">
            <text:p>R 0</text:p>
          </table:table-cell>
          <table:table-cell table:style-name="ce53" table:formula="of:=([.C25]-[.AC25])/3" office:value-type="currency" office:currency="ZAR" office:value="0" calcext:value-type="currency">
            <text:p>R 0</text:p>
          </table:table-cell>
          <table:table-cell table:style-name="ce53" table:formula="of:=([.D25]-[.AD25])/4" office:value-type="currency" office:currency="ZAR" office:value="0" calcext:value-type="currency">
            <text:p>R 0</text:p>
          </table:table-cell>
          <table:table-cell table:style-name="ce53" table:formula="of:=([.E25]-[.AE25])/5" office:value-type="currency" office:currency="ZAR" office:value="0" calcext:value-type="currency">
            <text:p>R 0</text:p>
          </table:table-cell>
          <table:table-cell table:style-name="ce53" table:formula="of:=([.F25]-[.AF25])/6" office:value-type="currency" office:currency="ZAR" office:value="0" calcext:value-type="currency">
            <text:p>R 0</text:p>
          </table:table-cell>
          <table:table-cell table:style-name="ce53" table:formula="of:=([.G25]-[.AG25])/7" office:value-type="currency" office:currency="ZAR" office:value="0" calcext:value-type="currency">
            <text:p>R 0</text:p>
          </table:table-cell>
          <table:table-cell table:style-name="ce53" table:formula="of:=([.H25]-[.AH25])/8" office:value-type="currency" office:currency="ZAR" office:value="0" calcext:value-type="currency">
            <text:p>R 0</text:p>
          </table:table-cell>
          <table:table-cell table:style-name="ce53" table:formula="of:=([.I25]-[.AI25])/9" office:value-type="currency" office:currency="ZAR" office:value="0" calcext:value-type="currency">
            <text:p>R 0</text:p>
          </table:table-cell>
          <table:table-cell table:style-name="ce5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58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6]*0.9" office:value-type="currency" office:currency="ZAR" office:value="0" calcext:value-type="currency">
            <text:p>R 0</text:p>
          </table:table-cell>
          <table:table-cell table:style-name="ce53" table:formula="of:=[.B26]*0.8" office:value-type="currency" office:currency="ZAR" office:value="0" calcext:value-type="currency">
            <text:p>R 0</text:p>
          </table:table-cell>
          <table:table-cell table:style-name="ce53" table:formula="of:=[.C26]*0.7" office:value-type="currency" office:currency="ZAR" office:value="0" calcext:value-type="currency">
            <text:p>R 0</text:p>
          </table:table-cell>
          <table:table-cell table:style-name="ce53" table:formula="of:=[.D26]*0.6" office:value-type="currency" office:currency="ZAR" office:value="0" calcext:value-type="currency">
            <text:p>R 0</text:p>
          </table:table-cell>
          <table:table-cell table:style-name="ce53" table:formula="of:=[.E26]*0.5" office:value-type="currency" office:currency="ZAR" office:value="0" calcext:value-type="currency">
            <text:p>R 0</text:p>
          </table:table-cell>
          <table:table-cell table:style-name="ce53" table:formula="of:=[.F26]*0.4" office:value-type="currency" office:currency="ZAR" office:value="0" calcext:value-type="currency">
            <text:p>R 0</text:p>
          </table:table-cell>
          <table:table-cell table:style-name="ce53" table:formula="of:=[.G26]*0.3" office:value-type="currency" office:currency="ZAR" office:value="0" calcext:value-type="currency">
            <text:p>R 0</text:p>
          </table:table-cell>
          <table:table-cell table:style-name="ce53" table:formula="of:=[.H26]*0.2" office:value-type="currency" office:currency="ZAR" office:value="0" calcext:value-type="currency">
            <text:p>R 0</text:p>
          </table:table-cell>
          <table:table-cell table:style-name="ce53" table:formula="of:=[.I26]*0.1" office:value-type="currency" office:currency="ZAR" office:value="0" calcext:value-type="currency">
            <text:p>R 0</text:p>
          </table:table-cell>
          <table:table-cell table:style-name="ce53" table:formula="of:=[.J26]*0" office:value-type="currency" office:currency="ZAR" office:value="0" calcext:value-type="currency">
            <text:p>R 0</text:p>
          </table:table-cell>
          <table:table-cell/>
          <table:table-cell table:style-name="ce5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6]" office:value-type="currency" office:currency="ZAR" office:value="0" calcext:value-type="currency">
            <text:p>R 0</text:p>
          </table:table-cell>
          <table:table-cell table:style-name="ce53" table:formula="of:=[.$Y$22]*[.M26]" office:value-type="currency" office:currency="ZAR" office:value="0" calcext:value-type="currency">
            <text:p>R 0</text:p>
          </table:table-cell>
          <table:table-cell table:style-name="ce53" table:formula="of:=[.$Y$22]*[.N26]" office:value-type="currency" office:currency="ZAR" office:value="0" calcext:value-type="currency">
            <text:p>R 0</text:p>
          </table:table-cell>
          <table:table-cell table:style-name="ce53" table:formula="of:=[.$Y$22]*[.O26]" office:value-type="currency" office:currency="ZAR" office:value="0" calcext:value-type="currency">
            <text:p>R 0</text:p>
          </table:table-cell>
          <table:table-cell table:style-name="ce53" table:formula="of:=[.$Y$22]*[.P26]" office:value-type="currency" office:currency="ZAR" office:value="0" calcext:value-type="currency">
            <text:p>R 0</text:p>
          </table:table-cell>
          <table:table-cell table:style-name="ce53" table:formula="of:=[.$Y$22]*[.Q26]" office:value-type="currency" office:currency="ZAR" office:value="0" calcext:value-type="currency">
            <text:p>R 0</text:p>
          </table:table-cell>
          <table:table-cell table:style-name="ce53" table:formula="of:=[.$Y$22]*[.R26]" office:value-type="currency" office:currency="ZAR" office:value="0" calcext:value-type="currency">
            <text:p>R 0</text:p>
          </table:table-cell>
          <table:table-cell table:style-name="ce53" table:formula="of:=[.$Y$22]*[.S26]" office:value-type="currency" office:currency="ZAR" office:value="0" calcext:value-type="currency">
            <text:p>R 0</text:p>
          </table:table-cell>
          <table:table-cell table:style-name="ce53" table:formula="of:=[.$Y$22]*[.T26]" office:value-type="currency" office:currency="ZAR" office:value="0" calcext:value-type="currency">
            <text:p>R 0</text:p>
          </table:table-cell>
          <table:table-cell table:style-name="ce53" table:formula="of:=[.$Y$22]*[.U26]" office:value-type="currency" office:currency="ZAR" office:value="0" calcext:value-type="currency">
            <text:p>R 0</text:p>
          </table:table-cell>
          <table:table-cell/>
          <table:table-cell table:style-name="ce53" table:formula="of:=([.A26]-[.AA26])/1" office:value-type="currency" office:currency="ZAR" office:value="0" calcext:value-type="currency">
            <text:p>R 0</text:p>
          </table:table-cell>
          <table:table-cell table:style-name="ce53" table:formula="of:=([.B26]-[.AB26])/2" office:value-type="currency" office:currency="ZAR" office:value="0" calcext:value-type="currency">
            <text:p>R 0</text:p>
          </table:table-cell>
          <table:table-cell table:style-name="ce53" table:formula="of:=([.C26]-[.AC26])/3" office:value-type="currency" office:currency="ZAR" office:value="0" calcext:value-type="currency">
            <text:p>R 0</text:p>
          </table:table-cell>
          <table:table-cell table:style-name="ce53" table:formula="of:=([.D26]-[.AD26])/4" office:value-type="currency" office:currency="ZAR" office:value="0" calcext:value-type="currency">
            <text:p>R 0</text:p>
          </table:table-cell>
          <table:table-cell table:style-name="ce53" table:formula="of:=([.E26]-[.AE26])/5" office:value-type="currency" office:currency="ZAR" office:value="0" calcext:value-type="currency">
            <text:p>R 0</text:p>
          </table:table-cell>
          <table:table-cell table:style-name="ce53" table:formula="of:=([.F26]-[.AF26])/6" office:value-type="currency" office:currency="ZAR" office:value="0" calcext:value-type="currency">
            <text:p>R 0</text:p>
          </table:table-cell>
          <table:table-cell table:style-name="ce53" table:formula="of:=([.G26]-[.AG26])/7" office:value-type="currency" office:currency="ZAR" office:value="0" calcext:value-type="currency">
            <text:p>R 0</text:p>
          </table:table-cell>
          <table:table-cell table:style-name="ce53" table:formula="of:=([.H26]-[.AH26])/8" office:value-type="currency" office:currency="ZAR" office:value="0" calcext:value-type="currency">
            <text:p>R 0</text:p>
          </table:table-cell>
          <table:table-cell table:style-name="ce53" table:formula="of:=([.I26]-[.AI26])/9" office:value-type="currency" office:currency="ZAR" office:value="0" calcext:value-type="currency">
            <text:p>R 0</text:p>
          </table:table-cell>
          <table:table-cell table:style-name="ce5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58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7]*0.9" office:value-type="currency" office:currency="ZAR" office:value="0" calcext:value-type="currency">
            <text:p>R 0</text:p>
          </table:table-cell>
          <table:table-cell table:style-name="ce53" table:formula="of:=[.B27]*0.8" office:value-type="currency" office:currency="ZAR" office:value="0" calcext:value-type="currency">
            <text:p>R 0</text:p>
          </table:table-cell>
          <table:table-cell table:style-name="ce53" table:formula="of:=[.C27]*0.7" office:value-type="currency" office:currency="ZAR" office:value="0" calcext:value-type="currency">
            <text:p>R 0</text:p>
          </table:table-cell>
          <table:table-cell table:style-name="ce53" table:formula="of:=[.D27]*0.6" office:value-type="currency" office:currency="ZAR" office:value="0" calcext:value-type="currency">
            <text:p>R 0</text:p>
          </table:table-cell>
          <table:table-cell table:style-name="ce53" table:formula="of:=[.E27]*0.5" office:value-type="currency" office:currency="ZAR" office:value="0" calcext:value-type="currency">
            <text:p>R 0</text:p>
          </table:table-cell>
          <table:table-cell table:style-name="ce53" table:formula="of:=[.F27]*0.4" office:value-type="currency" office:currency="ZAR" office:value="0" calcext:value-type="currency">
            <text:p>R 0</text:p>
          </table:table-cell>
          <table:table-cell table:style-name="ce53" table:formula="of:=[.G27]*0.3" office:value-type="currency" office:currency="ZAR" office:value="0" calcext:value-type="currency">
            <text:p>R 0</text:p>
          </table:table-cell>
          <table:table-cell table:style-name="ce53" table:formula="of:=[.H27]*0.2" office:value-type="currency" office:currency="ZAR" office:value="0" calcext:value-type="currency">
            <text:p>R 0</text:p>
          </table:table-cell>
          <table:table-cell table:style-name="ce53" table:formula="of:=[.I27]*0.1" office:value-type="currency" office:currency="ZAR" office:value="0" calcext:value-type="currency">
            <text:p>R 0</text:p>
          </table:table-cell>
          <table:table-cell table:style-name="ce53" table:formula="of:=[.J27]*0" office:value-type="currency" office:currency="ZAR" office:value="0" calcext:value-type="currency">
            <text:p>R 0</text:p>
          </table:table-cell>
          <table:table-cell/>
          <table:table-cell table:style-name="ce5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7]" office:value-type="currency" office:currency="ZAR" office:value="0" calcext:value-type="currency">
            <text:p>R 0</text:p>
          </table:table-cell>
          <table:table-cell table:style-name="ce53" table:formula="of:=[.$Y$22]*[.M27]" office:value-type="currency" office:currency="ZAR" office:value="0" calcext:value-type="currency">
            <text:p>R 0</text:p>
          </table:table-cell>
          <table:table-cell table:style-name="ce53" table:formula="of:=[.$Y$22]*[.N27]" office:value-type="currency" office:currency="ZAR" office:value="0" calcext:value-type="currency">
            <text:p>R 0</text:p>
          </table:table-cell>
          <table:table-cell table:style-name="ce53" table:formula="of:=[.$Y$22]*[.O27]" office:value-type="currency" office:currency="ZAR" office:value="0" calcext:value-type="currency">
            <text:p>R 0</text:p>
          </table:table-cell>
          <table:table-cell table:style-name="ce53" table:formula="of:=[.$Y$22]*[.P27]" office:value-type="currency" office:currency="ZAR" office:value="0" calcext:value-type="currency">
            <text:p>R 0</text:p>
          </table:table-cell>
          <table:table-cell table:style-name="ce53" table:formula="of:=[.$Y$22]*[.Q27]" office:value-type="currency" office:currency="ZAR" office:value="0" calcext:value-type="currency">
            <text:p>R 0</text:p>
          </table:table-cell>
          <table:table-cell table:style-name="ce53" table:formula="of:=[.$Y$22]*[.R27]" office:value-type="currency" office:currency="ZAR" office:value="0" calcext:value-type="currency">
            <text:p>R 0</text:p>
          </table:table-cell>
          <table:table-cell table:style-name="ce53" table:formula="of:=[.$Y$22]*[.S27]" office:value-type="currency" office:currency="ZAR" office:value="0" calcext:value-type="currency">
            <text:p>R 0</text:p>
          </table:table-cell>
          <table:table-cell table:style-name="ce53" table:formula="of:=[.$Y$22]*[.T27]" office:value-type="currency" office:currency="ZAR" office:value="0" calcext:value-type="currency">
            <text:p>R 0</text:p>
          </table:table-cell>
          <table:table-cell table:style-name="ce53" table:formula="of:=[.$Y$22]*[.U27]" office:value-type="currency" office:currency="ZAR" office:value="0" calcext:value-type="currency">
            <text:p>R 0</text:p>
          </table:table-cell>
          <table:table-cell/>
          <table:table-cell table:style-name="ce53" table:formula="of:=([.A27]-[.AA27])/1" office:value-type="currency" office:currency="ZAR" office:value="0" calcext:value-type="currency">
            <text:p>R 0</text:p>
          </table:table-cell>
          <table:table-cell table:style-name="ce53" table:formula="of:=([.B27]-[.AB27])/2" office:value-type="currency" office:currency="ZAR" office:value="0" calcext:value-type="currency">
            <text:p>R 0</text:p>
          </table:table-cell>
          <table:table-cell table:style-name="ce53" table:formula="of:=([.C27]-[.AC27])/3" office:value-type="currency" office:currency="ZAR" office:value="0" calcext:value-type="currency">
            <text:p>R 0</text:p>
          </table:table-cell>
          <table:table-cell table:style-name="ce53" table:formula="of:=([.D27]-[.AD27])/4" office:value-type="currency" office:currency="ZAR" office:value="0" calcext:value-type="currency">
            <text:p>R 0</text:p>
          </table:table-cell>
          <table:table-cell table:style-name="ce53" table:formula="of:=([.E27]-[.AE27])/5" office:value-type="currency" office:currency="ZAR" office:value="0" calcext:value-type="currency">
            <text:p>R 0</text:p>
          </table:table-cell>
          <table:table-cell table:style-name="ce53" table:formula="of:=([.F27]-[.AF27])/6" office:value-type="currency" office:currency="ZAR" office:value="0" calcext:value-type="currency">
            <text:p>R 0</text:p>
          </table:table-cell>
          <table:table-cell table:style-name="ce53" table:formula="of:=([.G27]-[.AG27])/7" office:value-type="currency" office:currency="ZAR" office:value="0" calcext:value-type="currency">
            <text:p>R 0</text:p>
          </table:table-cell>
          <table:table-cell table:style-name="ce53" table:formula="of:=([.H27]-[.AH27])/8" office:value-type="currency" office:currency="ZAR" office:value="0" calcext:value-type="currency">
            <text:p>R 0</text:p>
          </table:table-cell>
          <table:table-cell table:style-name="ce53" table:formula="of:=([.I27]-[.AI27])/9" office:value-type="currency" office:currency="ZAR" office:value="0" calcext:value-type="currency">
            <text:p>R 0</text:p>
          </table:table-cell>
          <table:table-cell table:style-name="ce5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58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8]*0.9" office:value-type="currency" office:currency="ZAR" office:value="0" calcext:value-type="currency">
            <text:p>R 0</text:p>
          </table:table-cell>
          <table:table-cell table:style-name="ce53" table:formula="of:=[.B28]*0.8" office:value-type="currency" office:currency="ZAR" office:value="0" calcext:value-type="currency">
            <text:p>R 0</text:p>
          </table:table-cell>
          <table:table-cell table:style-name="ce53" table:formula="of:=[.C28]*0.7" office:value-type="currency" office:currency="ZAR" office:value="0" calcext:value-type="currency">
            <text:p>R 0</text:p>
          </table:table-cell>
          <table:table-cell table:style-name="ce53" table:formula="of:=[.D28]*0.6" office:value-type="currency" office:currency="ZAR" office:value="0" calcext:value-type="currency">
            <text:p>R 0</text:p>
          </table:table-cell>
          <table:table-cell table:style-name="ce53" table:formula="of:=[.E28]*0.5" office:value-type="currency" office:currency="ZAR" office:value="0" calcext:value-type="currency">
            <text:p>R 0</text:p>
          </table:table-cell>
          <table:table-cell table:style-name="ce53" table:formula="of:=[.F28]*0.4" office:value-type="currency" office:currency="ZAR" office:value="0" calcext:value-type="currency">
            <text:p>R 0</text:p>
          </table:table-cell>
          <table:table-cell table:style-name="ce53" table:formula="of:=[.G28]*0.3" office:value-type="currency" office:currency="ZAR" office:value="0" calcext:value-type="currency">
            <text:p>R 0</text:p>
          </table:table-cell>
          <table:table-cell table:style-name="ce53" table:formula="of:=[.H28]*0.2" office:value-type="currency" office:currency="ZAR" office:value="0" calcext:value-type="currency">
            <text:p>R 0</text:p>
          </table:table-cell>
          <table:table-cell table:style-name="ce53" table:formula="of:=[.I28]*0.1" office:value-type="currency" office:currency="ZAR" office:value="0" calcext:value-type="currency">
            <text:p>R 0</text:p>
          </table:table-cell>
          <table:table-cell table:style-name="ce53" table:formula="of:=[.J28]*0" office:value-type="currency" office:currency="ZAR" office:value="0" calcext:value-type="currency">
            <text:p>R 0</text:p>
          </table:table-cell>
          <table:table-cell/>
          <table:table-cell table:style-name="ce5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8]" office:value-type="currency" office:currency="ZAR" office:value="0" calcext:value-type="currency">
            <text:p>R 0</text:p>
          </table:table-cell>
          <table:table-cell table:style-name="ce53" table:formula="of:=[.$Y$22]*[.M28]" office:value-type="currency" office:currency="ZAR" office:value="0" calcext:value-type="currency">
            <text:p>R 0</text:p>
          </table:table-cell>
          <table:table-cell table:style-name="ce53" table:formula="of:=[.$Y$22]*[.N28]" office:value-type="currency" office:currency="ZAR" office:value="0" calcext:value-type="currency">
            <text:p>R 0</text:p>
          </table:table-cell>
          <table:table-cell table:style-name="ce53" table:formula="of:=[.$Y$22]*[.O28]" office:value-type="currency" office:currency="ZAR" office:value="0" calcext:value-type="currency">
            <text:p>R 0</text:p>
          </table:table-cell>
          <table:table-cell table:style-name="ce53" table:formula="of:=[.$Y$22]*[.P28]" office:value-type="currency" office:currency="ZAR" office:value="0" calcext:value-type="currency">
            <text:p>R 0</text:p>
          </table:table-cell>
          <table:table-cell table:style-name="ce53" table:formula="of:=[.$Y$22]*[.Q28]" office:value-type="currency" office:currency="ZAR" office:value="0" calcext:value-type="currency">
            <text:p>R 0</text:p>
          </table:table-cell>
          <table:table-cell table:style-name="ce53" table:formula="of:=[.$Y$22]*[.R28]" office:value-type="currency" office:currency="ZAR" office:value="0" calcext:value-type="currency">
            <text:p>R 0</text:p>
          </table:table-cell>
          <table:table-cell table:style-name="ce53" table:formula="of:=[.$Y$22]*[.S28]" office:value-type="currency" office:currency="ZAR" office:value="0" calcext:value-type="currency">
            <text:p>R 0</text:p>
          </table:table-cell>
          <table:table-cell table:style-name="ce53" table:formula="of:=[.$Y$22]*[.T28]" office:value-type="currency" office:currency="ZAR" office:value="0" calcext:value-type="currency">
            <text:p>R 0</text:p>
          </table:table-cell>
          <table:table-cell table:style-name="ce53" table:formula="of:=[.$Y$22]*[.U28]" office:value-type="currency" office:currency="ZAR" office:value="0" calcext:value-type="currency">
            <text:p>R 0</text:p>
          </table:table-cell>
          <table:table-cell/>
          <table:table-cell table:style-name="ce53" table:formula="of:=([.A28]-[.AA28])/1" office:value-type="currency" office:currency="ZAR" office:value="0" calcext:value-type="currency">
            <text:p>R 0</text:p>
          </table:table-cell>
          <table:table-cell table:style-name="ce53" table:formula="of:=([.B28]-[.AB28])/2" office:value-type="currency" office:currency="ZAR" office:value="0" calcext:value-type="currency">
            <text:p>R 0</text:p>
          </table:table-cell>
          <table:table-cell table:style-name="ce53" table:formula="of:=([.C28]-[.AC28])/3" office:value-type="currency" office:currency="ZAR" office:value="0" calcext:value-type="currency">
            <text:p>R 0</text:p>
          </table:table-cell>
          <table:table-cell table:style-name="ce53" table:formula="of:=([.D28]-[.AD28])/4" office:value-type="currency" office:currency="ZAR" office:value="0" calcext:value-type="currency">
            <text:p>R 0</text:p>
          </table:table-cell>
          <table:table-cell table:style-name="ce53" table:formula="of:=([.E28]-[.AE28])/5" office:value-type="currency" office:currency="ZAR" office:value="0" calcext:value-type="currency">
            <text:p>R 0</text:p>
          </table:table-cell>
          <table:table-cell table:style-name="ce53" table:formula="of:=([.F28]-[.AF28])/6" office:value-type="currency" office:currency="ZAR" office:value="0" calcext:value-type="currency">
            <text:p>R 0</text:p>
          </table:table-cell>
          <table:table-cell table:style-name="ce53" table:formula="of:=([.G28]-[.AG28])/7" office:value-type="currency" office:currency="ZAR" office:value="0" calcext:value-type="currency">
            <text:p>R 0</text:p>
          </table:table-cell>
          <table:table-cell table:style-name="ce53" table:formula="of:=([.H28]-[.AH28])/8" office:value-type="currency" office:currency="ZAR" office:value="0" calcext:value-type="currency">
            <text:p>R 0</text:p>
          </table:table-cell>
          <table:table-cell table:style-name="ce53" table:formula="of:=([.I28]-[.AI28])/9" office:value-type="currency" office:currency="ZAR" office:value="0" calcext:value-type="currency">
            <text:p>R 0</text:p>
          </table:table-cell>
          <table:table-cell table:style-name="ce5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58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9]*0.9" office:value-type="currency" office:currency="ZAR" office:value="0" calcext:value-type="currency">
            <text:p>R 0</text:p>
          </table:table-cell>
          <table:table-cell table:style-name="ce53" table:formula="of:=[.B29]*0.8" office:value-type="currency" office:currency="ZAR" office:value="0" calcext:value-type="currency">
            <text:p>R 0</text:p>
          </table:table-cell>
          <table:table-cell table:style-name="ce53" table:formula="of:=[.C29]*0.7" office:value-type="currency" office:currency="ZAR" office:value="0" calcext:value-type="currency">
            <text:p>R 0</text:p>
          </table:table-cell>
          <table:table-cell table:style-name="ce53" table:formula="of:=[.D29]*0.6" office:value-type="currency" office:currency="ZAR" office:value="0" calcext:value-type="currency">
            <text:p>R 0</text:p>
          </table:table-cell>
          <table:table-cell table:style-name="ce53" table:formula="of:=[.E29]*0.5" office:value-type="currency" office:currency="ZAR" office:value="0" calcext:value-type="currency">
            <text:p>R 0</text:p>
          </table:table-cell>
          <table:table-cell table:style-name="ce53" table:formula="of:=[.F29]*0.4" office:value-type="currency" office:currency="ZAR" office:value="0" calcext:value-type="currency">
            <text:p>R 0</text:p>
          </table:table-cell>
          <table:table-cell table:style-name="ce53" table:formula="of:=[.G29]*0.3" office:value-type="currency" office:currency="ZAR" office:value="0" calcext:value-type="currency">
            <text:p>R 0</text:p>
          </table:table-cell>
          <table:table-cell table:style-name="ce53" table:formula="of:=[.H29]*0.2" office:value-type="currency" office:currency="ZAR" office:value="0" calcext:value-type="currency">
            <text:p>R 0</text:p>
          </table:table-cell>
          <table:table-cell table:style-name="ce53" table:formula="of:=[.I29]*0.1" office:value-type="currency" office:currency="ZAR" office:value="0" calcext:value-type="currency">
            <text:p>R 0</text:p>
          </table:table-cell>
          <table:table-cell table:style-name="ce53" table:formula="of:=[.J29]*0" office:value-type="currency" office:currency="ZAR" office:value="0" calcext:value-type="currency">
            <text:p>R 0</text:p>
          </table:table-cell>
          <table:table-cell/>
          <table:table-cell table:style-name="ce5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9]" office:value-type="currency" office:currency="ZAR" office:value="0" calcext:value-type="currency">
            <text:p>R 0</text:p>
          </table:table-cell>
          <table:table-cell table:style-name="ce53" table:formula="of:=[.$Y$22]*[.M29]" office:value-type="currency" office:currency="ZAR" office:value="0" calcext:value-type="currency">
            <text:p>R 0</text:p>
          </table:table-cell>
          <table:table-cell table:style-name="ce53" table:formula="of:=[.$Y$22]*[.N29]" office:value-type="currency" office:currency="ZAR" office:value="0" calcext:value-type="currency">
            <text:p>R 0</text:p>
          </table:table-cell>
          <table:table-cell table:style-name="ce53" table:formula="of:=[.$Y$22]*[.O29]" office:value-type="currency" office:currency="ZAR" office:value="0" calcext:value-type="currency">
            <text:p>R 0</text:p>
          </table:table-cell>
          <table:table-cell table:style-name="ce53" table:formula="of:=[.$Y$22]*[.P29]" office:value-type="currency" office:currency="ZAR" office:value="0" calcext:value-type="currency">
            <text:p>R 0</text:p>
          </table:table-cell>
          <table:table-cell table:style-name="ce53" table:formula="of:=[.$Y$22]*[.Q29]" office:value-type="currency" office:currency="ZAR" office:value="0" calcext:value-type="currency">
            <text:p>R 0</text:p>
          </table:table-cell>
          <table:table-cell table:style-name="ce53" table:formula="of:=[.$Y$22]*[.R29]" office:value-type="currency" office:currency="ZAR" office:value="0" calcext:value-type="currency">
            <text:p>R 0</text:p>
          </table:table-cell>
          <table:table-cell table:style-name="ce53" table:formula="of:=[.$Y$22]*[.S29]" office:value-type="currency" office:currency="ZAR" office:value="0" calcext:value-type="currency">
            <text:p>R 0</text:p>
          </table:table-cell>
          <table:table-cell table:style-name="ce53" table:formula="of:=[.$Y$22]*[.T29]" office:value-type="currency" office:currency="ZAR" office:value="0" calcext:value-type="currency">
            <text:p>R 0</text:p>
          </table:table-cell>
          <table:table-cell table:style-name="ce53" table:formula="of:=[.$Y$22]*[.U29]" office:value-type="currency" office:currency="ZAR" office:value="0" calcext:value-type="currency">
            <text:p>R 0</text:p>
          </table:table-cell>
          <table:table-cell/>
          <table:table-cell table:style-name="ce53" table:formula="of:=([.A29]-[.AA29])/1" office:value-type="currency" office:currency="ZAR" office:value="0" calcext:value-type="currency">
            <text:p>R 0</text:p>
          </table:table-cell>
          <table:table-cell table:style-name="ce53" table:formula="of:=([.B29]-[.AB29])/2" office:value-type="currency" office:currency="ZAR" office:value="0" calcext:value-type="currency">
            <text:p>R 0</text:p>
          </table:table-cell>
          <table:table-cell table:style-name="ce53" table:formula="of:=([.C29]-[.AC29])/3" office:value-type="currency" office:currency="ZAR" office:value="0" calcext:value-type="currency">
            <text:p>R 0</text:p>
          </table:table-cell>
          <table:table-cell table:style-name="ce53" table:formula="of:=([.D29]-[.AD29])/4" office:value-type="currency" office:currency="ZAR" office:value="0" calcext:value-type="currency">
            <text:p>R 0</text:p>
          </table:table-cell>
          <table:table-cell table:style-name="ce53" table:formula="of:=([.E29]-[.AE29])/5" office:value-type="currency" office:currency="ZAR" office:value="0" calcext:value-type="currency">
            <text:p>R 0</text:p>
          </table:table-cell>
          <table:table-cell table:style-name="ce53" table:formula="of:=([.F29]-[.AF29])/6" office:value-type="currency" office:currency="ZAR" office:value="0" calcext:value-type="currency">
            <text:p>R 0</text:p>
          </table:table-cell>
          <table:table-cell table:style-name="ce53" table:formula="of:=([.G29]-[.AG29])/7" office:value-type="currency" office:currency="ZAR" office:value="0" calcext:value-type="currency">
            <text:p>R 0</text:p>
          </table:table-cell>
          <table:table-cell table:style-name="ce53" table:formula="of:=([.H29]-[.AH29])/8" office:value-type="currency" office:currency="ZAR" office:value="0" calcext:value-type="currency">
            <text:p>R 0</text:p>
          </table:table-cell>
          <table:table-cell table:style-name="ce53" table:formula="of:=([.I29]-[.AI29])/9" office:value-type="currency" office:currency="ZAR" office:value="0" calcext:value-type="currency">
            <text:p>R 0</text:p>
          </table:table-cell>
          <table:table-cell table:style-name="ce5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58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0]*0.9" office:value-type="currency" office:currency="ZAR" office:value="0" calcext:value-type="currency">
            <text:p>R 0</text:p>
          </table:table-cell>
          <table:table-cell table:style-name="ce53" table:formula="of:=[.B30]*0.8" office:value-type="currency" office:currency="ZAR" office:value="0" calcext:value-type="currency">
            <text:p>R 0</text:p>
          </table:table-cell>
          <table:table-cell table:style-name="ce53" table:formula="of:=[.C30]*0.7" office:value-type="currency" office:currency="ZAR" office:value="0" calcext:value-type="currency">
            <text:p>R 0</text:p>
          </table:table-cell>
          <table:table-cell table:style-name="ce53" table:formula="of:=[.D30]*0.6" office:value-type="currency" office:currency="ZAR" office:value="0" calcext:value-type="currency">
            <text:p>R 0</text:p>
          </table:table-cell>
          <table:table-cell table:style-name="ce53" table:formula="of:=[.E30]*0.5" office:value-type="currency" office:currency="ZAR" office:value="0" calcext:value-type="currency">
            <text:p>R 0</text:p>
          </table:table-cell>
          <table:table-cell table:style-name="ce53" table:formula="of:=[.F30]*0.4" office:value-type="currency" office:currency="ZAR" office:value="0" calcext:value-type="currency">
            <text:p>R 0</text:p>
          </table:table-cell>
          <table:table-cell table:style-name="ce53" table:formula="of:=[.G30]*0.3" office:value-type="currency" office:currency="ZAR" office:value="0" calcext:value-type="currency">
            <text:p>R 0</text:p>
          </table:table-cell>
          <table:table-cell table:style-name="ce53" table:formula="of:=[.H30]*0.2" office:value-type="currency" office:currency="ZAR" office:value="0" calcext:value-type="currency">
            <text:p>R 0</text:p>
          </table:table-cell>
          <table:table-cell table:style-name="ce53" table:formula="of:=[.I30]*0.1" office:value-type="currency" office:currency="ZAR" office:value="0" calcext:value-type="currency">
            <text:p>R 0</text:p>
          </table:table-cell>
          <table:table-cell table:style-name="ce53" table:formula="of:=[.J30]*0" office:value-type="currency" office:currency="ZAR" office:value="0" calcext:value-type="currency">
            <text:p>R 0</text:p>
          </table:table-cell>
          <table:table-cell/>
          <table:table-cell table:style-name="ce5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0]" office:value-type="currency" office:currency="ZAR" office:value="0" calcext:value-type="currency">
            <text:p>R 0</text:p>
          </table:table-cell>
          <table:table-cell table:style-name="ce53" table:formula="of:=[.$Y$22]*[.M30]" office:value-type="currency" office:currency="ZAR" office:value="0" calcext:value-type="currency">
            <text:p>R 0</text:p>
          </table:table-cell>
          <table:table-cell table:style-name="ce53" table:formula="of:=[.$Y$22]*[.N30]" office:value-type="currency" office:currency="ZAR" office:value="0" calcext:value-type="currency">
            <text:p>R 0</text:p>
          </table:table-cell>
          <table:table-cell table:style-name="ce53" table:formula="of:=[.$Y$22]*[.O30]" office:value-type="currency" office:currency="ZAR" office:value="0" calcext:value-type="currency">
            <text:p>R 0</text:p>
          </table:table-cell>
          <table:table-cell table:style-name="ce53" table:formula="of:=[.$Y$22]*[.P30]" office:value-type="currency" office:currency="ZAR" office:value="0" calcext:value-type="currency">
            <text:p>R 0</text:p>
          </table:table-cell>
          <table:table-cell table:style-name="ce53" table:formula="of:=[.$Y$22]*[.Q30]" office:value-type="currency" office:currency="ZAR" office:value="0" calcext:value-type="currency">
            <text:p>R 0</text:p>
          </table:table-cell>
          <table:table-cell table:style-name="ce53" table:formula="of:=[.$Y$22]*[.R30]" office:value-type="currency" office:currency="ZAR" office:value="0" calcext:value-type="currency">
            <text:p>R 0</text:p>
          </table:table-cell>
          <table:table-cell table:style-name="ce53" table:formula="of:=[.$Y$22]*[.S30]" office:value-type="currency" office:currency="ZAR" office:value="0" calcext:value-type="currency">
            <text:p>R 0</text:p>
          </table:table-cell>
          <table:table-cell table:style-name="ce53" table:formula="of:=[.$Y$22]*[.T30]" office:value-type="currency" office:currency="ZAR" office:value="0" calcext:value-type="currency">
            <text:p>R 0</text:p>
          </table:table-cell>
          <table:table-cell table:style-name="ce53" table:formula="of:=[.$Y$22]*[.U30]" office:value-type="currency" office:currency="ZAR" office:value="0" calcext:value-type="currency">
            <text:p>R 0</text:p>
          </table:table-cell>
          <table:table-cell/>
          <table:table-cell table:style-name="ce53" table:formula="of:=([.A30]-[.AA30])/1" office:value-type="currency" office:currency="ZAR" office:value="0" calcext:value-type="currency">
            <text:p>R 0</text:p>
          </table:table-cell>
          <table:table-cell table:style-name="ce53" table:formula="of:=([.B30]-[.AB30])/2" office:value-type="currency" office:currency="ZAR" office:value="0" calcext:value-type="currency">
            <text:p>R 0</text:p>
          </table:table-cell>
          <table:table-cell table:style-name="ce53" table:formula="of:=([.C30]-[.AC30])/3" office:value-type="currency" office:currency="ZAR" office:value="0" calcext:value-type="currency">
            <text:p>R 0</text:p>
          </table:table-cell>
          <table:table-cell table:style-name="ce53" table:formula="of:=([.D30]-[.AD30])/4" office:value-type="currency" office:currency="ZAR" office:value="0" calcext:value-type="currency">
            <text:p>R 0</text:p>
          </table:table-cell>
          <table:table-cell table:style-name="ce53" table:formula="of:=([.E30]-[.AE30])/5" office:value-type="currency" office:currency="ZAR" office:value="0" calcext:value-type="currency">
            <text:p>R 0</text:p>
          </table:table-cell>
          <table:table-cell table:style-name="ce53" table:formula="of:=([.F30]-[.AF30])/6" office:value-type="currency" office:currency="ZAR" office:value="0" calcext:value-type="currency">
            <text:p>R 0</text:p>
          </table:table-cell>
          <table:table-cell table:style-name="ce53" table:formula="of:=([.G30]-[.AG30])/7" office:value-type="currency" office:currency="ZAR" office:value="0" calcext:value-type="currency">
            <text:p>R 0</text:p>
          </table:table-cell>
          <table:table-cell table:style-name="ce53" table:formula="of:=([.H30]-[.AH30])/8" office:value-type="currency" office:currency="ZAR" office:value="0" calcext:value-type="currency">
            <text:p>R 0</text:p>
          </table:table-cell>
          <table:table-cell table:style-name="ce53" table:formula="of:=([.I30]-[.AI30])/9" office:value-type="currency" office:currency="ZAR" office:value="0" calcext:value-type="currency">
            <text:p>R 0</text:p>
          </table:table-cell>
          <table:table-cell table:style-name="ce5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58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1]*0.9" office:value-type="currency" office:currency="ZAR" office:value="0" calcext:value-type="currency">
            <text:p>R 0</text:p>
          </table:table-cell>
          <table:table-cell table:style-name="ce53" table:formula="of:=[.B31]*0.8" office:value-type="currency" office:currency="ZAR" office:value="0" calcext:value-type="currency">
            <text:p>R 0</text:p>
          </table:table-cell>
          <table:table-cell table:style-name="ce53" table:formula="of:=[.C31]*0.7" office:value-type="currency" office:currency="ZAR" office:value="0" calcext:value-type="currency">
            <text:p>R 0</text:p>
          </table:table-cell>
          <table:table-cell table:style-name="ce53" table:formula="of:=[.D31]*0.6" office:value-type="currency" office:currency="ZAR" office:value="0" calcext:value-type="currency">
            <text:p>R 0</text:p>
          </table:table-cell>
          <table:table-cell table:style-name="ce53" table:formula="of:=[.E31]*0.5" office:value-type="currency" office:currency="ZAR" office:value="0" calcext:value-type="currency">
            <text:p>R 0</text:p>
          </table:table-cell>
          <table:table-cell table:style-name="ce53" table:formula="of:=[.F31]*0.4" office:value-type="currency" office:currency="ZAR" office:value="0" calcext:value-type="currency">
            <text:p>R 0</text:p>
          </table:table-cell>
          <table:table-cell table:style-name="ce53" table:formula="of:=[.G31]*0.3" office:value-type="currency" office:currency="ZAR" office:value="0" calcext:value-type="currency">
            <text:p>R 0</text:p>
          </table:table-cell>
          <table:table-cell table:style-name="ce53" table:formula="of:=[.H31]*0.2" office:value-type="currency" office:currency="ZAR" office:value="0" calcext:value-type="currency">
            <text:p>R 0</text:p>
          </table:table-cell>
          <table:table-cell table:style-name="ce53" table:formula="of:=[.I31]*0.1" office:value-type="currency" office:currency="ZAR" office:value="0" calcext:value-type="currency">
            <text:p>R 0</text:p>
          </table:table-cell>
          <table:table-cell table:style-name="ce53" table:formula="of:=[.J31]*0" office:value-type="currency" office:currency="ZAR" office:value="0" calcext:value-type="currency">
            <text:p>R 0</text:p>
          </table:table-cell>
          <table:table-cell/>
          <table:table-cell table:style-name="ce5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1]" office:value-type="currency" office:currency="ZAR" office:value="0" calcext:value-type="currency">
            <text:p>R 0</text:p>
          </table:table-cell>
          <table:table-cell table:style-name="ce53" table:formula="of:=[.$Y$22]*[.M31]" office:value-type="currency" office:currency="ZAR" office:value="0" calcext:value-type="currency">
            <text:p>R 0</text:p>
          </table:table-cell>
          <table:table-cell table:style-name="ce53" table:formula="of:=[.$Y$22]*[.N31]" office:value-type="currency" office:currency="ZAR" office:value="0" calcext:value-type="currency">
            <text:p>R 0</text:p>
          </table:table-cell>
          <table:table-cell table:style-name="ce53" table:formula="of:=[.$Y$22]*[.O31]" office:value-type="currency" office:currency="ZAR" office:value="0" calcext:value-type="currency">
            <text:p>R 0</text:p>
          </table:table-cell>
          <table:table-cell table:style-name="ce53" table:formula="of:=[.$Y$22]*[.P31]" office:value-type="currency" office:currency="ZAR" office:value="0" calcext:value-type="currency">
            <text:p>R 0</text:p>
          </table:table-cell>
          <table:table-cell table:style-name="ce53" table:formula="of:=[.$Y$22]*[.Q31]" office:value-type="currency" office:currency="ZAR" office:value="0" calcext:value-type="currency">
            <text:p>R 0</text:p>
          </table:table-cell>
          <table:table-cell table:style-name="ce53" table:formula="of:=[.$Y$22]*[.R31]" office:value-type="currency" office:currency="ZAR" office:value="0" calcext:value-type="currency">
            <text:p>R 0</text:p>
          </table:table-cell>
          <table:table-cell table:style-name="ce53" table:formula="of:=[.$Y$22]*[.S31]" office:value-type="currency" office:currency="ZAR" office:value="0" calcext:value-type="currency">
            <text:p>R 0</text:p>
          </table:table-cell>
          <table:table-cell table:style-name="ce53" table:formula="of:=[.$Y$22]*[.T31]" office:value-type="currency" office:currency="ZAR" office:value="0" calcext:value-type="currency">
            <text:p>R 0</text:p>
          </table:table-cell>
          <table:table-cell table:style-name="ce53" table:formula="of:=[.$Y$22]*[.U31]" office:value-type="currency" office:currency="ZAR" office:value="0" calcext:value-type="currency">
            <text:p>R 0</text:p>
          </table:table-cell>
          <table:table-cell/>
          <table:table-cell table:style-name="ce53" table:formula="of:=([.A31]-[.AA31])/1" office:value-type="currency" office:currency="ZAR" office:value="0" calcext:value-type="currency">
            <text:p>R 0</text:p>
          </table:table-cell>
          <table:table-cell table:style-name="ce53" table:formula="of:=([.B31]-[.AB31])/2" office:value-type="currency" office:currency="ZAR" office:value="0" calcext:value-type="currency">
            <text:p>R 0</text:p>
          </table:table-cell>
          <table:table-cell table:style-name="ce53" table:formula="of:=([.C31]-[.AC31])/3" office:value-type="currency" office:currency="ZAR" office:value="0" calcext:value-type="currency">
            <text:p>R 0</text:p>
          </table:table-cell>
          <table:table-cell table:style-name="ce53" table:formula="of:=([.D31]-[.AD31])/4" office:value-type="currency" office:currency="ZAR" office:value="0" calcext:value-type="currency">
            <text:p>R 0</text:p>
          </table:table-cell>
          <table:table-cell table:style-name="ce53" table:formula="of:=([.E31]-[.AE31])/5" office:value-type="currency" office:currency="ZAR" office:value="0" calcext:value-type="currency">
            <text:p>R 0</text:p>
          </table:table-cell>
          <table:table-cell table:style-name="ce53" table:formula="of:=([.F31]-[.AF31])/6" office:value-type="currency" office:currency="ZAR" office:value="0" calcext:value-type="currency">
            <text:p>R 0</text:p>
          </table:table-cell>
          <table:table-cell table:style-name="ce53" table:formula="of:=([.G31]-[.AG31])/7" office:value-type="currency" office:currency="ZAR" office:value="0" calcext:value-type="currency">
            <text:p>R 0</text:p>
          </table:table-cell>
          <table:table-cell table:style-name="ce53" table:formula="of:=([.H31]-[.AH31])/8" office:value-type="currency" office:currency="ZAR" office:value="0" calcext:value-type="currency">
            <text:p>R 0</text:p>
          </table:table-cell>
          <table:table-cell table:style-name="ce53" table:formula="of:=([.I31]-[.AI31])/9" office:value-type="currency" office:currency="ZAR" office:value="0" calcext:value-type="currency">
            <text:p>R 0</text:p>
          </table:table-cell>
          <table:table-cell table:style-name="ce5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58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2]*0.9" office:value-type="currency" office:currency="ZAR" office:value="0" calcext:value-type="currency">
            <text:p>R 0</text:p>
          </table:table-cell>
          <table:table-cell table:style-name="ce53" table:formula="of:=[.B32]*0.8" office:value-type="currency" office:currency="ZAR" office:value="0" calcext:value-type="currency">
            <text:p>R 0</text:p>
          </table:table-cell>
          <table:table-cell table:style-name="ce53" table:formula="of:=[.C32]*0.7" office:value-type="currency" office:currency="ZAR" office:value="0" calcext:value-type="currency">
            <text:p>R 0</text:p>
          </table:table-cell>
          <table:table-cell table:style-name="ce53" table:formula="of:=[.D32]*0.6" office:value-type="currency" office:currency="ZAR" office:value="0" calcext:value-type="currency">
            <text:p>R 0</text:p>
          </table:table-cell>
          <table:table-cell table:style-name="ce53" table:formula="of:=[.E32]*0.5" office:value-type="currency" office:currency="ZAR" office:value="0" calcext:value-type="currency">
            <text:p>R 0</text:p>
          </table:table-cell>
          <table:table-cell table:style-name="ce53" table:formula="of:=[.F32]*0.4" office:value-type="currency" office:currency="ZAR" office:value="0" calcext:value-type="currency">
            <text:p>R 0</text:p>
          </table:table-cell>
          <table:table-cell table:style-name="ce53" table:formula="of:=[.G32]*0.3" office:value-type="currency" office:currency="ZAR" office:value="0" calcext:value-type="currency">
            <text:p>R 0</text:p>
          </table:table-cell>
          <table:table-cell table:style-name="ce53" table:formula="of:=[.H32]*0.2" office:value-type="currency" office:currency="ZAR" office:value="0" calcext:value-type="currency">
            <text:p>R 0</text:p>
          </table:table-cell>
          <table:table-cell table:style-name="ce53" table:formula="of:=[.I32]*0.1" office:value-type="currency" office:currency="ZAR" office:value="0" calcext:value-type="currency">
            <text:p>R 0</text:p>
          </table:table-cell>
          <table:table-cell table:style-name="ce53" table:formula="of:=[.J32]*0" office:value-type="currency" office:currency="ZAR" office:value="0" calcext:value-type="currency">
            <text:p>R 0</text:p>
          </table:table-cell>
          <table:table-cell/>
          <table:table-cell table:style-name="ce5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2]" office:value-type="currency" office:currency="ZAR" office:value="0" calcext:value-type="currency">
            <text:p>R 0</text:p>
          </table:table-cell>
          <table:table-cell table:style-name="ce53" table:formula="of:=[.$Y$22]*[.M32]" office:value-type="currency" office:currency="ZAR" office:value="0" calcext:value-type="currency">
            <text:p>R 0</text:p>
          </table:table-cell>
          <table:table-cell table:style-name="ce53" table:formula="of:=[.$Y$22]*[.N32]" office:value-type="currency" office:currency="ZAR" office:value="0" calcext:value-type="currency">
            <text:p>R 0</text:p>
          </table:table-cell>
          <table:table-cell table:style-name="ce53" table:formula="of:=[.$Y$22]*[.O32]" office:value-type="currency" office:currency="ZAR" office:value="0" calcext:value-type="currency">
            <text:p>R 0</text:p>
          </table:table-cell>
          <table:table-cell table:style-name="ce53" table:formula="of:=[.$Y$22]*[.P32]" office:value-type="currency" office:currency="ZAR" office:value="0" calcext:value-type="currency">
            <text:p>R 0</text:p>
          </table:table-cell>
          <table:table-cell table:style-name="ce53" table:formula="of:=[.$Y$22]*[.Q32]" office:value-type="currency" office:currency="ZAR" office:value="0" calcext:value-type="currency">
            <text:p>R 0</text:p>
          </table:table-cell>
          <table:table-cell table:style-name="ce53" table:formula="of:=[.$Y$22]*[.R32]" office:value-type="currency" office:currency="ZAR" office:value="0" calcext:value-type="currency">
            <text:p>R 0</text:p>
          </table:table-cell>
          <table:table-cell table:style-name="ce53" table:formula="of:=[.$Y$22]*[.S32]" office:value-type="currency" office:currency="ZAR" office:value="0" calcext:value-type="currency">
            <text:p>R 0</text:p>
          </table:table-cell>
          <table:table-cell table:style-name="ce53" table:formula="of:=[.$Y$22]*[.T32]" office:value-type="currency" office:currency="ZAR" office:value="0" calcext:value-type="currency">
            <text:p>R 0</text:p>
          </table:table-cell>
          <table:table-cell table:style-name="ce53" table:formula="of:=[.$Y$22]*[.U32]" office:value-type="currency" office:currency="ZAR" office:value="0" calcext:value-type="currency">
            <text:p>R 0</text:p>
          </table:table-cell>
          <table:table-cell/>
          <table:table-cell table:style-name="ce53" table:formula="of:=([.A32]-[.AA32])/1" office:value-type="currency" office:currency="ZAR" office:value="0" calcext:value-type="currency">
            <text:p>R 0</text:p>
          </table:table-cell>
          <table:table-cell table:style-name="ce53" table:formula="of:=([.B32]-[.AB32])/2" office:value-type="currency" office:currency="ZAR" office:value="0" calcext:value-type="currency">
            <text:p>R 0</text:p>
          </table:table-cell>
          <table:table-cell table:style-name="ce53" table:formula="of:=([.C32]-[.AC32])/3" office:value-type="currency" office:currency="ZAR" office:value="0" calcext:value-type="currency">
            <text:p>R 0</text:p>
          </table:table-cell>
          <table:table-cell table:style-name="ce53" table:formula="of:=([.D32]-[.AD32])/4" office:value-type="currency" office:currency="ZAR" office:value="0" calcext:value-type="currency">
            <text:p>R 0</text:p>
          </table:table-cell>
          <table:table-cell table:style-name="ce53" table:formula="of:=([.E32]-[.AE32])/5" office:value-type="currency" office:currency="ZAR" office:value="0" calcext:value-type="currency">
            <text:p>R 0</text:p>
          </table:table-cell>
          <table:table-cell table:style-name="ce53" table:formula="of:=([.F32]-[.AF32])/6" office:value-type="currency" office:currency="ZAR" office:value="0" calcext:value-type="currency">
            <text:p>R 0</text:p>
          </table:table-cell>
          <table:table-cell table:style-name="ce53" table:formula="of:=([.G32]-[.AG32])/7" office:value-type="currency" office:currency="ZAR" office:value="0" calcext:value-type="currency">
            <text:p>R 0</text:p>
          </table:table-cell>
          <table:table-cell table:style-name="ce53" table:formula="of:=([.H32]-[.AH32])/8" office:value-type="currency" office:currency="ZAR" office:value="0" calcext:value-type="currency">
            <text:p>R 0</text:p>
          </table:table-cell>
          <table:table-cell table:style-name="ce53" table:formula="of:=([.I32]-[.AI32])/9" office:value-type="currency" office:currency="ZAR" office:value="0" calcext:value-type="currency">
            <text:p>R 0</text:p>
          </table:table-cell>
          <table:table-cell table:style-name="ce5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58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3]*0.9" office:value-type="currency" office:currency="ZAR" office:value="0" calcext:value-type="currency">
            <text:p>R 0</text:p>
          </table:table-cell>
          <table:table-cell table:style-name="ce53" table:formula="of:=[.B33]*0.8" office:value-type="currency" office:currency="ZAR" office:value="0" calcext:value-type="currency">
            <text:p>R 0</text:p>
          </table:table-cell>
          <table:table-cell table:style-name="ce53" table:formula="of:=[.C33]*0.7" office:value-type="currency" office:currency="ZAR" office:value="0" calcext:value-type="currency">
            <text:p>R 0</text:p>
          </table:table-cell>
          <table:table-cell table:style-name="ce53" table:formula="of:=[.D33]*0.6" office:value-type="currency" office:currency="ZAR" office:value="0" calcext:value-type="currency">
            <text:p>R 0</text:p>
          </table:table-cell>
          <table:table-cell table:style-name="ce53" table:formula="of:=[.E33]*0.5" office:value-type="currency" office:currency="ZAR" office:value="0" calcext:value-type="currency">
            <text:p>R 0</text:p>
          </table:table-cell>
          <table:table-cell table:style-name="ce53" table:formula="of:=[.F33]*0.4" office:value-type="currency" office:currency="ZAR" office:value="0" calcext:value-type="currency">
            <text:p>R 0</text:p>
          </table:table-cell>
          <table:table-cell table:style-name="ce53" table:formula="of:=[.G33]*0.3" office:value-type="currency" office:currency="ZAR" office:value="0" calcext:value-type="currency">
            <text:p>R 0</text:p>
          </table:table-cell>
          <table:table-cell table:style-name="ce53" table:formula="of:=[.H33]*0.2" office:value-type="currency" office:currency="ZAR" office:value="0" calcext:value-type="currency">
            <text:p>R 0</text:p>
          </table:table-cell>
          <table:table-cell table:style-name="ce53" table:formula="of:=[.I33]*0.1" office:value-type="currency" office:currency="ZAR" office:value="0" calcext:value-type="currency">
            <text:p>R 0</text:p>
          </table:table-cell>
          <table:table-cell table:style-name="ce53" table:formula="of:=[.J33]*0" office:value-type="currency" office:currency="ZAR" office:value="0" calcext:value-type="currency">
            <text:p>R 0</text:p>
          </table:table-cell>
          <table:table-cell/>
          <table:table-cell table:style-name="ce5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3]" office:value-type="currency" office:currency="ZAR" office:value="0" calcext:value-type="currency">
            <text:p>R 0</text:p>
          </table:table-cell>
          <table:table-cell table:style-name="ce53" table:formula="of:=[.$Y$22]*[.M33]" office:value-type="currency" office:currency="ZAR" office:value="0" calcext:value-type="currency">
            <text:p>R 0</text:p>
          </table:table-cell>
          <table:table-cell table:style-name="ce53" table:formula="of:=[.$Y$22]*[.N33]" office:value-type="currency" office:currency="ZAR" office:value="0" calcext:value-type="currency">
            <text:p>R 0</text:p>
          </table:table-cell>
          <table:table-cell table:style-name="ce53" table:formula="of:=[.$Y$22]*[.O33]" office:value-type="currency" office:currency="ZAR" office:value="0" calcext:value-type="currency">
            <text:p>R 0</text:p>
          </table:table-cell>
          <table:table-cell table:style-name="ce53" table:formula="of:=[.$Y$22]*[.P33]" office:value-type="currency" office:currency="ZAR" office:value="0" calcext:value-type="currency">
            <text:p>R 0</text:p>
          </table:table-cell>
          <table:table-cell table:style-name="ce53" table:formula="of:=[.$Y$22]*[.Q33]" office:value-type="currency" office:currency="ZAR" office:value="0" calcext:value-type="currency">
            <text:p>R 0</text:p>
          </table:table-cell>
          <table:table-cell table:style-name="ce53" table:formula="of:=[.$Y$22]*[.R33]" office:value-type="currency" office:currency="ZAR" office:value="0" calcext:value-type="currency">
            <text:p>R 0</text:p>
          </table:table-cell>
          <table:table-cell table:style-name="ce53" table:formula="of:=[.$Y$22]*[.S33]" office:value-type="currency" office:currency="ZAR" office:value="0" calcext:value-type="currency">
            <text:p>R 0</text:p>
          </table:table-cell>
          <table:table-cell table:style-name="ce53" table:formula="of:=[.$Y$22]*[.T33]" office:value-type="currency" office:currency="ZAR" office:value="0" calcext:value-type="currency">
            <text:p>R 0</text:p>
          </table:table-cell>
          <table:table-cell table:style-name="ce53" table:formula="of:=[.$Y$22]*[.U33]" office:value-type="currency" office:currency="ZAR" office:value="0" calcext:value-type="currency">
            <text:p>R 0</text:p>
          </table:table-cell>
          <table:table-cell/>
          <table:table-cell table:style-name="ce53" table:formula="of:=([.A33]-[.AA33])/1" office:value-type="currency" office:currency="ZAR" office:value="0" calcext:value-type="currency">
            <text:p>R 0</text:p>
          </table:table-cell>
          <table:table-cell table:style-name="ce53" table:formula="of:=([.B33]-[.AB33])/2" office:value-type="currency" office:currency="ZAR" office:value="0" calcext:value-type="currency">
            <text:p>R 0</text:p>
          </table:table-cell>
          <table:table-cell table:style-name="ce53" table:formula="of:=([.C33]-[.AC33])/3" office:value-type="currency" office:currency="ZAR" office:value="0" calcext:value-type="currency">
            <text:p>R 0</text:p>
          </table:table-cell>
          <table:table-cell table:style-name="ce53" table:formula="of:=([.D33]-[.AD33])/4" office:value-type="currency" office:currency="ZAR" office:value="0" calcext:value-type="currency">
            <text:p>R 0</text:p>
          </table:table-cell>
          <table:table-cell table:style-name="ce53" table:formula="of:=([.E33]-[.AE33])/5" office:value-type="currency" office:currency="ZAR" office:value="0" calcext:value-type="currency">
            <text:p>R 0</text:p>
          </table:table-cell>
          <table:table-cell table:style-name="ce53" table:formula="of:=([.F33]-[.AF33])/6" office:value-type="currency" office:currency="ZAR" office:value="0" calcext:value-type="currency">
            <text:p>R 0</text:p>
          </table:table-cell>
          <table:table-cell table:style-name="ce53" table:formula="of:=([.G33]-[.AG33])/7" office:value-type="currency" office:currency="ZAR" office:value="0" calcext:value-type="currency">
            <text:p>R 0</text:p>
          </table:table-cell>
          <table:table-cell table:style-name="ce53" table:formula="of:=([.H33]-[.AH33])/8" office:value-type="currency" office:currency="ZAR" office:value="0" calcext:value-type="currency">
            <text:p>R 0</text:p>
          </table:table-cell>
          <table:table-cell table:style-name="ce53" table:formula="of:=([.I33]-[.AI33])/9" office:value-type="currency" office:currency="ZAR" office:value="0" calcext:value-type="currency">
            <text:p>R 0</text:p>
          </table:table-cell>
          <table:table-cell table:style-name="ce5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58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4]*0.9" office:value-type="currency" office:currency="ZAR" office:value="0" calcext:value-type="currency">
            <text:p>R 0</text:p>
          </table:table-cell>
          <table:table-cell table:style-name="ce53" table:formula="of:=[.B34]*0.8" office:value-type="currency" office:currency="ZAR" office:value="0" calcext:value-type="currency">
            <text:p>R 0</text:p>
          </table:table-cell>
          <table:table-cell table:style-name="ce53" table:formula="of:=[.C34]*0.7" office:value-type="currency" office:currency="ZAR" office:value="0" calcext:value-type="currency">
            <text:p>R 0</text:p>
          </table:table-cell>
          <table:table-cell table:style-name="ce53" table:formula="of:=[.D34]*0.6" office:value-type="currency" office:currency="ZAR" office:value="0" calcext:value-type="currency">
            <text:p>R 0</text:p>
          </table:table-cell>
          <table:table-cell table:style-name="ce53" table:formula="of:=[.E34]*0.5" office:value-type="currency" office:currency="ZAR" office:value="0" calcext:value-type="currency">
            <text:p>R 0</text:p>
          </table:table-cell>
          <table:table-cell table:style-name="ce53" table:formula="of:=[.F34]*0.4" office:value-type="currency" office:currency="ZAR" office:value="0" calcext:value-type="currency">
            <text:p>R 0</text:p>
          </table:table-cell>
          <table:table-cell table:style-name="ce53" table:formula="of:=[.G34]*0.3" office:value-type="currency" office:currency="ZAR" office:value="0" calcext:value-type="currency">
            <text:p>R 0</text:p>
          </table:table-cell>
          <table:table-cell table:style-name="ce53" table:formula="of:=[.H34]*0.2" office:value-type="currency" office:currency="ZAR" office:value="0" calcext:value-type="currency">
            <text:p>R 0</text:p>
          </table:table-cell>
          <table:table-cell table:style-name="ce53" table:formula="of:=[.I34]*0.1" office:value-type="currency" office:currency="ZAR" office:value="0" calcext:value-type="currency">
            <text:p>R 0</text:p>
          </table:table-cell>
          <table:table-cell table:style-name="ce53" table:formula="of:=[.J34]*0" office:value-type="currency" office:currency="ZAR" office:value="0" calcext:value-type="currency">
            <text:p>R 0</text:p>
          </table:table-cell>
          <table:table-cell/>
          <table:table-cell table:style-name="ce5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4]" office:value-type="currency" office:currency="ZAR" office:value="0" calcext:value-type="currency">
            <text:p>R 0</text:p>
          </table:table-cell>
          <table:table-cell table:style-name="ce53" table:formula="of:=[.$Y$22]*[.M34]" office:value-type="currency" office:currency="ZAR" office:value="0" calcext:value-type="currency">
            <text:p>R 0</text:p>
          </table:table-cell>
          <table:table-cell table:style-name="ce53" table:formula="of:=[.$Y$22]*[.N34]" office:value-type="currency" office:currency="ZAR" office:value="0" calcext:value-type="currency">
            <text:p>R 0</text:p>
          </table:table-cell>
          <table:table-cell table:style-name="ce53" table:formula="of:=[.$Y$22]*[.O34]" office:value-type="currency" office:currency="ZAR" office:value="0" calcext:value-type="currency">
            <text:p>R 0</text:p>
          </table:table-cell>
          <table:table-cell table:style-name="ce53" table:formula="of:=[.$Y$22]*[.P34]" office:value-type="currency" office:currency="ZAR" office:value="0" calcext:value-type="currency">
            <text:p>R 0</text:p>
          </table:table-cell>
          <table:table-cell table:style-name="ce53" table:formula="of:=[.$Y$22]*[.Q34]" office:value-type="currency" office:currency="ZAR" office:value="0" calcext:value-type="currency">
            <text:p>R 0</text:p>
          </table:table-cell>
          <table:table-cell table:style-name="ce53" table:formula="of:=[.$Y$22]*[.R34]" office:value-type="currency" office:currency="ZAR" office:value="0" calcext:value-type="currency">
            <text:p>R 0</text:p>
          </table:table-cell>
          <table:table-cell table:style-name="ce53" table:formula="of:=[.$Y$22]*[.S34]" office:value-type="currency" office:currency="ZAR" office:value="0" calcext:value-type="currency">
            <text:p>R 0</text:p>
          </table:table-cell>
          <table:table-cell table:style-name="ce53" table:formula="of:=[.$Y$22]*[.T34]" office:value-type="currency" office:currency="ZAR" office:value="0" calcext:value-type="currency">
            <text:p>R 0</text:p>
          </table:table-cell>
          <table:table-cell table:style-name="ce53" table:formula="of:=[.$Y$22]*[.U34]" office:value-type="currency" office:currency="ZAR" office:value="0" calcext:value-type="currency">
            <text:p>R 0</text:p>
          </table:table-cell>
          <table:table-cell/>
          <table:table-cell table:style-name="ce53" table:formula="of:=([.A34]-[.AA34])/1" office:value-type="currency" office:currency="ZAR" office:value="0" calcext:value-type="currency">
            <text:p>R 0</text:p>
          </table:table-cell>
          <table:table-cell table:style-name="ce53" table:formula="of:=([.B34]-[.AB34])/2" office:value-type="currency" office:currency="ZAR" office:value="0" calcext:value-type="currency">
            <text:p>R 0</text:p>
          </table:table-cell>
          <table:table-cell table:style-name="ce53" table:formula="of:=([.C34]-[.AC34])/3" office:value-type="currency" office:currency="ZAR" office:value="0" calcext:value-type="currency">
            <text:p>R 0</text:p>
          </table:table-cell>
          <table:table-cell table:style-name="ce53" table:formula="of:=([.D34]-[.AD34])/4" office:value-type="currency" office:currency="ZAR" office:value="0" calcext:value-type="currency">
            <text:p>R 0</text:p>
          </table:table-cell>
          <table:table-cell table:style-name="ce53" table:formula="of:=([.E34]-[.AE34])/5" office:value-type="currency" office:currency="ZAR" office:value="0" calcext:value-type="currency">
            <text:p>R 0</text:p>
          </table:table-cell>
          <table:table-cell table:style-name="ce53" table:formula="of:=([.F34]-[.AF34])/6" office:value-type="currency" office:currency="ZAR" office:value="0" calcext:value-type="currency">
            <text:p>R 0</text:p>
          </table:table-cell>
          <table:table-cell table:style-name="ce53" table:formula="of:=([.G34]-[.AG34])/7" office:value-type="currency" office:currency="ZAR" office:value="0" calcext:value-type="currency">
            <text:p>R 0</text:p>
          </table:table-cell>
          <table:table-cell table:style-name="ce53" table:formula="of:=([.H34]-[.AH34])/8" office:value-type="currency" office:currency="ZAR" office:value="0" calcext:value-type="currency">
            <text:p>R 0</text:p>
          </table:table-cell>
          <table:table-cell table:style-name="ce53" table:formula="of:=([.I34]-[.AI34])/9" office:value-type="currency" office:currency="ZAR" office:value="0" calcext:value-type="currency">
            <text:p>R 0</text:p>
          </table:table-cell>
          <table:table-cell table:style-name="ce5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58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5]*0.9" office:value-type="currency" office:currency="ZAR" office:value="0" calcext:value-type="currency">
            <text:p>R 0</text:p>
          </table:table-cell>
          <table:table-cell table:style-name="ce53" table:formula="of:=[.B35]*0.8" office:value-type="currency" office:currency="ZAR" office:value="0" calcext:value-type="currency">
            <text:p>R 0</text:p>
          </table:table-cell>
          <table:table-cell table:style-name="ce53" table:formula="of:=[.C35]*0.7" office:value-type="currency" office:currency="ZAR" office:value="0" calcext:value-type="currency">
            <text:p>R 0</text:p>
          </table:table-cell>
          <table:table-cell table:style-name="ce53" table:formula="of:=[.D35]*0.6" office:value-type="currency" office:currency="ZAR" office:value="0" calcext:value-type="currency">
            <text:p>R 0</text:p>
          </table:table-cell>
          <table:table-cell table:style-name="ce53" table:formula="of:=[.E35]*0.5" office:value-type="currency" office:currency="ZAR" office:value="0" calcext:value-type="currency">
            <text:p>R 0</text:p>
          </table:table-cell>
          <table:table-cell table:style-name="ce53" table:formula="of:=[.F35]*0.4" office:value-type="currency" office:currency="ZAR" office:value="0" calcext:value-type="currency">
            <text:p>R 0</text:p>
          </table:table-cell>
          <table:table-cell table:style-name="ce53" table:formula="of:=[.G35]*0.3" office:value-type="currency" office:currency="ZAR" office:value="0" calcext:value-type="currency">
            <text:p>R 0</text:p>
          </table:table-cell>
          <table:table-cell table:style-name="ce53" table:formula="of:=[.H35]*0.2" office:value-type="currency" office:currency="ZAR" office:value="0" calcext:value-type="currency">
            <text:p>R 0</text:p>
          </table:table-cell>
          <table:table-cell table:style-name="ce53" table:formula="of:=[.I35]*0.1" office:value-type="currency" office:currency="ZAR" office:value="0" calcext:value-type="currency">
            <text:p>R 0</text:p>
          </table:table-cell>
          <table:table-cell table:style-name="ce53" table:formula="of:=[.J35]*0" office:value-type="currency" office:currency="ZAR" office:value="0" calcext:value-type="currency">
            <text:p>R 0</text:p>
          </table:table-cell>
          <table:table-cell/>
          <table:table-cell table:style-name="ce53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5]" office:value-type="currency" office:currency="ZAR" office:value="0" calcext:value-type="currency">
            <text:p>R 0</text:p>
          </table:table-cell>
          <table:table-cell table:style-name="ce53" table:formula="of:=[.$Y$22]*[.M35]" office:value-type="currency" office:currency="ZAR" office:value="0" calcext:value-type="currency">
            <text:p>R 0</text:p>
          </table:table-cell>
          <table:table-cell table:style-name="ce53" table:formula="of:=[.$Y$22]*[.N35]" office:value-type="currency" office:currency="ZAR" office:value="0" calcext:value-type="currency">
            <text:p>R 0</text:p>
          </table:table-cell>
          <table:table-cell table:style-name="ce53" table:formula="of:=[.$Y$22]*[.O35]" office:value-type="currency" office:currency="ZAR" office:value="0" calcext:value-type="currency">
            <text:p>R 0</text:p>
          </table:table-cell>
          <table:table-cell table:style-name="ce53" table:formula="of:=[.$Y$22]*[.P35]" office:value-type="currency" office:currency="ZAR" office:value="0" calcext:value-type="currency">
            <text:p>R 0</text:p>
          </table:table-cell>
          <table:table-cell table:style-name="ce53" table:formula="of:=[.$Y$22]*[.Q35]" office:value-type="currency" office:currency="ZAR" office:value="0" calcext:value-type="currency">
            <text:p>R 0</text:p>
          </table:table-cell>
          <table:table-cell table:style-name="ce53" table:formula="of:=[.$Y$22]*[.R35]" office:value-type="currency" office:currency="ZAR" office:value="0" calcext:value-type="currency">
            <text:p>R 0</text:p>
          </table:table-cell>
          <table:table-cell table:style-name="ce53" table:formula="of:=[.$Y$22]*[.S35]" office:value-type="currency" office:currency="ZAR" office:value="0" calcext:value-type="currency">
            <text:p>R 0</text:p>
          </table:table-cell>
          <table:table-cell table:style-name="ce53" table:formula="of:=[.$Y$22]*[.T35]" office:value-type="currency" office:currency="ZAR" office:value="0" calcext:value-type="currency">
            <text:p>R 0</text:p>
          </table:table-cell>
          <table:table-cell table:style-name="ce53" table:formula="of:=[.$Y$22]*[.U35]" office:value-type="currency" office:currency="ZAR" office:value="0" calcext:value-type="currency">
            <text:p>R 0</text:p>
          </table:table-cell>
          <table:table-cell/>
          <table:table-cell table:style-name="ce53" table:formula="of:=([.A35]-[.AA35])/1" office:value-type="currency" office:currency="ZAR" office:value="0" calcext:value-type="currency">
            <text:p>R 0</text:p>
          </table:table-cell>
          <table:table-cell table:style-name="ce53" table:formula="of:=([.B35]-[.AB35])/2" office:value-type="currency" office:currency="ZAR" office:value="0" calcext:value-type="currency">
            <text:p>R 0</text:p>
          </table:table-cell>
          <table:table-cell table:style-name="ce53" table:formula="of:=([.C35]-[.AC35])/3" office:value-type="currency" office:currency="ZAR" office:value="0" calcext:value-type="currency">
            <text:p>R 0</text:p>
          </table:table-cell>
          <table:table-cell table:style-name="ce53" table:formula="of:=([.D35]-[.AD35])/4" office:value-type="currency" office:currency="ZAR" office:value="0" calcext:value-type="currency">
            <text:p>R 0</text:p>
          </table:table-cell>
          <table:table-cell table:style-name="ce53" table:formula="of:=([.E35]-[.AE35])/5" office:value-type="currency" office:currency="ZAR" office:value="0" calcext:value-type="currency">
            <text:p>R 0</text:p>
          </table:table-cell>
          <table:table-cell table:style-name="ce53" table:formula="of:=([.F35]-[.AF35])/6" office:value-type="currency" office:currency="ZAR" office:value="0" calcext:value-type="currency">
            <text:p>R 0</text:p>
          </table:table-cell>
          <table:table-cell table:style-name="ce53" table:formula="of:=([.G35]-[.AG35])/7" office:value-type="currency" office:currency="ZAR" office:value="0" calcext:value-type="currency">
            <text:p>R 0</text:p>
          </table:table-cell>
          <table:table-cell table:style-name="ce53" table:formula="of:=([.H35]-[.AH35])/8" office:value-type="currency" office:currency="ZAR" office:value="0" calcext:value-type="currency">
            <text:p>R 0</text:p>
          </table:table-cell>
          <table:table-cell table:style-name="ce53" table:formula="of:=([.I35]-[.AI35])/9" office:value-type="currency" office:currency="ZAR" office:value="0" calcext:value-type="currency">
            <text:p>R 0</text:p>
          </table:table-cell>
          <table:table-cell table:style-name="ce5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58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6]*0.9" office:value-type="currency" office:currency="ZAR" office:value="0" calcext:value-type="currency">
            <text:p>R 0</text:p>
          </table:table-cell>
          <table:table-cell table:style-name="ce53" table:formula="of:=[.B36]*0.8" office:value-type="currency" office:currency="ZAR" office:value="0" calcext:value-type="currency">
            <text:p>R 0</text:p>
          </table:table-cell>
          <table:table-cell table:style-name="ce53" table:formula="of:=[.C36]*0.7" office:value-type="currency" office:currency="ZAR" office:value="0" calcext:value-type="currency">
            <text:p>R 0</text:p>
          </table:table-cell>
          <table:table-cell table:style-name="ce53" table:formula="of:=[.D36]*0.6" office:value-type="currency" office:currency="ZAR" office:value="0" calcext:value-type="currency">
            <text:p>R 0</text:p>
          </table:table-cell>
          <table:table-cell table:style-name="ce53" table:formula="of:=[.E36]*0.5" office:value-type="currency" office:currency="ZAR" office:value="0" calcext:value-type="currency">
            <text:p>R 0</text:p>
          </table:table-cell>
          <table:table-cell table:style-name="ce53" table:formula="of:=[.F36]*0.4" office:value-type="currency" office:currency="ZAR" office:value="0" calcext:value-type="currency">
            <text:p>R 0</text:p>
          </table:table-cell>
          <table:table-cell table:style-name="ce53" table:formula="of:=[.G36]*0.3" office:value-type="currency" office:currency="ZAR" office:value="0" calcext:value-type="currency">
            <text:p>R 0</text:p>
          </table:table-cell>
          <table:table-cell table:style-name="ce53" table:formula="of:=[.H36]*0.2" office:value-type="currency" office:currency="ZAR" office:value="0" calcext:value-type="currency">
            <text:p>R 0</text:p>
          </table:table-cell>
          <table:table-cell table:style-name="ce53" table:formula="of:=[.I36]*0.1" office:value-type="currency" office:currency="ZAR" office:value="0" calcext:value-type="currency">
            <text:p>R 0</text:p>
          </table:table-cell>
          <table:table-cell table:style-name="ce53" table:formula="of:=[.J36]*0" office:value-type="currency" office:currency="ZAR" office:value="0" calcext:value-type="currency">
            <text:p>R 0</text:p>
          </table:table-cell>
          <table:table-cell/>
          <table:table-cell table:style-name="ce53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6]" office:value-type="currency" office:currency="ZAR" office:value="0" calcext:value-type="currency">
            <text:p>R 0</text:p>
          </table:table-cell>
          <table:table-cell table:style-name="ce53" table:formula="of:=[.$Y$22]*[.M36]" office:value-type="currency" office:currency="ZAR" office:value="0" calcext:value-type="currency">
            <text:p>R 0</text:p>
          </table:table-cell>
          <table:table-cell table:style-name="ce53" table:formula="of:=[.$Y$22]*[.N36]" office:value-type="currency" office:currency="ZAR" office:value="0" calcext:value-type="currency">
            <text:p>R 0</text:p>
          </table:table-cell>
          <table:table-cell table:style-name="ce53" table:formula="of:=[.$Y$22]*[.O36]" office:value-type="currency" office:currency="ZAR" office:value="0" calcext:value-type="currency">
            <text:p>R 0</text:p>
          </table:table-cell>
          <table:table-cell table:style-name="ce53" table:formula="of:=[.$Y$22]*[.P36]" office:value-type="currency" office:currency="ZAR" office:value="0" calcext:value-type="currency">
            <text:p>R 0</text:p>
          </table:table-cell>
          <table:table-cell table:style-name="ce53" table:formula="of:=[.$Y$22]*[.Q36]" office:value-type="currency" office:currency="ZAR" office:value="0" calcext:value-type="currency">
            <text:p>R 0</text:p>
          </table:table-cell>
          <table:table-cell table:style-name="ce53" table:formula="of:=[.$Y$22]*[.R36]" office:value-type="currency" office:currency="ZAR" office:value="0" calcext:value-type="currency">
            <text:p>R 0</text:p>
          </table:table-cell>
          <table:table-cell table:style-name="ce53" table:formula="of:=[.$Y$22]*[.S36]" office:value-type="currency" office:currency="ZAR" office:value="0" calcext:value-type="currency">
            <text:p>R 0</text:p>
          </table:table-cell>
          <table:table-cell table:style-name="ce53" table:formula="of:=[.$Y$22]*[.T36]" office:value-type="currency" office:currency="ZAR" office:value="0" calcext:value-type="currency">
            <text:p>R 0</text:p>
          </table:table-cell>
          <table:table-cell table:style-name="ce53" table:formula="of:=[.$Y$22]*[.U36]" office:value-type="currency" office:currency="ZAR" office:value="0" calcext:value-type="currency">
            <text:p>R 0</text:p>
          </table:table-cell>
          <table:table-cell/>
          <table:table-cell table:style-name="ce53" table:formula="of:=([.A36]-[.AA36])/1" office:value-type="currency" office:currency="ZAR" office:value="0" calcext:value-type="currency">
            <text:p>R 0</text:p>
          </table:table-cell>
          <table:table-cell table:style-name="ce53" table:formula="of:=([.B36]-[.AB36])/2" office:value-type="currency" office:currency="ZAR" office:value="0" calcext:value-type="currency">
            <text:p>R 0</text:p>
          </table:table-cell>
          <table:table-cell table:style-name="ce53" table:formula="of:=([.C36]-[.AC36])/3" office:value-type="currency" office:currency="ZAR" office:value="0" calcext:value-type="currency">
            <text:p>R 0</text:p>
          </table:table-cell>
          <table:table-cell table:style-name="ce53" table:formula="of:=([.D36]-[.AD36])/4" office:value-type="currency" office:currency="ZAR" office:value="0" calcext:value-type="currency">
            <text:p>R 0</text:p>
          </table:table-cell>
          <table:table-cell table:style-name="ce53" table:formula="of:=([.E36]-[.AE36])/5" office:value-type="currency" office:currency="ZAR" office:value="0" calcext:value-type="currency">
            <text:p>R 0</text:p>
          </table:table-cell>
          <table:table-cell table:style-name="ce53" table:formula="of:=([.F36]-[.AF36])/6" office:value-type="currency" office:currency="ZAR" office:value="0" calcext:value-type="currency">
            <text:p>R 0</text:p>
          </table:table-cell>
          <table:table-cell table:style-name="ce53" table:formula="of:=([.G36]-[.AG36])/7" office:value-type="currency" office:currency="ZAR" office:value="0" calcext:value-type="currency">
            <text:p>R 0</text:p>
          </table:table-cell>
          <table:table-cell table:style-name="ce53" table:formula="of:=([.H36]-[.AH36])/8" office:value-type="currency" office:currency="ZAR" office:value="0" calcext:value-type="currency">
            <text:p>R 0</text:p>
          </table:table-cell>
          <table:table-cell table:style-name="ce53" table:formula="of:=([.I36]-[.AI36])/9" office:value-type="currency" office:currency="ZAR" office:value="0" calcext:value-type="currency">
            <text:p>R 0</text:p>
          </table:table-cell>
          <table:table-cell table:style-name="ce53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58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7]*0.9" office:value-type="currency" office:currency="ZAR" office:value="0" calcext:value-type="currency">
            <text:p>R 0</text:p>
          </table:table-cell>
          <table:table-cell table:style-name="ce53" table:formula="of:=[.B37]*0.8" office:value-type="currency" office:currency="ZAR" office:value="0" calcext:value-type="currency">
            <text:p>R 0</text:p>
          </table:table-cell>
          <table:table-cell table:style-name="ce53" table:formula="of:=[.C37]*0.7" office:value-type="currency" office:currency="ZAR" office:value="0" calcext:value-type="currency">
            <text:p>R 0</text:p>
          </table:table-cell>
          <table:table-cell table:style-name="ce53" table:formula="of:=[.D37]*0.6" office:value-type="currency" office:currency="ZAR" office:value="0" calcext:value-type="currency">
            <text:p>R 0</text:p>
          </table:table-cell>
          <table:table-cell table:style-name="ce53" table:formula="of:=[.E37]*0.5" office:value-type="currency" office:currency="ZAR" office:value="0" calcext:value-type="currency">
            <text:p>R 0</text:p>
          </table:table-cell>
          <table:table-cell table:style-name="ce53" table:formula="of:=[.F37]*0.4" office:value-type="currency" office:currency="ZAR" office:value="0" calcext:value-type="currency">
            <text:p>R 0</text:p>
          </table:table-cell>
          <table:table-cell table:style-name="ce53" table:formula="of:=[.G37]*0.3" office:value-type="currency" office:currency="ZAR" office:value="0" calcext:value-type="currency">
            <text:p>R 0</text:p>
          </table:table-cell>
          <table:table-cell table:style-name="ce53" table:formula="of:=[.H37]*0.2" office:value-type="currency" office:currency="ZAR" office:value="0" calcext:value-type="currency">
            <text:p>R 0</text:p>
          </table:table-cell>
          <table:table-cell table:style-name="ce53" table:formula="of:=[.I37]*0.1" office:value-type="currency" office:currency="ZAR" office:value="0" calcext:value-type="currency">
            <text:p>R 0</text:p>
          </table:table-cell>
          <table:table-cell table:style-name="ce53" table:formula="of:=[.J37]*0" office:value-type="currency" office:currency="ZAR" office:value="0" calcext:value-type="currency">
            <text:p>R 0</text:p>
          </table:table-cell>
          <table:table-cell/>
          <table:table-cell table:style-name="ce53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7]" office:value-type="currency" office:currency="ZAR" office:value="0" calcext:value-type="currency">
            <text:p>R 0</text:p>
          </table:table-cell>
          <table:table-cell table:style-name="ce53" table:formula="of:=[.$Y$22]*[.M37]" office:value-type="currency" office:currency="ZAR" office:value="0" calcext:value-type="currency">
            <text:p>R 0</text:p>
          </table:table-cell>
          <table:table-cell table:style-name="ce53" table:formula="of:=[.$Y$22]*[.N37]" office:value-type="currency" office:currency="ZAR" office:value="0" calcext:value-type="currency">
            <text:p>R 0</text:p>
          </table:table-cell>
          <table:table-cell table:style-name="ce53" table:formula="of:=[.$Y$22]*[.O37]" office:value-type="currency" office:currency="ZAR" office:value="0" calcext:value-type="currency">
            <text:p>R 0</text:p>
          </table:table-cell>
          <table:table-cell table:style-name="ce53" table:formula="of:=[.$Y$22]*[.P37]" office:value-type="currency" office:currency="ZAR" office:value="0" calcext:value-type="currency">
            <text:p>R 0</text:p>
          </table:table-cell>
          <table:table-cell table:style-name="ce53" table:formula="of:=[.$Y$22]*[.Q37]" office:value-type="currency" office:currency="ZAR" office:value="0" calcext:value-type="currency">
            <text:p>R 0</text:p>
          </table:table-cell>
          <table:table-cell table:style-name="ce53" table:formula="of:=[.$Y$22]*[.R37]" office:value-type="currency" office:currency="ZAR" office:value="0" calcext:value-type="currency">
            <text:p>R 0</text:p>
          </table:table-cell>
          <table:table-cell table:style-name="ce53" table:formula="of:=[.$Y$22]*[.S37]" office:value-type="currency" office:currency="ZAR" office:value="0" calcext:value-type="currency">
            <text:p>R 0</text:p>
          </table:table-cell>
          <table:table-cell table:style-name="ce53" table:formula="of:=[.$Y$22]*[.T37]" office:value-type="currency" office:currency="ZAR" office:value="0" calcext:value-type="currency">
            <text:p>R 0</text:p>
          </table:table-cell>
          <table:table-cell table:style-name="ce53" table:formula="of:=[.$Y$22]*[.U37]" office:value-type="currency" office:currency="ZAR" office:value="0" calcext:value-type="currency">
            <text:p>R 0</text:p>
          </table:table-cell>
          <table:table-cell/>
          <table:table-cell table:style-name="ce53" table:formula="of:=([.A37]-[.AA37])/1" office:value-type="currency" office:currency="ZAR" office:value="0" calcext:value-type="currency">
            <text:p>R 0</text:p>
          </table:table-cell>
          <table:table-cell table:style-name="ce53" table:formula="of:=([.B37]-[.AB37])/2" office:value-type="currency" office:currency="ZAR" office:value="0" calcext:value-type="currency">
            <text:p>R 0</text:p>
          </table:table-cell>
          <table:table-cell table:style-name="ce53" table:formula="of:=([.C37]-[.AC37])/3" office:value-type="currency" office:currency="ZAR" office:value="0" calcext:value-type="currency">
            <text:p>R 0</text:p>
          </table:table-cell>
          <table:table-cell table:style-name="ce53" table:formula="of:=([.D37]-[.AD37])/4" office:value-type="currency" office:currency="ZAR" office:value="0" calcext:value-type="currency">
            <text:p>R 0</text:p>
          </table:table-cell>
          <table:table-cell table:style-name="ce53" table:formula="of:=([.E37]-[.AE37])/5" office:value-type="currency" office:currency="ZAR" office:value="0" calcext:value-type="currency">
            <text:p>R 0</text:p>
          </table:table-cell>
          <table:table-cell table:style-name="ce53" table:formula="of:=([.F37]-[.AF37])/6" office:value-type="currency" office:currency="ZAR" office:value="0" calcext:value-type="currency">
            <text:p>R 0</text:p>
          </table:table-cell>
          <table:table-cell table:style-name="ce53" table:formula="of:=([.G37]-[.AG37])/7" office:value-type="currency" office:currency="ZAR" office:value="0" calcext:value-type="currency">
            <text:p>R 0</text:p>
          </table:table-cell>
          <table:table-cell table:style-name="ce53" table:formula="of:=([.H37]-[.AH37])/8" office:value-type="currency" office:currency="ZAR" office:value="0" calcext:value-type="currency">
            <text:p>R 0</text:p>
          </table:table-cell>
          <table:table-cell table:style-name="ce53" table:formula="of:=([.I37]-[.AI37])/9" office:value-type="currency" office:currency="ZAR" office:value="0" calcext:value-type="currency">
            <text:p>R 0</text:p>
          </table:table-cell>
          <table:table-cell table:style-name="ce5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58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8]*0.9" office:value-type="currency" office:currency="ZAR" office:value="0" calcext:value-type="currency">
            <text:p>R 0</text:p>
          </table:table-cell>
          <table:table-cell table:style-name="ce53" table:formula="of:=[.B38]*0.8" office:value-type="currency" office:currency="ZAR" office:value="0" calcext:value-type="currency">
            <text:p>R 0</text:p>
          </table:table-cell>
          <table:table-cell table:style-name="ce53" table:formula="of:=[.C38]*0.7" office:value-type="currency" office:currency="ZAR" office:value="0" calcext:value-type="currency">
            <text:p>R 0</text:p>
          </table:table-cell>
          <table:table-cell table:style-name="ce53" table:formula="of:=[.D38]*0.6" office:value-type="currency" office:currency="ZAR" office:value="0" calcext:value-type="currency">
            <text:p>R 0</text:p>
          </table:table-cell>
          <table:table-cell table:style-name="ce53" table:formula="of:=[.E38]*0.5" office:value-type="currency" office:currency="ZAR" office:value="0" calcext:value-type="currency">
            <text:p>R 0</text:p>
          </table:table-cell>
          <table:table-cell table:style-name="ce53" table:formula="of:=[.F38]*0.4" office:value-type="currency" office:currency="ZAR" office:value="0" calcext:value-type="currency">
            <text:p>R 0</text:p>
          </table:table-cell>
          <table:table-cell table:style-name="ce53" table:formula="of:=[.G38]*0.3" office:value-type="currency" office:currency="ZAR" office:value="0" calcext:value-type="currency">
            <text:p>R 0</text:p>
          </table:table-cell>
          <table:table-cell table:style-name="ce53" table:formula="of:=[.H38]*0.2" office:value-type="currency" office:currency="ZAR" office:value="0" calcext:value-type="currency">
            <text:p>R 0</text:p>
          </table:table-cell>
          <table:table-cell table:style-name="ce53" table:formula="of:=[.I38]*0.1" office:value-type="currency" office:currency="ZAR" office:value="0" calcext:value-type="currency">
            <text:p>R 0</text:p>
          </table:table-cell>
          <table:table-cell table:style-name="ce53" table:formula="of:=[.J38]*0" office:value-type="currency" office:currency="ZAR" office:value="0" calcext:value-type="currency">
            <text:p>R 0</text:p>
          </table:table-cell>
          <table:table-cell/>
          <table:table-cell table:style-name="ce5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8]" office:value-type="currency" office:currency="ZAR" office:value="0" calcext:value-type="currency">
            <text:p>R 0</text:p>
          </table:table-cell>
          <table:table-cell table:style-name="ce53" table:formula="of:=[.$Y$22]*[.M38]" office:value-type="currency" office:currency="ZAR" office:value="0" calcext:value-type="currency">
            <text:p>R 0</text:p>
          </table:table-cell>
          <table:table-cell table:style-name="ce53" table:formula="of:=[.$Y$22]*[.N38]" office:value-type="currency" office:currency="ZAR" office:value="0" calcext:value-type="currency">
            <text:p>R 0</text:p>
          </table:table-cell>
          <table:table-cell table:style-name="ce53" table:formula="of:=[.$Y$22]*[.O38]" office:value-type="currency" office:currency="ZAR" office:value="0" calcext:value-type="currency">
            <text:p>R 0</text:p>
          </table:table-cell>
          <table:table-cell table:style-name="ce53" table:formula="of:=[.$Y$22]*[.P38]" office:value-type="currency" office:currency="ZAR" office:value="0" calcext:value-type="currency">
            <text:p>R 0</text:p>
          </table:table-cell>
          <table:table-cell table:style-name="ce53" table:formula="of:=[.$Y$22]*[.Q38]" office:value-type="currency" office:currency="ZAR" office:value="0" calcext:value-type="currency">
            <text:p>R 0</text:p>
          </table:table-cell>
          <table:table-cell table:style-name="ce53" table:formula="of:=[.$Y$22]*[.R38]" office:value-type="currency" office:currency="ZAR" office:value="0" calcext:value-type="currency">
            <text:p>R 0</text:p>
          </table:table-cell>
          <table:table-cell table:style-name="ce53" table:formula="of:=[.$Y$22]*[.S38]" office:value-type="currency" office:currency="ZAR" office:value="0" calcext:value-type="currency">
            <text:p>R 0</text:p>
          </table:table-cell>
          <table:table-cell table:style-name="ce53" table:formula="of:=[.$Y$22]*[.T38]" office:value-type="currency" office:currency="ZAR" office:value="0" calcext:value-type="currency">
            <text:p>R 0</text:p>
          </table:table-cell>
          <table:table-cell table:style-name="ce53" table:formula="of:=[.$Y$22]*[.U38]" office:value-type="currency" office:currency="ZAR" office:value="0" calcext:value-type="currency">
            <text:p>R 0</text:p>
          </table:table-cell>
          <table:table-cell/>
          <table:table-cell table:style-name="ce53" table:formula="of:=([.A38]-[.AA38])/1" office:value-type="currency" office:currency="ZAR" office:value="0" calcext:value-type="currency">
            <text:p>R 0</text:p>
          </table:table-cell>
          <table:table-cell table:style-name="ce53" table:formula="of:=([.B38]-[.AB38])/2" office:value-type="currency" office:currency="ZAR" office:value="0" calcext:value-type="currency">
            <text:p>R 0</text:p>
          </table:table-cell>
          <table:table-cell table:style-name="ce53" table:formula="of:=([.C38]-[.AC38])/3" office:value-type="currency" office:currency="ZAR" office:value="0" calcext:value-type="currency">
            <text:p>R 0</text:p>
          </table:table-cell>
          <table:table-cell table:style-name="ce53" table:formula="of:=([.D38]-[.AD38])/4" office:value-type="currency" office:currency="ZAR" office:value="0" calcext:value-type="currency">
            <text:p>R 0</text:p>
          </table:table-cell>
          <table:table-cell table:style-name="ce53" table:formula="of:=([.E38]-[.AE38])/5" office:value-type="currency" office:currency="ZAR" office:value="0" calcext:value-type="currency">
            <text:p>R 0</text:p>
          </table:table-cell>
          <table:table-cell table:style-name="ce53" table:formula="of:=([.F38]-[.AF38])/6" office:value-type="currency" office:currency="ZAR" office:value="0" calcext:value-type="currency">
            <text:p>R 0</text:p>
          </table:table-cell>
          <table:table-cell table:style-name="ce53" table:formula="of:=([.G38]-[.AG38])/7" office:value-type="currency" office:currency="ZAR" office:value="0" calcext:value-type="currency">
            <text:p>R 0</text:p>
          </table:table-cell>
          <table:table-cell table:style-name="ce53" table:formula="of:=([.H38]-[.AH38])/8" office:value-type="currency" office:currency="ZAR" office:value="0" calcext:value-type="currency">
            <text:p>R 0</text:p>
          </table:table-cell>
          <table:table-cell table:style-name="ce53" table:formula="of:=([.I38]-[.AI38])/9" office:value-type="currency" office:currency="ZAR" office:value="0" calcext:value-type="currency">
            <text:p>R 0</text:p>
          </table:table-cell>
          <table:table-cell table:style-name="ce5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58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9]*0.9" office:value-type="currency" office:currency="ZAR" office:value="0" calcext:value-type="currency">
            <text:p>R 0</text:p>
          </table:table-cell>
          <table:table-cell table:style-name="ce53" table:formula="of:=[.B39]*0.8" office:value-type="currency" office:currency="ZAR" office:value="0" calcext:value-type="currency">
            <text:p>R 0</text:p>
          </table:table-cell>
          <table:table-cell table:style-name="ce53" table:formula="of:=[.C39]*0.7" office:value-type="currency" office:currency="ZAR" office:value="0" calcext:value-type="currency">
            <text:p>R 0</text:p>
          </table:table-cell>
          <table:table-cell table:style-name="ce53" table:formula="of:=[.D39]*0.6" office:value-type="currency" office:currency="ZAR" office:value="0" calcext:value-type="currency">
            <text:p>R 0</text:p>
          </table:table-cell>
          <table:table-cell table:style-name="ce53" table:formula="of:=[.E39]*0.5" office:value-type="currency" office:currency="ZAR" office:value="0" calcext:value-type="currency">
            <text:p>R 0</text:p>
          </table:table-cell>
          <table:table-cell table:style-name="ce53" table:formula="of:=[.F39]*0.4" office:value-type="currency" office:currency="ZAR" office:value="0" calcext:value-type="currency">
            <text:p>R 0</text:p>
          </table:table-cell>
          <table:table-cell table:style-name="ce53" table:formula="of:=[.G39]*0.3" office:value-type="currency" office:currency="ZAR" office:value="0" calcext:value-type="currency">
            <text:p>R 0</text:p>
          </table:table-cell>
          <table:table-cell table:style-name="ce53" table:formula="of:=[.H39]*0.2" office:value-type="currency" office:currency="ZAR" office:value="0" calcext:value-type="currency">
            <text:p>R 0</text:p>
          </table:table-cell>
          <table:table-cell table:style-name="ce53" table:formula="of:=[.I39]*0.1" office:value-type="currency" office:currency="ZAR" office:value="0" calcext:value-type="currency">
            <text:p>R 0</text:p>
          </table:table-cell>
          <table:table-cell table:style-name="ce53" table:formula="of:=[.J39]*0" office:value-type="currency" office:currency="ZAR" office:value="0" calcext:value-type="currency">
            <text:p>R 0</text:p>
          </table:table-cell>
          <table:table-cell/>
          <table:table-cell table:style-name="ce5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9]" office:value-type="currency" office:currency="ZAR" office:value="0" calcext:value-type="currency">
            <text:p>R 0</text:p>
          </table:table-cell>
          <table:table-cell table:style-name="ce53" table:formula="of:=[.$Y$22]*[.M39]" office:value-type="currency" office:currency="ZAR" office:value="0" calcext:value-type="currency">
            <text:p>R 0</text:p>
          </table:table-cell>
          <table:table-cell table:style-name="ce53" table:formula="of:=[.$Y$22]*[.N39]" office:value-type="currency" office:currency="ZAR" office:value="0" calcext:value-type="currency">
            <text:p>R 0</text:p>
          </table:table-cell>
          <table:table-cell table:style-name="ce53" table:formula="of:=[.$Y$22]*[.O39]" office:value-type="currency" office:currency="ZAR" office:value="0" calcext:value-type="currency">
            <text:p>R 0</text:p>
          </table:table-cell>
          <table:table-cell table:style-name="ce53" table:formula="of:=[.$Y$22]*[.P39]" office:value-type="currency" office:currency="ZAR" office:value="0" calcext:value-type="currency">
            <text:p>R 0</text:p>
          </table:table-cell>
          <table:table-cell table:style-name="ce53" table:formula="of:=[.$Y$22]*[.Q39]" office:value-type="currency" office:currency="ZAR" office:value="0" calcext:value-type="currency">
            <text:p>R 0</text:p>
          </table:table-cell>
          <table:table-cell table:style-name="ce53" table:formula="of:=[.$Y$22]*[.R39]" office:value-type="currency" office:currency="ZAR" office:value="0" calcext:value-type="currency">
            <text:p>R 0</text:p>
          </table:table-cell>
          <table:table-cell table:style-name="ce53" table:formula="of:=[.$Y$22]*[.S39]" office:value-type="currency" office:currency="ZAR" office:value="0" calcext:value-type="currency">
            <text:p>R 0</text:p>
          </table:table-cell>
          <table:table-cell table:style-name="ce53" table:formula="of:=[.$Y$22]*[.T39]" office:value-type="currency" office:currency="ZAR" office:value="0" calcext:value-type="currency">
            <text:p>R 0</text:p>
          </table:table-cell>
          <table:table-cell table:style-name="ce53" table:formula="of:=[.$Y$22]*[.U39]" office:value-type="currency" office:currency="ZAR" office:value="0" calcext:value-type="currency">
            <text:p>R 0</text:p>
          </table:table-cell>
          <table:table-cell/>
          <table:table-cell table:style-name="ce53" table:formula="of:=([.A39]-[.AA39])/1" office:value-type="currency" office:currency="ZAR" office:value="0" calcext:value-type="currency">
            <text:p>R 0</text:p>
          </table:table-cell>
          <table:table-cell table:style-name="ce53" table:formula="of:=([.B39]-[.AB39])/2" office:value-type="currency" office:currency="ZAR" office:value="0" calcext:value-type="currency">
            <text:p>R 0</text:p>
          </table:table-cell>
          <table:table-cell table:style-name="ce53" table:formula="of:=([.C39]-[.AC39])/3" office:value-type="currency" office:currency="ZAR" office:value="0" calcext:value-type="currency">
            <text:p>R 0</text:p>
          </table:table-cell>
          <table:table-cell table:style-name="ce53" table:formula="of:=([.D39]-[.AD39])/4" office:value-type="currency" office:currency="ZAR" office:value="0" calcext:value-type="currency">
            <text:p>R 0</text:p>
          </table:table-cell>
          <table:table-cell table:style-name="ce53" table:formula="of:=([.E39]-[.AE39])/5" office:value-type="currency" office:currency="ZAR" office:value="0" calcext:value-type="currency">
            <text:p>R 0</text:p>
          </table:table-cell>
          <table:table-cell table:style-name="ce53" table:formula="of:=([.F39]-[.AF39])/6" office:value-type="currency" office:currency="ZAR" office:value="0" calcext:value-type="currency">
            <text:p>R 0</text:p>
          </table:table-cell>
          <table:table-cell table:style-name="ce53" table:formula="of:=([.G39]-[.AG39])/7" office:value-type="currency" office:currency="ZAR" office:value="0" calcext:value-type="currency">
            <text:p>R 0</text:p>
          </table:table-cell>
          <table:table-cell table:style-name="ce53" table:formula="of:=([.H39]-[.AH39])/8" office:value-type="currency" office:currency="ZAR" office:value="0" calcext:value-type="currency">
            <text:p>R 0</text:p>
          </table:table-cell>
          <table:table-cell table:style-name="ce53" table:formula="of:=([.I39]-[.AI39])/9" office:value-type="currency" office:currency="ZAR" office:value="0" calcext:value-type="currency">
            <text:p>R 0</text:p>
          </table:table-cell>
          <table:table-cell table:style-name="ce5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58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0]*0.9" office:value-type="currency" office:currency="ZAR" office:value="0" calcext:value-type="currency">
            <text:p>R 0</text:p>
          </table:table-cell>
          <table:table-cell table:style-name="ce53" table:formula="of:=[.B40]*0.8" office:value-type="currency" office:currency="ZAR" office:value="0" calcext:value-type="currency">
            <text:p>R 0</text:p>
          </table:table-cell>
          <table:table-cell table:style-name="ce53" table:formula="of:=[.C40]*0.7" office:value-type="currency" office:currency="ZAR" office:value="0" calcext:value-type="currency">
            <text:p>R 0</text:p>
          </table:table-cell>
          <table:table-cell table:style-name="ce53" table:formula="of:=[.D40]*0.6" office:value-type="currency" office:currency="ZAR" office:value="0" calcext:value-type="currency">
            <text:p>R 0</text:p>
          </table:table-cell>
          <table:table-cell table:style-name="ce53" table:formula="of:=[.E40]*0.5" office:value-type="currency" office:currency="ZAR" office:value="0" calcext:value-type="currency">
            <text:p>R 0</text:p>
          </table:table-cell>
          <table:table-cell table:style-name="ce53" table:formula="of:=[.F40]*0.4" office:value-type="currency" office:currency="ZAR" office:value="0" calcext:value-type="currency">
            <text:p>R 0</text:p>
          </table:table-cell>
          <table:table-cell table:style-name="ce53" table:formula="of:=[.G40]*0.3" office:value-type="currency" office:currency="ZAR" office:value="0" calcext:value-type="currency">
            <text:p>R 0</text:p>
          </table:table-cell>
          <table:table-cell table:style-name="ce53" table:formula="of:=[.H40]*0.2" office:value-type="currency" office:currency="ZAR" office:value="0" calcext:value-type="currency">
            <text:p>R 0</text:p>
          </table:table-cell>
          <table:table-cell table:style-name="ce53" table:formula="of:=[.I40]*0.1" office:value-type="currency" office:currency="ZAR" office:value="0" calcext:value-type="currency">
            <text:p>R 0</text:p>
          </table:table-cell>
          <table:table-cell table:style-name="ce53" table:formula="of:=[.J40]*0" office:value-type="currency" office:currency="ZAR" office:value="0" calcext:value-type="currency">
            <text:p>R 0</text:p>
          </table:table-cell>
          <table:table-cell/>
          <table:table-cell table:style-name="ce5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0]" office:value-type="currency" office:currency="ZAR" office:value="0" calcext:value-type="currency">
            <text:p>R 0</text:p>
          </table:table-cell>
          <table:table-cell table:style-name="ce53" table:formula="of:=[.$Y$22]*[.M40]" office:value-type="currency" office:currency="ZAR" office:value="0" calcext:value-type="currency">
            <text:p>R 0</text:p>
          </table:table-cell>
          <table:table-cell table:style-name="ce53" table:formula="of:=[.$Y$22]*[.N40]" office:value-type="currency" office:currency="ZAR" office:value="0" calcext:value-type="currency">
            <text:p>R 0</text:p>
          </table:table-cell>
          <table:table-cell table:style-name="ce53" table:formula="of:=[.$Y$22]*[.O40]" office:value-type="currency" office:currency="ZAR" office:value="0" calcext:value-type="currency">
            <text:p>R 0</text:p>
          </table:table-cell>
          <table:table-cell table:style-name="ce53" table:formula="of:=[.$Y$22]*[.P40]" office:value-type="currency" office:currency="ZAR" office:value="0" calcext:value-type="currency">
            <text:p>R 0</text:p>
          </table:table-cell>
          <table:table-cell table:style-name="ce53" table:formula="of:=[.$Y$22]*[.Q40]" office:value-type="currency" office:currency="ZAR" office:value="0" calcext:value-type="currency">
            <text:p>R 0</text:p>
          </table:table-cell>
          <table:table-cell table:style-name="ce53" table:formula="of:=[.$Y$22]*[.R40]" office:value-type="currency" office:currency="ZAR" office:value="0" calcext:value-type="currency">
            <text:p>R 0</text:p>
          </table:table-cell>
          <table:table-cell table:style-name="ce53" table:formula="of:=[.$Y$22]*[.S40]" office:value-type="currency" office:currency="ZAR" office:value="0" calcext:value-type="currency">
            <text:p>R 0</text:p>
          </table:table-cell>
          <table:table-cell table:style-name="ce53" table:formula="of:=[.$Y$22]*[.T40]" office:value-type="currency" office:currency="ZAR" office:value="0" calcext:value-type="currency">
            <text:p>R 0</text:p>
          </table:table-cell>
          <table:table-cell table:style-name="ce53" table:formula="of:=[.$Y$22]*[.U40]" office:value-type="currency" office:currency="ZAR" office:value="0" calcext:value-type="currency">
            <text:p>R 0</text:p>
          </table:table-cell>
          <table:table-cell/>
          <table:table-cell table:style-name="ce53" table:formula="of:=([.A40]-[.AA40])/1" office:value-type="currency" office:currency="ZAR" office:value="0" calcext:value-type="currency">
            <text:p>R 0</text:p>
          </table:table-cell>
          <table:table-cell table:style-name="ce53" table:formula="of:=([.B40]-[.AB40])/2" office:value-type="currency" office:currency="ZAR" office:value="0" calcext:value-type="currency">
            <text:p>R 0</text:p>
          </table:table-cell>
          <table:table-cell table:style-name="ce53" table:formula="of:=([.C40]-[.AC40])/3" office:value-type="currency" office:currency="ZAR" office:value="0" calcext:value-type="currency">
            <text:p>R 0</text:p>
          </table:table-cell>
          <table:table-cell table:style-name="ce53" table:formula="of:=([.D40]-[.AD40])/4" office:value-type="currency" office:currency="ZAR" office:value="0" calcext:value-type="currency">
            <text:p>R 0</text:p>
          </table:table-cell>
          <table:table-cell table:style-name="ce53" table:formula="of:=([.E40]-[.AE40])/5" office:value-type="currency" office:currency="ZAR" office:value="0" calcext:value-type="currency">
            <text:p>R 0</text:p>
          </table:table-cell>
          <table:table-cell table:style-name="ce53" table:formula="of:=([.F40]-[.AF40])/6" office:value-type="currency" office:currency="ZAR" office:value="0" calcext:value-type="currency">
            <text:p>R 0</text:p>
          </table:table-cell>
          <table:table-cell table:style-name="ce53" table:formula="of:=([.G40]-[.AG40])/7" office:value-type="currency" office:currency="ZAR" office:value="0" calcext:value-type="currency">
            <text:p>R 0</text:p>
          </table:table-cell>
          <table:table-cell table:style-name="ce53" table:formula="of:=([.H40]-[.AH40])/8" office:value-type="currency" office:currency="ZAR" office:value="0" calcext:value-type="currency">
            <text:p>R 0</text:p>
          </table:table-cell>
          <table:table-cell table:style-name="ce53" table:formula="of:=([.I40]-[.AI40])/9" office:value-type="currency" office:currency="ZAR" office:value="0" calcext:value-type="currency">
            <text:p>R 0</text:p>
          </table:table-cell>
          <table:table-cell table:style-name="ce5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58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1]*0.9" office:value-type="currency" office:currency="ZAR" office:value="0" calcext:value-type="currency">
            <text:p>R 0</text:p>
          </table:table-cell>
          <table:table-cell table:style-name="ce53" table:formula="of:=[.B41]*0.8" office:value-type="currency" office:currency="ZAR" office:value="0" calcext:value-type="currency">
            <text:p>R 0</text:p>
          </table:table-cell>
          <table:table-cell table:style-name="ce53" table:formula="of:=[.C41]*0.7" office:value-type="currency" office:currency="ZAR" office:value="0" calcext:value-type="currency">
            <text:p>R 0</text:p>
          </table:table-cell>
          <table:table-cell table:style-name="ce53" table:formula="of:=[.D41]*0.6" office:value-type="currency" office:currency="ZAR" office:value="0" calcext:value-type="currency">
            <text:p>R 0</text:p>
          </table:table-cell>
          <table:table-cell table:style-name="ce53" table:formula="of:=[.E41]*0.5" office:value-type="currency" office:currency="ZAR" office:value="0" calcext:value-type="currency">
            <text:p>R 0</text:p>
          </table:table-cell>
          <table:table-cell table:style-name="ce53" table:formula="of:=[.F41]*0.4" office:value-type="currency" office:currency="ZAR" office:value="0" calcext:value-type="currency">
            <text:p>R 0</text:p>
          </table:table-cell>
          <table:table-cell table:style-name="ce53" table:formula="of:=[.G41]*0.3" office:value-type="currency" office:currency="ZAR" office:value="0" calcext:value-type="currency">
            <text:p>R 0</text:p>
          </table:table-cell>
          <table:table-cell table:style-name="ce53" table:formula="of:=[.H41]*0.2" office:value-type="currency" office:currency="ZAR" office:value="0" calcext:value-type="currency">
            <text:p>R 0</text:p>
          </table:table-cell>
          <table:table-cell table:style-name="ce53" table:formula="of:=[.I41]*0.1" office:value-type="currency" office:currency="ZAR" office:value="0" calcext:value-type="currency">
            <text:p>R 0</text:p>
          </table:table-cell>
          <table:table-cell table:style-name="ce53" table:formula="of:=[.J41]*0" office:value-type="currency" office:currency="ZAR" office:value="0" calcext:value-type="currency">
            <text:p>R 0</text:p>
          </table:table-cell>
          <table:table-cell/>
          <table:table-cell table:style-name="ce53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1]" office:value-type="currency" office:currency="ZAR" office:value="0" calcext:value-type="currency">
            <text:p>R 0</text:p>
          </table:table-cell>
          <table:table-cell table:style-name="ce53" table:formula="of:=[.$Y$22]*[.M41]" office:value-type="currency" office:currency="ZAR" office:value="0" calcext:value-type="currency">
            <text:p>R 0</text:p>
          </table:table-cell>
          <table:table-cell table:style-name="ce53" table:formula="of:=[.$Y$22]*[.N41]" office:value-type="currency" office:currency="ZAR" office:value="0" calcext:value-type="currency">
            <text:p>R 0</text:p>
          </table:table-cell>
          <table:table-cell table:style-name="ce53" table:formula="of:=[.$Y$22]*[.O41]" office:value-type="currency" office:currency="ZAR" office:value="0" calcext:value-type="currency">
            <text:p>R 0</text:p>
          </table:table-cell>
          <table:table-cell table:style-name="ce53" table:formula="of:=[.$Y$22]*[.P41]" office:value-type="currency" office:currency="ZAR" office:value="0" calcext:value-type="currency">
            <text:p>R 0</text:p>
          </table:table-cell>
          <table:table-cell table:style-name="ce53" table:formula="of:=[.$Y$22]*[.Q41]" office:value-type="currency" office:currency="ZAR" office:value="0" calcext:value-type="currency">
            <text:p>R 0</text:p>
          </table:table-cell>
          <table:table-cell table:style-name="ce53" table:formula="of:=[.$Y$22]*[.R41]" office:value-type="currency" office:currency="ZAR" office:value="0" calcext:value-type="currency">
            <text:p>R 0</text:p>
          </table:table-cell>
          <table:table-cell table:style-name="ce53" table:formula="of:=[.$Y$22]*[.S41]" office:value-type="currency" office:currency="ZAR" office:value="0" calcext:value-type="currency">
            <text:p>R 0</text:p>
          </table:table-cell>
          <table:table-cell table:style-name="ce53" table:formula="of:=[.$Y$22]*[.T41]" office:value-type="currency" office:currency="ZAR" office:value="0" calcext:value-type="currency">
            <text:p>R 0</text:p>
          </table:table-cell>
          <table:table-cell table:style-name="ce53" table:formula="of:=[.$Y$22]*[.U41]" office:value-type="currency" office:currency="ZAR" office:value="0" calcext:value-type="currency">
            <text:p>R 0</text:p>
          </table:table-cell>
          <table:table-cell/>
          <table:table-cell table:style-name="ce53" table:formula="of:=([.A41]-[.AA41])/1" office:value-type="currency" office:currency="ZAR" office:value="0" calcext:value-type="currency">
            <text:p>R 0</text:p>
          </table:table-cell>
          <table:table-cell table:style-name="ce53" table:formula="of:=([.B41]-[.AB41])/2" office:value-type="currency" office:currency="ZAR" office:value="0" calcext:value-type="currency">
            <text:p>R 0</text:p>
          </table:table-cell>
          <table:table-cell table:style-name="ce53" table:formula="of:=([.C41]-[.AC41])/3" office:value-type="currency" office:currency="ZAR" office:value="0" calcext:value-type="currency">
            <text:p>R 0</text:p>
          </table:table-cell>
          <table:table-cell table:style-name="ce53" table:formula="of:=([.D41]-[.AD41])/4" office:value-type="currency" office:currency="ZAR" office:value="0" calcext:value-type="currency">
            <text:p>R 0</text:p>
          </table:table-cell>
          <table:table-cell table:style-name="ce53" table:formula="of:=([.E41]-[.AE41])/5" office:value-type="currency" office:currency="ZAR" office:value="0" calcext:value-type="currency">
            <text:p>R 0</text:p>
          </table:table-cell>
          <table:table-cell table:style-name="ce53" table:formula="of:=([.F41]-[.AF41])/6" office:value-type="currency" office:currency="ZAR" office:value="0" calcext:value-type="currency">
            <text:p>R 0</text:p>
          </table:table-cell>
          <table:table-cell table:style-name="ce53" table:formula="of:=([.G41]-[.AG41])/7" office:value-type="currency" office:currency="ZAR" office:value="0" calcext:value-type="currency">
            <text:p>R 0</text:p>
          </table:table-cell>
          <table:table-cell table:style-name="ce53" table:formula="of:=([.H41]-[.AH41])/8" office:value-type="currency" office:currency="ZAR" office:value="0" calcext:value-type="currency">
            <text:p>R 0</text:p>
          </table:table-cell>
          <table:table-cell table:style-name="ce53" table:formula="of:=([.I41]-[.AI41])/9" office:value-type="currency" office:currency="ZAR" office:value="0" calcext:value-type="currency">
            <text:p>R 0</text:p>
          </table:table-cell>
          <table:table-cell table:style-name="ce5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58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2]*0.9" office:value-type="currency" office:currency="ZAR" office:value="0" calcext:value-type="currency">
            <text:p>R 0</text:p>
          </table:table-cell>
          <table:table-cell table:style-name="ce53" table:formula="of:=[.B42]*0.8" office:value-type="currency" office:currency="ZAR" office:value="0" calcext:value-type="currency">
            <text:p>R 0</text:p>
          </table:table-cell>
          <table:table-cell table:style-name="ce53" table:formula="of:=[.C42]*0.7" office:value-type="currency" office:currency="ZAR" office:value="0" calcext:value-type="currency">
            <text:p>R 0</text:p>
          </table:table-cell>
          <table:table-cell table:style-name="ce53" table:formula="of:=[.D42]*0.6" office:value-type="currency" office:currency="ZAR" office:value="0" calcext:value-type="currency">
            <text:p>R 0</text:p>
          </table:table-cell>
          <table:table-cell table:style-name="ce53" table:formula="of:=[.E42]*0.5" office:value-type="currency" office:currency="ZAR" office:value="0" calcext:value-type="currency">
            <text:p>R 0</text:p>
          </table:table-cell>
          <table:table-cell table:style-name="ce53" table:formula="of:=[.F42]*0.4" office:value-type="currency" office:currency="ZAR" office:value="0" calcext:value-type="currency">
            <text:p>R 0</text:p>
          </table:table-cell>
          <table:table-cell table:style-name="ce53" table:formula="of:=[.G42]*0.3" office:value-type="currency" office:currency="ZAR" office:value="0" calcext:value-type="currency">
            <text:p>R 0</text:p>
          </table:table-cell>
          <table:table-cell table:style-name="ce53" table:formula="of:=[.H42]*0.2" office:value-type="currency" office:currency="ZAR" office:value="0" calcext:value-type="currency">
            <text:p>R 0</text:p>
          </table:table-cell>
          <table:table-cell table:style-name="ce53" table:formula="of:=[.I42]*0.1" office:value-type="currency" office:currency="ZAR" office:value="0" calcext:value-type="currency">
            <text:p>R 0</text:p>
          </table:table-cell>
          <table:table-cell table:style-name="ce53" table:formula="of:=[.J42]*0" office:value-type="currency" office:currency="ZAR" office:value="0" calcext:value-type="currency">
            <text:p>R 0</text:p>
          </table:table-cell>
          <table:table-cell/>
          <table:table-cell table:style-name="ce5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2]" office:value-type="currency" office:currency="ZAR" office:value="0" calcext:value-type="currency">
            <text:p>R 0</text:p>
          </table:table-cell>
          <table:table-cell table:style-name="ce53" table:formula="of:=[.$Y$22]*[.M42]" office:value-type="currency" office:currency="ZAR" office:value="0" calcext:value-type="currency">
            <text:p>R 0</text:p>
          </table:table-cell>
          <table:table-cell table:style-name="ce53" table:formula="of:=[.$Y$22]*[.N42]" office:value-type="currency" office:currency="ZAR" office:value="0" calcext:value-type="currency">
            <text:p>R 0</text:p>
          </table:table-cell>
          <table:table-cell table:style-name="ce53" table:formula="of:=[.$Y$22]*[.O42]" office:value-type="currency" office:currency="ZAR" office:value="0" calcext:value-type="currency">
            <text:p>R 0</text:p>
          </table:table-cell>
          <table:table-cell table:style-name="ce53" table:formula="of:=[.$Y$22]*[.P42]" office:value-type="currency" office:currency="ZAR" office:value="0" calcext:value-type="currency">
            <text:p>R 0</text:p>
          </table:table-cell>
          <table:table-cell table:style-name="ce53" table:formula="of:=[.$Y$22]*[.Q42]" office:value-type="currency" office:currency="ZAR" office:value="0" calcext:value-type="currency">
            <text:p>R 0</text:p>
          </table:table-cell>
          <table:table-cell table:style-name="ce53" table:formula="of:=[.$Y$22]*[.R42]" office:value-type="currency" office:currency="ZAR" office:value="0" calcext:value-type="currency">
            <text:p>R 0</text:p>
          </table:table-cell>
          <table:table-cell table:style-name="ce53" table:formula="of:=[.$Y$22]*[.S42]" office:value-type="currency" office:currency="ZAR" office:value="0" calcext:value-type="currency">
            <text:p>R 0</text:p>
          </table:table-cell>
          <table:table-cell table:style-name="ce53" table:formula="of:=[.$Y$22]*[.T42]" office:value-type="currency" office:currency="ZAR" office:value="0" calcext:value-type="currency">
            <text:p>R 0</text:p>
          </table:table-cell>
          <table:table-cell table:style-name="ce53" table:formula="of:=[.$Y$22]*[.U42]" office:value-type="currency" office:currency="ZAR" office:value="0" calcext:value-type="currency">
            <text:p>R 0</text:p>
          </table:table-cell>
          <table:table-cell/>
          <table:table-cell table:style-name="ce53" table:formula="of:=([.A42]-[.AA42])/1" office:value-type="currency" office:currency="ZAR" office:value="0" calcext:value-type="currency">
            <text:p>R 0</text:p>
          </table:table-cell>
          <table:table-cell table:style-name="ce53" table:formula="of:=([.B42]-[.AB42])/2" office:value-type="currency" office:currency="ZAR" office:value="0" calcext:value-type="currency">
            <text:p>R 0</text:p>
          </table:table-cell>
          <table:table-cell table:style-name="ce53" table:formula="of:=([.C42]-[.AC42])/3" office:value-type="currency" office:currency="ZAR" office:value="0" calcext:value-type="currency">
            <text:p>R 0</text:p>
          </table:table-cell>
          <table:table-cell table:style-name="ce53" table:formula="of:=([.D42]-[.AD42])/4" office:value-type="currency" office:currency="ZAR" office:value="0" calcext:value-type="currency">
            <text:p>R 0</text:p>
          </table:table-cell>
          <table:table-cell table:style-name="ce53" table:formula="of:=([.E42]-[.AE42])/5" office:value-type="currency" office:currency="ZAR" office:value="0" calcext:value-type="currency">
            <text:p>R 0</text:p>
          </table:table-cell>
          <table:table-cell table:style-name="ce53" table:formula="of:=([.F42]-[.AF42])/6" office:value-type="currency" office:currency="ZAR" office:value="0" calcext:value-type="currency">
            <text:p>R 0</text:p>
          </table:table-cell>
          <table:table-cell table:style-name="ce53" table:formula="of:=([.G42]-[.AG42])/7" office:value-type="currency" office:currency="ZAR" office:value="0" calcext:value-type="currency">
            <text:p>R 0</text:p>
          </table:table-cell>
          <table:table-cell table:style-name="ce53" table:formula="of:=([.H42]-[.AH42])/8" office:value-type="currency" office:currency="ZAR" office:value="0" calcext:value-type="currency">
            <text:p>R 0</text:p>
          </table:table-cell>
          <table:table-cell table:style-name="ce53" table:formula="of:=([.I42]-[.AI42])/9" office:value-type="currency" office:currency="ZAR" office:value="0" calcext:value-type="currency">
            <text:p>R 0</text:p>
          </table:table-cell>
          <table:table-cell table:style-name="ce53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58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3]*0.9" office:value-type="currency" office:currency="ZAR" office:value="0" calcext:value-type="currency">
            <text:p>R 0</text:p>
          </table:table-cell>
          <table:table-cell table:style-name="ce53" table:formula="of:=[.B43]*0.8" office:value-type="currency" office:currency="ZAR" office:value="0" calcext:value-type="currency">
            <text:p>R 0</text:p>
          </table:table-cell>
          <table:table-cell table:style-name="ce53" table:formula="of:=[.C43]*0.7" office:value-type="currency" office:currency="ZAR" office:value="0" calcext:value-type="currency">
            <text:p>R 0</text:p>
          </table:table-cell>
          <table:table-cell table:style-name="ce53" table:formula="of:=[.D43]*0.6" office:value-type="currency" office:currency="ZAR" office:value="0" calcext:value-type="currency">
            <text:p>R 0</text:p>
          </table:table-cell>
          <table:table-cell table:style-name="ce53" table:formula="of:=[.E43]*0.5" office:value-type="currency" office:currency="ZAR" office:value="0" calcext:value-type="currency">
            <text:p>R 0</text:p>
          </table:table-cell>
          <table:table-cell table:style-name="ce53" table:formula="of:=[.F43]*0.4" office:value-type="currency" office:currency="ZAR" office:value="0" calcext:value-type="currency">
            <text:p>R 0</text:p>
          </table:table-cell>
          <table:table-cell table:style-name="ce53" table:formula="of:=[.G43]*0.3" office:value-type="currency" office:currency="ZAR" office:value="0" calcext:value-type="currency">
            <text:p>R 0</text:p>
          </table:table-cell>
          <table:table-cell table:style-name="ce53" table:formula="of:=[.H43]*0.2" office:value-type="currency" office:currency="ZAR" office:value="0" calcext:value-type="currency">
            <text:p>R 0</text:p>
          </table:table-cell>
          <table:table-cell table:style-name="ce53" table:formula="of:=[.I43]*0.1" office:value-type="currency" office:currency="ZAR" office:value="0" calcext:value-type="currency">
            <text:p>R 0</text:p>
          </table:table-cell>
          <table:table-cell table:style-name="ce53" table:formula="of:=[.J43]*0" office:value-type="currency" office:currency="ZAR" office:value="0" calcext:value-type="currency">
            <text:p>R 0</text:p>
          </table:table-cell>
          <table:table-cell/>
          <table:table-cell table:style-name="ce5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3]" office:value-type="currency" office:currency="ZAR" office:value="0" calcext:value-type="currency">
            <text:p>R 0</text:p>
          </table:table-cell>
          <table:table-cell table:style-name="ce53" table:formula="of:=[.$Y$22]*[.M43]" office:value-type="currency" office:currency="ZAR" office:value="0" calcext:value-type="currency">
            <text:p>R 0</text:p>
          </table:table-cell>
          <table:table-cell table:style-name="ce53" table:formula="of:=[.$Y$22]*[.N43]" office:value-type="currency" office:currency="ZAR" office:value="0" calcext:value-type="currency">
            <text:p>R 0</text:p>
          </table:table-cell>
          <table:table-cell table:style-name="ce53" table:formula="of:=[.$Y$22]*[.O43]" office:value-type="currency" office:currency="ZAR" office:value="0" calcext:value-type="currency">
            <text:p>R 0</text:p>
          </table:table-cell>
          <table:table-cell table:style-name="ce53" table:formula="of:=[.$Y$22]*[.P43]" office:value-type="currency" office:currency="ZAR" office:value="0" calcext:value-type="currency">
            <text:p>R 0</text:p>
          </table:table-cell>
          <table:table-cell table:style-name="ce53" table:formula="of:=[.$Y$22]*[.Q43]" office:value-type="currency" office:currency="ZAR" office:value="0" calcext:value-type="currency">
            <text:p>R 0</text:p>
          </table:table-cell>
          <table:table-cell table:style-name="ce53" table:formula="of:=[.$Y$22]*[.R43]" office:value-type="currency" office:currency="ZAR" office:value="0" calcext:value-type="currency">
            <text:p>R 0</text:p>
          </table:table-cell>
          <table:table-cell table:style-name="ce53" table:formula="of:=[.$Y$22]*[.S43]" office:value-type="currency" office:currency="ZAR" office:value="0" calcext:value-type="currency">
            <text:p>R 0</text:p>
          </table:table-cell>
          <table:table-cell table:style-name="ce53" table:formula="of:=[.$Y$22]*[.T43]" office:value-type="currency" office:currency="ZAR" office:value="0" calcext:value-type="currency">
            <text:p>R 0</text:p>
          </table:table-cell>
          <table:table-cell table:style-name="ce53" table:formula="of:=[.$Y$22]*[.U43]" office:value-type="currency" office:currency="ZAR" office:value="0" calcext:value-type="currency">
            <text:p>R 0</text:p>
          </table:table-cell>
          <table:table-cell/>
          <table:table-cell table:style-name="ce53" table:formula="of:=([.A43]-[.AA43])/1" office:value-type="currency" office:currency="ZAR" office:value="0" calcext:value-type="currency">
            <text:p>R 0</text:p>
          </table:table-cell>
          <table:table-cell table:style-name="ce53" table:formula="of:=([.B43]-[.AB43])/2" office:value-type="currency" office:currency="ZAR" office:value="0" calcext:value-type="currency">
            <text:p>R 0</text:p>
          </table:table-cell>
          <table:table-cell table:style-name="ce53" table:formula="of:=([.C43]-[.AC43])/3" office:value-type="currency" office:currency="ZAR" office:value="0" calcext:value-type="currency">
            <text:p>R 0</text:p>
          </table:table-cell>
          <table:table-cell table:style-name="ce53" table:formula="of:=([.D43]-[.AD43])/4" office:value-type="currency" office:currency="ZAR" office:value="0" calcext:value-type="currency">
            <text:p>R 0</text:p>
          </table:table-cell>
          <table:table-cell table:style-name="ce53" table:formula="of:=([.E43]-[.AE43])/5" office:value-type="currency" office:currency="ZAR" office:value="0" calcext:value-type="currency">
            <text:p>R 0</text:p>
          </table:table-cell>
          <table:table-cell table:style-name="ce53" table:formula="of:=([.F43]-[.AF43])/6" office:value-type="currency" office:currency="ZAR" office:value="0" calcext:value-type="currency">
            <text:p>R 0</text:p>
          </table:table-cell>
          <table:table-cell table:style-name="ce53" table:formula="of:=([.G43]-[.AG43])/7" office:value-type="currency" office:currency="ZAR" office:value="0" calcext:value-type="currency">
            <text:p>R 0</text:p>
          </table:table-cell>
          <table:table-cell table:style-name="ce53" table:formula="of:=([.H43]-[.AH43])/8" office:value-type="currency" office:currency="ZAR" office:value="0" calcext:value-type="currency">
            <text:p>R 0</text:p>
          </table:table-cell>
          <table:table-cell table:style-name="ce53" table:formula="of:=([.I43]-[.AI43])/9" office:value-type="currency" office:currency="ZAR" office:value="0" calcext:value-type="currency">
            <text:p>R 0</text:p>
          </table:table-cell>
          <table:table-cell table:style-name="ce5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58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4]*0.9" office:value-type="currency" office:currency="ZAR" office:value="0" calcext:value-type="currency">
            <text:p>R 0</text:p>
          </table:table-cell>
          <table:table-cell table:style-name="ce53" table:formula="of:=[.B44]*0.8" office:value-type="currency" office:currency="ZAR" office:value="0" calcext:value-type="currency">
            <text:p>R 0</text:p>
          </table:table-cell>
          <table:table-cell table:style-name="ce53" table:formula="of:=[.C44]*0.7" office:value-type="currency" office:currency="ZAR" office:value="0" calcext:value-type="currency">
            <text:p>R 0</text:p>
          </table:table-cell>
          <table:table-cell table:style-name="ce53" table:formula="of:=[.D44]*0.6" office:value-type="currency" office:currency="ZAR" office:value="0" calcext:value-type="currency">
            <text:p>R 0</text:p>
          </table:table-cell>
          <table:table-cell table:style-name="ce53" table:formula="of:=[.E44]*0.5" office:value-type="currency" office:currency="ZAR" office:value="0" calcext:value-type="currency">
            <text:p>R 0</text:p>
          </table:table-cell>
          <table:table-cell table:style-name="ce53" table:formula="of:=[.F44]*0.4" office:value-type="currency" office:currency="ZAR" office:value="0" calcext:value-type="currency">
            <text:p>R 0</text:p>
          </table:table-cell>
          <table:table-cell table:style-name="ce53" table:formula="of:=[.G44]*0.3" office:value-type="currency" office:currency="ZAR" office:value="0" calcext:value-type="currency">
            <text:p>R 0</text:p>
          </table:table-cell>
          <table:table-cell table:style-name="ce53" table:formula="of:=[.H44]*0.2" office:value-type="currency" office:currency="ZAR" office:value="0" calcext:value-type="currency">
            <text:p>R 0</text:p>
          </table:table-cell>
          <table:table-cell table:style-name="ce53" table:formula="of:=[.I44]*0.1" office:value-type="currency" office:currency="ZAR" office:value="0" calcext:value-type="currency">
            <text:p>R 0</text:p>
          </table:table-cell>
          <table:table-cell table:style-name="ce53" table:formula="of:=[.J44]*0" office:value-type="currency" office:currency="ZAR" office:value="0" calcext:value-type="currency">
            <text:p>R 0</text:p>
          </table:table-cell>
          <table:table-cell/>
          <table:table-cell table:style-name="ce5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4]" office:value-type="currency" office:currency="ZAR" office:value="0" calcext:value-type="currency">
            <text:p>R 0</text:p>
          </table:table-cell>
          <table:table-cell table:style-name="ce53" table:formula="of:=[.$Y$22]*[.M44]" office:value-type="currency" office:currency="ZAR" office:value="0" calcext:value-type="currency">
            <text:p>R 0</text:p>
          </table:table-cell>
          <table:table-cell table:style-name="ce53" table:formula="of:=[.$Y$22]*[.N44]" office:value-type="currency" office:currency="ZAR" office:value="0" calcext:value-type="currency">
            <text:p>R 0</text:p>
          </table:table-cell>
          <table:table-cell table:style-name="ce53" table:formula="of:=[.$Y$22]*[.O44]" office:value-type="currency" office:currency="ZAR" office:value="0" calcext:value-type="currency">
            <text:p>R 0</text:p>
          </table:table-cell>
          <table:table-cell table:style-name="ce53" table:formula="of:=[.$Y$22]*[.P44]" office:value-type="currency" office:currency="ZAR" office:value="0" calcext:value-type="currency">
            <text:p>R 0</text:p>
          </table:table-cell>
          <table:table-cell table:style-name="ce53" table:formula="of:=[.$Y$22]*[.Q44]" office:value-type="currency" office:currency="ZAR" office:value="0" calcext:value-type="currency">
            <text:p>R 0</text:p>
          </table:table-cell>
          <table:table-cell table:style-name="ce53" table:formula="of:=[.$Y$22]*[.R44]" office:value-type="currency" office:currency="ZAR" office:value="0" calcext:value-type="currency">
            <text:p>R 0</text:p>
          </table:table-cell>
          <table:table-cell table:style-name="ce53" table:formula="of:=[.$Y$22]*[.S44]" office:value-type="currency" office:currency="ZAR" office:value="0" calcext:value-type="currency">
            <text:p>R 0</text:p>
          </table:table-cell>
          <table:table-cell table:style-name="ce53" table:formula="of:=[.$Y$22]*[.T44]" office:value-type="currency" office:currency="ZAR" office:value="0" calcext:value-type="currency">
            <text:p>R 0</text:p>
          </table:table-cell>
          <table:table-cell table:style-name="ce53" table:formula="of:=[.$Y$22]*[.U44]" office:value-type="currency" office:currency="ZAR" office:value="0" calcext:value-type="currency">
            <text:p>R 0</text:p>
          </table:table-cell>
          <table:table-cell/>
          <table:table-cell table:style-name="ce53" table:formula="of:=([.A44]-[.AA44])/1" office:value-type="currency" office:currency="ZAR" office:value="0" calcext:value-type="currency">
            <text:p>R 0</text:p>
          </table:table-cell>
          <table:table-cell table:style-name="ce53" table:formula="of:=([.B44]-[.AB44])/2" office:value-type="currency" office:currency="ZAR" office:value="0" calcext:value-type="currency">
            <text:p>R 0</text:p>
          </table:table-cell>
          <table:table-cell table:style-name="ce53" table:formula="of:=([.C44]-[.AC44])/3" office:value-type="currency" office:currency="ZAR" office:value="0" calcext:value-type="currency">
            <text:p>R 0</text:p>
          </table:table-cell>
          <table:table-cell table:style-name="ce53" table:formula="of:=([.D44]-[.AD44])/4" office:value-type="currency" office:currency="ZAR" office:value="0" calcext:value-type="currency">
            <text:p>R 0</text:p>
          </table:table-cell>
          <table:table-cell table:style-name="ce53" table:formula="of:=([.E44]-[.AE44])/5" office:value-type="currency" office:currency="ZAR" office:value="0" calcext:value-type="currency">
            <text:p>R 0</text:p>
          </table:table-cell>
          <table:table-cell table:style-name="ce53" table:formula="of:=([.F44]-[.AF44])/6" office:value-type="currency" office:currency="ZAR" office:value="0" calcext:value-type="currency">
            <text:p>R 0</text:p>
          </table:table-cell>
          <table:table-cell table:style-name="ce53" table:formula="of:=([.G44]-[.AG44])/7" office:value-type="currency" office:currency="ZAR" office:value="0" calcext:value-type="currency">
            <text:p>R 0</text:p>
          </table:table-cell>
          <table:table-cell table:style-name="ce53" table:formula="of:=([.H44]-[.AH44])/8" office:value-type="currency" office:currency="ZAR" office:value="0" calcext:value-type="currency">
            <text:p>R 0</text:p>
          </table:table-cell>
          <table:table-cell table:style-name="ce53" table:formula="of:=([.I44]-[.AI44])/9" office:value-type="currency" office:currency="ZAR" office:value="0" calcext:value-type="currency">
            <text:p>R 0</text:p>
          </table:table-cell>
          <table:table-cell table:style-name="ce5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58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5]*0.9" office:value-type="currency" office:currency="ZAR" office:value="0" calcext:value-type="currency">
            <text:p>R 0</text:p>
          </table:table-cell>
          <table:table-cell table:style-name="ce53" table:formula="of:=[.B45]*0.8" office:value-type="currency" office:currency="ZAR" office:value="0" calcext:value-type="currency">
            <text:p>R 0</text:p>
          </table:table-cell>
          <table:table-cell table:style-name="ce53" table:formula="of:=[.C45]*0.7" office:value-type="currency" office:currency="ZAR" office:value="0" calcext:value-type="currency">
            <text:p>R 0</text:p>
          </table:table-cell>
          <table:table-cell table:style-name="ce53" table:formula="of:=[.D45]*0.6" office:value-type="currency" office:currency="ZAR" office:value="0" calcext:value-type="currency">
            <text:p>R 0</text:p>
          </table:table-cell>
          <table:table-cell table:style-name="ce53" table:formula="of:=[.E45]*0.5" office:value-type="currency" office:currency="ZAR" office:value="0" calcext:value-type="currency">
            <text:p>R 0</text:p>
          </table:table-cell>
          <table:table-cell table:style-name="ce53" table:formula="of:=[.F45]*0.4" office:value-type="currency" office:currency="ZAR" office:value="0" calcext:value-type="currency">
            <text:p>R 0</text:p>
          </table:table-cell>
          <table:table-cell table:style-name="ce53" table:formula="of:=[.G45]*0.3" office:value-type="currency" office:currency="ZAR" office:value="0" calcext:value-type="currency">
            <text:p>R 0</text:p>
          </table:table-cell>
          <table:table-cell table:style-name="ce53" table:formula="of:=[.H45]*0.2" office:value-type="currency" office:currency="ZAR" office:value="0" calcext:value-type="currency">
            <text:p>R 0</text:p>
          </table:table-cell>
          <table:table-cell table:style-name="ce53" table:formula="of:=[.I45]*0.1" office:value-type="currency" office:currency="ZAR" office:value="0" calcext:value-type="currency">
            <text:p>R 0</text:p>
          </table:table-cell>
          <table:table-cell table:style-name="ce53" table:formula="of:=[.J45]*0" office:value-type="currency" office:currency="ZAR" office:value="0" calcext:value-type="currency">
            <text:p>R 0</text:p>
          </table:table-cell>
          <table:table-cell/>
          <table:table-cell table:style-name="ce5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5]" office:value-type="currency" office:currency="ZAR" office:value="0" calcext:value-type="currency">
            <text:p>R 0</text:p>
          </table:table-cell>
          <table:table-cell table:style-name="ce53" table:formula="of:=[.$Y$22]*[.M45]" office:value-type="currency" office:currency="ZAR" office:value="0" calcext:value-type="currency">
            <text:p>R 0</text:p>
          </table:table-cell>
          <table:table-cell table:style-name="ce53" table:formula="of:=[.$Y$22]*[.N45]" office:value-type="currency" office:currency="ZAR" office:value="0" calcext:value-type="currency">
            <text:p>R 0</text:p>
          </table:table-cell>
          <table:table-cell table:style-name="ce53" table:formula="of:=[.$Y$22]*[.O45]" office:value-type="currency" office:currency="ZAR" office:value="0" calcext:value-type="currency">
            <text:p>R 0</text:p>
          </table:table-cell>
          <table:table-cell table:style-name="ce53" table:formula="of:=[.$Y$22]*[.P45]" office:value-type="currency" office:currency="ZAR" office:value="0" calcext:value-type="currency">
            <text:p>R 0</text:p>
          </table:table-cell>
          <table:table-cell table:style-name="ce53" table:formula="of:=[.$Y$22]*[.Q45]" office:value-type="currency" office:currency="ZAR" office:value="0" calcext:value-type="currency">
            <text:p>R 0</text:p>
          </table:table-cell>
          <table:table-cell table:style-name="ce53" table:formula="of:=[.$Y$22]*[.R45]" office:value-type="currency" office:currency="ZAR" office:value="0" calcext:value-type="currency">
            <text:p>R 0</text:p>
          </table:table-cell>
          <table:table-cell table:style-name="ce53" table:formula="of:=[.$Y$22]*[.S45]" office:value-type="currency" office:currency="ZAR" office:value="0" calcext:value-type="currency">
            <text:p>R 0</text:p>
          </table:table-cell>
          <table:table-cell table:style-name="ce53" table:formula="of:=[.$Y$22]*[.T45]" office:value-type="currency" office:currency="ZAR" office:value="0" calcext:value-type="currency">
            <text:p>R 0</text:p>
          </table:table-cell>
          <table:table-cell table:style-name="ce53" table:formula="of:=[.$Y$22]*[.U45]" office:value-type="currency" office:currency="ZAR" office:value="0" calcext:value-type="currency">
            <text:p>R 0</text:p>
          </table:table-cell>
          <table:table-cell/>
          <table:table-cell table:style-name="ce53" table:formula="of:=([.A45]-[.AA45])/1" office:value-type="currency" office:currency="ZAR" office:value="0" calcext:value-type="currency">
            <text:p>R 0</text:p>
          </table:table-cell>
          <table:table-cell table:style-name="ce53" table:formula="of:=([.B45]-[.AB45])/2" office:value-type="currency" office:currency="ZAR" office:value="0" calcext:value-type="currency">
            <text:p>R 0</text:p>
          </table:table-cell>
          <table:table-cell table:style-name="ce53" table:formula="of:=([.C45]-[.AC45])/3" office:value-type="currency" office:currency="ZAR" office:value="0" calcext:value-type="currency">
            <text:p>R 0</text:p>
          </table:table-cell>
          <table:table-cell table:style-name="ce53" table:formula="of:=([.D45]-[.AD45])/4" office:value-type="currency" office:currency="ZAR" office:value="0" calcext:value-type="currency">
            <text:p>R 0</text:p>
          </table:table-cell>
          <table:table-cell table:style-name="ce53" table:formula="of:=([.E45]-[.AE45])/5" office:value-type="currency" office:currency="ZAR" office:value="0" calcext:value-type="currency">
            <text:p>R 0</text:p>
          </table:table-cell>
          <table:table-cell table:style-name="ce53" table:formula="of:=([.F45]-[.AF45])/6" office:value-type="currency" office:currency="ZAR" office:value="0" calcext:value-type="currency">
            <text:p>R 0</text:p>
          </table:table-cell>
          <table:table-cell table:style-name="ce53" table:formula="of:=([.G45]-[.AG45])/7" office:value-type="currency" office:currency="ZAR" office:value="0" calcext:value-type="currency">
            <text:p>R 0</text:p>
          </table:table-cell>
          <table:table-cell table:style-name="ce53" table:formula="of:=([.H45]-[.AH45])/8" office:value-type="currency" office:currency="ZAR" office:value="0" calcext:value-type="currency">
            <text:p>R 0</text:p>
          </table:table-cell>
          <table:table-cell table:style-name="ce53" table:formula="of:=([.I45]-[.AI45])/9" office:value-type="currency" office:currency="ZAR" office:value="0" calcext:value-type="currency">
            <text:p>R 0</text:p>
          </table:table-cell>
          <table:table-cell table:style-name="ce5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58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6]*0.9" office:value-type="currency" office:currency="ZAR" office:value="0" calcext:value-type="currency">
            <text:p>R 0</text:p>
          </table:table-cell>
          <table:table-cell table:style-name="ce53" table:formula="of:=[.B46]*0.8" office:value-type="currency" office:currency="ZAR" office:value="0" calcext:value-type="currency">
            <text:p>R 0</text:p>
          </table:table-cell>
          <table:table-cell table:style-name="ce53" table:formula="of:=[.C46]*0.7" office:value-type="currency" office:currency="ZAR" office:value="0" calcext:value-type="currency">
            <text:p>R 0</text:p>
          </table:table-cell>
          <table:table-cell table:style-name="ce53" table:formula="of:=[.D46]*0.6" office:value-type="currency" office:currency="ZAR" office:value="0" calcext:value-type="currency">
            <text:p>R 0</text:p>
          </table:table-cell>
          <table:table-cell table:style-name="ce53" table:formula="of:=[.E46]*0.5" office:value-type="currency" office:currency="ZAR" office:value="0" calcext:value-type="currency">
            <text:p>R 0</text:p>
          </table:table-cell>
          <table:table-cell table:style-name="ce53" table:formula="of:=[.F46]*0.4" office:value-type="currency" office:currency="ZAR" office:value="0" calcext:value-type="currency">
            <text:p>R 0</text:p>
          </table:table-cell>
          <table:table-cell table:style-name="ce53" table:formula="of:=[.G46]*0.3" office:value-type="currency" office:currency="ZAR" office:value="0" calcext:value-type="currency">
            <text:p>R 0</text:p>
          </table:table-cell>
          <table:table-cell table:style-name="ce53" table:formula="of:=[.H46]*0.2" office:value-type="currency" office:currency="ZAR" office:value="0" calcext:value-type="currency">
            <text:p>R 0</text:p>
          </table:table-cell>
          <table:table-cell table:style-name="ce53" table:formula="of:=[.I46]*0.1" office:value-type="currency" office:currency="ZAR" office:value="0" calcext:value-type="currency">
            <text:p>R 0</text:p>
          </table:table-cell>
          <table:table-cell table:style-name="ce53" table:formula="of:=[.J46]*0" office:value-type="currency" office:currency="ZAR" office:value="0" calcext:value-type="currency">
            <text:p>R 0</text:p>
          </table:table-cell>
          <table:table-cell/>
          <table:table-cell table:style-name="ce5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6]" office:value-type="currency" office:currency="ZAR" office:value="0" calcext:value-type="currency">
            <text:p>R 0</text:p>
          </table:table-cell>
          <table:table-cell table:style-name="ce53" table:formula="of:=[.$Y$22]*[.M46]" office:value-type="currency" office:currency="ZAR" office:value="0" calcext:value-type="currency">
            <text:p>R 0</text:p>
          </table:table-cell>
          <table:table-cell table:style-name="ce53" table:formula="of:=[.$Y$22]*[.N46]" office:value-type="currency" office:currency="ZAR" office:value="0" calcext:value-type="currency">
            <text:p>R 0</text:p>
          </table:table-cell>
          <table:table-cell table:style-name="ce53" table:formula="of:=[.$Y$22]*[.O46]" office:value-type="currency" office:currency="ZAR" office:value="0" calcext:value-type="currency">
            <text:p>R 0</text:p>
          </table:table-cell>
          <table:table-cell table:style-name="ce53" table:formula="of:=[.$Y$22]*[.P46]" office:value-type="currency" office:currency="ZAR" office:value="0" calcext:value-type="currency">
            <text:p>R 0</text:p>
          </table:table-cell>
          <table:table-cell table:style-name="ce53" table:formula="of:=[.$Y$22]*[.Q46]" office:value-type="currency" office:currency="ZAR" office:value="0" calcext:value-type="currency">
            <text:p>R 0</text:p>
          </table:table-cell>
          <table:table-cell table:style-name="ce53" table:formula="of:=[.$Y$22]*[.R46]" office:value-type="currency" office:currency="ZAR" office:value="0" calcext:value-type="currency">
            <text:p>R 0</text:p>
          </table:table-cell>
          <table:table-cell table:style-name="ce53" table:formula="of:=[.$Y$22]*[.S46]" office:value-type="currency" office:currency="ZAR" office:value="0" calcext:value-type="currency">
            <text:p>R 0</text:p>
          </table:table-cell>
          <table:table-cell table:style-name="ce53" table:formula="of:=[.$Y$22]*[.T46]" office:value-type="currency" office:currency="ZAR" office:value="0" calcext:value-type="currency">
            <text:p>R 0</text:p>
          </table:table-cell>
          <table:table-cell table:style-name="ce53" table:formula="of:=[.$Y$22]*[.U46]" office:value-type="currency" office:currency="ZAR" office:value="0" calcext:value-type="currency">
            <text:p>R 0</text:p>
          </table:table-cell>
          <table:table-cell/>
          <table:table-cell table:style-name="ce53" table:formula="of:=([.A46]-[.AA46])/1" office:value-type="currency" office:currency="ZAR" office:value="0" calcext:value-type="currency">
            <text:p>R 0</text:p>
          </table:table-cell>
          <table:table-cell table:style-name="ce53" table:formula="of:=([.B46]-[.AB46])/2" office:value-type="currency" office:currency="ZAR" office:value="0" calcext:value-type="currency">
            <text:p>R 0</text:p>
          </table:table-cell>
          <table:table-cell table:style-name="ce53" table:formula="of:=([.C46]-[.AC46])/3" office:value-type="currency" office:currency="ZAR" office:value="0" calcext:value-type="currency">
            <text:p>R 0</text:p>
          </table:table-cell>
          <table:table-cell table:style-name="ce53" table:formula="of:=([.D46]-[.AD46])/4" office:value-type="currency" office:currency="ZAR" office:value="0" calcext:value-type="currency">
            <text:p>R 0</text:p>
          </table:table-cell>
          <table:table-cell table:style-name="ce53" table:formula="of:=([.E46]-[.AE46])/5" office:value-type="currency" office:currency="ZAR" office:value="0" calcext:value-type="currency">
            <text:p>R 0</text:p>
          </table:table-cell>
          <table:table-cell table:style-name="ce53" table:formula="of:=([.F46]-[.AF46])/6" office:value-type="currency" office:currency="ZAR" office:value="0" calcext:value-type="currency">
            <text:p>R 0</text:p>
          </table:table-cell>
          <table:table-cell table:style-name="ce53" table:formula="of:=([.G46]-[.AG46])/7" office:value-type="currency" office:currency="ZAR" office:value="0" calcext:value-type="currency">
            <text:p>R 0</text:p>
          </table:table-cell>
          <table:table-cell table:style-name="ce53" table:formula="of:=([.H46]-[.AH46])/8" office:value-type="currency" office:currency="ZAR" office:value="0" calcext:value-type="currency">
            <text:p>R 0</text:p>
          </table:table-cell>
          <table:table-cell table:style-name="ce53" table:formula="of:=([.I46]-[.AI46])/9" office:value-type="currency" office:currency="ZAR" office:value="0" calcext:value-type="currency">
            <text:p>R 0</text:p>
          </table:table-cell>
          <table:table-cell table:style-name="ce5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58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7]*0.9" office:value-type="currency" office:currency="ZAR" office:value="0" calcext:value-type="currency">
            <text:p>R 0</text:p>
          </table:table-cell>
          <table:table-cell table:style-name="ce53" table:formula="of:=[.B47]*0.8" office:value-type="currency" office:currency="ZAR" office:value="0" calcext:value-type="currency">
            <text:p>R 0</text:p>
          </table:table-cell>
          <table:table-cell table:style-name="ce53" table:formula="of:=[.C47]*0.7" office:value-type="currency" office:currency="ZAR" office:value="0" calcext:value-type="currency">
            <text:p>R 0</text:p>
          </table:table-cell>
          <table:table-cell table:style-name="ce53" table:formula="of:=[.D47]*0.6" office:value-type="currency" office:currency="ZAR" office:value="0" calcext:value-type="currency">
            <text:p>R 0</text:p>
          </table:table-cell>
          <table:table-cell table:style-name="ce53" table:formula="of:=[.E47]*0.5" office:value-type="currency" office:currency="ZAR" office:value="0" calcext:value-type="currency">
            <text:p>R 0</text:p>
          </table:table-cell>
          <table:table-cell table:style-name="ce53" table:formula="of:=[.F47]*0.4" office:value-type="currency" office:currency="ZAR" office:value="0" calcext:value-type="currency">
            <text:p>R 0</text:p>
          </table:table-cell>
          <table:table-cell table:style-name="ce53" table:formula="of:=[.G47]*0.3" office:value-type="currency" office:currency="ZAR" office:value="0" calcext:value-type="currency">
            <text:p>R 0</text:p>
          </table:table-cell>
          <table:table-cell table:style-name="ce53" table:formula="of:=[.H47]*0.2" office:value-type="currency" office:currency="ZAR" office:value="0" calcext:value-type="currency">
            <text:p>R 0</text:p>
          </table:table-cell>
          <table:table-cell table:style-name="ce53" table:formula="of:=[.I47]*0.1" office:value-type="currency" office:currency="ZAR" office:value="0" calcext:value-type="currency">
            <text:p>R 0</text:p>
          </table:table-cell>
          <table:table-cell table:style-name="ce53" table:formula="of:=[.J47]*0" office:value-type="currency" office:currency="ZAR" office:value="0" calcext:value-type="currency">
            <text:p>R 0</text:p>
          </table:table-cell>
          <table:table-cell/>
          <table:table-cell table:style-name="ce53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7]" office:value-type="currency" office:currency="ZAR" office:value="0" calcext:value-type="currency">
            <text:p>R 0</text:p>
          </table:table-cell>
          <table:table-cell table:style-name="ce53" table:formula="of:=[.$Y$22]*[.M47]" office:value-type="currency" office:currency="ZAR" office:value="0" calcext:value-type="currency">
            <text:p>R 0</text:p>
          </table:table-cell>
          <table:table-cell table:style-name="ce53" table:formula="of:=[.$Y$22]*[.N47]" office:value-type="currency" office:currency="ZAR" office:value="0" calcext:value-type="currency">
            <text:p>R 0</text:p>
          </table:table-cell>
          <table:table-cell table:style-name="ce53" table:formula="of:=[.$Y$22]*[.O47]" office:value-type="currency" office:currency="ZAR" office:value="0" calcext:value-type="currency">
            <text:p>R 0</text:p>
          </table:table-cell>
          <table:table-cell table:style-name="ce53" table:formula="of:=[.$Y$22]*[.P47]" office:value-type="currency" office:currency="ZAR" office:value="0" calcext:value-type="currency">
            <text:p>R 0</text:p>
          </table:table-cell>
          <table:table-cell table:style-name="ce53" table:formula="of:=[.$Y$22]*[.Q47]" office:value-type="currency" office:currency="ZAR" office:value="0" calcext:value-type="currency">
            <text:p>R 0</text:p>
          </table:table-cell>
          <table:table-cell table:style-name="ce53" table:formula="of:=[.$Y$22]*[.R47]" office:value-type="currency" office:currency="ZAR" office:value="0" calcext:value-type="currency">
            <text:p>R 0</text:p>
          </table:table-cell>
          <table:table-cell table:style-name="ce53" table:formula="of:=[.$Y$22]*[.S47]" office:value-type="currency" office:currency="ZAR" office:value="0" calcext:value-type="currency">
            <text:p>R 0</text:p>
          </table:table-cell>
          <table:table-cell table:style-name="ce53" table:formula="of:=[.$Y$22]*[.T47]" office:value-type="currency" office:currency="ZAR" office:value="0" calcext:value-type="currency">
            <text:p>R 0</text:p>
          </table:table-cell>
          <table:table-cell table:style-name="ce53" table:formula="of:=[.$Y$22]*[.U47]" office:value-type="currency" office:currency="ZAR" office:value="0" calcext:value-type="currency">
            <text:p>R 0</text:p>
          </table:table-cell>
          <table:table-cell/>
          <table:table-cell table:style-name="ce53" table:formula="of:=([.A47]-[.AA47])/1" office:value-type="currency" office:currency="ZAR" office:value="0" calcext:value-type="currency">
            <text:p>R 0</text:p>
          </table:table-cell>
          <table:table-cell table:style-name="ce53" table:formula="of:=([.B47]-[.AB47])/2" office:value-type="currency" office:currency="ZAR" office:value="0" calcext:value-type="currency">
            <text:p>R 0</text:p>
          </table:table-cell>
          <table:table-cell table:style-name="ce53" table:formula="of:=([.C47]-[.AC47])/3" office:value-type="currency" office:currency="ZAR" office:value="0" calcext:value-type="currency">
            <text:p>R 0</text:p>
          </table:table-cell>
          <table:table-cell table:style-name="ce53" table:formula="of:=([.D47]-[.AD47])/4" office:value-type="currency" office:currency="ZAR" office:value="0" calcext:value-type="currency">
            <text:p>R 0</text:p>
          </table:table-cell>
          <table:table-cell table:style-name="ce53" table:formula="of:=([.E47]-[.AE47])/5" office:value-type="currency" office:currency="ZAR" office:value="0" calcext:value-type="currency">
            <text:p>R 0</text:p>
          </table:table-cell>
          <table:table-cell table:style-name="ce53" table:formula="of:=([.F47]-[.AF47])/6" office:value-type="currency" office:currency="ZAR" office:value="0" calcext:value-type="currency">
            <text:p>R 0</text:p>
          </table:table-cell>
          <table:table-cell table:style-name="ce53" table:formula="of:=([.G47]-[.AG47])/7" office:value-type="currency" office:currency="ZAR" office:value="0" calcext:value-type="currency">
            <text:p>R 0</text:p>
          </table:table-cell>
          <table:table-cell table:style-name="ce53" table:formula="of:=([.H47]-[.AH47])/8" office:value-type="currency" office:currency="ZAR" office:value="0" calcext:value-type="currency">
            <text:p>R 0</text:p>
          </table:table-cell>
          <table:table-cell table:style-name="ce53" table:formula="of:=([.I47]-[.AI47])/9" office:value-type="currency" office:currency="ZAR" office:value="0" calcext:value-type="currency">
            <text:p>R 0</text:p>
          </table:table-cell>
          <table:table-cell table:style-name="ce5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58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8]*0.9" office:value-type="currency" office:currency="ZAR" office:value="0" calcext:value-type="currency">
            <text:p>R 0</text:p>
          </table:table-cell>
          <table:table-cell table:style-name="ce53" table:formula="of:=[.B48]*0.8" office:value-type="currency" office:currency="ZAR" office:value="0" calcext:value-type="currency">
            <text:p>R 0</text:p>
          </table:table-cell>
          <table:table-cell table:style-name="ce53" table:formula="of:=[.C48]*0.7" office:value-type="currency" office:currency="ZAR" office:value="0" calcext:value-type="currency">
            <text:p>R 0</text:p>
          </table:table-cell>
          <table:table-cell table:style-name="ce53" table:formula="of:=[.D48]*0.6" office:value-type="currency" office:currency="ZAR" office:value="0" calcext:value-type="currency">
            <text:p>R 0</text:p>
          </table:table-cell>
          <table:table-cell table:style-name="ce53" table:formula="of:=[.E48]*0.5" office:value-type="currency" office:currency="ZAR" office:value="0" calcext:value-type="currency">
            <text:p>R 0</text:p>
          </table:table-cell>
          <table:table-cell table:style-name="ce53" table:formula="of:=[.F48]*0.4" office:value-type="currency" office:currency="ZAR" office:value="0" calcext:value-type="currency">
            <text:p>R 0</text:p>
          </table:table-cell>
          <table:table-cell table:style-name="ce53" table:formula="of:=[.G48]*0.3" office:value-type="currency" office:currency="ZAR" office:value="0" calcext:value-type="currency">
            <text:p>R 0</text:p>
          </table:table-cell>
          <table:table-cell table:style-name="ce53" table:formula="of:=[.H48]*0.2" office:value-type="currency" office:currency="ZAR" office:value="0" calcext:value-type="currency">
            <text:p>R 0</text:p>
          </table:table-cell>
          <table:table-cell table:style-name="ce53" table:formula="of:=[.I48]*0.1" office:value-type="currency" office:currency="ZAR" office:value="0" calcext:value-type="currency">
            <text:p>R 0</text:p>
          </table:table-cell>
          <table:table-cell table:style-name="ce53" table:formula="of:=[.J48]*0" office:value-type="currency" office:currency="ZAR" office:value="0" calcext:value-type="currency">
            <text:p>R 0</text:p>
          </table:table-cell>
          <table:table-cell/>
          <table:table-cell table:style-name="ce53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8]" office:value-type="currency" office:currency="ZAR" office:value="0" calcext:value-type="currency">
            <text:p>R 0</text:p>
          </table:table-cell>
          <table:table-cell table:style-name="ce53" table:formula="of:=[.$Y$22]*[.M48]" office:value-type="currency" office:currency="ZAR" office:value="0" calcext:value-type="currency">
            <text:p>R 0</text:p>
          </table:table-cell>
          <table:table-cell table:style-name="ce53" table:formula="of:=[.$Y$22]*[.N48]" office:value-type="currency" office:currency="ZAR" office:value="0" calcext:value-type="currency">
            <text:p>R 0</text:p>
          </table:table-cell>
          <table:table-cell table:style-name="ce53" table:formula="of:=[.$Y$22]*[.O48]" office:value-type="currency" office:currency="ZAR" office:value="0" calcext:value-type="currency">
            <text:p>R 0</text:p>
          </table:table-cell>
          <table:table-cell table:style-name="ce53" table:formula="of:=[.$Y$22]*[.P48]" office:value-type="currency" office:currency="ZAR" office:value="0" calcext:value-type="currency">
            <text:p>R 0</text:p>
          </table:table-cell>
          <table:table-cell table:style-name="ce53" table:formula="of:=[.$Y$22]*[.Q48]" office:value-type="currency" office:currency="ZAR" office:value="0" calcext:value-type="currency">
            <text:p>R 0</text:p>
          </table:table-cell>
          <table:table-cell table:style-name="ce53" table:formula="of:=[.$Y$22]*[.R48]" office:value-type="currency" office:currency="ZAR" office:value="0" calcext:value-type="currency">
            <text:p>R 0</text:p>
          </table:table-cell>
          <table:table-cell table:style-name="ce53" table:formula="of:=[.$Y$22]*[.S48]" office:value-type="currency" office:currency="ZAR" office:value="0" calcext:value-type="currency">
            <text:p>R 0</text:p>
          </table:table-cell>
          <table:table-cell table:style-name="ce53" table:formula="of:=[.$Y$22]*[.T48]" office:value-type="currency" office:currency="ZAR" office:value="0" calcext:value-type="currency">
            <text:p>R 0</text:p>
          </table:table-cell>
          <table:table-cell table:style-name="ce53" table:formula="of:=[.$Y$22]*[.U48]" office:value-type="currency" office:currency="ZAR" office:value="0" calcext:value-type="currency">
            <text:p>R 0</text:p>
          </table:table-cell>
          <table:table-cell/>
          <table:table-cell table:style-name="ce53" table:formula="of:=([.A48]-[.AA48])/1" office:value-type="currency" office:currency="ZAR" office:value="0" calcext:value-type="currency">
            <text:p>R 0</text:p>
          </table:table-cell>
          <table:table-cell table:style-name="ce53" table:formula="of:=([.B48]-[.AB48])/2" office:value-type="currency" office:currency="ZAR" office:value="0" calcext:value-type="currency">
            <text:p>R 0</text:p>
          </table:table-cell>
          <table:table-cell table:style-name="ce53" table:formula="of:=([.C48]-[.AC48])/3" office:value-type="currency" office:currency="ZAR" office:value="0" calcext:value-type="currency">
            <text:p>R 0</text:p>
          </table:table-cell>
          <table:table-cell table:style-name="ce53" table:formula="of:=([.D48]-[.AD48])/4" office:value-type="currency" office:currency="ZAR" office:value="0" calcext:value-type="currency">
            <text:p>R 0</text:p>
          </table:table-cell>
          <table:table-cell table:style-name="ce53" table:formula="of:=([.E48]-[.AE48])/5" office:value-type="currency" office:currency="ZAR" office:value="0" calcext:value-type="currency">
            <text:p>R 0</text:p>
          </table:table-cell>
          <table:table-cell table:style-name="ce53" table:formula="of:=([.F48]-[.AF48])/6" office:value-type="currency" office:currency="ZAR" office:value="0" calcext:value-type="currency">
            <text:p>R 0</text:p>
          </table:table-cell>
          <table:table-cell table:style-name="ce53" table:formula="of:=([.G48]-[.AG48])/7" office:value-type="currency" office:currency="ZAR" office:value="0" calcext:value-type="currency">
            <text:p>R 0</text:p>
          </table:table-cell>
          <table:table-cell table:style-name="ce53" table:formula="of:=([.H48]-[.AH48])/8" office:value-type="currency" office:currency="ZAR" office:value="0" calcext:value-type="currency">
            <text:p>R 0</text:p>
          </table:table-cell>
          <table:table-cell table:style-name="ce53" table:formula="of:=([.I48]-[.AI48])/9" office:value-type="currency" office:currency="ZAR" office:value="0" calcext:value-type="currency">
            <text:p>R 0</text:p>
          </table:table-cell>
          <table:table-cell table:style-name="ce5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58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9]*0.9" office:value-type="currency" office:currency="ZAR" office:value="0" calcext:value-type="currency">
            <text:p>R 0</text:p>
          </table:table-cell>
          <table:table-cell table:style-name="ce53" table:formula="of:=[.B49]*0.8" office:value-type="currency" office:currency="ZAR" office:value="0" calcext:value-type="currency">
            <text:p>R 0</text:p>
          </table:table-cell>
          <table:table-cell table:style-name="ce53" table:formula="of:=[.C49]*0.7" office:value-type="currency" office:currency="ZAR" office:value="0" calcext:value-type="currency">
            <text:p>R 0</text:p>
          </table:table-cell>
          <table:table-cell table:style-name="ce53" table:formula="of:=[.D49]*0.6" office:value-type="currency" office:currency="ZAR" office:value="0" calcext:value-type="currency">
            <text:p>R 0</text:p>
          </table:table-cell>
          <table:table-cell table:style-name="ce53" table:formula="of:=[.E49]*0.5" office:value-type="currency" office:currency="ZAR" office:value="0" calcext:value-type="currency">
            <text:p>R 0</text:p>
          </table:table-cell>
          <table:table-cell table:style-name="ce53" table:formula="of:=[.F49]*0.4" office:value-type="currency" office:currency="ZAR" office:value="0" calcext:value-type="currency">
            <text:p>R 0</text:p>
          </table:table-cell>
          <table:table-cell table:style-name="ce53" table:formula="of:=[.G49]*0.3" office:value-type="currency" office:currency="ZAR" office:value="0" calcext:value-type="currency">
            <text:p>R 0</text:p>
          </table:table-cell>
          <table:table-cell table:style-name="ce53" table:formula="of:=[.H49]*0.2" office:value-type="currency" office:currency="ZAR" office:value="0" calcext:value-type="currency">
            <text:p>R 0</text:p>
          </table:table-cell>
          <table:table-cell table:style-name="ce53" table:formula="of:=[.I49]*0.1" office:value-type="currency" office:currency="ZAR" office:value="0" calcext:value-type="currency">
            <text:p>R 0</text:p>
          </table:table-cell>
          <table:table-cell table:style-name="ce53" table:formula="of:=[.J49]*0" office:value-type="currency" office:currency="ZAR" office:value="0" calcext:value-type="currency">
            <text:p>R 0</text:p>
          </table:table-cell>
          <table:table-cell/>
          <table:table-cell table:style-name="ce53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9]" office:value-type="currency" office:currency="ZAR" office:value="0" calcext:value-type="currency">
            <text:p>R 0</text:p>
          </table:table-cell>
          <table:table-cell table:style-name="ce53" table:formula="of:=[.$Y$22]*[.M49]" office:value-type="currency" office:currency="ZAR" office:value="0" calcext:value-type="currency">
            <text:p>R 0</text:p>
          </table:table-cell>
          <table:table-cell table:style-name="ce53" table:formula="of:=[.$Y$22]*[.N49]" office:value-type="currency" office:currency="ZAR" office:value="0" calcext:value-type="currency">
            <text:p>R 0</text:p>
          </table:table-cell>
          <table:table-cell table:style-name="ce53" table:formula="of:=[.$Y$22]*[.O49]" office:value-type="currency" office:currency="ZAR" office:value="0" calcext:value-type="currency">
            <text:p>R 0</text:p>
          </table:table-cell>
          <table:table-cell table:style-name="ce53" table:formula="of:=[.$Y$22]*[.P49]" office:value-type="currency" office:currency="ZAR" office:value="0" calcext:value-type="currency">
            <text:p>R 0</text:p>
          </table:table-cell>
          <table:table-cell table:style-name="ce53" table:formula="of:=[.$Y$22]*[.Q49]" office:value-type="currency" office:currency="ZAR" office:value="0" calcext:value-type="currency">
            <text:p>R 0</text:p>
          </table:table-cell>
          <table:table-cell table:style-name="ce53" table:formula="of:=[.$Y$22]*[.R49]" office:value-type="currency" office:currency="ZAR" office:value="0" calcext:value-type="currency">
            <text:p>R 0</text:p>
          </table:table-cell>
          <table:table-cell table:style-name="ce53" table:formula="of:=[.$Y$22]*[.S49]" office:value-type="currency" office:currency="ZAR" office:value="0" calcext:value-type="currency">
            <text:p>R 0</text:p>
          </table:table-cell>
          <table:table-cell table:style-name="ce53" table:formula="of:=[.$Y$22]*[.T49]" office:value-type="currency" office:currency="ZAR" office:value="0" calcext:value-type="currency">
            <text:p>R 0</text:p>
          </table:table-cell>
          <table:table-cell table:style-name="ce53" table:formula="of:=[.$Y$22]*[.U49]" office:value-type="currency" office:currency="ZAR" office:value="0" calcext:value-type="currency">
            <text:p>R 0</text:p>
          </table:table-cell>
          <table:table-cell/>
          <table:table-cell table:style-name="ce53" table:formula="of:=([.A49]-[.AA49])/1" office:value-type="currency" office:currency="ZAR" office:value="0" calcext:value-type="currency">
            <text:p>R 0</text:p>
          </table:table-cell>
          <table:table-cell table:style-name="ce53" table:formula="of:=([.B49]-[.AB49])/2" office:value-type="currency" office:currency="ZAR" office:value="0" calcext:value-type="currency">
            <text:p>R 0</text:p>
          </table:table-cell>
          <table:table-cell table:style-name="ce53" table:formula="of:=([.C49]-[.AC49])/3" office:value-type="currency" office:currency="ZAR" office:value="0" calcext:value-type="currency">
            <text:p>R 0</text:p>
          </table:table-cell>
          <table:table-cell table:style-name="ce53" table:formula="of:=([.D49]-[.AD49])/4" office:value-type="currency" office:currency="ZAR" office:value="0" calcext:value-type="currency">
            <text:p>R 0</text:p>
          </table:table-cell>
          <table:table-cell table:style-name="ce53" table:formula="of:=([.E49]-[.AE49])/5" office:value-type="currency" office:currency="ZAR" office:value="0" calcext:value-type="currency">
            <text:p>R 0</text:p>
          </table:table-cell>
          <table:table-cell table:style-name="ce53" table:formula="of:=([.F49]-[.AF49])/6" office:value-type="currency" office:currency="ZAR" office:value="0" calcext:value-type="currency">
            <text:p>R 0</text:p>
          </table:table-cell>
          <table:table-cell table:style-name="ce53" table:formula="of:=([.G49]-[.AG49])/7" office:value-type="currency" office:currency="ZAR" office:value="0" calcext:value-type="currency">
            <text:p>R 0</text:p>
          </table:table-cell>
          <table:table-cell table:style-name="ce53" table:formula="of:=([.H49]-[.AH49])/8" office:value-type="currency" office:currency="ZAR" office:value="0" calcext:value-type="currency">
            <text:p>R 0</text:p>
          </table:table-cell>
          <table:table-cell table:style-name="ce53" table:formula="of:=([.I49]-[.AI49])/9" office:value-type="currency" office:currency="ZAR" office:value="0" calcext:value-type="currency">
            <text:p>R 0</text:p>
          </table:table-cell>
          <table:table-cell table:style-name="ce5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58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0]*0.9" office:value-type="currency" office:currency="ZAR" office:value="0" calcext:value-type="currency">
            <text:p>R 0</text:p>
          </table:table-cell>
          <table:table-cell table:style-name="ce53" table:formula="of:=[.B50]*0.8" office:value-type="currency" office:currency="ZAR" office:value="0" calcext:value-type="currency">
            <text:p>R 0</text:p>
          </table:table-cell>
          <table:table-cell table:style-name="ce53" table:formula="of:=[.C50]*0.7" office:value-type="currency" office:currency="ZAR" office:value="0" calcext:value-type="currency">
            <text:p>R 0</text:p>
          </table:table-cell>
          <table:table-cell table:style-name="ce53" table:formula="of:=[.D50]*0.6" office:value-type="currency" office:currency="ZAR" office:value="0" calcext:value-type="currency">
            <text:p>R 0</text:p>
          </table:table-cell>
          <table:table-cell table:style-name="ce53" table:formula="of:=[.E50]*0.5" office:value-type="currency" office:currency="ZAR" office:value="0" calcext:value-type="currency">
            <text:p>R 0</text:p>
          </table:table-cell>
          <table:table-cell table:style-name="ce53" table:formula="of:=[.F50]*0.4" office:value-type="currency" office:currency="ZAR" office:value="0" calcext:value-type="currency">
            <text:p>R 0</text:p>
          </table:table-cell>
          <table:table-cell table:style-name="ce53" table:formula="of:=[.G50]*0.3" office:value-type="currency" office:currency="ZAR" office:value="0" calcext:value-type="currency">
            <text:p>R 0</text:p>
          </table:table-cell>
          <table:table-cell table:style-name="ce53" table:formula="of:=[.H50]*0.2" office:value-type="currency" office:currency="ZAR" office:value="0" calcext:value-type="currency">
            <text:p>R 0</text:p>
          </table:table-cell>
          <table:table-cell table:style-name="ce53" table:formula="of:=[.I50]*0.1" office:value-type="currency" office:currency="ZAR" office:value="0" calcext:value-type="currency">
            <text:p>R 0</text:p>
          </table:table-cell>
          <table:table-cell table:style-name="ce53" table:formula="of:=[.J50]*0" office:value-type="currency" office:currency="ZAR" office:value="0" calcext:value-type="currency">
            <text:p>R 0</text:p>
          </table:table-cell>
          <table:table-cell/>
          <table:table-cell table:style-name="ce5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0]" office:value-type="currency" office:currency="ZAR" office:value="0" calcext:value-type="currency">
            <text:p>R 0</text:p>
          </table:table-cell>
          <table:table-cell table:style-name="ce53" table:formula="of:=[.$Y$22]*[.M50]" office:value-type="currency" office:currency="ZAR" office:value="0" calcext:value-type="currency">
            <text:p>R 0</text:p>
          </table:table-cell>
          <table:table-cell table:style-name="ce53" table:formula="of:=[.$Y$22]*[.N50]" office:value-type="currency" office:currency="ZAR" office:value="0" calcext:value-type="currency">
            <text:p>R 0</text:p>
          </table:table-cell>
          <table:table-cell table:style-name="ce53" table:formula="of:=[.$Y$22]*[.O50]" office:value-type="currency" office:currency="ZAR" office:value="0" calcext:value-type="currency">
            <text:p>R 0</text:p>
          </table:table-cell>
          <table:table-cell table:style-name="ce53" table:formula="of:=[.$Y$22]*[.P50]" office:value-type="currency" office:currency="ZAR" office:value="0" calcext:value-type="currency">
            <text:p>R 0</text:p>
          </table:table-cell>
          <table:table-cell table:style-name="ce53" table:formula="of:=[.$Y$22]*[.Q50]" office:value-type="currency" office:currency="ZAR" office:value="0" calcext:value-type="currency">
            <text:p>R 0</text:p>
          </table:table-cell>
          <table:table-cell table:style-name="ce53" table:formula="of:=[.$Y$22]*[.R50]" office:value-type="currency" office:currency="ZAR" office:value="0" calcext:value-type="currency">
            <text:p>R 0</text:p>
          </table:table-cell>
          <table:table-cell table:style-name="ce53" table:formula="of:=[.$Y$22]*[.S50]" office:value-type="currency" office:currency="ZAR" office:value="0" calcext:value-type="currency">
            <text:p>R 0</text:p>
          </table:table-cell>
          <table:table-cell table:style-name="ce53" table:formula="of:=[.$Y$22]*[.T50]" office:value-type="currency" office:currency="ZAR" office:value="0" calcext:value-type="currency">
            <text:p>R 0</text:p>
          </table:table-cell>
          <table:table-cell table:style-name="ce53" table:formula="of:=[.$Y$22]*[.U50]" office:value-type="currency" office:currency="ZAR" office:value="0" calcext:value-type="currency">
            <text:p>R 0</text:p>
          </table:table-cell>
          <table:table-cell/>
          <table:table-cell table:style-name="ce53" table:formula="of:=([.A50]-[.AA50])/1" office:value-type="currency" office:currency="ZAR" office:value="0" calcext:value-type="currency">
            <text:p>R 0</text:p>
          </table:table-cell>
          <table:table-cell table:style-name="ce53" table:formula="of:=([.B50]-[.AB50])/2" office:value-type="currency" office:currency="ZAR" office:value="0" calcext:value-type="currency">
            <text:p>R 0</text:p>
          </table:table-cell>
          <table:table-cell table:style-name="ce53" table:formula="of:=([.C50]-[.AC50])/3" office:value-type="currency" office:currency="ZAR" office:value="0" calcext:value-type="currency">
            <text:p>R 0</text:p>
          </table:table-cell>
          <table:table-cell table:style-name="ce53" table:formula="of:=([.D50]-[.AD50])/4" office:value-type="currency" office:currency="ZAR" office:value="0" calcext:value-type="currency">
            <text:p>R 0</text:p>
          </table:table-cell>
          <table:table-cell table:style-name="ce53" table:formula="of:=([.E50]-[.AE50])/5" office:value-type="currency" office:currency="ZAR" office:value="0" calcext:value-type="currency">
            <text:p>R 0</text:p>
          </table:table-cell>
          <table:table-cell table:style-name="ce53" table:formula="of:=([.F50]-[.AF50])/6" office:value-type="currency" office:currency="ZAR" office:value="0" calcext:value-type="currency">
            <text:p>R 0</text:p>
          </table:table-cell>
          <table:table-cell table:style-name="ce53" table:formula="of:=([.G50]-[.AG50])/7" office:value-type="currency" office:currency="ZAR" office:value="0" calcext:value-type="currency">
            <text:p>R 0</text:p>
          </table:table-cell>
          <table:table-cell table:style-name="ce53" table:formula="of:=([.H50]-[.AH50])/8" office:value-type="currency" office:currency="ZAR" office:value="0" calcext:value-type="currency">
            <text:p>R 0</text:p>
          </table:table-cell>
          <table:table-cell table:style-name="ce53" table:formula="of:=([.I50]-[.AI50])/9" office:value-type="currency" office:currency="ZAR" office:value="0" calcext:value-type="currency">
            <text:p>R 0</text:p>
          </table:table-cell>
          <table:table-cell table:style-name="ce5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58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1]*0.9" office:value-type="currency" office:currency="ZAR" office:value="0" calcext:value-type="currency">
            <text:p>R 0</text:p>
          </table:table-cell>
          <table:table-cell table:style-name="ce53" table:formula="of:=[.B51]*0.8" office:value-type="currency" office:currency="ZAR" office:value="0" calcext:value-type="currency">
            <text:p>R 0</text:p>
          </table:table-cell>
          <table:table-cell table:style-name="ce53" table:formula="of:=[.C51]*0.7" office:value-type="currency" office:currency="ZAR" office:value="0" calcext:value-type="currency">
            <text:p>R 0</text:p>
          </table:table-cell>
          <table:table-cell table:style-name="ce53" table:formula="of:=[.D51]*0.6" office:value-type="currency" office:currency="ZAR" office:value="0" calcext:value-type="currency">
            <text:p>R 0</text:p>
          </table:table-cell>
          <table:table-cell table:style-name="ce53" table:formula="of:=[.E51]*0.5" office:value-type="currency" office:currency="ZAR" office:value="0" calcext:value-type="currency">
            <text:p>R 0</text:p>
          </table:table-cell>
          <table:table-cell table:style-name="ce53" table:formula="of:=[.F51]*0.4" office:value-type="currency" office:currency="ZAR" office:value="0" calcext:value-type="currency">
            <text:p>R 0</text:p>
          </table:table-cell>
          <table:table-cell table:style-name="ce53" table:formula="of:=[.G51]*0.3" office:value-type="currency" office:currency="ZAR" office:value="0" calcext:value-type="currency">
            <text:p>R 0</text:p>
          </table:table-cell>
          <table:table-cell table:style-name="ce53" table:formula="of:=[.H51]*0.2" office:value-type="currency" office:currency="ZAR" office:value="0" calcext:value-type="currency">
            <text:p>R 0</text:p>
          </table:table-cell>
          <table:table-cell table:style-name="ce53" table:formula="of:=[.I51]*0.1" office:value-type="currency" office:currency="ZAR" office:value="0" calcext:value-type="currency">
            <text:p>R 0</text:p>
          </table:table-cell>
          <table:table-cell table:style-name="ce53" table:formula="of:=[.J51]*0" office:value-type="currency" office:currency="ZAR" office:value="0" calcext:value-type="currency">
            <text:p>R 0</text:p>
          </table:table-cell>
          <table:table-cell/>
          <table:table-cell table:style-name="ce5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1]" office:value-type="currency" office:currency="ZAR" office:value="0" calcext:value-type="currency">
            <text:p>R 0</text:p>
          </table:table-cell>
          <table:table-cell table:style-name="ce53" table:formula="of:=[.$Y$22]*[.M51]" office:value-type="currency" office:currency="ZAR" office:value="0" calcext:value-type="currency">
            <text:p>R 0</text:p>
          </table:table-cell>
          <table:table-cell table:style-name="ce53" table:formula="of:=[.$Y$22]*[.N51]" office:value-type="currency" office:currency="ZAR" office:value="0" calcext:value-type="currency">
            <text:p>R 0</text:p>
          </table:table-cell>
          <table:table-cell table:style-name="ce53" table:formula="of:=[.$Y$22]*[.O51]" office:value-type="currency" office:currency="ZAR" office:value="0" calcext:value-type="currency">
            <text:p>R 0</text:p>
          </table:table-cell>
          <table:table-cell table:style-name="ce53" table:formula="of:=[.$Y$22]*[.P51]" office:value-type="currency" office:currency="ZAR" office:value="0" calcext:value-type="currency">
            <text:p>R 0</text:p>
          </table:table-cell>
          <table:table-cell table:style-name="ce53" table:formula="of:=[.$Y$22]*[.Q51]" office:value-type="currency" office:currency="ZAR" office:value="0" calcext:value-type="currency">
            <text:p>R 0</text:p>
          </table:table-cell>
          <table:table-cell table:style-name="ce53" table:formula="of:=[.$Y$22]*[.R51]" office:value-type="currency" office:currency="ZAR" office:value="0" calcext:value-type="currency">
            <text:p>R 0</text:p>
          </table:table-cell>
          <table:table-cell table:style-name="ce53" table:formula="of:=[.$Y$22]*[.S51]" office:value-type="currency" office:currency="ZAR" office:value="0" calcext:value-type="currency">
            <text:p>R 0</text:p>
          </table:table-cell>
          <table:table-cell table:style-name="ce53" table:formula="of:=[.$Y$22]*[.T51]" office:value-type="currency" office:currency="ZAR" office:value="0" calcext:value-type="currency">
            <text:p>R 0</text:p>
          </table:table-cell>
          <table:table-cell table:style-name="ce53" table:formula="of:=[.$Y$22]*[.U51]" office:value-type="currency" office:currency="ZAR" office:value="0" calcext:value-type="currency">
            <text:p>R 0</text:p>
          </table:table-cell>
          <table:table-cell/>
          <table:table-cell table:style-name="ce53" table:formula="of:=([.A51]-[.AA51])/1" office:value-type="currency" office:currency="ZAR" office:value="0" calcext:value-type="currency">
            <text:p>R 0</text:p>
          </table:table-cell>
          <table:table-cell table:style-name="ce53" table:formula="of:=([.B51]-[.AB51])/2" office:value-type="currency" office:currency="ZAR" office:value="0" calcext:value-type="currency">
            <text:p>R 0</text:p>
          </table:table-cell>
          <table:table-cell table:style-name="ce53" table:formula="of:=([.C51]-[.AC51])/3" office:value-type="currency" office:currency="ZAR" office:value="0" calcext:value-type="currency">
            <text:p>R 0</text:p>
          </table:table-cell>
          <table:table-cell table:style-name="ce53" table:formula="of:=([.D51]-[.AD51])/4" office:value-type="currency" office:currency="ZAR" office:value="0" calcext:value-type="currency">
            <text:p>R 0</text:p>
          </table:table-cell>
          <table:table-cell table:style-name="ce53" table:formula="of:=([.E51]-[.AE51])/5" office:value-type="currency" office:currency="ZAR" office:value="0" calcext:value-type="currency">
            <text:p>R 0</text:p>
          </table:table-cell>
          <table:table-cell table:style-name="ce53" table:formula="of:=([.F51]-[.AF51])/6" office:value-type="currency" office:currency="ZAR" office:value="0" calcext:value-type="currency">
            <text:p>R 0</text:p>
          </table:table-cell>
          <table:table-cell table:style-name="ce53" table:formula="of:=([.G51]-[.AG51])/7" office:value-type="currency" office:currency="ZAR" office:value="0" calcext:value-type="currency">
            <text:p>R 0</text:p>
          </table:table-cell>
          <table:table-cell table:style-name="ce53" table:formula="of:=([.H51]-[.AH51])/8" office:value-type="currency" office:currency="ZAR" office:value="0" calcext:value-type="currency">
            <text:p>R 0</text:p>
          </table:table-cell>
          <table:table-cell table:style-name="ce53" table:formula="of:=([.I51]-[.AI51])/9" office:value-type="currency" office:currency="ZAR" office:value="0" calcext:value-type="currency">
            <text:p>R 0</text:p>
          </table:table-cell>
          <table:table-cell table:style-name="ce5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58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2]*0.9" office:value-type="currency" office:currency="ZAR" office:value="0" calcext:value-type="currency">
            <text:p>R 0</text:p>
          </table:table-cell>
          <table:table-cell table:style-name="ce53" table:formula="of:=[.B52]*0.8" office:value-type="currency" office:currency="ZAR" office:value="0" calcext:value-type="currency">
            <text:p>R 0</text:p>
          </table:table-cell>
          <table:table-cell table:style-name="ce53" table:formula="of:=[.C52]*0.7" office:value-type="currency" office:currency="ZAR" office:value="0" calcext:value-type="currency">
            <text:p>R 0</text:p>
          </table:table-cell>
          <table:table-cell table:style-name="ce53" table:formula="of:=[.D52]*0.6" office:value-type="currency" office:currency="ZAR" office:value="0" calcext:value-type="currency">
            <text:p>R 0</text:p>
          </table:table-cell>
          <table:table-cell table:style-name="ce53" table:formula="of:=[.E52]*0.5" office:value-type="currency" office:currency="ZAR" office:value="0" calcext:value-type="currency">
            <text:p>R 0</text:p>
          </table:table-cell>
          <table:table-cell table:style-name="ce53" table:formula="of:=[.F52]*0.4" office:value-type="currency" office:currency="ZAR" office:value="0" calcext:value-type="currency">
            <text:p>R 0</text:p>
          </table:table-cell>
          <table:table-cell table:style-name="ce53" table:formula="of:=[.G52]*0.3" office:value-type="currency" office:currency="ZAR" office:value="0" calcext:value-type="currency">
            <text:p>R 0</text:p>
          </table:table-cell>
          <table:table-cell table:style-name="ce53" table:formula="of:=[.H52]*0.2" office:value-type="currency" office:currency="ZAR" office:value="0" calcext:value-type="currency">
            <text:p>R 0</text:p>
          </table:table-cell>
          <table:table-cell table:style-name="ce53" table:formula="of:=[.I52]*0.1" office:value-type="currency" office:currency="ZAR" office:value="0" calcext:value-type="currency">
            <text:p>R 0</text:p>
          </table:table-cell>
          <table:table-cell table:style-name="ce53" table:formula="of:=[.J52]*0" office:value-type="currency" office:currency="ZAR" office:value="0" calcext:value-type="currency">
            <text:p>R 0</text:p>
          </table:table-cell>
          <table:table-cell/>
          <table:table-cell table:style-name="ce5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2]" office:value-type="currency" office:currency="ZAR" office:value="0" calcext:value-type="currency">
            <text:p>R 0</text:p>
          </table:table-cell>
          <table:table-cell table:style-name="ce53" table:formula="of:=[.$Y$22]*[.M52]" office:value-type="currency" office:currency="ZAR" office:value="0" calcext:value-type="currency">
            <text:p>R 0</text:p>
          </table:table-cell>
          <table:table-cell table:style-name="ce53" table:formula="of:=[.$Y$22]*[.N52]" office:value-type="currency" office:currency="ZAR" office:value="0" calcext:value-type="currency">
            <text:p>R 0</text:p>
          </table:table-cell>
          <table:table-cell table:style-name="ce53" table:formula="of:=[.$Y$22]*[.O52]" office:value-type="currency" office:currency="ZAR" office:value="0" calcext:value-type="currency">
            <text:p>R 0</text:p>
          </table:table-cell>
          <table:table-cell table:style-name="ce53" table:formula="of:=[.$Y$22]*[.P52]" office:value-type="currency" office:currency="ZAR" office:value="0" calcext:value-type="currency">
            <text:p>R 0</text:p>
          </table:table-cell>
          <table:table-cell table:style-name="ce53" table:formula="of:=[.$Y$22]*[.Q52]" office:value-type="currency" office:currency="ZAR" office:value="0" calcext:value-type="currency">
            <text:p>R 0</text:p>
          </table:table-cell>
          <table:table-cell table:style-name="ce53" table:formula="of:=[.$Y$22]*[.R52]" office:value-type="currency" office:currency="ZAR" office:value="0" calcext:value-type="currency">
            <text:p>R 0</text:p>
          </table:table-cell>
          <table:table-cell table:style-name="ce53" table:formula="of:=[.$Y$22]*[.S52]" office:value-type="currency" office:currency="ZAR" office:value="0" calcext:value-type="currency">
            <text:p>R 0</text:p>
          </table:table-cell>
          <table:table-cell table:style-name="ce53" table:formula="of:=[.$Y$22]*[.T52]" office:value-type="currency" office:currency="ZAR" office:value="0" calcext:value-type="currency">
            <text:p>R 0</text:p>
          </table:table-cell>
          <table:table-cell table:style-name="ce53" table:formula="of:=[.$Y$22]*[.U52]" office:value-type="currency" office:currency="ZAR" office:value="0" calcext:value-type="currency">
            <text:p>R 0</text:p>
          </table:table-cell>
          <table:table-cell/>
          <table:table-cell table:style-name="ce53" table:formula="of:=([.A52]-[.AA52])/1" office:value-type="currency" office:currency="ZAR" office:value="0" calcext:value-type="currency">
            <text:p>R 0</text:p>
          </table:table-cell>
          <table:table-cell table:style-name="ce53" table:formula="of:=([.B52]-[.AB52])/2" office:value-type="currency" office:currency="ZAR" office:value="0" calcext:value-type="currency">
            <text:p>R 0</text:p>
          </table:table-cell>
          <table:table-cell table:style-name="ce53" table:formula="of:=([.C52]-[.AC52])/3" office:value-type="currency" office:currency="ZAR" office:value="0" calcext:value-type="currency">
            <text:p>R 0</text:p>
          </table:table-cell>
          <table:table-cell table:style-name="ce53" table:formula="of:=([.D52]-[.AD52])/4" office:value-type="currency" office:currency="ZAR" office:value="0" calcext:value-type="currency">
            <text:p>R 0</text:p>
          </table:table-cell>
          <table:table-cell table:style-name="ce53" table:formula="of:=([.E52]-[.AE52])/5" office:value-type="currency" office:currency="ZAR" office:value="0" calcext:value-type="currency">
            <text:p>R 0</text:p>
          </table:table-cell>
          <table:table-cell table:style-name="ce53" table:formula="of:=([.F52]-[.AF52])/6" office:value-type="currency" office:currency="ZAR" office:value="0" calcext:value-type="currency">
            <text:p>R 0</text:p>
          </table:table-cell>
          <table:table-cell table:style-name="ce53" table:formula="of:=([.G52]-[.AG52])/7" office:value-type="currency" office:currency="ZAR" office:value="0" calcext:value-type="currency">
            <text:p>R 0</text:p>
          </table:table-cell>
          <table:table-cell table:style-name="ce53" table:formula="of:=([.H52]-[.AH52])/8" office:value-type="currency" office:currency="ZAR" office:value="0" calcext:value-type="currency">
            <text:p>R 0</text:p>
          </table:table-cell>
          <table:table-cell table:style-name="ce53" table:formula="of:=([.I52]-[.AI52])/9" office:value-type="currency" office:currency="ZAR" office:value="0" calcext:value-type="currency">
            <text:p>R 0</text:p>
          </table:table-cell>
          <table:table-cell table:style-name="ce5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58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3]*0.9" office:value-type="currency" office:currency="ZAR" office:value="0" calcext:value-type="currency">
            <text:p>R 0</text:p>
          </table:table-cell>
          <table:table-cell table:style-name="ce53" table:formula="of:=[.B53]*0.8" office:value-type="currency" office:currency="ZAR" office:value="0" calcext:value-type="currency">
            <text:p>R 0</text:p>
          </table:table-cell>
          <table:table-cell table:style-name="ce53" table:formula="of:=[.C53]*0.7" office:value-type="currency" office:currency="ZAR" office:value="0" calcext:value-type="currency">
            <text:p>R 0</text:p>
          </table:table-cell>
          <table:table-cell table:style-name="ce53" table:formula="of:=[.D53]*0.6" office:value-type="currency" office:currency="ZAR" office:value="0" calcext:value-type="currency">
            <text:p>R 0</text:p>
          </table:table-cell>
          <table:table-cell table:style-name="ce53" table:formula="of:=[.E53]*0.5" office:value-type="currency" office:currency="ZAR" office:value="0" calcext:value-type="currency">
            <text:p>R 0</text:p>
          </table:table-cell>
          <table:table-cell table:style-name="ce53" table:formula="of:=[.F53]*0.4" office:value-type="currency" office:currency="ZAR" office:value="0" calcext:value-type="currency">
            <text:p>R 0</text:p>
          </table:table-cell>
          <table:table-cell table:style-name="ce53" table:formula="of:=[.G53]*0.3" office:value-type="currency" office:currency="ZAR" office:value="0" calcext:value-type="currency">
            <text:p>R 0</text:p>
          </table:table-cell>
          <table:table-cell table:style-name="ce53" table:formula="of:=[.H53]*0.2" office:value-type="currency" office:currency="ZAR" office:value="0" calcext:value-type="currency">
            <text:p>R 0</text:p>
          </table:table-cell>
          <table:table-cell table:style-name="ce53" table:formula="of:=[.I53]*0.1" office:value-type="currency" office:currency="ZAR" office:value="0" calcext:value-type="currency">
            <text:p>R 0</text:p>
          </table:table-cell>
          <table:table-cell table:style-name="ce53" table:formula="of:=[.J53]*0" office:value-type="currency" office:currency="ZAR" office:value="0" calcext:value-type="currency">
            <text:p>R 0</text:p>
          </table:table-cell>
          <table:table-cell/>
          <table:table-cell table:style-name="ce53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3]" office:value-type="currency" office:currency="ZAR" office:value="0" calcext:value-type="currency">
            <text:p>R 0</text:p>
          </table:table-cell>
          <table:table-cell table:style-name="ce53" table:formula="of:=[.$Y$22]*[.M53]" office:value-type="currency" office:currency="ZAR" office:value="0" calcext:value-type="currency">
            <text:p>R 0</text:p>
          </table:table-cell>
          <table:table-cell table:style-name="ce53" table:formula="of:=[.$Y$22]*[.N53]" office:value-type="currency" office:currency="ZAR" office:value="0" calcext:value-type="currency">
            <text:p>R 0</text:p>
          </table:table-cell>
          <table:table-cell table:style-name="ce53" table:formula="of:=[.$Y$22]*[.O53]" office:value-type="currency" office:currency="ZAR" office:value="0" calcext:value-type="currency">
            <text:p>R 0</text:p>
          </table:table-cell>
          <table:table-cell table:style-name="ce53" table:formula="of:=[.$Y$22]*[.P53]" office:value-type="currency" office:currency="ZAR" office:value="0" calcext:value-type="currency">
            <text:p>R 0</text:p>
          </table:table-cell>
          <table:table-cell table:style-name="ce53" table:formula="of:=[.$Y$22]*[.Q53]" office:value-type="currency" office:currency="ZAR" office:value="0" calcext:value-type="currency">
            <text:p>R 0</text:p>
          </table:table-cell>
          <table:table-cell table:style-name="ce53" table:formula="of:=[.$Y$22]*[.R53]" office:value-type="currency" office:currency="ZAR" office:value="0" calcext:value-type="currency">
            <text:p>R 0</text:p>
          </table:table-cell>
          <table:table-cell table:style-name="ce53" table:formula="of:=[.$Y$22]*[.S53]" office:value-type="currency" office:currency="ZAR" office:value="0" calcext:value-type="currency">
            <text:p>R 0</text:p>
          </table:table-cell>
          <table:table-cell table:style-name="ce53" table:formula="of:=[.$Y$22]*[.T53]" office:value-type="currency" office:currency="ZAR" office:value="0" calcext:value-type="currency">
            <text:p>R 0</text:p>
          </table:table-cell>
          <table:table-cell table:style-name="ce53" table:formula="of:=[.$Y$22]*[.U53]" office:value-type="currency" office:currency="ZAR" office:value="0" calcext:value-type="currency">
            <text:p>R 0</text:p>
          </table:table-cell>
          <table:table-cell/>
          <table:table-cell table:style-name="ce53" table:formula="of:=([.A53]-[.AA53])/1" office:value-type="currency" office:currency="ZAR" office:value="0" calcext:value-type="currency">
            <text:p>R 0</text:p>
          </table:table-cell>
          <table:table-cell table:style-name="ce53" table:formula="of:=([.B53]-[.AB53])/2" office:value-type="currency" office:currency="ZAR" office:value="0" calcext:value-type="currency">
            <text:p>R 0</text:p>
          </table:table-cell>
          <table:table-cell table:style-name="ce53" table:formula="of:=([.C53]-[.AC53])/3" office:value-type="currency" office:currency="ZAR" office:value="0" calcext:value-type="currency">
            <text:p>R 0</text:p>
          </table:table-cell>
          <table:table-cell table:style-name="ce53" table:formula="of:=([.D53]-[.AD53])/4" office:value-type="currency" office:currency="ZAR" office:value="0" calcext:value-type="currency">
            <text:p>R 0</text:p>
          </table:table-cell>
          <table:table-cell table:style-name="ce53" table:formula="of:=([.E53]-[.AE53])/5" office:value-type="currency" office:currency="ZAR" office:value="0" calcext:value-type="currency">
            <text:p>R 0</text:p>
          </table:table-cell>
          <table:table-cell table:style-name="ce53" table:formula="of:=([.F53]-[.AF53])/6" office:value-type="currency" office:currency="ZAR" office:value="0" calcext:value-type="currency">
            <text:p>R 0</text:p>
          </table:table-cell>
          <table:table-cell table:style-name="ce53" table:formula="of:=([.G53]-[.AG53])/7" office:value-type="currency" office:currency="ZAR" office:value="0" calcext:value-type="currency">
            <text:p>R 0</text:p>
          </table:table-cell>
          <table:table-cell table:style-name="ce53" table:formula="of:=([.H53]-[.AH53])/8" office:value-type="currency" office:currency="ZAR" office:value="0" calcext:value-type="currency">
            <text:p>R 0</text:p>
          </table:table-cell>
          <table:table-cell table:style-name="ce53" table:formula="of:=([.I53]-[.AI53])/9" office:value-type="currency" office:currency="ZAR" office:value="0" calcext:value-type="currency">
            <text:p>R 0</text:p>
          </table:table-cell>
          <table:table-cell table:style-name="ce5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58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4]*0.9" office:value-type="currency" office:currency="ZAR" office:value="0" calcext:value-type="currency">
            <text:p>R 0</text:p>
          </table:table-cell>
          <table:table-cell table:style-name="ce53" table:formula="of:=[.B54]*0.8" office:value-type="currency" office:currency="ZAR" office:value="0" calcext:value-type="currency">
            <text:p>R 0</text:p>
          </table:table-cell>
          <table:table-cell table:style-name="ce53" table:formula="of:=[.C54]*0.7" office:value-type="currency" office:currency="ZAR" office:value="0" calcext:value-type="currency">
            <text:p>R 0</text:p>
          </table:table-cell>
          <table:table-cell table:style-name="ce53" table:formula="of:=[.D54]*0.6" office:value-type="currency" office:currency="ZAR" office:value="0" calcext:value-type="currency">
            <text:p>R 0</text:p>
          </table:table-cell>
          <table:table-cell table:style-name="ce53" table:formula="of:=[.E54]*0.5" office:value-type="currency" office:currency="ZAR" office:value="0" calcext:value-type="currency">
            <text:p>R 0</text:p>
          </table:table-cell>
          <table:table-cell table:style-name="ce53" table:formula="of:=[.F54]*0.4" office:value-type="currency" office:currency="ZAR" office:value="0" calcext:value-type="currency">
            <text:p>R 0</text:p>
          </table:table-cell>
          <table:table-cell table:style-name="ce53" table:formula="of:=[.G54]*0.3" office:value-type="currency" office:currency="ZAR" office:value="0" calcext:value-type="currency">
            <text:p>R 0</text:p>
          </table:table-cell>
          <table:table-cell table:style-name="ce53" table:formula="of:=[.H54]*0.2" office:value-type="currency" office:currency="ZAR" office:value="0" calcext:value-type="currency">
            <text:p>R 0</text:p>
          </table:table-cell>
          <table:table-cell table:style-name="ce53" table:formula="of:=[.I54]*0.1" office:value-type="currency" office:currency="ZAR" office:value="0" calcext:value-type="currency">
            <text:p>R 0</text:p>
          </table:table-cell>
          <table:table-cell table:style-name="ce53" table:formula="of:=[.J54]*0" office:value-type="currency" office:currency="ZAR" office:value="0" calcext:value-type="currency">
            <text:p>R 0</text:p>
          </table:table-cell>
          <table:table-cell/>
          <table:table-cell table:style-name="ce5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4]" office:value-type="currency" office:currency="ZAR" office:value="0" calcext:value-type="currency">
            <text:p>R 0</text:p>
          </table:table-cell>
          <table:table-cell table:style-name="ce53" table:formula="of:=[.$Y$22]*[.M54]" office:value-type="currency" office:currency="ZAR" office:value="0" calcext:value-type="currency">
            <text:p>R 0</text:p>
          </table:table-cell>
          <table:table-cell table:style-name="ce53" table:formula="of:=[.$Y$22]*[.N54]" office:value-type="currency" office:currency="ZAR" office:value="0" calcext:value-type="currency">
            <text:p>R 0</text:p>
          </table:table-cell>
          <table:table-cell table:style-name="ce53" table:formula="of:=[.$Y$22]*[.O54]" office:value-type="currency" office:currency="ZAR" office:value="0" calcext:value-type="currency">
            <text:p>R 0</text:p>
          </table:table-cell>
          <table:table-cell table:style-name="ce53" table:formula="of:=[.$Y$22]*[.P54]" office:value-type="currency" office:currency="ZAR" office:value="0" calcext:value-type="currency">
            <text:p>R 0</text:p>
          </table:table-cell>
          <table:table-cell table:style-name="ce53" table:formula="of:=[.$Y$22]*[.Q54]" office:value-type="currency" office:currency="ZAR" office:value="0" calcext:value-type="currency">
            <text:p>R 0</text:p>
          </table:table-cell>
          <table:table-cell table:style-name="ce53" table:formula="of:=[.$Y$22]*[.R54]" office:value-type="currency" office:currency="ZAR" office:value="0" calcext:value-type="currency">
            <text:p>R 0</text:p>
          </table:table-cell>
          <table:table-cell table:style-name="ce53" table:formula="of:=[.$Y$22]*[.S54]" office:value-type="currency" office:currency="ZAR" office:value="0" calcext:value-type="currency">
            <text:p>R 0</text:p>
          </table:table-cell>
          <table:table-cell table:style-name="ce53" table:formula="of:=[.$Y$22]*[.T54]" office:value-type="currency" office:currency="ZAR" office:value="0" calcext:value-type="currency">
            <text:p>R 0</text:p>
          </table:table-cell>
          <table:table-cell table:style-name="ce53" table:formula="of:=[.$Y$22]*[.U54]" office:value-type="currency" office:currency="ZAR" office:value="0" calcext:value-type="currency">
            <text:p>R 0</text:p>
          </table:table-cell>
          <table:table-cell/>
          <table:table-cell table:style-name="ce53" table:formula="of:=([.A54]-[.AA54])/1" office:value-type="currency" office:currency="ZAR" office:value="0" calcext:value-type="currency">
            <text:p>R 0</text:p>
          </table:table-cell>
          <table:table-cell table:style-name="ce53" table:formula="of:=([.B54]-[.AB54])/2" office:value-type="currency" office:currency="ZAR" office:value="0" calcext:value-type="currency">
            <text:p>R 0</text:p>
          </table:table-cell>
          <table:table-cell table:style-name="ce53" table:formula="of:=([.C54]-[.AC54])/3" office:value-type="currency" office:currency="ZAR" office:value="0" calcext:value-type="currency">
            <text:p>R 0</text:p>
          </table:table-cell>
          <table:table-cell table:style-name="ce53" table:formula="of:=([.D54]-[.AD54])/4" office:value-type="currency" office:currency="ZAR" office:value="0" calcext:value-type="currency">
            <text:p>R 0</text:p>
          </table:table-cell>
          <table:table-cell table:style-name="ce53" table:formula="of:=([.E54]-[.AE54])/5" office:value-type="currency" office:currency="ZAR" office:value="0" calcext:value-type="currency">
            <text:p>R 0</text:p>
          </table:table-cell>
          <table:table-cell table:style-name="ce53" table:formula="of:=([.F54]-[.AF54])/6" office:value-type="currency" office:currency="ZAR" office:value="0" calcext:value-type="currency">
            <text:p>R 0</text:p>
          </table:table-cell>
          <table:table-cell table:style-name="ce53" table:formula="of:=([.G54]-[.AG54])/7" office:value-type="currency" office:currency="ZAR" office:value="0" calcext:value-type="currency">
            <text:p>R 0</text:p>
          </table:table-cell>
          <table:table-cell table:style-name="ce53" table:formula="of:=([.H54]-[.AH54])/8" office:value-type="currency" office:currency="ZAR" office:value="0" calcext:value-type="currency">
            <text:p>R 0</text:p>
          </table:table-cell>
          <table:table-cell table:style-name="ce53" table:formula="of:=([.I54]-[.AI54])/9" office:value-type="currency" office:currency="ZAR" office:value="0" calcext:value-type="currency">
            <text:p>R 0</text:p>
          </table:table-cell>
          <table:table-cell table:style-name="ce5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58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5]*0.9" office:value-type="currency" office:currency="ZAR" office:value="0" calcext:value-type="currency">
            <text:p>R 0</text:p>
          </table:table-cell>
          <table:table-cell table:style-name="ce53" table:formula="of:=[.B55]*0.8" office:value-type="currency" office:currency="ZAR" office:value="0" calcext:value-type="currency">
            <text:p>R 0</text:p>
          </table:table-cell>
          <table:table-cell table:style-name="ce53" table:formula="of:=[.C55]*0.7" office:value-type="currency" office:currency="ZAR" office:value="0" calcext:value-type="currency">
            <text:p>R 0</text:p>
          </table:table-cell>
          <table:table-cell table:style-name="ce53" table:formula="of:=[.D55]*0.6" office:value-type="currency" office:currency="ZAR" office:value="0" calcext:value-type="currency">
            <text:p>R 0</text:p>
          </table:table-cell>
          <table:table-cell table:style-name="ce53" table:formula="of:=[.E55]*0.5" office:value-type="currency" office:currency="ZAR" office:value="0" calcext:value-type="currency">
            <text:p>R 0</text:p>
          </table:table-cell>
          <table:table-cell table:style-name="ce53" table:formula="of:=[.F55]*0.4" office:value-type="currency" office:currency="ZAR" office:value="0" calcext:value-type="currency">
            <text:p>R 0</text:p>
          </table:table-cell>
          <table:table-cell table:style-name="ce53" table:formula="of:=[.G55]*0.3" office:value-type="currency" office:currency="ZAR" office:value="0" calcext:value-type="currency">
            <text:p>R 0</text:p>
          </table:table-cell>
          <table:table-cell table:style-name="ce53" table:formula="of:=[.H55]*0.2" office:value-type="currency" office:currency="ZAR" office:value="0" calcext:value-type="currency">
            <text:p>R 0</text:p>
          </table:table-cell>
          <table:table-cell table:style-name="ce53" table:formula="of:=[.I55]*0.1" office:value-type="currency" office:currency="ZAR" office:value="0" calcext:value-type="currency">
            <text:p>R 0</text:p>
          </table:table-cell>
          <table:table-cell table:style-name="ce53" table:formula="of:=[.J55]*0" office:value-type="currency" office:currency="ZAR" office:value="0" calcext:value-type="currency">
            <text:p>R 0</text:p>
          </table:table-cell>
          <table:table-cell/>
          <table:table-cell table:style-name="ce5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5]" office:value-type="currency" office:currency="ZAR" office:value="0" calcext:value-type="currency">
            <text:p>R 0</text:p>
          </table:table-cell>
          <table:table-cell table:style-name="ce53" table:formula="of:=[.$Y$22]*[.M55]" office:value-type="currency" office:currency="ZAR" office:value="0" calcext:value-type="currency">
            <text:p>R 0</text:p>
          </table:table-cell>
          <table:table-cell table:style-name="ce53" table:formula="of:=[.$Y$22]*[.N55]" office:value-type="currency" office:currency="ZAR" office:value="0" calcext:value-type="currency">
            <text:p>R 0</text:p>
          </table:table-cell>
          <table:table-cell table:style-name="ce53" table:formula="of:=[.$Y$22]*[.O55]" office:value-type="currency" office:currency="ZAR" office:value="0" calcext:value-type="currency">
            <text:p>R 0</text:p>
          </table:table-cell>
          <table:table-cell table:style-name="ce53" table:formula="of:=[.$Y$22]*[.P55]" office:value-type="currency" office:currency="ZAR" office:value="0" calcext:value-type="currency">
            <text:p>R 0</text:p>
          </table:table-cell>
          <table:table-cell table:style-name="ce53" table:formula="of:=[.$Y$22]*[.Q55]" office:value-type="currency" office:currency="ZAR" office:value="0" calcext:value-type="currency">
            <text:p>R 0</text:p>
          </table:table-cell>
          <table:table-cell table:style-name="ce53" table:formula="of:=[.$Y$22]*[.R55]" office:value-type="currency" office:currency="ZAR" office:value="0" calcext:value-type="currency">
            <text:p>R 0</text:p>
          </table:table-cell>
          <table:table-cell table:style-name="ce53" table:formula="of:=[.$Y$22]*[.S55]" office:value-type="currency" office:currency="ZAR" office:value="0" calcext:value-type="currency">
            <text:p>R 0</text:p>
          </table:table-cell>
          <table:table-cell table:style-name="ce53" table:formula="of:=[.$Y$22]*[.T55]" office:value-type="currency" office:currency="ZAR" office:value="0" calcext:value-type="currency">
            <text:p>R 0</text:p>
          </table:table-cell>
          <table:table-cell table:style-name="ce53" table:formula="of:=[.$Y$22]*[.U55]" office:value-type="currency" office:currency="ZAR" office:value="0" calcext:value-type="currency">
            <text:p>R 0</text:p>
          </table:table-cell>
          <table:table-cell/>
          <table:table-cell table:style-name="ce53" table:formula="of:=([.A55]-[.AA55])/1" office:value-type="currency" office:currency="ZAR" office:value="0" calcext:value-type="currency">
            <text:p>R 0</text:p>
          </table:table-cell>
          <table:table-cell table:style-name="ce53" table:formula="of:=([.B55]-[.AB55])/2" office:value-type="currency" office:currency="ZAR" office:value="0" calcext:value-type="currency">
            <text:p>R 0</text:p>
          </table:table-cell>
          <table:table-cell table:style-name="ce53" table:formula="of:=([.C55]-[.AC55])/3" office:value-type="currency" office:currency="ZAR" office:value="0" calcext:value-type="currency">
            <text:p>R 0</text:p>
          </table:table-cell>
          <table:table-cell table:style-name="ce53" table:formula="of:=([.D55]-[.AD55])/4" office:value-type="currency" office:currency="ZAR" office:value="0" calcext:value-type="currency">
            <text:p>R 0</text:p>
          </table:table-cell>
          <table:table-cell table:style-name="ce53" table:formula="of:=([.E55]-[.AE55])/5" office:value-type="currency" office:currency="ZAR" office:value="0" calcext:value-type="currency">
            <text:p>R 0</text:p>
          </table:table-cell>
          <table:table-cell table:style-name="ce53" table:formula="of:=([.F55]-[.AF55])/6" office:value-type="currency" office:currency="ZAR" office:value="0" calcext:value-type="currency">
            <text:p>R 0</text:p>
          </table:table-cell>
          <table:table-cell table:style-name="ce53" table:formula="of:=([.G55]-[.AG55])/7" office:value-type="currency" office:currency="ZAR" office:value="0" calcext:value-type="currency">
            <text:p>R 0</text:p>
          </table:table-cell>
          <table:table-cell table:style-name="ce53" table:formula="of:=([.H55]-[.AH55])/8" office:value-type="currency" office:currency="ZAR" office:value="0" calcext:value-type="currency">
            <text:p>R 0</text:p>
          </table:table-cell>
          <table:table-cell table:style-name="ce53" table:formula="of:=([.I55]-[.AI55])/9" office:value-type="currency" office:currency="ZAR" office:value="0" calcext:value-type="currency">
            <text:p>R 0</text:p>
          </table:table-cell>
          <table:table-cell table:style-name="ce5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58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6]*0.9" office:value-type="currency" office:currency="ZAR" office:value="0" calcext:value-type="currency">
            <text:p>R 0</text:p>
          </table:table-cell>
          <table:table-cell table:style-name="ce53" table:formula="of:=[.B56]*0.8" office:value-type="currency" office:currency="ZAR" office:value="0" calcext:value-type="currency">
            <text:p>R 0</text:p>
          </table:table-cell>
          <table:table-cell table:style-name="ce53" table:formula="of:=[.C56]*0.7" office:value-type="currency" office:currency="ZAR" office:value="0" calcext:value-type="currency">
            <text:p>R 0</text:p>
          </table:table-cell>
          <table:table-cell table:style-name="ce53" table:formula="of:=[.D56]*0.6" office:value-type="currency" office:currency="ZAR" office:value="0" calcext:value-type="currency">
            <text:p>R 0</text:p>
          </table:table-cell>
          <table:table-cell table:style-name="ce53" table:formula="of:=[.E56]*0.5" office:value-type="currency" office:currency="ZAR" office:value="0" calcext:value-type="currency">
            <text:p>R 0</text:p>
          </table:table-cell>
          <table:table-cell table:style-name="ce53" table:formula="of:=[.F56]*0.4" office:value-type="currency" office:currency="ZAR" office:value="0" calcext:value-type="currency">
            <text:p>R 0</text:p>
          </table:table-cell>
          <table:table-cell table:style-name="ce53" table:formula="of:=[.G56]*0.3" office:value-type="currency" office:currency="ZAR" office:value="0" calcext:value-type="currency">
            <text:p>R 0</text:p>
          </table:table-cell>
          <table:table-cell table:style-name="ce53" table:formula="of:=[.H56]*0.2" office:value-type="currency" office:currency="ZAR" office:value="0" calcext:value-type="currency">
            <text:p>R 0</text:p>
          </table:table-cell>
          <table:table-cell table:style-name="ce53" table:formula="of:=[.I56]*0.1" office:value-type="currency" office:currency="ZAR" office:value="0" calcext:value-type="currency">
            <text:p>R 0</text:p>
          </table:table-cell>
          <table:table-cell table:style-name="ce53" table:formula="of:=[.J56]*0" office:value-type="currency" office:currency="ZAR" office:value="0" calcext:value-type="currency">
            <text:p>R 0</text:p>
          </table:table-cell>
          <table:table-cell/>
          <table:table-cell table:style-name="ce5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6]" office:value-type="currency" office:currency="ZAR" office:value="0" calcext:value-type="currency">
            <text:p>R 0</text:p>
          </table:table-cell>
          <table:table-cell table:style-name="ce53" table:formula="of:=[.$Y$22]*[.M56]" office:value-type="currency" office:currency="ZAR" office:value="0" calcext:value-type="currency">
            <text:p>R 0</text:p>
          </table:table-cell>
          <table:table-cell table:style-name="ce53" table:formula="of:=[.$Y$22]*[.N56]" office:value-type="currency" office:currency="ZAR" office:value="0" calcext:value-type="currency">
            <text:p>R 0</text:p>
          </table:table-cell>
          <table:table-cell table:style-name="ce53" table:formula="of:=[.$Y$22]*[.O56]" office:value-type="currency" office:currency="ZAR" office:value="0" calcext:value-type="currency">
            <text:p>R 0</text:p>
          </table:table-cell>
          <table:table-cell table:style-name="ce53" table:formula="of:=[.$Y$22]*[.P56]" office:value-type="currency" office:currency="ZAR" office:value="0" calcext:value-type="currency">
            <text:p>R 0</text:p>
          </table:table-cell>
          <table:table-cell table:style-name="ce53" table:formula="of:=[.$Y$22]*[.Q56]" office:value-type="currency" office:currency="ZAR" office:value="0" calcext:value-type="currency">
            <text:p>R 0</text:p>
          </table:table-cell>
          <table:table-cell table:style-name="ce53" table:formula="of:=[.$Y$22]*[.R56]" office:value-type="currency" office:currency="ZAR" office:value="0" calcext:value-type="currency">
            <text:p>R 0</text:p>
          </table:table-cell>
          <table:table-cell table:style-name="ce53" table:formula="of:=[.$Y$22]*[.S56]" office:value-type="currency" office:currency="ZAR" office:value="0" calcext:value-type="currency">
            <text:p>R 0</text:p>
          </table:table-cell>
          <table:table-cell table:style-name="ce53" table:formula="of:=[.$Y$22]*[.T56]" office:value-type="currency" office:currency="ZAR" office:value="0" calcext:value-type="currency">
            <text:p>R 0</text:p>
          </table:table-cell>
          <table:table-cell table:style-name="ce53" table:formula="of:=[.$Y$22]*[.U56]" office:value-type="currency" office:currency="ZAR" office:value="0" calcext:value-type="currency">
            <text:p>R 0</text:p>
          </table:table-cell>
          <table:table-cell/>
          <table:table-cell table:style-name="ce53" table:formula="of:=([.A56]-[.AA56])/1" office:value-type="currency" office:currency="ZAR" office:value="0" calcext:value-type="currency">
            <text:p>R 0</text:p>
          </table:table-cell>
          <table:table-cell table:style-name="ce53" table:formula="of:=([.B56]-[.AB56])/2" office:value-type="currency" office:currency="ZAR" office:value="0" calcext:value-type="currency">
            <text:p>R 0</text:p>
          </table:table-cell>
          <table:table-cell table:style-name="ce53" table:formula="of:=([.C56]-[.AC56])/3" office:value-type="currency" office:currency="ZAR" office:value="0" calcext:value-type="currency">
            <text:p>R 0</text:p>
          </table:table-cell>
          <table:table-cell table:style-name="ce53" table:formula="of:=([.D56]-[.AD56])/4" office:value-type="currency" office:currency="ZAR" office:value="0" calcext:value-type="currency">
            <text:p>R 0</text:p>
          </table:table-cell>
          <table:table-cell table:style-name="ce53" table:formula="of:=([.E56]-[.AE56])/5" office:value-type="currency" office:currency="ZAR" office:value="0" calcext:value-type="currency">
            <text:p>R 0</text:p>
          </table:table-cell>
          <table:table-cell table:style-name="ce53" table:formula="of:=([.F56]-[.AF56])/6" office:value-type="currency" office:currency="ZAR" office:value="0" calcext:value-type="currency">
            <text:p>R 0</text:p>
          </table:table-cell>
          <table:table-cell table:style-name="ce53" table:formula="of:=([.G56]-[.AG56])/7" office:value-type="currency" office:currency="ZAR" office:value="0" calcext:value-type="currency">
            <text:p>R 0</text:p>
          </table:table-cell>
          <table:table-cell table:style-name="ce53" table:formula="of:=([.H56]-[.AH56])/8" office:value-type="currency" office:currency="ZAR" office:value="0" calcext:value-type="currency">
            <text:p>R 0</text:p>
          </table:table-cell>
          <table:table-cell table:style-name="ce53" table:formula="of:=([.I56]-[.AI56])/9" office:value-type="currency" office:currency="ZAR" office:value="0" calcext:value-type="currency">
            <text:p>R 0</text:p>
          </table:table-cell>
          <table:table-cell table:style-name="ce5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58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7]*0.9" office:value-type="currency" office:currency="ZAR" office:value="0" calcext:value-type="currency">
            <text:p>R 0</text:p>
          </table:table-cell>
          <table:table-cell table:style-name="ce53" table:formula="of:=[.B57]*0.8" office:value-type="currency" office:currency="ZAR" office:value="0" calcext:value-type="currency">
            <text:p>R 0</text:p>
          </table:table-cell>
          <table:table-cell table:style-name="ce53" table:formula="of:=[.C57]*0.7" office:value-type="currency" office:currency="ZAR" office:value="0" calcext:value-type="currency">
            <text:p>R 0</text:p>
          </table:table-cell>
          <table:table-cell table:style-name="ce53" table:formula="of:=[.D57]*0.6" office:value-type="currency" office:currency="ZAR" office:value="0" calcext:value-type="currency">
            <text:p>R 0</text:p>
          </table:table-cell>
          <table:table-cell table:style-name="ce53" table:formula="of:=[.E57]*0.5" office:value-type="currency" office:currency="ZAR" office:value="0" calcext:value-type="currency">
            <text:p>R 0</text:p>
          </table:table-cell>
          <table:table-cell table:style-name="ce53" table:formula="of:=[.F57]*0.4" office:value-type="currency" office:currency="ZAR" office:value="0" calcext:value-type="currency">
            <text:p>R 0</text:p>
          </table:table-cell>
          <table:table-cell table:style-name="ce53" table:formula="of:=[.G57]*0.3" office:value-type="currency" office:currency="ZAR" office:value="0" calcext:value-type="currency">
            <text:p>R 0</text:p>
          </table:table-cell>
          <table:table-cell table:style-name="ce53" table:formula="of:=[.H57]*0.2" office:value-type="currency" office:currency="ZAR" office:value="0" calcext:value-type="currency">
            <text:p>R 0</text:p>
          </table:table-cell>
          <table:table-cell table:style-name="ce53" table:formula="of:=[.I57]*0.1" office:value-type="currency" office:currency="ZAR" office:value="0" calcext:value-type="currency">
            <text:p>R 0</text:p>
          </table:table-cell>
          <table:table-cell table:style-name="ce53" table:formula="of:=[.J57]*0" office:value-type="currency" office:currency="ZAR" office:value="0" calcext:value-type="currency">
            <text:p>R 0</text:p>
          </table:table-cell>
          <table:table-cell/>
          <table:table-cell table:style-name="ce5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7]" office:value-type="currency" office:currency="ZAR" office:value="0" calcext:value-type="currency">
            <text:p>R 0</text:p>
          </table:table-cell>
          <table:table-cell table:style-name="ce53" table:formula="of:=[.$Y$22]*[.M57]" office:value-type="currency" office:currency="ZAR" office:value="0" calcext:value-type="currency">
            <text:p>R 0</text:p>
          </table:table-cell>
          <table:table-cell table:style-name="ce53" table:formula="of:=[.$Y$22]*[.N57]" office:value-type="currency" office:currency="ZAR" office:value="0" calcext:value-type="currency">
            <text:p>R 0</text:p>
          </table:table-cell>
          <table:table-cell table:style-name="ce53" table:formula="of:=[.$Y$22]*[.O57]" office:value-type="currency" office:currency="ZAR" office:value="0" calcext:value-type="currency">
            <text:p>R 0</text:p>
          </table:table-cell>
          <table:table-cell table:style-name="ce53" table:formula="of:=[.$Y$22]*[.P57]" office:value-type="currency" office:currency="ZAR" office:value="0" calcext:value-type="currency">
            <text:p>R 0</text:p>
          </table:table-cell>
          <table:table-cell table:style-name="ce53" table:formula="of:=[.$Y$22]*[.Q57]" office:value-type="currency" office:currency="ZAR" office:value="0" calcext:value-type="currency">
            <text:p>R 0</text:p>
          </table:table-cell>
          <table:table-cell table:style-name="ce53" table:formula="of:=[.$Y$22]*[.R57]" office:value-type="currency" office:currency="ZAR" office:value="0" calcext:value-type="currency">
            <text:p>R 0</text:p>
          </table:table-cell>
          <table:table-cell table:style-name="ce53" table:formula="of:=[.$Y$22]*[.S57]" office:value-type="currency" office:currency="ZAR" office:value="0" calcext:value-type="currency">
            <text:p>R 0</text:p>
          </table:table-cell>
          <table:table-cell table:style-name="ce53" table:formula="of:=[.$Y$22]*[.T57]" office:value-type="currency" office:currency="ZAR" office:value="0" calcext:value-type="currency">
            <text:p>R 0</text:p>
          </table:table-cell>
          <table:table-cell table:style-name="ce53" table:formula="of:=[.$Y$22]*[.U57]" office:value-type="currency" office:currency="ZAR" office:value="0" calcext:value-type="currency">
            <text:p>R 0</text:p>
          </table:table-cell>
          <table:table-cell/>
          <table:table-cell table:style-name="ce53" table:formula="of:=([.A57]-[.AA57])/1" office:value-type="currency" office:currency="ZAR" office:value="0" calcext:value-type="currency">
            <text:p>R 0</text:p>
          </table:table-cell>
          <table:table-cell table:style-name="ce53" table:formula="of:=([.B57]-[.AB57])/2" office:value-type="currency" office:currency="ZAR" office:value="0" calcext:value-type="currency">
            <text:p>R 0</text:p>
          </table:table-cell>
          <table:table-cell table:style-name="ce53" table:formula="of:=([.C57]-[.AC57])/3" office:value-type="currency" office:currency="ZAR" office:value="0" calcext:value-type="currency">
            <text:p>R 0</text:p>
          </table:table-cell>
          <table:table-cell table:style-name="ce53" table:formula="of:=([.D57]-[.AD57])/4" office:value-type="currency" office:currency="ZAR" office:value="0" calcext:value-type="currency">
            <text:p>R 0</text:p>
          </table:table-cell>
          <table:table-cell table:style-name="ce53" table:formula="of:=([.E57]-[.AE57])/5" office:value-type="currency" office:currency="ZAR" office:value="0" calcext:value-type="currency">
            <text:p>R 0</text:p>
          </table:table-cell>
          <table:table-cell table:style-name="ce53" table:formula="of:=([.F57]-[.AF57])/6" office:value-type="currency" office:currency="ZAR" office:value="0" calcext:value-type="currency">
            <text:p>R 0</text:p>
          </table:table-cell>
          <table:table-cell table:style-name="ce53" table:formula="of:=([.G57]-[.AG57])/7" office:value-type="currency" office:currency="ZAR" office:value="0" calcext:value-type="currency">
            <text:p>R 0</text:p>
          </table:table-cell>
          <table:table-cell table:style-name="ce53" table:formula="of:=([.H57]-[.AH57])/8" office:value-type="currency" office:currency="ZAR" office:value="0" calcext:value-type="currency">
            <text:p>R 0</text:p>
          </table:table-cell>
          <table:table-cell table:style-name="ce53" table:formula="of:=([.I57]-[.AI57])/9" office:value-type="currency" office:currency="ZAR" office:value="0" calcext:value-type="currency">
            <text:p>R 0</text:p>
          </table:table-cell>
          <table:table-cell table:style-name="ce5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58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8]*0.9" office:value-type="currency" office:currency="ZAR" office:value="0" calcext:value-type="currency">
            <text:p>R 0</text:p>
          </table:table-cell>
          <table:table-cell table:style-name="ce53" table:formula="of:=[.B58]*0.8" office:value-type="currency" office:currency="ZAR" office:value="0" calcext:value-type="currency">
            <text:p>R 0</text:p>
          </table:table-cell>
          <table:table-cell table:style-name="ce53" table:formula="of:=[.C58]*0.7" office:value-type="currency" office:currency="ZAR" office:value="0" calcext:value-type="currency">
            <text:p>R 0</text:p>
          </table:table-cell>
          <table:table-cell table:style-name="ce53" table:formula="of:=[.D58]*0.6" office:value-type="currency" office:currency="ZAR" office:value="0" calcext:value-type="currency">
            <text:p>R 0</text:p>
          </table:table-cell>
          <table:table-cell table:style-name="ce53" table:formula="of:=[.E58]*0.5" office:value-type="currency" office:currency="ZAR" office:value="0" calcext:value-type="currency">
            <text:p>R 0</text:p>
          </table:table-cell>
          <table:table-cell table:style-name="ce53" table:formula="of:=[.F58]*0.4" office:value-type="currency" office:currency="ZAR" office:value="0" calcext:value-type="currency">
            <text:p>R 0</text:p>
          </table:table-cell>
          <table:table-cell table:style-name="ce53" table:formula="of:=[.G58]*0.3" office:value-type="currency" office:currency="ZAR" office:value="0" calcext:value-type="currency">
            <text:p>R 0</text:p>
          </table:table-cell>
          <table:table-cell table:style-name="ce53" table:formula="of:=[.H58]*0.2" office:value-type="currency" office:currency="ZAR" office:value="0" calcext:value-type="currency">
            <text:p>R 0</text:p>
          </table:table-cell>
          <table:table-cell table:style-name="ce53" table:formula="of:=[.I58]*0.1" office:value-type="currency" office:currency="ZAR" office:value="0" calcext:value-type="currency">
            <text:p>R 0</text:p>
          </table:table-cell>
          <table:table-cell table:style-name="ce53" table:formula="of:=[.J58]*0" office:value-type="currency" office:currency="ZAR" office:value="0" calcext:value-type="currency">
            <text:p>R 0</text:p>
          </table:table-cell>
          <table:table-cell/>
          <table:table-cell table:style-name="ce5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8]" office:value-type="currency" office:currency="ZAR" office:value="0" calcext:value-type="currency">
            <text:p>R 0</text:p>
          </table:table-cell>
          <table:table-cell table:style-name="ce53" table:formula="of:=[.$Y$22]*[.M58]" office:value-type="currency" office:currency="ZAR" office:value="0" calcext:value-type="currency">
            <text:p>R 0</text:p>
          </table:table-cell>
          <table:table-cell table:style-name="ce53" table:formula="of:=[.$Y$22]*[.N58]" office:value-type="currency" office:currency="ZAR" office:value="0" calcext:value-type="currency">
            <text:p>R 0</text:p>
          </table:table-cell>
          <table:table-cell table:style-name="ce53" table:formula="of:=[.$Y$22]*[.O58]" office:value-type="currency" office:currency="ZAR" office:value="0" calcext:value-type="currency">
            <text:p>R 0</text:p>
          </table:table-cell>
          <table:table-cell table:style-name="ce53" table:formula="of:=[.$Y$22]*[.P58]" office:value-type="currency" office:currency="ZAR" office:value="0" calcext:value-type="currency">
            <text:p>R 0</text:p>
          </table:table-cell>
          <table:table-cell table:style-name="ce53" table:formula="of:=[.$Y$22]*[.Q58]" office:value-type="currency" office:currency="ZAR" office:value="0" calcext:value-type="currency">
            <text:p>R 0</text:p>
          </table:table-cell>
          <table:table-cell table:style-name="ce53" table:formula="of:=[.$Y$22]*[.R58]" office:value-type="currency" office:currency="ZAR" office:value="0" calcext:value-type="currency">
            <text:p>R 0</text:p>
          </table:table-cell>
          <table:table-cell table:style-name="ce53" table:formula="of:=[.$Y$22]*[.S58]" office:value-type="currency" office:currency="ZAR" office:value="0" calcext:value-type="currency">
            <text:p>R 0</text:p>
          </table:table-cell>
          <table:table-cell table:style-name="ce53" table:formula="of:=[.$Y$22]*[.T58]" office:value-type="currency" office:currency="ZAR" office:value="0" calcext:value-type="currency">
            <text:p>R 0</text:p>
          </table:table-cell>
          <table:table-cell table:style-name="ce53" table:formula="of:=[.$Y$22]*[.U58]" office:value-type="currency" office:currency="ZAR" office:value="0" calcext:value-type="currency">
            <text:p>R 0</text:p>
          </table:table-cell>
          <table:table-cell/>
          <table:table-cell table:style-name="ce53" table:formula="of:=([.A58]-[.AA58])/1" office:value-type="currency" office:currency="ZAR" office:value="0" calcext:value-type="currency">
            <text:p>R 0</text:p>
          </table:table-cell>
          <table:table-cell table:style-name="ce53" table:formula="of:=([.B58]-[.AB58])/2" office:value-type="currency" office:currency="ZAR" office:value="0" calcext:value-type="currency">
            <text:p>R 0</text:p>
          </table:table-cell>
          <table:table-cell table:style-name="ce53" table:formula="of:=([.C58]-[.AC58])/3" office:value-type="currency" office:currency="ZAR" office:value="0" calcext:value-type="currency">
            <text:p>R 0</text:p>
          </table:table-cell>
          <table:table-cell table:style-name="ce53" table:formula="of:=([.D58]-[.AD58])/4" office:value-type="currency" office:currency="ZAR" office:value="0" calcext:value-type="currency">
            <text:p>R 0</text:p>
          </table:table-cell>
          <table:table-cell table:style-name="ce53" table:formula="of:=([.E58]-[.AE58])/5" office:value-type="currency" office:currency="ZAR" office:value="0" calcext:value-type="currency">
            <text:p>R 0</text:p>
          </table:table-cell>
          <table:table-cell table:style-name="ce53" table:formula="of:=([.F58]-[.AF58])/6" office:value-type="currency" office:currency="ZAR" office:value="0" calcext:value-type="currency">
            <text:p>R 0</text:p>
          </table:table-cell>
          <table:table-cell table:style-name="ce53" table:formula="of:=([.G58]-[.AG58])/7" office:value-type="currency" office:currency="ZAR" office:value="0" calcext:value-type="currency">
            <text:p>R 0</text:p>
          </table:table-cell>
          <table:table-cell table:style-name="ce53" table:formula="of:=([.H58]-[.AH58])/8" office:value-type="currency" office:currency="ZAR" office:value="0" calcext:value-type="currency">
            <text:p>R 0</text:p>
          </table:table-cell>
          <table:table-cell table:style-name="ce53" table:formula="of:=([.I58]-[.AI58])/9" office:value-type="currency" office:currency="ZAR" office:value="0" calcext:value-type="currency">
            <text:p>R 0</text:p>
          </table:table-cell>
          <table:table-cell table:style-name="ce5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58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9]*0.9" office:value-type="currency" office:currency="ZAR" office:value="0" calcext:value-type="currency">
            <text:p>R 0</text:p>
          </table:table-cell>
          <table:table-cell table:style-name="ce53" table:formula="of:=[.B59]*0.8" office:value-type="currency" office:currency="ZAR" office:value="0" calcext:value-type="currency">
            <text:p>R 0</text:p>
          </table:table-cell>
          <table:table-cell table:style-name="ce53" table:formula="of:=[.C59]*0.7" office:value-type="currency" office:currency="ZAR" office:value="0" calcext:value-type="currency">
            <text:p>R 0</text:p>
          </table:table-cell>
          <table:table-cell table:style-name="ce53" table:formula="of:=[.D59]*0.6" office:value-type="currency" office:currency="ZAR" office:value="0" calcext:value-type="currency">
            <text:p>R 0</text:p>
          </table:table-cell>
          <table:table-cell table:style-name="ce53" table:formula="of:=[.E59]*0.5" office:value-type="currency" office:currency="ZAR" office:value="0" calcext:value-type="currency">
            <text:p>R 0</text:p>
          </table:table-cell>
          <table:table-cell table:style-name="ce53" table:formula="of:=[.F59]*0.4" office:value-type="currency" office:currency="ZAR" office:value="0" calcext:value-type="currency">
            <text:p>R 0</text:p>
          </table:table-cell>
          <table:table-cell table:style-name="ce53" table:formula="of:=[.G59]*0.3" office:value-type="currency" office:currency="ZAR" office:value="0" calcext:value-type="currency">
            <text:p>R 0</text:p>
          </table:table-cell>
          <table:table-cell table:style-name="ce53" table:formula="of:=[.H59]*0.2" office:value-type="currency" office:currency="ZAR" office:value="0" calcext:value-type="currency">
            <text:p>R 0</text:p>
          </table:table-cell>
          <table:table-cell table:style-name="ce53" table:formula="of:=[.I59]*0.1" office:value-type="currency" office:currency="ZAR" office:value="0" calcext:value-type="currency">
            <text:p>R 0</text:p>
          </table:table-cell>
          <table:table-cell table:style-name="ce53" table:formula="of:=[.J59]*0" office:value-type="currency" office:currency="ZAR" office:value="0" calcext:value-type="currency">
            <text:p>R 0</text:p>
          </table:table-cell>
          <table:table-cell/>
          <table:table-cell table:style-name="ce5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9]" office:value-type="currency" office:currency="ZAR" office:value="0" calcext:value-type="currency">
            <text:p>R 0</text:p>
          </table:table-cell>
          <table:table-cell table:style-name="ce53" table:formula="of:=[.$Y$22]*[.M59]" office:value-type="currency" office:currency="ZAR" office:value="0" calcext:value-type="currency">
            <text:p>R 0</text:p>
          </table:table-cell>
          <table:table-cell table:style-name="ce53" table:formula="of:=[.$Y$22]*[.N59]" office:value-type="currency" office:currency="ZAR" office:value="0" calcext:value-type="currency">
            <text:p>R 0</text:p>
          </table:table-cell>
          <table:table-cell table:style-name="ce53" table:formula="of:=[.$Y$22]*[.O59]" office:value-type="currency" office:currency="ZAR" office:value="0" calcext:value-type="currency">
            <text:p>R 0</text:p>
          </table:table-cell>
          <table:table-cell table:style-name="ce53" table:formula="of:=[.$Y$22]*[.P59]" office:value-type="currency" office:currency="ZAR" office:value="0" calcext:value-type="currency">
            <text:p>R 0</text:p>
          </table:table-cell>
          <table:table-cell table:style-name="ce53" table:formula="of:=[.$Y$22]*[.Q59]" office:value-type="currency" office:currency="ZAR" office:value="0" calcext:value-type="currency">
            <text:p>R 0</text:p>
          </table:table-cell>
          <table:table-cell table:style-name="ce53" table:formula="of:=[.$Y$22]*[.R59]" office:value-type="currency" office:currency="ZAR" office:value="0" calcext:value-type="currency">
            <text:p>R 0</text:p>
          </table:table-cell>
          <table:table-cell table:style-name="ce53" table:formula="of:=[.$Y$22]*[.S59]" office:value-type="currency" office:currency="ZAR" office:value="0" calcext:value-type="currency">
            <text:p>R 0</text:p>
          </table:table-cell>
          <table:table-cell table:style-name="ce53" table:formula="of:=[.$Y$22]*[.T59]" office:value-type="currency" office:currency="ZAR" office:value="0" calcext:value-type="currency">
            <text:p>R 0</text:p>
          </table:table-cell>
          <table:table-cell table:style-name="ce53" table:formula="of:=[.$Y$22]*[.U59]" office:value-type="currency" office:currency="ZAR" office:value="0" calcext:value-type="currency">
            <text:p>R 0</text:p>
          </table:table-cell>
          <table:table-cell/>
          <table:table-cell table:style-name="ce53" table:formula="of:=([.A59]-[.AA59])/1" office:value-type="currency" office:currency="ZAR" office:value="0" calcext:value-type="currency">
            <text:p>R 0</text:p>
          </table:table-cell>
          <table:table-cell table:style-name="ce53" table:formula="of:=([.B59]-[.AB59])/2" office:value-type="currency" office:currency="ZAR" office:value="0" calcext:value-type="currency">
            <text:p>R 0</text:p>
          </table:table-cell>
          <table:table-cell table:style-name="ce53" table:formula="of:=([.C59]-[.AC59])/3" office:value-type="currency" office:currency="ZAR" office:value="0" calcext:value-type="currency">
            <text:p>R 0</text:p>
          </table:table-cell>
          <table:table-cell table:style-name="ce53" table:formula="of:=([.D59]-[.AD59])/4" office:value-type="currency" office:currency="ZAR" office:value="0" calcext:value-type="currency">
            <text:p>R 0</text:p>
          </table:table-cell>
          <table:table-cell table:style-name="ce53" table:formula="of:=([.E59]-[.AE59])/5" office:value-type="currency" office:currency="ZAR" office:value="0" calcext:value-type="currency">
            <text:p>R 0</text:p>
          </table:table-cell>
          <table:table-cell table:style-name="ce53" table:formula="of:=([.F59]-[.AF59])/6" office:value-type="currency" office:currency="ZAR" office:value="0" calcext:value-type="currency">
            <text:p>R 0</text:p>
          </table:table-cell>
          <table:table-cell table:style-name="ce53" table:formula="of:=([.G59]-[.AG59])/7" office:value-type="currency" office:currency="ZAR" office:value="0" calcext:value-type="currency">
            <text:p>R 0</text:p>
          </table:table-cell>
          <table:table-cell table:style-name="ce53" table:formula="of:=([.H59]-[.AH59])/8" office:value-type="currency" office:currency="ZAR" office:value="0" calcext:value-type="currency">
            <text:p>R 0</text:p>
          </table:table-cell>
          <table:table-cell table:style-name="ce53" table:formula="of:=([.I59]-[.AI59])/9" office:value-type="currency" office:currency="ZAR" office:value="0" calcext:value-type="currency">
            <text:p>R 0</text:p>
          </table:table-cell>
          <table:table-cell table:style-name="ce5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58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0]*0.9" office:value-type="currency" office:currency="ZAR" office:value="0" calcext:value-type="currency">
            <text:p>R 0</text:p>
          </table:table-cell>
          <table:table-cell table:style-name="ce53" table:formula="of:=[.B60]*0.8" office:value-type="currency" office:currency="ZAR" office:value="0" calcext:value-type="currency">
            <text:p>R 0</text:p>
          </table:table-cell>
          <table:table-cell table:style-name="ce53" table:formula="of:=[.C60]*0.7" office:value-type="currency" office:currency="ZAR" office:value="0" calcext:value-type="currency">
            <text:p>R 0</text:p>
          </table:table-cell>
          <table:table-cell table:style-name="ce53" table:formula="of:=[.D60]*0.6" office:value-type="currency" office:currency="ZAR" office:value="0" calcext:value-type="currency">
            <text:p>R 0</text:p>
          </table:table-cell>
          <table:table-cell table:style-name="ce53" table:formula="of:=[.E60]*0.5" office:value-type="currency" office:currency="ZAR" office:value="0" calcext:value-type="currency">
            <text:p>R 0</text:p>
          </table:table-cell>
          <table:table-cell table:style-name="ce53" table:formula="of:=[.F60]*0.4" office:value-type="currency" office:currency="ZAR" office:value="0" calcext:value-type="currency">
            <text:p>R 0</text:p>
          </table:table-cell>
          <table:table-cell table:style-name="ce53" table:formula="of:=[.G60]*0.3" office:value-type="currency" office:currency="ZAR" office:value="0" calcext:value-type="currency">
            <text:p>R 0</text:p>
          </table:table-cell>
          <table:table-cell table:style-name="ce53" table:formula="of:=[.H60]*0.2" office:value-type="currency" office:currency="ZAR" office:value="0" calcext:value-type="currency">
            <text:p>R 0</text:p>
          </table:table-cell>
          <table:table-cell table:style-name="ce53" table:formula="of:=[.I60]*0.1" office:value-type="currency" office:currency="ZAR" office:value="0" calcext:value-type="currency">
            <text:p>R 0</text:p>
          </table:table-cell>
          <table:table-cell table:style-name="ce53" table:formula="of:=[.J60]*0" office:value-type="currency" office:currency="ZAR" office:value="0" calcext:value-type="currency">
            <text:p>R 0</text:p>
          </table:table-cell>
          <table:table-cell/>
          <table:table-cell table:style-name="ce5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0]" office:value-type="currency" office:currency="ZAR" office:value="0" calcext:value-type="currency">
            <text:p>R 0</text:p>
          </table:table-cell>
          <table:table-cell table:style-name="ce53" table:formula="of:=[.$Y$22]*[.M60]" office:value-type="currency" office:currency="ZAR" office:value="0" calcext:value-type="currency">
            <text:p>R 0</text:p>
          </table:table-cell>
          <table:table-cell table:style-name="ce53" table:formula="of:=[.$Y$22]*[.N60]" office:value-type="currency" office:currency="ZAR" office:value="0" calcext:value-type="currency">
            <text:p>R 0</text:p>
          </table:table-cell>
          <table:table-cell table:style-name="ce53" table:formula="of:=[.$Y$22]*[.O60]" office:value-type="currency" office:currency="ZAR" office:value="0" calcext:value-type="currency">
            <text:p>R 0</text:p>
          </table:table-cell>
          <table:table-cell table:style-name="ce53" table:formula="of:=[.$Y$22]*[.P60]" office:value-type="currency" office:currency="ZAR" office:value="0" calcext:value-type="currency">
            <text:p>R 0</text:p>
          </table:table-cell>
          <table:table-cell table:style-name="ce53" table:formula="of:=[.$Y$22]*[.Q60]" office:value-type="currency" office:currency="ZAR" office:value="0" calcext:value-type="currency">
            <text:p>R 0</text:p>
          </table:table-cell>
          <table:table-cell table:style-name="ce53" table:formula="of:=[.$Y$22]*[.R60]" office:value-type="currency" office:currency="ZAR" office:value="0" calcext:value-type="currency">
            <text:p>R 0</text:p>
          </table:table-cell>
          <table:table-cell table:style-name="ce53" table:formula="of:=[.$Y$22]*[.S60]" office:value-type="currency" office:currency="ZAR" office:value="0" calcext:value-type="currency">
            <text:p>R 0</text:p>
          </table:table-cell>
          <table:table-cell table:style-name="ce53" table:formula="of:=[.$Y$22]*[.T60]" office:value-type="currency" office:currency="ZAR" office:value="0" calcext:value-type="currency">
            <text:p>R 0</text:p>
          </table:table-cell>
          <table:table-cell table:style-name="ce53" table:formula="of:=[.$Y$22]*[.U60]" office:value-type="currency" office:currency="ZAR" office:value="0" calcext:value-type="currency">
            <text:p>R 0</text:p>
          </table:table-cell>
          <table:table-cell/>
          <table:table-cell table:style-name="ce53" table:formula="of:=([.A60]-[.AA60])/1" office:value-type="currency" office:currency="ZAR" office:value="0" calcext:value-type="currency">
            <text:p>R 0</text:p>
          </table:table-cell>
          <table:table-cell table:style-name="ce53" table:formula="of:=([.B60]-[.AB60])/2" office:value-type="currency" office:currency="ZAR" office:value="0" calcext:value-type="currency">
            <text:p>R 0</text:p>
          </table:table-cell>
          <table:table-cell table:style-name="ce53" table:formula="of:=([.C60]-[.AC60])/3" office:value-type="currency" office:currency="ZAR" office:value="0" calcext:value-type="currency">
            <text:p>R 0</text:p>
          </table:table-cell>
          <table:table-cell table:style-name="ce53" table:formula="of:=([.D60]-[.AD60])/4" office:value-type="currency" office:currency="ZAR" office:value="0" calcext:value-type="currency">
            <text:p>R 0</text:p>
          </table:table-cell>
          <table:table-cell table:style-name="ce53" table:formula="of:=([.E60]-[.AE60])/5" office:value-type="currency" office:currency="ZAR" office:value="0" calcext:value-type="currency">
            <text:p>R 0</text:p>
          </table:table-cell>
          <table:table-cell table:style-name="ce53" table:formula="of:=([.F60]-[.AF60])/6" office:value-type="currency" office:currency="ZAR" office:value="0" calcext:value-type="currency">
            <text:p>R 0</text:p>
          </table:table-cell>
          <table:table-cell table:style-name="ce53" table:formula="of:=([.G60]-[.AG60])/7" office:value-type="currency" office:currency="ZAR" office:value="0" calcext:value-type="currency">
            <text:p>R 0</text:p>
          </table:table-cell>
          <table:table-cell table:style-name="ce53" table:formula="of:=([.H60]-[.AH60])/8" office:value-type="currency" office:currency="ZAR" office:value="0" calcext:value-type="currency">
            <text:p>R 0</text:p>
          </table:table-cell>
          <table:table-cell table:style-name="ce53" table:formula="of:=([.I60]-[.AI60])/9" office:value-type="currency" office:currency="ZAR" office:value="0" calcext:value-type="currency">
            <text:p>R 0</text:p>
          </table:table-cell>
          <table:table-cell table:style-name="ce5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58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1]*0.9" office:value-type="currency" office:currency="ZAR" office:value="0" calcext:value-type="currency">
            <text:p>R 0</text:p>
          </table:table-cell>
          <table:table-cell table:style-name="ce53" table:formula="of:=[.B61]*0.8" office:value-type="currency" office:currency="ZAR" office:value="0" calcext:value-type="currency">
            <text:p>R 0</text:p>
          </table:table-cell>
          <table:table-cell table:style-name="ce53" table:formula="of:=[.C61]*0.7" office:value-type="currency" office:currency="ZAR" office:value="0" calcext:value-type="currency">
            <text:p>R 0</text:p>
          </table:table-cell>
          <table:table-cell table:style-name="ce53" table:formula="of:=[.D61]*0.6" office:value-type="currency" office:currency="ZAR" office:value="0" calcext:value-type="currency">
            <text:p>R 0</text:p>
          </table:table-cell>
          <table:table-cell table:style-name="ce53" table:formula="of:=[.E61]*0.5" office:value-type="currency" office:currency="ZAR" office:value="0" calcext:value-type="currency">
            <text:p>R 0</text:p>
          </table:table-cell>
          <table:table-cell table:style-name="ce53" table:formula="of:=[.F61]*0.4" office:value-type="currency" office:currency="ZAR" office:value="0" calcext:value-type="currency">
            <text:p>R 0</text:p>
          </table:table-cell>
          <table:table-cell table:style-name="ce53" table:formula="of:=[.G61]*0.3" office:value-type="currency" office:currency="ZAR" office:value="0" calcext:value-type="currency">
            <text:p>R 0</text:p>
          </table:table-cell>
          <table:table-cell table:style-name="ce53" table:formula="of:=[.H61]*0.2" office:value-type="currency" office:currency="ZAR" office:value="0" calcext:value-type="currency">
            <text:p>R 0</text:p>
          </table:table-cell>
          <table:table-cell table:style-name="ce53" table:formula="of:=[.I61]*0.1" office:value-type="currency" office:currency="ZAR" office:value="0" calcext:value-type="currency">
            <text:p>R 0</text:p>
          </table:table-cell>
          <table:table-cell table:style-name="ce53" table:formula="of:=[.J61]*0" office:value-type="currency" office:currency="ZAR" office:value="0" calcext:value-type="currency">
            <text:p>R 0</text:p>
          </table:table-cell>
          <table:table-cell/>
          <table:table-cell table:style-name="ce5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1]" office:value-type="currency" office:currency="ZAR" office:value="0" calcext:value-type="currency">
            <text:p>R 0</text:p>
          </table:table-cell>
          <table:table-cell table:style-name="ce53" table:formula="of:=[.$Y$22]*[.M61]" office:value-type="currency" office:currency="ZAR" office:value="0" calcext:value-type="currency">
            <text:p>R 0</text:p>
          </table:table-cell>
          <table:table-cell table:style-name="ce53" table:formula="of:=[.$Y$22]*[.N61]" office:value-type="currency" office:currency="ZAR" office:value="0" calcext:value-type="currency">
            <text:p>R 0</text:p>
          </table:table-cell>
          <table:table-cell table:style-name="ce53" table:formula="of:=[.$Y$22]*[.O61]" office:value-type="currency" office:currency="ZAR" office:value="0" calcext:value-type="currency">
            <text:p>R 0</text:p>
          </table:table-cell>
          <table:table-cell table:style-name="ce53" table:formula="of:=[.$Y$22]*[.P61]" office:value-type="currency" office:currency="ZAR" office:value="0" calcext:value-type="currency">
            <text:p>R 0</text:p>
          </table:table-cell>
          <table:table-cell table:style-name="ce53" table:formula="of:=[.$Y$22]*[.Q61]" office:value-type="currency" office:currency="ZAR" office:value="0" calcext:value-type="currency">
            <text:p>R 0</text:p>
          </table:table-cell>
          <table:table-cell table:style-name="ce53" table:formula="of:=[.$Y$22]*[.R61]" office:value-type="currency" office:currency="ZAR" office:value="0" calcext:value-type="currency">
            <text:p>R 0</text:p>
          </table:table-cell>
          <table:table-cell table:style-name="ce53" table:formula="of:=[.$Y$22]*[.S61]" office:value-type="currency" office:currency="ZAR" office:value="0" calcext:value-type="currency">
            <text:p>R 0</text:p>
          </table:table-cell>
          <table:table-cell table:style-name="ce53" table:formula="of:=[.$Y$22]*[.T61]" office:value-type="currency" office:currency="ZAR" office:value="0" calcext:value-type="currency">
            <text:p>R 0</text:p>
          </table:table-cell>
          <table:table-cell table:style-name="ce53" table:formula="of:=[.$Y$22]*[.U61]" office:value-type="currency" office:currency="ZAR" office:value="0" calcext:value-type="currency">
            <text:p>R 0</text:p>
          </table:table-cell>
          <table:table-cell/>
          <table:table-cell table:style-name="ce53" table:formula="of:=([.A61]-[.AA61])/1" office:value-type="currency" office:currency="ZAR" office:value="0" calcext:value-type="currency">
            <text:p>R 0</text:p>
          </table:table-cell>
          <table:table-cell table:style-name="ce53" table:formula="of:=([.B61]-[.AB61])/2" office:value-type="currency" office:currency="ZAR" office:value="0" calcext:value-type="currency">
            <text:p>R 0</text:p>
          </table:table-cell>
          <table:table-cell table:style-name="ce53" table:formula="of:=([.C61]-[.AC61])/3" office:value-type="currency" office:currency="ZAR" office:value="0" calcext:value-type="currency">
            <text:p>R 0</text:p>
          </table:table-cell>
          <table:table-cell table:style-name="ce53" table:formula="of:=([.D61]-[.AD61])/4" office:value-type="currency" office:currency="ZAR" office:value="0" calcext:value-type="currency">
            <text:p>R 0</text:p>
          </table:table-cell>
          <table:table-cell table:style-name="ce53" table:formula="of:=([.E61]-[.AE61])/5" office:value-type="currency" office:currency="ZAR" office:value="0" calcext:value-type="currency">
            <text:p>R 0</text:p>
          </table:table-cell>
          <table:table-cell table:style-name="ce53" table:formula="of:=([.F61]-[.AF61])/6" office:value-type="currency" office:currency="ZAR" office:value="0" calcext:value-type="currency">
            <text:p>R 0</text:p>
          </table:table-cell>
          <table:table-cell table:style-name="ce53" table:formula="of:=([.G61]-[.AG61])/7" office:value-type="currency" office:currency="ZAR" office:value="0" calcext:value-type="currency">
            <text:p>R 0</text:p>
          </table:table-cell>
          <table:table-cell table:style-name="ce53" table:formula="of:=([.H61]-[.AH61])/8" office:value-type="currency" office:currency="ZAR" office:value="0" calcext:value-type="currency">
            <text:p>R 0</text:p>
          </table:table-cell>
          <table:table-cell table:style-name="ce53" table:formula="of:=([.I61]-[.AI61])/9" office:value-type="currency" office:currency="ZAR" office:value="0" calcext:value-type="currency">
            <text:p>R 0</text:p>
          </table:table-cell>
          <table:table-cell table:style-name="ce5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58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2]*0.9" office:value-type="currency" office:currency="ZAR" office:value="0" calcext:value-type="currency">
            <text:p>R 0</text:p>
          </table:table-cell>
          <table:table-cell table:style-name="ce53" table:formula="of:=[.B62]*0.8" office:value-type="currency" office:currency="ZAR" office:value="0" calcext:value-type="currency">
            <text:p>R 0</text:p>
          </table:table-cell>
          <table:table-cell table:style-name="ce53" table:formula="of:=[.C62]*0.7" office:value-type="currency" office:currency="ZAR" office:value="0" calcext:value-type="currency">
            <text:p>R 0</text:p>
          </table:table-cell>
          <table:table-cell table:style-name="ce53" table:formula="of:=[.D62]*0.6" office:value-type="currency" office:currency="ZAR" office:value="0" calcext:value-type="currency">
            <text:p>R 0</text:p>
          </table:table-cell>
          <table:table-cell table:style-name="ce53" table:formula="of:=[.E62]*0.5" office:value-type="currency" office:currency="ZAR" office:value="0" calcext:value-type="currency">
            <text:p>R 0</text:p>
          </table:table-cell>
          <table:table-cell table:style-name="ce53" table:formula="of:=[.F62]*0.4" office:value-type="currency" office:currency="ZAR" office:value="0" calcext:value-type="currency">
            <text:p>R 0</text:p>
          </table:table-cell>
          <table:table-cell table:style-name="ce53" table:formula="of:=[.G62]*0.3" office:value-type="currency" office:currency="ZAR" office:value="0" calcext:value-type="currency">
            <text:p>R 0</text:p>
          </table:table-cell>
          <table:table-cell table:style-name="ce53" table:formula="of:=[.H62]*0.2" office:value-type="currency" office:currency="ZAR" office:value="0" calcext:value-type="currency">
            <text:p>R 0</text:p>
          </table:table-cell>
          <table:table-cell table:style-name="ce53" table:formula="of:=[.I62]*0.1" office:value-type="currency" office:currency="ZAR" office:value="0" calcext:value-type="currency">
            <text:p>R 0</text:p>
          </table:table-cell>
          <table:table-cell table:style-name="ce53" table:formula="of:=[.J62]*0" office:value-type="currency" office:currency="ZAR" office:value="0" calcext:value-type="currency">
            <text:p>R 0</text:p>
          </table:table-cell>
          <table:table-cell/>
          <table:table-cell table:style-name="ce5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2]" office:value-type="currency" office:currency="ZAR" office:value="0" calcext:value-type="currency">
            <text:p>R 0</text:p>
          </table:table-cell>
          <table:table-cell table:style-name="ce53" table:formula="of:=[.$Y$22]*[.M62]" office:value-type="currency" office:currency="ZAR" office:value="0" calcext:value-type="currency">
            <text:p>R 0</text:p>
          </table:table-cell>
          <table:table-cell table:style-name="ce53" table:formula="of:=[.$Y$22]*[.N62]" office:value-type="currency" office:currency="ZAR" office:value="0" calcext:value-type="currency">
            <text:p>R 0</text:p>
          </table:table-cell>
          <table:table-cell table:style-name="ce53" table:formula="of:=[.$Y$22]*[.O62]" office:value-type="currency" office:currency="ZAR" office:value="0" calcext:value-type="currency">
            <text:p>R 0</text:p>
          </table:table-cell>
          <table:table-cell table:style-name="ce53" table:formula="of:=[.$Y$22]*[.P62]" office:value-type="currency" office:currency="ZAR" office:value="0" calcext:value-type="currency">
            <text:p>R 0</text:p>
          </table:table-cell>
          <table:table-cell table:style-name="ce53" table:formula="of:=[.$Y$22]*[.Q62]" office:value-type="currency" office:currency="ZAR" office:value="0" calcext:value-type="currency">
            <text:p>R 0</text:p>
          </table:table-cell>
          <table:table-cell table:style-name="ce53" table:formula="of:=[.$Y$22]*[.R62]" office:value-type="currency" office:currency="ZAR" office:value="0" calcext:value-type="currency">
            <text:p>R 0</text:p>
          </table:table-cell>
          <table:table-cell table:style-name="ce53" table:formula="of:=[.$Y$22]*[.S62]" office:value-type="currency" office:currency="ZAR" office:value="0" calcext:value-type="currency">
            <text:p>R 0</text:p>
          </table:table-cell>
          <table:table-cell table:style-name="ce53" table:formula="of:=[.$Y$22]*[.T62]" office:value-type="currency" office:currency="ZAR" office:value="0" calcext:value-type="currency">
            <text:p>R 0</text:p>
          </table:table-cell>
          <table:table-cell table:style-name="ce53" table:formula="of:=[.$Y$22]*[.U62]" office:value-type="currency" office:currency="ZAR" office:value="0" calcext:value-type="currency">
            <text:p>R 0</text:p>
          </table:table-cell>
          <table:table-cell/>
          <table:table-cell table:style-name="ce53" table:formula="of:=([.A62]-[.AA62])/1" office:value-type="currency" office:currency="ZAR" office:value="0" calcext:value-type="currency">
            <text:p>R 0</text:p>
          </table:table-cell>
          <table:table-cell table:style-name="ce53" table:formula="of:=([.B62]-[.AB62])/2" office:value-type="currency" office:currency="ZAR" office:value="0" calcext:value-type="currency">
            <text:p>R 0</text:p>
          </table:table-cell>
          <table:table-cell table:style-name="ce53" table:formula="of:=([.C62]-[.AC62])/3" office:value-type="currency" office:currency="ZAR" office:value="0" calcext:value-type="currency">
            <text:p>R 0</text:p>
          </table:table-cell>
          <table:table-cell table:style-name="ce53" table:formula="of:=([.D62]-[.AD62])/4" office:value-type="currency" office:currency="ZAR" office:value="0" calcext:value-type="currency">
            <text:p>R 0</text:p>
          </table:table-cell>
          <table:table-cell table:style-name="ce53" table:formula="of:=([.E62]-[.AE62])/5" office:value-type="currency" office:currency="ZAR" office:value="0" calcext:value-type="currency">
            <text:p>R 0</text:p>
          </table:table-cell>
          <table:table-cell table:style-name="ce53" table:formula="of:=([.F62]-[.AF62])/6" office:value-type="currency" office:currency="ZAR" office:value="0" calcext:value-type="currency">
            <text:p>R 0</text:p>
          </table:table-cell>
          <table:table-cell table:style-name="ce53" table:formula="of:=([.G62]-[.AG62])/7" office:value-type="currency" office:currency="ZAR" office:value="0" calcext:value-type="currency">
            <text:p>R 0</text:p>
          </table:table-cell>
          <table:table-cell table:style-name="ce53" table:formula="of:=([.H62]-[.AH62])/8" office:value-type="currency" office:currency="ZAR" office:value="0" calcext:value-type="currency">
            <text:p>R 0</text:p>
          </table:table-cell>
          <table:table-cell table:style-name="ce53" table:formula="of:=([.I62]-[.AI62])/9" office:value-type="currency" office:currency="ZAR" office:value="0" calcext:value-type="currency">
            <text:p>R 0</text:p>
          </table:table-cell>
          <table:table-cell table:style-name="ce5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58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3]*0.9" office:value-type="currency" office:currency="ZAR" office:value="0" calcext:value-type="currency">
            <text:p>R 0</text:p>
          </table:table-cell>
          <table:table-cell table:style-name="ce53" table:formula="of:=[.B63]*0.8" office:value-type="currency" office:currency="ZAR" office:value="0" calcext:value-type="currency">
            <text:p>R 0</text:p>
          </table:table-cell>
          <table:table-cell table:style-name="ce53" table:formula="of:=[.C63]*0.7" office:value-type="currency" office:currency="ZAR" office:value="0" calcext:value-type="currency">
            <text:p>R 0</text:p>
          </table:table-cell>
          <table:table-cell table:style-name="ce53" table:formula="of:=[.D63]*0.6" office:value-type="currency" office:currency="ZAR" office:value="0" calcext:value-type="currency">
            <text:p>R 0</text:p>
          </table:table-cell>
          <table:table-cell table:style-name="ce53" table:formula="of:=[.E63]*0.5" office:value-type="currency" office:currency="ZAR" office:value="0" calcext:value-type="currency">
            <text:p>R 0</text:p>
          </table:table-cell>
          <table:table-cell table:style-name="ce53" table:formula="of:=[.F63]*0.4" office:value-type="currency" office:currency="ZAR" office:value="0" calcext:value-type="currency">
            <text:p>R 0</text:p>
          </table:table-cell>
          <table:table-cell table:style-name="ce53" table:formula="of:=[.G63]*0.3" office:value-type="currency" office:currency="ZAR" office:value="0" calcext:value-type="currency">
            <text:p>R 0</text:p>
          </table:table-cell>
          <table:table-cell table:style-name="ce53" table:formula="of:=[.H63]*0.2" office:value-type="currency" office:currency="ZAR" office:value="0" calcext:value-type="currency">
            <text:p>R 0</text:p>
          </table:table-cell>
          <table:table-cell table:style-name="ce53" table:formula="of:=[.I63]*0.1" office:value-type="currency" office:currency="ZAR" office:value="0" calcext:value-type="currency">
            <text:p>R 0</text:p>
          </table:table-cell>
          <table:table-cell table:style-name="ce53" table:formula="of:=[.J63]*0" office:value-type="currency" office:currency="ZAR" office:value="0" calcext:value-type="currency">
            <text:p>R 0</text:p>
          </table:table-cell>
          <table:table-cell/>
          <table:table-cell table:style-name="ce5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3]" office:value-type="currency" office:currency="ZAR" office:value="0" calcext:value-type="currency">
            <text:p>R 0</text:p>
          </table:table-cell>
          <table:table-cell table:style-name="ce53" table:formula="of:=[.$Y$22]*[.M63]" office:value-type="currency" office:currency="ZAR" office:value="0" calcext:value-type="currency">
            <text:p>R 0</text:p>
          </table:table-cell>
          <table:table-cell table:style-name="ce53" table:formula="of:=[.$Y$22]*[.N63]" office:value-type="currency" office:currency="ZAR" office:value="0" calcext:value-type="currency">
            <text:p>R 0</text:p>
          </table:table-cell>
          <table:table-cell table:style-name="ce53" table:formula="of:=[.$Y$22]*[.O63]" office:value-type="currency" office:currency="ZAR" office:value="0" calcext:value-type="currency">
            <text:p>R 0</text:p>
          </table:table-cell>
          <table:table-cell table:style-name="ce53" table:formula="of:=[.$Y$22]*[.P63]" office:value-type="currency" office:currency="ZAR" office:value="0" calcext:value-type="currency">
            <text:p>R 0</text:p>
          </table:table-cell>
          <table:table-cell table:style-name="ce53" table:formula="of:=[.$Y$22]*[.Q63]" office:value-type="currency" office:currency="ZAR" office:value="0" calcext:value-type="currency">
            <text:p>R 0</text:p>
          </table:table-cell>
          <table:table-cell table:style-name="ce53" table:formula="of:=[.$Y$22]*[.R63]" office:value-type="currency" office:currency="ZAR" office:value="0" calcext:value-type="currency">
            <text:p>R 0</text:p>
          </table:table-cell>
          <table:table-cell table:style-name="ce53" table:formula="of:=[.$Y$22]*[.S63]" office:value-type="currency" office:currency="ZAR" office:value="0" calcext:value-type="currency">
            <text:p>R 0</text:p>
          </table:table-cell>
          <table:table-cell table:style-name="ce53" table:formula="of:=[.$Y$22]*[.T63]" office:value-type="currency" office:currency="ZAR" office:value="0" calcext:value-type="currency">
            <text:p>R 0</text:p>
          </table:table-cell>
          <table:table-cell table:style-name="ce53" table:formula="of:=[.$Y$22]*[.U63]" office:value-type="currency" office:currency="ZAR" office:value="0" calcext:value-type="currency">
            <text:p>R 0</text:p>
          </table:table-cell>
          <table:table-cell/>
          <table:table-cell table:style-name="ce53" table:formula="of:=([.A63]-[.AA63])/1" office:value-type="currency" office:currency="ZAR" office:value="0" calcext:value-type="currency">
            <text:p>R 0</text:p>
          </table:table-cell>
          <table:table-cell table:style-name="ce53" table:formula="of:=([.B63]-[.AB63])/2" office:value-type="currency" office:currency="ZAR" office:value="0" calcext:value-type="currency">
            <text:p>R 0</text:p>
          </table:table-cell>
          <table:table-cell table:style-name="ce53" table:formula="of:=([.C63]-[.AC63])/3" office:value-type="currency" office:currency="ZAR" office:value="0" calcext:value-type="currency">
            <text:p>R 0</text:p>
          </table:table-cell>
          <table:table-cell table:style-name="ce53" table:formula="of:=([.D63]-[.AD63])/4" office:value-type="currency" office:currency="ZAR" office:value="0" calcext:value-type="currency">
            <text:p>R 0</text:p>
          </table:table-cell>
          <table:table-cell table:style-name="ce53" table:formula="of:=([.E63]-[.AE63])/5" office:value-type="currency" office:currency="ZAR" office:value="0" calcext:value-type="currency">
            <text:p>R 0</text:p>
          </table:table-cell>
          <table:table-cell table:style-name="ce53" table:formula="of:=([.F63]-[.AF63])/6" office:value-type="currency" office:currency="ZAR" office:value="0" calcext:value-type="currency">
            <text:p>R 0</text:p>
          </table:table-cell>
          <table:table-cell table:style-name="ce53" table:formula="of:=([.G63]-[.AG63])/7" office:value-type="currency" office:currency="ZAR" office:value="0" calcext:value-type="currency">
            <text:p>R 0</text:p>
          </table:table-cell>
          <table:table-cell table:style-name="ce53" table:formula="of:=([.H63]-[.AH63])/8" office:value-type="currency" office:currency="ZAR" office:value="0" calcext:value-type="currency">
            <text:p>R 0</text:p>
          </table:table-cell>
          <table:table-cell table:style-name="ce53" table:formula="of:=([.I63]-[.AI63])/9" office:value-type="currency" office:currency="ZAR" office:value="0" calcext:value-type="currency">
            <text:p>R 0</text:p>
          </table:table-cell>
          <table:table-cell table:style-name="ce5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58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4]*0.9" office:value-type="currency" office:currency="ZAR" office:value="0" calcext:value-type="currency">
            <text:p>R 0</text:p>
          </table:table-cell>
          <table:table-cell table:style-name="ce53" table:formula="of:=[.B64]*0.8" office:value-type="currency" office:currency="ZAR" office:value="0" calcext:value-type="currency">
            <text:p>R 0</text:p>
          </table:table-cell>
          <table:table-cell table:style-name="ce53" table:formula="of:=[.C64]*0.7" office:value-type="currency" office:currency="ZAR" office:value="0" calcext:value-type="currency">
            <text:p>R 0</text:p>
          </table:table-cell>
          <table:table-cell table:style-name="ce53" table:formula="of:=[.D64]*0.6" office:value-type="currency" office:currency="ZAR" office:value="0" calcext:value-type="currency">
            <text:p>R 0</text:p>
          </table:table-cell>
          <table:table-cell table:style-name="ce53" table:formula="of:=[.E64]*0.5" office:value-type="currency" office:currency="ZAR" office:value="0" calcext:value-type="currency">
            <text:p>R 0</text:p>
          </table:table-cell>
          <table:table-cell table:style-name="ce53" table:formula="of:=[.F64]*0.4" office:value-type="currency" office:currency="ZAR" office:value="0" calcext:value-type="currency">
            <text:p>R 0</text:p>
          </table:table-cell>
          <table:table-cell table:style-name="ce53" table:formula="of:=[.G64]*0.3" office:value-type="currency" office:currency="ZAR" office:value="0" calcext:value-type="currency">
            <text:p>R 0</text:p>
          </table:table-cell>
          <table:table-cell table:style-name="ce53" table:formula="of:=[.H64]*0.2" office:value-type="currency" office:currency="ZAR" office:value="0" calcext:value-type="currency">
            <text:p>R 0</text:p>
          </table:table-cell>
          <table:table-cell table:style-name="ce53" table:formula="of:=[.I64]*0.1" office:value-type="currency" office:currency="ZAR" office:value="0" calcext:value-type="currency">
            <text:p>R 0</text:p>
          </table:table-cell>
          <table:table-cell table:style-name="ce53" table:formula="of:=[.J64]*0" office:value-type="currency" office:currency="ZAR" office:value="0" calcext:value-type="currency">
            <text:p>R 0</text:p>
          </table:table-cell>
          <table:table-cell/>
          <table:table-cell table:style-name="ce5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4]" office:value-type="currency" office:currency="ZAR" office:value="0" calcext:value-type="currency">
            <text:p>R 0</text:p>
          </table:table-cell>
          <table:table-cell table:style-name="ce53" table:formula="of:=[.$Y$22]*[.M64]" office:value-type="currency" office:currency="ZAR" office:value="0" calcext:value-type="currency">
            <text:p>R 0</text:p>
          </table:table-cell>
          <table:table-cell table:style-name="ce53" table:formula="of:=[.$Y$22]*[.N64]" office:value-type="currency" office:currency="ZAR" office:value="0" calcext:value-type="currency">
            <text:p>R 0</text:p>
          </table:table-cell>
          <table:table-cell table:style-name="ce53" table:formula="of:=[.$Y$22]*[.O64]" office:value-type="currency" office:currency="ZAR" office:value="0" calcext:value-type="currency">
            <text:p>R 0</text:p>
          </table:table-cell>
          <table:table-cell table:style-name="ce53" table:formula="of:=[.$Y$22]*[.P64]" office:value-type="currency" office:currency="ZAR" office:value="0" calcext:value-type="currency">
            <text:p>R 0</text:p>
          </table:table-cell>
          <table:table-cell table:style-name="ce53" table:formula="of:=[.$Y$22]*[.Q64]" office:value-type="currency" office:currency="ZAR" office:value="0" calcext:value-type="currency">
            <text:p>R 0</text:p>
          </table:table-cell>
          <table:table-cell table:style-name="ce53" table:formula="of:=[.$Y$22]*[.R64]" office:value-type="currency" office:currency="ZAR" office:value="0" calcext:value-type="currency">
            <text:p>R 0</text:p>
          </table:table-cell>
          <table:table-cell table:style-name="ce53" table:formula="of:=[.$Y$22]*[.S64]" office:value-type="currency" office:currency="ZAR" office:value="0" calcext:value-type="currency">
            <text:p>R 0</text:p>
          </table:table-cell>
          <table:table-cell table:style-name="ce53" table:formula="of:=[.$Y$22]*[.T64]" office:value-type="currency" office:currency="ZAR" office:value="0" calcext:value-type="currency">
            <text:p>R 0</text:p>
          </table:table-cell>
          <table:table-cell table:style-name="ce53" table:formula="of:=[.$Y$22]*[.U64]" office:value-type="currency" office:currency="ZAR" office:value="0" calcext:value-type="currency">
            <text:p>R 0</text:p>
          </table:table-cell>
          <table:table-cell/>
          <table:table-cell table:style-name="ce53" table:formula="of:=([.A64]-[.AA64])/1" office:value-type="currency" office:currency="ZAR" office:value="0" calcext:value-type="currency">
            <text:p>R 0</text:p>
          </table:table-cell>
          <table:table-cell table:style-name="ce53" table:formula="of:=([.B64]-[.AB64])/2" office:value-type="currency" office:currency="ZAR" office:value="0" calcext:value-type="currency">
            <text:p>R 0</text:p>
          </table:table-cell>
          <table:table-cell table:style-name="ce53" table:formula="of:=([.C64]-[.AC64])/3" office:value-type="currency" office:currency="ZAR" office:value="0" calcext:value-type="currency">
            <text:p>R 0</text:p>
          </table:table-cell>
          <table:table-cell table:style-name="ce53" table:formula="of:=([.D64]-[.AD64])/4" office:value-type="currency" office:currency="ZAR" office:value="0" calcext:value-type="currency">
            <text:p>R 0</text:p>
          </table:table-cell>
          <table:table-cell table:style-name="ce53" table:formula="of:=([.E64]-[.AE64])/5" office:value-type="currency" office:currency="ZAR" office:value="0" calcext:value-type="currency">
            <text:p>R 0</text:p>
          </table:table-cell>
          <table:table-cell table:style-name="ce53" table:formula="of:=([.F64]-[.AF64])/6" office:value-type="currency" office:currency="ZAR" office:value="0" calcext:value-type="currency">
            <text:p>R 0</text:p>
          </table:table-cell>
          <table:table-cell table:style-name="ce53" table:formula="of:=([.G64]-[.AG64])/7" office:value-type="currency" office:currency="ZAR" office:value="0" calcext:value-type="currency">
            <text:p>R 0</text:p>
          </table:table-cell>
          <table:table-cell table:style-name="ce53" table:formula="of:=([.H64]-[.AH64])/8" office:value-type="currency" office:currency="ZAR" office:value="0" calcext:value-type="currency">
            <text:p>R 0</text:p>
          </table:table-cell>
          <table:table-cell table:style-name="ce53" table:formula="of:=([.I64]-[.AI64])/9" office:value-type="currency" office:currency="ZAR" office:value="0" calcext:value-type="currency">
            <text:p>R 0</text:p>
          </table:table-cell>
          <table:table-cell table:style-name="ce5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58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5]*0.9" office:value-type="currency" office:currency="ZAR" office:value="0" calcext:value-type="currency">
            <text:p>R 0</text:p>
          </table:table-cell>
          <table:table-cell table:style-name="ce53" table:formula="of:=[.B65]*0.8" office:value-type="currency" office:currency="ZAR" office:value="0" calcext:value-type="currency">
            <text:p>R 0</text:p>
          </table:table-cell>
          <table:table-cell table:style-name="ce53" table:formula="of:=[.C65]*0.7" office:value-type="currency" office:currency="ZAR" office:value="0" calcext:value-type="currency">
            <text:p>R 0</text:p>
          </table:table-cell>
          <table:table-cell table:style-name="ce53" table:formula="of:=[.D65]*0.6" office:value-type="currency" office:currency="ZAR" office:value="0" calcext:value-type="currency">
            <text:p>R 0</text:p>
          </table:table-cell>
          <table:table-cell table:style-name="ce53" table:formula="of:=[.E65]*0.5" office:value-type="currency" office:currency="ZAR" office:value="0" calcext:value-type="currency">
            <text:p>R 0</text:p>
          </table:table-cell>
          <table:table-cell table:style-name="ce53" table:formula="of:=[.F65]*0.4" office:value-type="currency" office:currency="ZAR" office:value="0" calcext:value-type="currency">
            <text:p>R 0</text:p>
          </table:table-cell>
          <table:table-cell table:style-name="ce53" table:formula="of:=[.G65]*0.3" office:value-type="currency" office:currency="ZAR" office:value="0" calcext:value-type="currency">
            <text:p>R 0</text:p>
          </table:table-cell>
          <table:table-cell table:style-name="ce53" table:formula="of:=[.H65]*0.2" office:value-type="currency" office:currency="ZAR" office:value="0" calcext:value-type="currency">
            <text:p>R 0</text:p>
          </table:table-cell>
          <table:table-cell table:style-name="ce53" table:formula="of:=[.I65]*0.1" office:value-type="currency" office:currency="ZAR" office:value="0" calcext:value-type="currency">
            <text:p>R 0</text:p>
          </table:table-cell>
          <table:table-cell table:style-name="ce53" table:formula="of:=[.J65]*0" office:value-type="currency" office:currency="ZAR" office:value="0" calcext:value-type="currency">
            <text:p>R 0</text:p>
          </table:table-cell>
          <table:table-cell/>
          <table:table-cell table:style-name="ce5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5]" office:value-type="currency" office:currency="ZAR" office:value="0" calcext:value-type="currency">
            <text:p>R 0</text:p>
          </table:table-cell>
          <table:table-cell table:style-name="ce53" table:formula="of:=[.$Y$22]*[.M65]" office:value-type="currency" office:currency="ZAR" office:value="0" calcext:value-type="currency">
            <text:p>R 0</text:p>
          </table:table-cell>
          <table:table-cell table:style-name="ce53" table:formula="of:=[.$Y$22]*[.N65]" office:value-type="currency" office:currency="ZAR" office:value="0" calcext:value-type="currency">
            <text:p>R 0</text:p>
          </table:table-cell>
          <table:table-cell table:style-name="ce53" table:formula="of:=[.$Y$22]*[.O65]" office:value-type="currency" office:currency="ZAR" office:value="0" calcext:value-type="currency">
            <text:p>R 0</text:p>
          </table:table-cell>
          <table:table-cell table:style-name="ce53" table:formula="of:=[.$Y$22]*[.P65]" office:value-type="currency" office:currency="ZAR" office:value="0" calcext:value-type="currency">
            <text:p>R 0</text:p>
          </table:table-cell>
          <table:table-cell table:style-name="ce53" table:formula="of:=[.$Y$22]*[.Q65]" office:value-type="currency" office:currency="ZAR" office:value="0" calcext:value-type="currency">
            <text:p>R 0</text:p>
          </table:table-cell>
          <table:table-cell table:style-name="ce53" table:formula="of:=[.$Y$22]*[.R65]" office:value-type="currency" office:currency="ZAR" office:value="0" calcext:value-type="currency">
            <text:p>R 0</text:p>
          </table:table-cell>
          <table:table-cell table:style-name="ce53" table:formula="of:=[.$Y$22]*[.S65]" office:value-type="currency" office:currency="ZAR" office:value="0" calcext:value-type="currency">
            <text:p>R 0</text:p>
          </table:table-cell>
          <table:table-cell table:style-name="ce53" table:formula="of:=[.$Y$22]*[.T65]" office:value-type="currency" office:currency="ZAR" office:value="0" calcext:value-type="currency">
            <text:p>R 0</text:p>
          </table:table-cell>
          <table:table-cell table:style-name="ce53" table:formula="of:=[.$Y$22]*[.U65]" office:value-type="currency" office:currency="ZAR" office:value="0" calcext:value-type="currency">
            <text:p>R 0</text:p>
          </table:table-cell>
          <table:table-cell/>
          <table:table-cell table:style-name="ce53" table:formula="of:=([.A65]-[.AA65])/1" office:value-type="currency" office:currency="ZAR" office:value="0" calcext:value-type="currency">
            <text:p>R 0</text:p>
          </table:table-cell>
          <table:table-cell table:style-name="ce53" table:formula="of:=([.B65]-[.AB65])/2" office:value-type="currency" office:currency="ZAR" office:value="0" calcext:value-type="currency">
            <text:p>R 0</text:p>
          </table:table-cell>
          <table:table-cell table:style-name="ce53" table:formula="of:=([.C65]-[.AC65])/3" office:value-type="currency" office:currency="ZAR" office:value="0" calcext:value-type="currency">
            <text:p>R 0</text:p>
          </table:table-cell>
          <table:table-cell table:style-name="ce53" table:formula="of:=([.D65]-[.AD65])/4" office:value-type="currency" office:currency="ZAR" office:value="0" calcext:value-type="currency">
            <text:p>R 0</text:p>
          </table:table-cell>
          <table:table-cell table:style-name="ce53" table:formula="of:=([.E65]-[.AE65])/5" office:value-type="currency" office:currency="ZAR" office:value="0" calcext:value-type="currency">
            <text:p>R 0</text:p>
          </table:table-cell>
          <table:table-cell table:style-name="ce53" table:formula="of:=([.F65]-[.AF65])/6" office:value-type="currency" office:currency="ZAR" office:value="0" calcext:value-type="currency">
            <text:p>R 0</text:p>
          </table:table-cell>
          <table:table-cell table:style-name="ce53" table:formula="of:=([.G65]-[.AG65])/7" office:value-type="currency" office:currency="ZAR" office:value="0" calcext:value-type="currency">
            <text:p>R 0</text:p>
          </table:table-cell>
          <table:table-cell table:style-name="ce53" table:formula="of:=([.H65]-[.AH65])/8" office:value-type="currency" office:currency="ZAR" office:value="0" calcext:value-type="currency">
            <text:p>R 0</text:p>
          </table:table-cell>
          <table:table-cell table:style-name="ce53" table:formula="of:=([.I65]-[.AI65])/9" office:value-type="currency" office:currency="ZAR" office:value="0" calcext:value-type="currency">
            <text:p>R 0</text:p>
          </table:table-cell>
          <table:table-cell table:style-name="ce5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58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6]*0.9" office:value-type="currency" office:currency="ZAR" office:value="0" calcext:value-type="currency">
            <text:p>R 0</text:p>
          </table:table-cell>
          <table:table-cell table:style-name="ce53" table:formula="of:=[.B66]*0.8" office:value-type="currency" office:currency="ZAR" office:value="0" calcext:value-type="currency">
            <text:p>R 0</text:p>
          </table:table-cell>
          <table:table-cell table:style-name="ce53" table:formula="of:=[.C66]*0.7" office:value-type="currency" office:currency="ZAR" office:value="0" calcext:value-type="currency">
            <text:p>R 0</text:p>
          </table:table-cell>
          <table:table-cell table:style-name="ce53" table:formula="of:=[.D66]*0.6" office:value-type="currency" office:currency="ZAR" office:value="0" calcext:value-type="currency">
            <text:p>R 0</text:p>
          </table:table-cell>
          <table:table-cell table:style-name="ce53" table:formula="of:=[.E66]*0.5" office:value-type="currency" office:currency="ZAR" office:value="0" calcext:value-type="currency">
            <text:p>R 0</text:p>
          </table:table-cell>
          <table:table-cell table:style-name="ce53" table:formula="of:=[.F66]*0.4" office:value-type="currency" office:currency="ZAR" office:value="0" calcext:value-type="currency">
            <text:p>R 0</text:p>
          </table:table-cell>
          <table:table-cell table:style-name="ce53" table:formula="of:=[.G66]*0.3" office:value-type="currency" office:currency="ZAR" office:value="0" calcext:value-type="currency">
            <text:p>R 0</text:p>
          </table:table-cell>
          <table:table-cell table:style-name="ce53" table:formula="of:=[.H66]*0.2" office:value-type="currency" office:currency="ZAR" office:value="0" calcext:value-type="currency">
            <text:p>R 0</text:p>
          </table:table-cell>
          <table:table-cell table:style-name="ce53" table:formula="of:=[.I66]*0.1" office:value-type="currency" office:currency="ZAR" office:value="0" calcext:value-type="currency">
            <text:p>R 0</text:p>
          </table:table-cell>
          <table:table-cell table:style-name="ce53" table:formula="of:=[.J66]*0" office:value-type="currency" office:currency="ZAR" office:value="0" calcext:value-type="currency">
            <text:p>R 0</text:p>
          </table:table-cell>
          <table:table-cell/>
          <table:table-cell table:style-name="ce5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6]" office:value-type="currency" office:currency="ZAR" office:value="0" calcext:value-type="currency">
            <text:p>R 0</text:p>
          </table:table-cell>
          <table:table-cell table:style-name="ce53" table:formula="of:=[.$Y$22]*[.M66]" office:value-type="currency" office:currency="ZAR" office:value="0" calcext:value-type="currency">
            <text:p>R 0</text:p>
          </table:table-cell>
          <table:table-cell table:style-name="ce53" table:formula="of:=[.$Y$22]*[.N66]" office:value-type="currency" office:currency="ZAR" office:value="0" calcext:value-type="currency">
            <text:p>R 0</text:p>
          </table:table-cell>
          <table:table-cell table:style-name="ce53" table:formula="of:=[.$Y$22]*[.O66]" office:value-type="currency" office:currency="ZAR" office:value="0" calcext:value-type="currency">
            <text:p>R 0</text:p>
          </table:table-cell>
          <table:table-cell table:style-name="ce53" table:formula="of:=[.$Y$22]*[.P66]" office:value-type="currency" office:currency="ZAR" office:value="0" calcext:value-type="currency">
            <text:p>R 0</text:p>
          </table:table-cell>
          <table:table-cell table:style-name="ce53" table:formula="of:=[.$Y$22]*[.Q66]" office:value-type="currency" office:currency="ZAR" office:value="0" calcext:value-type="currency">
            <text:p>R 0</text:p>
          </table:table-cell>
          <table:table-cell table:style-name="ce53" table:formula="of:=[.$Y$22]*[.R66]" office:value-type="currency" office:currency="ZAR" office:value="0" calcext:value-type="currency">
            <text:p>R 0</text:p>
          </table:table-cell>
          <table:table-cell table:style-name="ce53" table:formula="of:=[.$Y$22]*[.S66]" office:value-type="currency" office:currency="ZAR" office:value="0" calcext:value-type="currency">
            <text:p>R 0</text:p>
          </table:table-cell>
          <table:table-cell table:style-name="ce53" table:formula="of:=[.$Y$22]*[.T66]" office:value-type="currency" office:currency="ZAR" office:value="0" calcext:value-type="currency">
            <text:p>R 0</text:p>
          </table:table-cell>
          <table:table-cell table:style-name="ce53" table:formula="of:=[.$Y$22]*[.U66]" office:value-type="currency" office:currency="ZAR" office:value="0" calcext:value-type="currency">
            <text:p>R 0</text:p>
          </table:table-cell>
          <table:table-cell/>
          <table:table-cell table:style-name="ce53" table:formula="of:=([.A66]-[.AA66])/1" office:value-type="currency" office:currency="ZAR" office:value="0" calcext:value-type="currency">
            <text:p>R 0</text:p>
          </table:table-cell>
          <table:table-cell table:style-name="ce53" table:formula="of:=([.B66]-[.AB66])/2" office:value-type="currency" office:currency="ZAR" office:value="0" calcext:value-type="currency">
            <text:p>R 0</text:p>
          </table:table-cell>
          <table:table-cell table:style-name="ce53" table:formula="of:=([.C66]-[.AC66])/3" office:value-type="currency" office:currency="ZAR" office:value="0" calcext:value-type="currency">
            <text:p>R 0</text:p>
          </table:table-cell>
          <table:table-cell table:style-name="ce53" table:formula="of:=([.D66]-[.AD66])/4" office:value-type="currency" office:currency="ZAR" office:value="0" calcext:value-type="currency">
            <text:p>R 0</text:p>
          </table:table-cell>
          <table:table-cell table:style-name="ce53" table:formula="of:=([.E66]-[.AE66])/5" office:value-type="currency" office:currency="ZAR" office:value="0" calcext:value-type="currency">
            <text:p>R 0</text:p>
          </table:table-cell>
          <table:table-cell table:style-name="ce53" table:formula="of:=([.F66]-[.AF66])/6" office:value-type="currency" office:currency="ZAR" office:value="0" calcext:value-type="currency">
            <text:p>R 0</text:p>
          </table:table-cell>
          <table:table-cell table:style-name="ce53" table:formula="of:=([.G66]-[.AG66])/7" office:value-type="currency" office:currency="ZAR" office:value="0" calcext:value-type="currency">
            <text:p>R 0</text:p>
          </table:table-cell>
          <table:table-cell table:style-name="ce53" table:formula="of:=([.H66]-[.AH66])/8" office:value-type="currency" office:currency="ZAR" office:value="0" calcext:value-type="currency">
            <text:p>R 0</text:p>
          </table:table-cell>
          <table:table-cell table:style-name="ce53" table:formula="of:=([.I66]-[.AI66])/9" office:value-type="currency" office:currency="ZAR" office:value="0" calcext:value-type="currency">
            <text:p>R 0</text:p>
          </table:table-cell>
          <table:table-cell table:style-name="ce5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58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7]*0.9" office:value-type="currency" office:currency="ZAR" office:value="0" calcext:value-type="currency">
            <text:p>R 0</text:p>
          </table:table-cell>
          <table:table-cell table:style-name="ce53" table:formula="of:=[.B67]*0.8" office:value-type="currency" office:currency="ZAR" office:value="0" calcext:value-type="currency">
            <text:p>R 0</text:p>
          </table:table-cell>
          <table:table-cell table:style-name="ce53" table:formula="of:=[.C67]*0.7" office:value-type="currency" office:currency="ZAR" office:value="0" calcext:value-type="currency">
            <text:p>R 0</text:p>
          </table:table-cell>
          <table:table-cell table:style-name="ce53" table:formula="of:=[.D67]*0.6" office:value-type="currency" office:currency="ZAR" office:value="0" calcext:value-type="currency">
            <text:p>R 0</text:p>
          </table:table-cell>
          <table:table-cell table:style-name="ce53" table:formula="of:=[.E67]*0.5" office:value-type="currency" office:currency="ZAR" office:value="0" calcext:value-type="currency">
            <text:p>R 0</text:p>
          </table:table-cell>
          <table:table-cell table:style-name="ce53" table:formula="of:=[.F67]*0.4" office:value-type="currency" office:currency="ZAR" office:value="0" calcext:value-type="currency">
            <text:p>R 0</text:p>
          </table:table-cell>
          <table:table-cell table:style-name="ce53" table:formula="of:=[.G67]*0.3" office:value-type="currency" office:currency="ZAR" office:value="0" calcext:value-type="currency">
            <text:p>R 0</text:p>
          </table:table-cell>
          <table:table-cell table:style-name="ce53" table:formula="of:=[.H67]*0.2" office:value-type="currency" office:currency="ZAR" office:value="0" calcext:value-type="currency">
            <text:p>R 0</text:p>
          </table:table-cell>
          <table:table-cell table:style-name="ce53" table:formula="of:=[.I67]*0.1" office:value-type="currency" office:currency="ZAR" office:value="0" calcext:value-type="currency">
            <text:p>R 0</text:p>
          </table:table-cell>
          <table:table-cell table:style-name="ce53" table:formula="of:=[.J67]*0" office:value-type="currency" office:currency="ZAR" office:value="0" calcext:value-type="currency">
            <text:p>R 0</text:p>
          </table:table-cell>
          <table:table-cell/>
          <table:table-cell table:style-name="ce5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7]" office:value-type="currency" office:currency="ZAR" office:value="0" calcext:value-type="currency">
            <text:p>R 0</text:p>
          </table:table-cell>
          <table:table-cell table:style-name="ce53" table:formula="of:=[.$Y$22]*[.M67]" office:value-type="currency" office:currency="ZAR" office:value="0" calcext:value-type="currency">
            <text:p>R 0</text:p>
          </table:table-cell>
          <table:table-cell table:style-name="ce53" table:formula="of:=[.$Y$22]*[.N67]" office:value-type="currency" office:currency="ZAR" office:value="0" calcext:value-type="currency">
            <text:p>R 0</text:p>
          </table:table-cell>
          <table:table-cell table:style-name="ce53" table:formula="of:=[.$Y$22]*[.O67]" office:value-type="currency" office:currency="ZAR" office:value="0" calcext:value-type="currency">
            <text:p>R 0</text:p>
          </table:table-cell>
          <table:table-cell table:style-name="ce53" table:formula="of:=[.$Y$22]*[.P67]" office:value-type="currency" office:currency="ZAR" office:value="0" calcext:value-type="currency">
            <text:p>R 0</text:p>
          </table:table-cell>
          <table:table-cell table:style-name="ce53" table:formula="of:=[.$Y$22]*[.Q67]" office:value-type="currency" office:currency="ZAR" office:value="0" calcext:value-type="currency">
            <text:p>R 0</text:p>
          </table:table-cell>
          <table:table-cell table:style-name="ce53" table:formula="of:=[.$Y$22]*[.R67]" office:value-type="currency" office:currency="ZAR" office:value="0" calcext:value-type="currency">
            <text:p>R 0</text:p>
          </table:table-cell>
          <table:table-cell table:style-name="ce53" table:formula="of:=[.$Y$22]*[.S67]" office:value-type="currency" office:currency="ZAR" office:value="0" calcext:value-type="currency">
            <text:p>R 0</text:p>
          </table:table-cell>
          <table:table-cell table:style-name="ce53" table:formula="of:=[.$Y$22]*[.T67]" office:value-type="currency" office:currency="ZAR" office:value="0" calcext:value-type="currency">
            <text:p>R 0</text:p>
          </table:table-cell>
          <table:table-cell table:style-name="ce53" table:formula="of:=[.$Y$22]*[.U67]" office:value-type="currency" office:currency="ZAR" office:value="0" calcext:value-type="currency">
            <text:p>R 0</text:p>
          </table:table-cell>
          <table:table-cell/>
          <table:table-cell table:style-name="ce53" table:formula="of:=([.A67]-[.AA67])/1" office:value-type="currency" office:currency="ZAR" office:value="0" calcext:value-type="currency">
            <text:p>R 0</text:p>
          </table:table-cell>
          <table:table-cell table:style-name="ce53" table:formula="of:=([.B67]-[.AB67])/2" office:value-type="currency" office:currency="ZAR" office:value="0" calcext:value-type="currency">
            <text:p>R 0</text:p>
          </table:table-cell>
          <table:table-cell table:style-name="ce53" table:formula="of:=([.C67]-[.AC67])/3" office:value-type="currency" office:currency="ZAR" office:value="0" calcext:value-type="currency">
            <text:p>R 0</text:p>
          </table:table-cell>
          <table:table-cell table:style-name="ce53" table:formula="of:=([.D67]-[.AD67])/4" office:value-type="currency" office:currency="ZAR" office:value="0" calcext:value-type="currency">
            <text:p>R 0</text:p>
          </table:table-cell>
          <table:table-cell table:style-name="ce53" table:formula="of:=([.E67]-[.AE67])/5" office:value-type="currency" office:currency="ZAR" office:value="0" calcext:value-type="currency">
            <text:p>R 0</text:p>
          </table:table-cell>
          <table:table-cell table:style-name="ce53" table:formula="of:=([.F67]-[.AF67])/6" office:value-type="currency" office:currency="ZAR" office:value="0" calcext:value-type="currency">
            <text:p>R 0</text:p>
          </table:table-cell>
          <table:table-cell table:style-name="ce53" table:formula="of:=([.G67]-[.AG67])/7" office:value-type="currency" office:currency="ZAR" office:value="0" calcext:value-type="currency">
            <text:p>R 0</text:p>
          </table:table-cell>
          <table:table-cell table:style-name="ce53" table:formula="of:=([.H67]-[.AH67])/8" office:value-type="currency" office:currency="ZAR" office:value="0" calcext:value-type="currency">
            <text:p>R 0</text:p>
          </table:table-cell>
          <table:table-cell table:style-name="ce53" table:formula="of:=([.I67]-[.AI67])/9" office:value-type="currency" office:currency="ZAR" office:value="0" calcext:value-type="currency">
            <text:p>R 0</text:p>
          </table:table-cell>
          <table:table-cell table:style-name="ce5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58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8]*0.9" office:value-type="currency" office:currency="ZAR" office:value="0" calcext:value-type="currency">
            <text:p>R 0</text:p>
          </table:table-cell>
          <table:table-cell table:style-name="ce53" table:formula="of:=[.B68]*0.8" office:value-type="currency" office:currency="ZAR" office:value="0" calcext:value-type="currency">
            <text:p>R 0</text:p>
          </table:table-cell>
          <table:table-cell table:style-name="ce53" table:formula="of:=[.C68]*0.7" office:value-type="currency" office:currency="ZAR" office:value="0" calcext:value-type="currency">
            <text:p>R 0</text:p>
          </table:table-cell>
          <table:table-cell table:style-name="ce53" table:formula="of:=[.D68]*0.6" office:value-type="currency" office:currency="ZAR" office:value="0" calcext:value-type="currency">
            <text:p>R 0</text:p>
          </table:table-cell>
          <table:table-cell table:style-name="ce53" table:formula="of:=[.E68]*0.5" office:value-type="currency" office:currency="ZAR" office:value="0" calcext:value-type="currency">
            <text:p>R 0</text:p>
          </table:table-cell>
          <table:table-cell table:style-name="ce53" table:formula="of:=[.F68]*0.4" office:value-type="currency" office:currency="ZAR" office:value="0" calcext:value-type="currency">
            <text:p>R 0</text:p>
          </table:table-cell>
          <table:table-cell table:style-name="ce53" table:formula="of:=[.G68]*0.3" office:value-type="currency" office:currency="ZAR" office:value="0" calcext:value-type="currency">
            <text:p>R 0</text:p>
          </table:table-cell>
          <table:table-cell table:style-name="ce53" table:formula="of:=[.H68]*0.2" office:value-type="currency" office:currency="ZAR" office:value="0" calcext:value-type="currency">
            <text:p>R 0</text:p>
          </table:table-cell>
          <table:table-cell table:style-name="ce53" table:formula="of:=[.I68]*0.1" office:value-type="currency" office:currency="ZAR" office:value="0" calcext:value-type="currency">
            <text:p>R 0</text:p>
          </table:table-cell>
          <table:table-cell table:style-name="ce53" table:formula="of:=[.J68]*0" office:value-type="currency" office:currency="ZAR" office:value="0" calcext:value-type="currency">
            <text:p>R 0</text:p>
          </table:table-cell>
          <table:table-cell/>
          <table:table-cell table:style-name="ce5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8]" office:value-type="currency" office:currency="ZAR" office:value="0" calcext:value-type="currency">
            <text:p>R 0</text:p>
          </table:table-cell>
          <table:table-cell table:style-name="ce53" table:formula="of:=[.$Y$22]*[.M68]" office:value-type="currency" office:currency="ZAR" office:value="0" calcext:value-type="currency">
            <text:p>R 0</text:p>
          </table:table-cell>
          <table:table-cell table:style-name="ce53" table:formula="of:=[.$Y$22]*[.N68]" office:value-type="currency" office:currency="ZAR" office:value="0" calcext:value-type="currency">
            <text:p>R 0</text:p>
          </table:table-cell>
          <table:table-cell table:style-name="ce53" table:formula="of:=[.$Y$22]*[.O68]" office:value-type="currency" office:currency="ZAR" office:value="0" calcext:value-type="currency">
            <text:p>R 0</text:p>
          </table:table-cell>
          <table:table-cell table:style-name="ce53" table:formula="of:=[.$Y$22]*[.P68]" office:value-type="currency" office:currency="ZAR" office:value="0" calcext:value-type="currency">
            <text:p>R 0</text:p>
          </table:table-cell>
          <table:table-cell table:style-name="ce53" table:formula="of:=[.$Y$22]*[.Q68]" office:value-type="currency" office:currency="ZAR" office:value="0" calcext:value-type="currency">
            <text:p>R 0</text:p>
          </table:table-cell>
          <table:table-cell table:style-name="ce53" table:formula="of:=[.$Y$22]*[.R68]" office:value-type="currency" office:currency="ZAR" office:value="0" calcext:value-type="currency">
            <text:p>R 0</text:p>
          </table:table-cell>
          <table:table-cell table:style-name="ce53" table:formula="of:=[.$Y$22]*[.S68]" office:value-type="currency" office:currency="ZAR" office:value="0" calcext:value-type="currency">
            <text:p>R 0</text:p>
          </table:table-cell>
          <table:table-cell table:style-name="ce53" table:formula="of:=[.$Y$22]*[.T68]" office:value-type="currency" office:currency="ZAR" office:value="0" calcext:value-type="currency">
            <text:p>R 0</text:p>
          </table:table-cell>
          <table:table-cell table:style-name="ce53" table:formula="of:=[.$Y$22]*[.U68]" office:value-type="currency" office:currency="ZAR" office:value="0" calcext:value-type="currency">
            <text:p>R 0</text:p>
          </table:table-cell>
          <table:table-cell/>
          <table:table-cell table:style-name="ce53" table:formula="of:=([.A68]-[.AA68])/1" office:value-type="currency" office:currency="ZAR" office:value="0" calcext:value-type="currency">
            <text:p>R 0</text:p>
          </table:table-cell>
          <table:table-cell table:style-name="ce53" table:formula="of:=([.B68]-[.AB68])/2" office:value-type="currency" office:currency="ZAR" office:value="0" calcext:value-type="currency">
            <text:p>R 0</text:p>
          </table:table-cell>
          <table:table-cell table:style-name="ce53" table:formula="of:=([.C68]-[.AC68])/3" office:value-type="currency" office:currency="ZAR" office:value="0" calcext:value-type="currency">
            <text:p>R 0</text:p>
          </table:table-cell>
          <table:table-cell table:style-name="ce53" table:formula="of:=([.D68]-[.AD68])/4" office:value-type="currency" office:currency="ZAR" office:value="0" calcext:value-type="currency">
            <text:p>R 0</text:p>
          </table:table-cell>
          <table:table-cell table:style-name="ce53" table:formula="of:=([.E68]-[.AE68])/5" office:value-type="currency" office:currency="ZAR" office:value="0" calcext:value-type="currency">
            <text:p>R 0</text:p>
          </table:table-cell>
          <table:table-cell table:style-name="ce53" table:formula="of:=([.F68]-[.AF68])/6" office:value-type="currency" office:currency="ZAR" office:value="0" calcext:value-type="currency">
            <text:p>R 0</text:p>
          </table:table-cell>
          <table:table-cell table:style-name="ce53" table:formula="of:=([.G68]-[.AG68])/7" office:value-type="currency" office:currency="ZAR" office:value="0" calcext:value-type="currency">
            <text:p>R 0</text:p>
          </table:table-cell>
          <table:table-cell table:style-name="ce53" table:formula="of:=([.H68]-[.AH68])/8" office:value-type="currency" office:currency="ZAR" office:value="0" calcext:value-type="currency">
            <text:p>R 0</text:p>
          </table:table-cell>
          <table:table-cell table:style-name="ce53" table:formula="of:=([.I68]-[.AI68])/9" office:value-type="currency" office:currency="ZAR" office:value="0" calcext:value-type="currency">
            <text:p>R 0</text:p>
          </table:table-cell>
          <table:table-cell table:style-name="ce5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58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9]*0.9" office:value-type="currency" office:currency="ZAR" office:value="0" calcext:value-type="currency">
            <text:p>R 0</text:p>
          </table:table-cell>
          <table:table-cell table:style-name="ce53" table:formula="of:=[.B69]*0.8" office:value-type="currency" office:currency="ZAR" office:value="0" calcext:value-type="currency">
            <text:p>R 0</text:p>
          </table:table-cell>
          <table:table-cell table:style-name="ce53" table:formula="of:=[.C69]*0.7" office:value-type="currency" office:currency="ZAR" office:value="0" calcext:value-type="currency">
            <text:p>R 0</text:p>
          </table:table-cell>
          <table:table-cell table:style-name="ce53" table:formula="of:=[.D69]*0.6" office:value-type="currency" office:currency="ZAR" office:value="0" calcext:value-type="currency">
            <text:p>R 0</text:p>
          </table:table-cell>
          <table:table-cell table:style-name="ce53" table:formula="of:=[.E69]*0.5" office:value-type="currency" office:currency="ZAR" office:value="0" calcext:value-type="currency">
            <text:p>R 0</text:p>
          </table:table-cell>
          <table:table-cell table:style-name="ce53" table:formula="of:=[.F69]*0.4" office:value-type="currency" office:currency="ZAR" office:value="0" calcext:value-type="currency">
            <text:p>R 0</text:p>
          </table:table-cell>
          <table:table-cell table:style-name="ce53" table:formula="of:=[.G69]*0.3" office:value-type="currency" office:currency="ZAR" office:value="0" calcext:value-type="currency">
            <text:p>R 0</text:p>
          </table:table-cell>
          <table:table-cell table:style-name="ce53" table:formula="of:=[.H69]*0.2" office:value-type="currency" office:currency="ZAR" office:value="0" calcext:value-type="currency">
            <text:p>R 0</text:p>
          </table:table-cell>
          <table:table-cell table:style-name="ce53" table:formula="of:=[.I69]*0.1" office:value-type="currency" office:currency="ZAR" office:value="0" calcext:value-type="currency">
            <text:p>R 0</text:p>
          </table:table-cell>
          <table:table-cell table:style-name="ce53" table:formula="of:=[.J69]*0" office:value-type="currency" office:currency="ZAR" office:value="0" calcext:value-type="currency">
            <text:p>R 0</text:p>
          </table:table-cell>
          <table:table-cell/>
          <table:table-cell table:style-name="ce5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9]" office:value-type="currency" office:currency="ZAR" office:value="0" calcext:value-type="currency">
            <text:p>R 0</text:p>
          </table:table-cell>
          <table:table-cell table:style-name="ce53" table:formula="of:=[.$Y$22]*[.M69]" office:value-type="currency" office:currency="ZAR" office:value="0" calcext:value-type="currency">
            <text:p>R 0</text:p>
          </table:table-cell>
          <table:table-cell table:style-name="ce53" table:formula="of:=[.$Y$22]*[.N69]" office:value-type="currency" office:currency="ZAR" office:value="0" calcext:value-type="currency">
            <text:p>R 0</text:p>
          </table:table-cell>
          <table:table-cell table:style-name="ce53" table:formula="of:=[.$Y$22]*[.O69]" office:value-type="currency" office:currency="ZAR" office:value="0" calcext:value-type="currency">
            <text:p>R 0</text:p>
          </table:table-cell>
          <table:table-cell table:style-name="ce53" table:formula="of:=[.$Y$22]*[.P69]" office:value-type="currency" office:currency="ZAR" office:value="0" calcext:value-type="currency">
            <text:p>R 0</text:p>
          </table:table-cell>
          <table:table-cell table:style-name="ce53" table:formula="of:=[.$Y$22]*[.Q69]" office:value-type="currency" office:currency="ZAR" office:value="0" calcext:value-type="currency">
            <text:p>R 0</text:p>
          </table:table-cell>
          <table:table-cell table:style-name="ce53" table:formula="of:=[.$Y$22]*[.R69]" office:value-type="currency" office:currency="ZAR" office:value="0" calcext:value-type="currency">
            <text:p>R 0</text:p>
          </table:table-cell>
          <table:table-cell table:style-name="ce53" table:formula="of:=[.$Y$22]*[.S69]" office:value-type="currency" office:currency="ZAR" office:value="0" calcext:value-type="currency">
            <text:p>R 0</text:p>
          </table:table-cell>
          <table:table-cell table:style-name="ce53" table:formula="of:=[.$Y$22]*[.T69]" office:value-type="currency" office:currency="ZAR" office:value="0" calcext:value-type="currency">
            <text:p>R 0</text:p>
          </table:table-cell>
          <table:table-cell table:style-name="ce53" table:formula="of:=[.$Y$22]*[.U69]" office:value-type="currency" office:currency="ZAR" office:value="0" calcext:value-type="currency">
            <text:p>R 0</text:p>
          </table:table-cell>
          <table:table-cell/>
          <table:table-cell table:style-name="ce53" table:formula="of:=([.A69]-[.AA69])/1" office:value-type="currency" office:currency="ZAR" office:value="0" calcext:value-type="currency">
            <text:p>R 0</text:p>
          </table:table-cell>
          <table:table-cell table:style-name="ce53" table:formula="of:=([.B69]-[.AB69])/2" office:value-type="currency" office:currency="ZAR" office:value="0" calcext:value-type="currency">
            <text:p>R 0</text:p>
          </table:table-cell>
          <table:table-cell table:style-name="ce53" table:formula="of:=([.C69]-[.AC69])/3" office:value-type="currency" office:currency="ZAR" office:value="0" calcext:value-type="currency">
            <text:p>R 0</text:p>
          </table:table-cell>
          <table:table-cell table:style-name="ce53" table:formula="of:=([.D69]-[.AD69])/4" office:value-type="currency" office:currency="ZAR" office:value="0" calcext:value-type="currency">
            <text:p>R 0</text:p>
          </table:table-cell>
          <table:table-cell table:style-name="ce53" table:formula="of:=([.E69]-[.AE69])/5" office:value-type="currency" office:currency="ZAR" office:value="0" calcext:value-type="currency">
            <text:p>R 0</text:p>
          </table:table-cell>
          <table:table-cell table:style-name="ce53" table:formula="of:=([.F69]-[.AF69])/6" office:value-type="currency" office:currency="ZAR" office:value="0" calcext:value-type="currency">
            <text:p>R 0</text:p>
          </table:table-cell>
          <table:table-cell table:style-name="ce53" table:formula="of:=([.G69]-[.AG69])/7" office:value-type="currency" office:currency="ZAR" office:value="0" calcext:value-type="currency">
            <text:p>R 0</text:p>
          </table:table-cell>
          <table:table-cell table:style-name="ce53" table:formula="of:=([.H69]-[.AH69])/8" office:value-type="currency" office:currency="ZAR" office:value="0" calcext:value-type="currency">
            <text:p>R 0</text:p>
          </table:table-cell>
          <table:table-cell table:style-name="ce53" table:formula="of:=([.I69]-[.AI69])/9" office:value-type="currency" office:currency="ZAR" office:value="0" calcext:value-type="currency">
            <text:p>R 0</text:p>
          </table:table-cell>
          <table:table-cell table:style-name="ce5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58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0]*0.9" office:value-type="currency" office:currency="ZAR" office:value="0" calcext:value-type="currency">
            <text:p>R 0</text:p>
          </table:table-cell>
          <table:table-cell table:style-name="ce53" table:formula="of:=[.B70]*0.8" office:value-type="currency" office:currency="ZAR" office:value="0" calcext:value-type="currency">
            <text:p>R 0</text:p>
          </table:table-cell>
          <table:table-cell table:style-name="ce53" table:formula="of:=[.C70]*0.7" office:value-type="currency" office:currency="ZAR" office:value="0" calcext:value-type="currency">
            <text:p>R 0</text:p>
          </table:table-cell>
          <table:table-cell table:style-name="ce53" table:formula="of:=[.D70]*0.6" office:value-type="currency" office:currency="ZAR" office:value="0" calcext:value-type="currency">
            <text:p>R 0</text:p>
          </table:table-cell>
          <table:table-cell table:style-name="ce53" table:formula="of:=[.E70]*0.5" office:value-type="currency" office:currency="ZAR" office:value="0" calcext:value-type="currency">
            <text:p>R 0</text:p>
          </table:table-cell>
          <table:table-cell table:style-name="ce53" table:formula="of:=[.F70]*0.4" office:value-type="currency" office:currency="ZAR" office:value="0" calcext:value-type="currency">
            <text:p>R 0</text:p>
          </table:table-cell>
          <table:table-cell table:style-name="ce53" table:formula="of:=[.G70]*0.3" office:value-type="currency" office:currency="ZAR" office:value="0" calcext:value-type="currency">
            <text:p>R 0</text:p>
          </table:table-cell>
          <table:table-cell table:style-name="ce53" table:formula="of:=[.H70]*0.2" office:value-type="currency" office:currency="ZAR" office:value="0" calcext:value-type="currency">
            <text:p>R 0</text:p>
          </table:table-cell>
          <table:table-cell table:style-name="ce53" table:formula="of:=[.I70]*0.1" office:value-type="currency" office:currency="ZAR" office:value="0" calcext:value-type="currency">
            <text:p>R 0</text:p>
          </table:table-cell>
          <table:table-cell table:style-name="ce53" table:formula="of:=[.J70]*0" office:value-type="currency" office:currency="ZAR" office:value="0" calcext:value-type="currency">
            <text:p>R 0</text:p>
          </table:table-cell>
          <table:table-cell/>
          <table:table-cell table:style-name="ce5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0]" office:value-type="currency" office:currency="ZAR" office:value="0" calcext:value-type="currency">
            <text:p>R 0</text:p>
          </table:table-cell>
          <table:table-cell table:style-name="ce53" table:formula="of:=[.$Y$22]*[.M70]" office:value-type="currency" office:currency="ZAR" office:value="0" calcext:value-type="currency">
            <text:p>R 0</text:p>
          </table:table-cell>
          <table:table-cell table:style-name="ce53" table:formula="of:=[.$Y$22]*[.N70]" office:value-type="currency" office:currency="ZAR" office:value="0" calcext:value-type="currency">
            <text:p>R 0</text:p>
          </table:table-cell>
          <table:table-cell table:style-name="ce53" table:formula="of:=[.$Y$22]*[.O70]" office:value-type="currency" office:currency="ZAR" office:value="0" calcext:value-type="currency">
            <text:p>R 0</text:p>
          </table:table-cell>
          <table:table-cell table:style-name="ce53" table:formula="of:=[.$Y$22]*[.P70]" office:value-type="currency" office:currency="ZAR" office:value="0" calcext:value-type="currency">
            <text:p>R 0</text:p>
          </table:table-cell>
          <table:table-cell table:style-name="ce53" table:formula="of:=[.$Y$22]*[.Q70]" office:value-type="currency" office:currency="ZAR" office:value="0" calcext:value-type="currency">
            <text:p>R 0</text:p>
          </table:table-cell>
          <table:table-cell table:style-name="ce53" table:formula="of:=[.$Y$22]*[.R70]" office:value-type="currency" office:currency="ZAR" office:value="0" calcext:value-type="currency">
            <text:p>R 0</text:p>
          </table:table-cell>
          <table:table-cell table:style-name="ce53" table:formula="of:=[.$Y$22]*[.S70]" office:value-type="currency" office:currency="ZAR" office:value="0" calcext:value-type="currency">
            <text:p>R 0</text:p>
          </table:table-cell>
          <table:table-cell table:style-name="ce53" table:formula="of:=[.$Y$22]*[.T70]" office:value-type="currency" office:currency="ZAR" office:value="0" calcext:value-type="currency">
            <text:p>R 0</text:p>
          </table:table-cell>
          <table:table-cell table:style-name="ce53" table:formula="of:=[.$Y$22]*[.U70]" office:value-type="currency" office:currency="ZAR" office:value="0" calcext:value-type="currency">
            <text:p>R 0</text:p>
          </table:table-cell>
          <table:table-cell/>
          <table:table-cell table:style-name="ce53" table:formula="of:=([.A70]-[.AA70])/1" office:value-type="currency" office:currency="ZAR" office:value="0" calcext:value-type="currency">
            <text:p>R 0</text:p>
          </table:table-cell>
          <table:table-cell table:style-name="ce53" table:formula="of:=([.B70]-[.AB70])/2" office:value-type="currency" office:currency="ZAR" office:value="0" calcext:value-type="currency">
            <text:p>R 0</text:p>
          </table:table-cell>
          <table:table-cell table:style-name="ce53" table:formula="of:=([.C70]-[.AC70])/3" office:value-type="currency" office:currency="ZAR" office:value="0" calcext:value-type="currency">
            <text:p>R 0</text:p>
          </table:table-cell>
          <table:table-cell table:style-name="ce53" table:formula="of:=([.D70]-[.AD70])/4" office:value-type="currency" office:currency="ZAR" office:value="0" calcext:value-type="currency">
            <text:p>R 0</text:p>
          </table:table-cell>
          <table:table-cell table:style-name="ce53" table:formula="of:=([.E70]-[.AE70])/5" office:value-type="currency" office:currency="ZAR" office:value="0" calcext:value-type="currency">
            <text:p>R 0</text:p>
          </table:table-cell>
          <table:table-cell table:style-name="ce53" table:formula="of:=([.F70]-[.AF70])/6" office:value-type="currency" office:currency="ZAR" office:value="0" calcext:value-type="currency">
            <text:p>R 0</text:p>
          </table:table-cell>
          <table:table-cell table:style-name="ce53" table:formula="of:=([.G70]-[.AG70])/7" office:value-type="currency" office:currency="ZAR" office:value="0" calcext:value-type="currency">
            <text:p>R 0</text:p>
          </table:table-cell>
          <table:table-cell table:style-name="ce53" table:formula="of:=([.H70]-[.AH70])/8" office:value-type="currency" office:currency="ZAR" office:value="0" calcext:value-type="currency">
            <text:p>R 0</text:p>
          </table:table-cell>
          <table:table-cell table:style-name="ce53" table:formula="of:=([.I70]-[.AI70])/9" office:value-type="currency" office:currency="ZAR" office:value="0" calcext:value-type="currency">
            <text:p>R 0</text:p>
          </table:table-cell>
          <table:table-cell table:style-name="ce5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58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1]*0.9" office:value-type="currency" office:currency="ZAR" office:value="0" calcext:value-type="currency">
            <text:p>R 0</text:p>
          </table:table-cell>
          <table:table-cell table:style-name="ce53" table:formula="of:=[.B71]*0.8" office:value-type="currency" office:currency="ZAR" office:value="0" calcext:value-type="currency">
            <text:p>R 0</text:p>
          </table:table-cell>
          <table:table-cell table:style-name="ce53" table:formula="of:=[.C71]*0.7" office:value-type="currency" office:currency="ZAR" office:value="0" calcext:value-type="currency">
            <text:p>R 0</text:p>
          </table:table-cell>
          <table:table-cell table:style-name="ce53" table:formula="of:=[.D71]*0.6" office:value-type="currency" office:currency="ZAR" office:value="0" calcext:value-type="currency">
            <text:p>R 0</text:p>
          </table:table-cell>
          <table:table-cell table:style-name="ce53" table:formula="of:=[.E71]*0.5" office:value-type="currency" office:currency="ZAR" office:value="0" calcext:value-type="currency">
            <text:p>R 0</text:p>
          </table:table-cell>
          <table:table-cell table:style-name="ce53" table:formula="of:=[.F71]*0.4" office:value-type="currency" office:currency="ZAR" office:value="0" calcext:value-type="currency">
            <text:p>R 0</text:p>
          </table:table-cell>
          <table:table-cell table:style-name="ce53" table:formula="of:=[.G71]*0.3" office:value-type="currency" office:currency="ZAR" office:value="0" calcext:value-type="currency">
            <text:p>R 0</text:p>
          </table:table-cell>
          <table:table-cell table:style-name="ce53" table:formula="of:=[.H71]*0.2" office:value-type="currency" office:currency="ZAR" office:value="0" calcext:value-type="currency">
            <text:p>R 0</text:p>
          </table:table-cell>
          <table:table-cell table:style-name="ce53" table:formula="of:=[.I71]*0.1" office:value-type="currency" office:currency="ZAR" office:value="0" calcext:value-type="currency">
            <text:p>R 0</text:p>
          </table:table-cell>
          <table:table-cell table:style-name="ce53" table:formula="of:=[.J71]*0" office:value-type="currency" office:currency="ZAR" office:value="0" calcext:value-type="currency">
            <text:p>R 0</text:p>
          </table:table-cell>
          <table:table-cell/>
          <table:table-cell table:style-name="ce5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1]" office:value-type="currency" office:currency="ZAR" office:value="0" calcext:value-type="currency">
            <text:p>R 0</text:p>
          </table:table-cell>
          <table:table-cell table:style-name="ce53" table:formula="of:=[.$Y$22]*[.M71]" office:value-type="currency" office:currency="ZAR" office:value="0" calcext:value-type="currency">
            <text:p>R 0</text:p>
          </table:table-cell>
          <table:table-cell table:style-name="ce53" table:formula="of:=[.$Y$22]*[.N71]" office:value-type="currency" office:currency="ZAR" office:value="0" calcext:value-type="currency">
            <text:p>R 0</text:p>
          </table:table-cell>
          <table:table-cell table:style-name="ce53" table:formula="of:=[.$Y$22]*[.O71]" office:value-type="currency" office:currency="ZAR" office:value="0" calcext:value-type="currency">
            <text:p>R 0</text:p>
          </table:table-cell>
          <table:table-cell table:style-name="ce53" table:formula="of:=[.$Y$22]*[.P71]" office:value-type="currency" office:currency="ZAR" office:value="0" calcext:value-type="currency">
            <text:p>R 0</text:p>
          </table:table-cell>
          <table:table-cell table:style-name="ce53" table:formula="of:=[.$Y$22]*[.Q71]" office:value-type="currency" office:currency="ZAR" office:value="0" calcext:value-type="currency">
            <text:p>R 0</text:p>
          </table:table-cell>
          <table:table-cell table:style-name="ce53" table:formula="of:=[.$Y$22]*[.R71]" office:value-type="currency" office:currency="ZAR" office:value="0" calcext:value-type="currency">
            <text:p>R 0</text:p>
          </table:table-cell>
          <table:table-cell table:style-name="ce53" table:formula="of:=[.$Y$22]*[.S71]" office:value-type="currency" office:currency="ZAR" office:value="0" calcext:value-type="currency">
            <text:p>R 0</text:p>
          </table:table-cell>
          <table:table-cell table:style-name="ce53" table:formula="of:=[.$Y$22]*[.T71]" office:value-type="currency" office:currency="ZAR" office:value="0" calcext:value-type="currency">
            <text:p>R 0</text:p>
          </table:table-cell>
          <table:table-cell table:style-name="ce53" table:formula="of:=[.$Y$22]*[.U71]" office:value-type="currency" office:currency="ZAR" office:value="0" calcext:value-type="currency">
            <text:p>R 0</text:p>
          </table:table-cell>
          <table:table-cell/>
          <table:table-cell table:style-name="ce53" table:formula="of:=([.A71]-[.AA71])/1" office:value-type="currency" office:currency="ZAR" office:value="0" calcext:value-type="currency">
            <text:p>R 0</text:p>
          </table:table-cell>
          <table:table-cell table:style-name="ce53" table:formula="of:=([.B71]-[.AB71])/2" office:value-type="currency" office:currency="ZAR" office:value="0" calcext:value-type="currency">
            <text:p>R 0</text:p>
          </table:table-cell>
          <table:table-cell table:style-name="ce53" table:formula="of:=([.C71]-[.AC71])/3" office:value-type="currency" office:currency="ZAR" office:value="0" calcext:value-type="currency">
            <text:p>R 0</text:p>
          </table:table-cell>
          <table:table-cell table:style-name="ce53" table:formula="of:=([.D71]-[.AD71])/4" office:value-type="currency" office:currency="ZAR" office:value="0" calcext:value-type="currency">
            <text:p>R 0</text:p>
          </table:table-cell>
          <table:table-cell table:style-name="ce53" table:formula="of:=([.E71]-[.AE71])/5" office:value-type="currency" office:currency="ZAR" office:value="0" calcext:value-type="currency">
            <text:p>R 0</text:p>
          </table:table-cell>
          <table:table-cell table:style-name="ce53" table:formula="of:=([.F71]-[.AF71])/6" office:value-type="currency" office:currency="ZAR" office:value="0" calcext:value-type="currency">
            <text:p>R 0</text:p>
          </table:table-cell>
          <table:table-cell table:style-name="ce53" table:formula="of:=([.G71]-[.AG71])/7" office:value-type="currency" office:currency="ZAR" office:value="0" calcext:value-type="currency">
            <text:p>R 0</text:p>
          </table:table-cell>
          <table:table-cell table:style-name="ce53" table:formula="of:=([.H71]-[.AH71])/8" office:value-type="currency" office:currency="ZAR" office:value="0" calcext:value-type="currency">
            <text:p>R 0</text:p>
          </table:table-cell>
          <table:table-cell table:style-name="ce53" table:formula="of:=([.I71]-[.AI71])/9" office:value-type="currency" office:currency="ZAR" office:value="0" calcext:value-type="currency">
            <text:p>R 0</text:p>
          </table:table-cell>
          <table:table-cell table:style-name="ce5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58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2]*0.9" office:value-type="currency" office:currency="ZAR" office:value="0" calcext:value-type="currency">
            <text:p>R 0</text:p>
          </table:table-cell>
          <table:table-cell table:style-name="ce53" table:formula="of:=[.B72]*0.8" office:value-type="currency" office:currency="ZAR" office:value="0" calcext:value-type="currency">
            <text:p>R 0</text:p>
          </table:table-cell>
          <table:table-cell table:style-name="ce53" table:formula="of:=[.C72]*0.7" office:value-type="currency" office:currency="ZAR" office:value="0" calcext:value-type="currency">
            <text:p>R 0</text:p>
          </table:table-cell>
          <table:table-cell table:style-name="ce53" table:formula="of:=[.D72]*0.6" office:value-type="currency" office:currency="ZAR" office:value="0" calcext:value-type="currency">
            <text:p>R 0</text:p>
          </table:table-cell>
          <table:table-cell table:style-name="ce53" table:formula="of:=[.E72]*0.5" office:value-type="currency" office:currency="ZAR" office:value="0" calcext:value-type="currency">
            <text:p>R 0</text:p>
          </table:table-cell>
          <table:table-cell table:style-name="ce53" table:formula="of:=[.F72]*0.4" office:value-type="currency" office:currency="ZAR" office:value="0" calcext:value-type="currency">
            <text:p>R 0</text:p>
          </table:table-cell>
          <table:table-cell table:style-name="ce53" table:formula="of:=[.G72]*0.3" office:value-type="currency" office:currency="ZAR" office:value="0" calcext:value-type="currency">
            <text:p>R 0</text:p>
          </table:table-cell>
          <table:table-cell table:style-name="ce53" table:formula="of:=[.H72]*0.2" office:value-type="currency" office:currency="ZAR" office:value="0" calcext:value-type="currency">
            <text:p>R 0</text:p>
          </table:table-cell>
          <table:table-cell table:style-name="ce53" table:formula="of:=[.I72]*0.1" office:value-type="currency" office:currency="ZAR" office:value="0" calcext:value-type="currency">
            <text:p>R 0</text:p>
          </table:table-cell>
          <table:table-cell table:style-name="ce53" table:formula="of:=[.J72]*0" office:value-type="currency" office:currency="ZAR" office:value="0" calcext:value-type="currency">
            <text:p>R 0</text:p>
          </table:table-cell>
          <table:table-cell/>
          <table:table-cell table:style-name="ce5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2]" office:value-type="currency" office:currency="ZAR" office:value="0" calcext:value-type="currency">
            <text:p>R 0</text:p>
          </table:table-cell>
          <table:table-cell table:style-name="ce53" table:formula="of:=[.$Y$22]*[.M72]" office:value-type="currency" office:currency="ZAR" office:value="0" calcext:value-type="currency">
            <text:p>R 0</text:p>
          </table:table-cell>
          <table:table-cell table:style-name="ce53" table:formula="of:=[.$Y$22]*[.N72]" office:value-type="currency" office:currency="ZAR" office:value="0" calcext:value-type="currency">
            <text:p>R 0</text:p>
          </table:table-cell>
          <table:table-cell table:style-name="ce53" table:formula="of:=[.$Y$22]*[.O72]" office:value-type="currency" office:currency="ZAR" office:value="0" calcext:value-type="currency">
            <text:p>R 0</text:p>
          </table:table-cell>
          <table:table-cell table:style-name="ce53" table:formula="of:=[.$Y$22]*[.P72]" office:value-type="currency" office:currency="ZAR" office:value="0" calcext:value-type="currency">
            <text:p>R 0</text:p>
          </table:table-cell>
          <table:table-cell table:style-name="ce53" table:formula="of:=[.$Y$22]*[.Q72]" office:value-type="currency" office:currency="ZAR" office:value="0" calcext:value-type="currency">
            <text:p>R 0</text:p>
          </table:table-cell>
          <table:table-cell table:style-name="ce53" table:formula="of:=[.$Y$22]*[.R72]" office:value-type="currency" office:currency="ZAR" office:value="0" calcext:value-type="currency">
            <text:p>R 0</text:p>
          </table:table-cell>
          <table:table-cell table:style-name="ce53" table:formula="of:=[.$Y$22]*[.S72]" office:value-type="currency" office:currency="ZAR" office:value="0" calcext:value-type="currency">
            <text:p>R 0</text:p>
          </table:table-cell>
          <table:table-cell table:style-name="ce53" table:formula="of:=[.$Y$22]*[.T72]" office:value-type="currency" office:currency="ZAR" office:value="0" calcext:value-type="currency">
            <text:p>R 0</text:p>
          </table:table-cell>
          <table:table-cell table:style-name="ce53" table:formula="of:=[.$Y$22]*[.U72]" office:value-type="currency" office:currency="ZAR" office:value="0" calcext:value-type="currency">
            <text:p>R 0</text:p>
          </table:table-cell>
          <table:table-cell/>
          <table:table-cell table:style-name="ce53" table:formula="of:=([.A72]-[.AA72])/1" office:value-type="currency" office:currency="ZAR" office:value="0" calcext:value-type="currency">
            <text:p>R 0</text:p>
          </table:table-cell>
          <table:table-cell table:style-name="ce53" table:formula="of:=([.B72]-[.AB72])/2" office:value-type="currency" office:currency="ZAR" office:value="0" calcext:value-type="currency">
            <text:p>R 0</text:p>
          </table:table-cell>
          <table:table-cell table:style-name="ce53" table:formula="of:=([.C72]-[.AC72])/3" office:value-type="currency" office:currency="ZAR" office:value="0" calcext:value-type="currency">
            <text:p>R 0</text:p>
          </table:table-cell>
          <table:table-cell table:style-name="ce53" table:formula="of:=([.D72]-[.AD72])/4" office:value-type="currency" office:currency="ZAR" office:value="0" calcext:value-type="currency">
            <text:p>R 0</text:p>
          </table:table-cell>
          <table:table-cell table:style-name="ce53" table:formula="of:=([.E72]-[.AE72])/5" office:value-type="currency" office:currency="ZAR" office:value="0" calcext:value-type="currency">
            <text:p>R 0</text:p>
          </table:table-cell>
          <table:table-cell table:style-name="ce53" table:formula="of:=([.F72]-[.AF72])/6" office:value-type="currency" office:currency="ZAR" office:value="0" calcext:value-type="currency">
            <text:p>R 0</text:p>
          </table:table-cell>
          <table:table-cell table:style-name="ce53" table:formula="of:=([.G72]-[.AG72])/7" office:value-type="currency" office:currency="ZAR" office:value="0" calcext:value-type="currency">
            <text:p>R 0</text:p>
          </table:table-cell>
          <table:table-cell table:style-name="ce53" table:formula="of:=([.H72]-[.AH72])/8" office:value-type="currency" office:currency="ZAR" office:value="0" calcext:value-type="currency">
            <text:p>R 0</text:p>
          </table:table-cell>
          <table:table-cell table:style-name="ce53" table:formula="of:=([.I72]-[.AI72])/9" office:value-type="currency" office:currency="ZAR" office:value="0" calcext:value-type="currency">
            <text:p>R 0</text:p>
          </table:table-cell>
          <table:table-cell table:style-name="ce53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58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3]*0.9" office:value-type="currency" office:currency="ZAR" office:value="0" calcext:value-type="currency">
            <text:p>R 0</text:p>
          </table:table-cell>
          <table:table-cell table:style-name="ce53" table:formula="of:=[.B73]*0.8" office:value-type="currency" office:currency="ZAR" office:value="0" calcext:value-type="currency">
            <text:p>R 0</text:p>
          </table:table-cell>
          <table:table-cell table:style-name="ce53" table:formula="of:=[.C73]*0.7" office:value-type="currency" office:currency="ZAR" office:value="0" calcext:value-type="currency">
            <text:p>R 0</text:p>
          </table:table-cell>
          <table:table-cell table:style-name="ce53" table:formula="of:=[.D73]*0.6" office:value-type="currency" office:currency="ZAR" office:value="0" calcext:value-type="currency">
            <text:p>R 0</text:p>
          </table:table-cell>
          <table:table-cell table:style-name="ce53" table:formula="of:=[.E73]*0.5" office:value-type="currency" office:currency="ZAR" office:value="0" calcext:value-type="currency">
            <text:p>R 0</text:p>
          </table:table-cell>
          <table:table-cell table:style-name="ce53" table:formula="of:=[.F73]*0.4" office:value-type="currency" office:currency="ZAR" office:value="0" calcext:value-type="currency">
            <text:p>R 0</text:p>
          </table:table-cell>
          <table:table-cell table:style-name="ce53" table:formula="of:=[.G73]*0.3" office:value-type="currency" office:currency="ZAR" office:value="0" calcext:value-type="currency">
            <text:p>R 0</text:p>
          </table:table-cell>
          <table:table-cell table:style-name="ce53" table:formula="of:=[.H73]*0.2" office:value-type="currency" office:currency="ZAR" office:value="0" calcext:value-type="currency">
            <text:p>R 0</text:p>
          </table:table-cell>
          <table:table-cell table:style-name="ce53" table:formula="of:=[.I73]*0.1" office:value-type="currency" office:currency="ZAR" office:value="0" calcext:value-type="currency">
            <text:p>R 0</text:p>
          </table:table-cell>
          <table:table-cell table:style-name="ce53" table:formula="of:=[.J73]*0" office:value-type="currency" office:currency="ZAR" office:value="0" calcext:value-type="currency">
            <text:p>R 0</text:p>
          </table:table-cell>
          <table:table-cell/>
          <table:table-cell table:style-name="ce5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3]" office:value-type="currency" office:currency="ZAR" office:value="0" calcext:value-type="currency">
            <text:p>R 0</text:p>
          </table:table-cell>
          <table:table-cell table:style-name="ce53" table:formula="of:=[.$Y$22]*[.M73]" office:value-type="currency" office:currency="ZAR" office:value="0" calcext:value-type="currency">
            <text:p>R 0</text:p>
          </table:table-cell>
          <table:table-cell table:style-name="ce53" table:formula="of:=[.$Y$22]*[.N73]" office:value-type="currency" office:currency="ZAR" office:value="0" calcext:value-type="currency">
            <text:p>R 0</text:p>
          </table:table-cell>
          <table:table-cell table:style-name="ce53" table:formula="of:=[.$Y$22]*[.O73]" office:value-type="currency" office:currency="ZAR" office:value="0" calcext:value-type="currency">
            <text:p>R 0</text:p>
          </table:table-cell>
          <table:table-cell table:style-name="ce53" table:formula="of:=[.$Y$22]*[.P73]" office:value-type="currency" office:currency="ZAR" office:value="0" calcext:value-type="currency">
            <text:p>R 0</text:p>
          </table:table-cell>
          <table:table-cell table:style-name="ce53" table:formula="of:=[.$Y$22]*[.Q73]" office:value-type="currency" office:currency="ZAR" office:value="0" calcext:value-type="currency">
            <text:p>R 0</text:p>
          </table:table-cell>
          <table:table-cell table:style-name="ce53" table:formula="of:=[.$Y$22]*[.R73]" office:value-type="currency" office:currency="ZAR" office:value="0" calcext:value-type="currency">
            <text:p>R 0</text:p>
          </table:table-cell>
          <table:table-cell table:style-name="ce53" table:formula="of:=[.$Y$22]*[.S73]" office:value-type="currency" office:currency="ZAR" office:value="0" calcext:value-type="currency">
            <text:p>R 0</text:p>
          </table:table-cell>
          <table:table-cell table:style-name="ce53" table:formula="of:=[.$Y$22]*[.T73]" office:value-type="currency" office:currency="ZAR" office:value="0" calcext:value-type="currency">
            <text:p>R 0</text:p>
          </table:table-cell>
          <table:table-cell table:style-name="ce53" table:formula="of:=[.$Y$22]*[.U73]" office:value-type="currency" office:currency="ZAR" office:value="0" calcext:value-type="currency">
            <text:p>R 0</text:p>
          </table:table-cell>
          <table:table-cell/>
          <table:table-cell table:style-name="ce53" table:formula="of:=([.A73]-[.AA73])/1" office:value-type="currency" office:currency="ZAR" office:value="0" calcext:value-type="currency">
            <text:p>R 0</text:p>
          </table:table-cell>
          <table:table-cell table:style-name="ce53" table:formula="of:=([.B73]-[.AB73])/2" office:value-type="currency" office:currency="ZAR" office:value="0" calcext:value-type="currency">
            <text:p>R 0</text:p>
          </table:table-cell>
          <table:table-cell table:style-name="ce53" table:formula="of:=([.C73]-[.AC73])/3" office:value-type="currency" office:currency="ZAR" office:value="0" calcext:value-type="currency">
            <text:p>R 0</text:p>
          </table:table-cell>
          <table:table-cell table:style-name="ce53" table:formula="of:=([.D73]-[.AD73])/4" office:value-type="currency" office:currency="ZAR" office:value="0" calcext:value-type="currency">
            <text:p>R 0</text:p>
          </table:table-cell>
          <table:table-cell table:style-name="ce53" table:formula="of:=([.E73]-[.AE73])/5" office:value-type="currency" office:currency="ZAR" office:value="0" calcext:value-type="currency">
            <text:p>R 0</text:p>
          </table:table-cell>
          <table:table-cell table:style-name="ce53" table:formula="of:=([.F73]-[.AF73])/6" office:value-type="currency" office:currency="ZAR" office:value="0" calcext:value-type="currency">
            <text:p>R 0</text:p>
          </table:table-cell>
          <table:table-cell table:style-name="ce53" table:formula="of:=([.G73]-[.AG73])/7" office:value-type="currency" office:currency="ZAR" office:value="0" calcext:value-type="currency">
            <text:p>R 0</text:p>
          </table:table-cell>
          <table:table-cell table:style-name="ce53" table:formula="of:=([.H73]-[.AH73])/8" office:value-type="currency" office:currency="ZAR" office:value="0" calcext:value-type="currency">
            <text:p>R 0</text:p>
          </table:table-cell>
          <table:table-cell table:style-name="ce53" table:formula="of:=([.I73]-[.AI73])/9" office:value-type="currency" office:currency="ZAR" office:value="0" calcext:value-type="currency">
            <text:p>R 0</text:p>
          </table:table-cell>
          <table:table-cell table:style-name="ce53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58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4]*0.9" office:value-type="currency" office:currency="ZAR" office:value="0" calcext:value-type="currency">
            <text:p>R 0</text:p>
          </table:table-cell>
          <table:table-cell table:style-name="ce53" table:formula="of:=[.B74]*0.8" office:value-type="currency" office:currency="ZAR" office:value="0" calcext:value-type="currency">
            <text:p>R 0</text:p>
          </table:table-cell>
          <table:table-cell table:style-name="ce53" table:formula="of:=[.C74]*0.7" office:value-type="currency" office:currency="ZAR" office:value="0" calcext:value-type="currency">
            <text:p>R 0</text:p>
          </table:table-cell>
          <table:table-cell table:style-name="ce53" table:formula="of:=[.D74]*0.6" office:value-type="currency" office:currency="ZAR" office:value="0" calcext:value-type="currency">
            <text:p>R 0</text:p>
          </table:table-cell>
          <table:table-cell table:style-name="ce53" table:formula="of:=[.E74]*0.5" office:value-type="currency" office:currency="ZAR" office:value="0" calcext:value-type="currency">
            <text:p>R 0</text:p>
          </table:table-cell>
          <table:table-cell table:style-name="ce53" table:formula="of:=[.F74]*0.4" office:value-type="currency" office:currency="ZAR" office:value="0" calcext:value-type="currency">
            <text:p>R 0</text:p>
          </table:table-cell>
          <table:table-cell table:style-name="ce53" table:formula="of:=[.G74]*0.3" office:value-type="currency" office:currency="ZAR" office:value="0" calcext:value-type="currency">
            <text:p>R 0</text:p>
          </table:table-cell>
          <table:table-cell table:style-name="ce53" table:formula="of:=[.H74]*0.2" office:value-type="currency" office:currency="ZAR" office:value="0" calcext:value-type="currency">
            <text:p>R 0</text:p>
          </table:table-cell>
          <table:table-cell table:style-name="ce53" table:formula="of:=[.I74]*0.1" office:value-type="currency" office:currency="ZAR" office:value="0" calcext:value-type="currency">
            <text:p>R 0</text:p>
          </table:table-cell>
          <table:table-cell table:style-name="ce53" table:formula="of:=[.J74]*0" office:value-type="currency" office:currency="ZAR" office:value="0" calcext:value-type="currency">
            <text:p>R 0</text:p>
          </table:table-cell>
          <table:table-cell/>
          <table:table-cell table:style-name="ce5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4]" office:value-type="currency" office:currency="ZAR" office:value="0" calcext:value-type="currency">
            <text:p>R 0</text:p>
          </table:table-cell>
          <table:table-cell table:style-name="ce53" table:formula="of:=[.$Y$22]*[.M74]" office:value-type="currency" office:currency="ZAR" office:value="0" calcext:value-type="currency">
            <text:p>R 0</text:p>
          </table:table-cell>
          <table:table-cell table:style-name="ce53" table:formula="of:=[.$Y$22]*[.N74]" office:value-type="currency" office:currency="ZAR" office:value="0" calcext:value-type="currency">
            <text:p>R 0</text:p>
          </table:table-cell>
          <table:table-cell table:style-name="ce53" table:formula="of:=[.$Y$22]*[.O74]" office:value-type="currency" office:currency="ZAR" office:value="0" calcext:value-type="currency">
            <text:p>R 0</text:p>
          </table:table-cell>
          <table:table-cell table:style-name="ce53" table:formula="of:=[.$Y$22]*[.P74]" office:value-type="currency" office:currency="ZAR" office:value="0" calcext:value-type="currency">
            <text:p>R 0</text:p>
          </table:table-cell>
          <table:table-cell table:style-name="ce53" table:formula="of:=[.$Y$22]*[.Q74]" office:value-type="currency" office:currency="ZAR" office:value="0" calcext:value-type="currency">
            <text:p>R 0</text:p>
          </table:table-cell>
          <table:table-cell table:style-name="ce53" table:formula="of:=[.$Y$22]*[.R74]" office:value-type="currency" office:currency="ZAR" office:value="0" calcext:value-type="currency">
            <text:p>R 0</text:p>
          </table:table-cell>
          <table:table-cell table:style-name="ce53" table:formula="of:=[.$Y$22]*[.S74]" office:value-type="currency" office:currency="ZAR" office:value="0" calcext:value-type="currency">
            <text:p>R 0</text:p>
          </table:table-cell>
          <table:table-cell table:style-name="ce53" table:formula="of:=[.$Y$22]*[.T74]" office:value-type="currency" office:currency="ZAR" office:value="0" calcext:value-type="currency">
            <text:p>R 0</text:p>
          </table:table-cell>
          <table:table-cell table:style-name="ce53" table:formula="of:=[.$Y$22]*[.U74]" office:value-type="currency" office:currency="ZAR" office:value="0" calcext:value-type="currency">
            <text:p>R 0</text:p>
          </table:table-cell>
          <table:table-cell/>
          <table:table-cell table:style-name="ce53" table:formula="of:=([.A74]-[.AA74])/1" office:value-type="currency" office:currency="ZAR" office:value="0" calcext:value-type="currency">
            <text:p>R 0</text:p>
          </table:table-cell>
          <table:table-cell table:style-name="ce53" table:formula="of:=([.B74]-[.AB74])/2" office:value-type="currency" office:currency="ZAR" office:value="0" calcext:value-type="currency">
            <text:p>R 0</text:p>
          </table:table-cell>
          <table:table-cell table:style-name="ce53" table:formula="of:=([.C74]-[.AC74])/3" office:value-type="currency" office:currency="ZAR" office:value="0" calcext:value-type="currency">
            <text:p>R 0</text:p>
          </table:table-cell>
          <table:table-cell table:style-name="ce53" table:formula="of:=([.D74]-[.AD74])/4" office:value-type="currency" office:currency="ZAR" office:value="0" calcext:value-type="currency">
            <text:p>R 0</text:p>
          </table:table-cell>
          <table:table-cell table:style-name="ce53" table:formula="of:=([.E74]-[.AE74])/5" office:value-type="currency" office:currency="ZAR" office:value="0" calcext:value-type="currency">
            <text:p>R 0</text:p>
          </table:table-cell>
          <table:table-cell table:style-name="ce53" table:formula="of:=([.F74]-[.AF74])/6" office:value-type="currency" office:currency="ZAR" office:value="0" calcext:value-type="currency">
            <text:p>R 0</text:p>
          </table:table-cell>
          <table:table-cell table:style-name="ce53" table:formula="of:=([.G74]-[.AG74])/7" office:value-type="currency" office:currency="ZAR" office:value="0" calcext:value-type="currency">
            <text:p>R 0</text:p>
          </table:table-cell>
          <table:table-cell table:style-name="ce53" table:formula="of:=([.H74]-[.AH74])/8" office:value-type="currency" office:currency="ZAR" office:value="0" calcext:value-type="currency">
            <text:p>R 0</text:p>
          </table:table-cell>
          <table:table-cell table:style-name="ce53" table:formula="of:=([.I74]-[.AI74])/9" office:value-type="currency" office:currency="ZAR" office:value="0" calcext:value-type="currency">
            <text:p>R 0</text:p>
          </table:table-cell>
          <table:table-cell table:style-name="ce53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58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5]*0.9" office:value-type="currency" office:currency="ZAR" office:value="0" calcext:value-type="currency">
            <text:p>R 0</text:p>
          </table:table-cell>
          <table:table-cell table:style-name="ce53" table:formula="of:=[.B75]*0.8" office:value-type="currency" office:currency="ZAR" office:value="0" calcext:value-type="currency">
            <text:p>R 0</text:p>
          </table:table-cell>
          <table:table-cell table:style-name="ce53" table:formula="of:=[.C75]*0.7" office:value-type="currency" office:currency="ZAR" office:value="0" calcext:value-type="currency">
            <text:p>R 0</text:p>
          </table:table-cell>
          <table:table-cell table:style-name="ce53" table:formula="of:=[.D75]*0.6" office:value-type="currency" office:currency="ZAR" office:value="0" calcext:value-type="currency">
            <text:p>R 0</text:p>
          </table:table-cell>
          <table:table-cell table:style-name="ce53" table:formula="of:=[.E75]*0.5" office:value-type="currency" office:currency="ZAR" office:value="0" calcext:value-type="currency">
            <text:p>R 0</text:p>
          </table:table-cell>
          <table:table-cell table:style-name="ce53" table:formula="of:=[.F75]*0.4" office:value-type="currency" office:currency="ZAR" office:value="0" calcext:value-type="currency">
            <text:p>R 0</text:p>
          </table:table-cell>
          <table:table-cell table:style-name="ce53" table:formula="of:=[.G75]*0.3" office:value-type="currency" office:currency="ZAR" office:value="0" calcext:value-type="currency">
            <text:p>R 0</text:p>
          </table:table-cell>
          <table:table-cell table:style-name="ce53" table:formula="of:=[.H75]*0.2" office:value-type="currency" office:currency="ZAR" office:value="0" calcext:value-type="currency">
            <text:p>R 0</text:p>
          </table:table-cell>
          <table:table-cell table:style-name="ce53" table:formula="of:=[.I75]*0.1" office:value-type="currency" office:currency="ZAR" office:value="0" calcext:value-type="currency">
            <text:p>R 0</text:p>
          </table:table-cell>
          <table:table-cell table:style-name="ce53" table:formula="of:=[.J75]*0" office:value-type="currency" office:currency="ZAR" office:value="0" calcext:value-type="currency">
            <text:p>R 0</text:p>
          </table:table-cell>
          <table:table-cell/>
          <table:table-cell table:style-name="ce5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5]" office:value-type="currency" office:currency="ZAR" office:value="0" calcext:value-type="currency">
            <text:p>R 0</text:p>
          </table:table-cell>
          <table:table-cell table:style-name="ce53" table:formula="of:=[.$Y$22]*[.M75]" office:value-type="currency" office:currency="ZAR" office:value="0" calcext:value-type="currency">
            <text:p>R 0</text:p>
          </table:table-cell>
          <table:table-cell table:style-name="ce53" table:formula="of:=[.$Y$22]*[.N75]" office:value-type="currency" office:currency="ZAR" office:value="0" calcext:value-type="currency">
            <text:p>R 0</text:p>
          </table:table-cell>
          <table:table-cell table:style-name="ce53" table:formula="of:=[.$Y$22]*[.O75]" office:value-type="currency" office:currency="ZAR" office:value="0" calcext:value-type="currency">
            <text:p>R 0</text:p>
          </table:table-cell>
          <table:table-cell table:style-name="ce53" table:formula="of:=[.$Y$22]*[.P75]" office:value-type="currency" office:currency="ZAR" office:value="0" calcext:value-type="currency">
            <text:p>R 0</text:p>
          </table:table-cell>
          <table:table-cell table:style-name="ce53" table:formula="of:=[.$Y$22]*[.Q75]" office:value-type="currency" office:currency="ZAR" office:value="0" calcext:value-type="currency">
            <text:p>R 0</text:p>
          </table:table-cell>
          <table:table-cell table:style-name="ce53" table:formula="of:=[.$Y$22]*[.R75]" office:value-type="currency" office:currency="ZAR" office:value="0" calcext:value-type="currency">
            <text:p>R 0</text:p>
          </table:table-cell>
          <table:table-cell table:style-name="ce53" table:formula="of:=[.$Y$22]*[.S75]" office:value-type="currency" office:currency="ZAR" office:value="0" calcext:value-type="currency">
            <text:p>R 0</text:p>
          </table:table-cell>
          <table:table-cell table:style-name="ce53" table:formula="of:=[.$Y$22]*[.T75]" office:value-type="currency" office:currency="ZAR" office:value="0" calcext:value-type="currency">
            <text:p>R 0</text:p>
          </table:table-cell>
          <table:table-cell table:style-name="ce53" table:formula="of:=[.$Y$22]*[.U75]" office:value-type="currency" office:currency="ZAR" office:value="0" calcext:value-type="currency">
            <text:p>R 0</text:p>
          </table:table-cell>
          <table:table-cell/>
          <table:table-cell table:style-name="ce53" table:formula="of:=([.A75]-[.AA75])/1" office:value-type="currency" office:currency="ZAR" office:value="0" calcext:value-type="currency">
            <text:p>R 0</text:p>
          </table:table-cell>
          <table:table-cell table:style-name="ce53" table:formula="of:=([.B75]-[.AB75])/2" office:value-type="currency" office:currency="ZAR" office:value="0" calcext:value-type="currency">
            <text:p>R 0</text:p>
          </table:table-cell>
          <table:table-cell table:style-name="ce53" table:formula="of:=([.C75]-[.AC75])/3" office:value-type="currency" office:currency="ZAR" office:value="0" calcext:value-type="currency">
            <text:p>R 0</text:p>
          </table:table-cell>
          <table:table-cell table:style-name="ce53" table:formula="of:=([.D75]-[.AD75])/4" office:value-type="currency" office:currency="ZAR" office:value="0" calcext:value-type="currency">
            <text:p>R 0</text:p>
          </table:table-cell>
          <table:table-cell table:style-name="ce53" table:formula="of:=([.E75]-[.AE75])/5" office:value-type="currency" office:currency="ZAR" office:value="0" calcext:value-type="currency">
            <text:p>R 0</text:p>
          </table:table-cell>
          <table:table-cell table:style-name="ce53" table:formula="of:=([.F75]-[.AF75])/6" office:value-type="currency" office:currency="ZAR" office:value="0" calcext:value-type="currency">
            <text:p>R 0</text:p>
          </table:table-cell>
          <table:table-cell table:style-name="ce53" table:formula="of:=([.G75]-[.AG75])/7" office:value-type="currency" office:currency="ZAR" office:value="0" calcext:value-type="currency">
            <text:p>R 0</text:p>
          </table:table-cell>
          <table:table-cell table:style-name="ce53" table:formula="of:=([.H75]-[.AH75])/8" office:value-type="currency" office:currency="ZAR" office:value="0" calcext:value-type="currency">
            <text:p>R 0</text:p>
          </table:table-cell>
          <table:table-cell table:style-name="ce53" table:formula="of:=([.I75]-[.AI75])/9" office:value-type="currency" office:currency="ZAR" office:value="0" calcext:value-type="currency">
            <text:p>R 0</text:p>
          </table:table-cell>
          <table:table-cell table:style-name="ce53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58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6]*0.9" office:value-type="currency" office:currency="ZAR" office:value="0" calcext:value-type="currency">
            <text:p>R 0</text:p>
          </table:table-cell>
          <table:table-cell table:style-name="ce53" table:formula="of:=[.B76]*0.8" office:value-type="currency" office:currency="ZAR" office:value="0" calcext:value-type="currency">
            <text:p>R 0</text:p>
          </table:table-cell>
          <table:table-cell table:style-name="ce53" table:formula="of:=[.C76]*0.7" office:value-type="currency" office:currency="ZAR" office:value="0" calcext:value-type="currency">
            <text:p>R 0</text:p>
          </table:table-cell>
          <table:table-cell table:style-name="ce53" table:formula="of:=[.D76]*0.6" office:value-type="currency" office:currency="ZAR" office:value="0" calcext:value-type="currency">
            <text:p>R 0</text:p>
          </table:table-cell>
          <table:table-cell table:style-name="ce53" table:formula="of:=[.E76]*0.5" office:value-type="currency" office:currency="ZAR" office:value="0" calcext:value-type="currency">
            <text:p>R 0</text:p>
          </table:table-cell>
          <table:table-cell table:style-name="ce53" table:formula="of:=[.F76]*0.4" office:value-type="currency" office:currency="ZAR" office:value="0" calcext:value-type="currency">
            <text:p>R 0</text:p>
          </table:table-cell>
          <table:table-cell table:style-name="ce53" table:formula="of:=[.G76]*0.3" office:value-type="currency" office:currency="ZAR" office:value="0" calcext:value-type="currency">
            <text:p>R 0</text:p>
          </table:table-cell>
          <table:table-cell table:style-name="ce53" table:formula="of:=[.H76]*0.2" office:value-type="currency" office:currency="ZAR" office:value="0" calcext:value-type="currency">
            <text:p>R 0</text:p>
          </table:table-cell>
          <table:table-cell table:style-name="ce53" table:formula="of:=[.I76]*0.1" office:value-type="currency" office:currency="ZAR" office:value="0" calcext:value-type="currency">
            <text:p>R 0</text:p>
          </table:table-cell>
          <table:table-cell table:style-name="ce53" table:formula="of:=[.J76]*0" office:value-type="currency" office:currency="ZAR" office:value="0" calcext:value-type="currency">
            <text:p>R 0</text:p>
          </table:table-cell>
          <table:table-cell/>
          <table:table-cell table:style-name="ce5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6]" office:value-type="currency" office:currency="ZAR" office:value="0" calcext:value-type="currency">
            <text:p>R 0</text:p>
          </table:table-cell>
          <table:table-cell table:style-name="ce53" table:formula="of:=[.$Y$22]*[.M76]" office:value-type="currency" office:currency="ZAR" office:value="0" calcext:value-type="currency">
            <text:p>R 0</text:p>
          </table:table-cell>
          <table:table-cell table:style-name="ce53" table:formula="of:=[.$Y$22]*[.N76]" office:value-type="currency" office:currency="ZAR" office:value="0" calcext:value-type="currency">
            <text:p>R 0</text:p>
          </table:table-cell>
          <table:table-cell table:style-name="ce53" table:formula="of:=[.$Y$22]*[.O76]" office:value-type="currency" office:currency="ZAR" office:value="0" calcext:value-type="currency">
            <text:p>R 0</text:p>
          </table:table-cell>
          <table:table-cell table:style-name="ce53" table:formula="of:=[.$Y$22]*[.P76]" office:value-type="currency" office:currency="ZAR" office:value="0" calcext:value-type="currency">
            <text:p>R 0</text:p>
          </table:table-cell>
          <table:table-cell table:style-name="ce53" table:formula="of:=[.$Y$22]*[.Q76]" office:value-type="currency" office:currency="ZAR" office:value="0" calcext:value-type="currency">
            <text:p>R 0</text:p>
          </table:table-cell>
          <table:table-cell table:style-name="ce53" table:formula="of:=[.$Y$22]*[.R76]" office:value-type="currency" office:currency="ZAR" office:value="0" calcext:value-type="currency">
            <text:p>R 0</text:p>
          </table:table-cell>
          <table:table-cell table:style-name="ce53" table:formula="of:=[.$Y$22]*[.S76]" office:value-type="currency" office:currency="ZAR" office:value="0" calcext:value-type="currency">
            <text:p>R 0</text:p>
          </table:table-cell>
          <table:table-cell table:style-name="ce53" table:formula="of:=[.$Y$22]*[.T76]" office:value-type="currency" office:currency="ZAR" office:value="0" calcext:value-type="currency">
            <text:p>R 0</text:p>
          </table:table-cell>
          <table:table-cell table:style-name="ce53" table:formula="of:=[.$Y$22]*[.U76]" office:value-type="currency" office:currency="ZAR" office:value="0" calcext:value-type="currency">
            <text:p>R 0</text:p>
          </table:table-cell>
          <table:table-cell/>
          <table:table-cell table:style-name="ce53" table:formula="of:=([.A76]-[.AA76])/1" office:value-type="currency" office:currency="ZAR" office:value="0" calcext:value-type="currency">
            <text:p>R 0</text:p>
          </table:table-cell>
          <table:table-cell table:style-name="ce53" table:formula="of:=([.B76]-[.AB76])/2" office:value-type="currency" office:currency="ZAR" office:value="0" calcext:value-type="currency">
            <text:p>R 0</text:p>
          </table:table-cell>
          <table:table-cell table:style-name="ce53" table:formula="of:=([.C76]-[.AC76])/3" office:value-type="currency" office:currency="ZAR" office:value="0" calcext:value-type="currency">
            <text:p>R 0</text:p>
          </table:table-cell>
          <table:table-cell table:style-name="ce53" table:formula="of:=([.D76]-[.AD76])/4" office:value-type="currency" office:currency="ZAR" office:value="0" calcext:value-type="currency">
            <text:p>R 0</text:p>
          </table:table-cell>
          <table:table-cell table:style-name="ce53" table:formula="of:=([.E76]-[.AE76])/5" office:value-type="currency" office:currency="ZAR" office:value="0" calcext:value-type="currency">
            <text:p>R 0</text:p>
          </table:table-cell>
          <table:table-cell table:style-name="ce53" table:formula="of:=([.F76]-[.AF76])/6" office:value-type="currency" office:currency="ZAR" office:value="0" calcext:value-type="currency">
            <text:p>R 0</text:p>
          </table:table-cell>
          <table:table-cell table:style-name="ce53" table:formula="of:=([.G76]-[.AG76])/7" office:value-type="currency" office:currency="ZAR" office:value="0" calcext:value-type="currency">
            <text:p>R 0</text:p>
          </table:table-cell>
          <table:table-cell table:style-name="ce53" table:formula="of:=([.H76]-[.AH76])/8" office:value-type="currency" office:currency="ZAR" office:value="0" calcext:value-type="currency">
            <text:p>R 0</text:p>
          </table:table-cell>
          <table:table-cell table:style-name="ce53" table:formula="of:=([.I76]-[.AI76])/9" office:value-type="currency" office:currency="ZAR" office:value="0" calcext:value-type="currency">
            <text:p>R 0</text:p>
          </table:table-cell>
          <table:table-cell table:style-name="ce53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58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7]*0.9" office:value-type="currency" office:currency="ZAR" office:value="0" calcext:value-type="currency">
            <text:p>R 0</text:p>
          </table:table-cell>
          <table:table-cell table:style-name="ce53" table:formula="of:=[.B77]*0.8" office:value-type="currency" office:currency="ZAR" office:value="0" calcext:value-type="currency">
            <text:p>R 0</text:p>
          </table:table-cell>
          <table:table-cell table:style-name="ce53" table:formula="of:=[.C77]*0.7" office:value-type="currency" office:currency="ZAR" office:value="0" calcext:value-type="currency">
            <text:p>R 0</text:p>
          </table:table-cell>
          <table:table-cell table:style-name="ce53" table:formula="of:=[.D77]*0.6" office:value-type="currency" office:currency="ZAR" office:value="0" calcext:value-type="currency">
            <text:p>R 0</text:p>
          </table:table-cell>
          <table:table-cell table:style-name="ce53" table:formula="of:=[.E77]*0.5" office:value-type="currency" office:currency="ZAR" office:value="0" calcext:value-type="currency">
            <text:p>R 0</text:p>
          </table:table-cell>
          <table:table-cell table:style-name="ce53" table:formula="of:=[.F77]*0.4" office:value-type="currency" office:currency="ZAR" office:value="0" calcext:value-type="currency">
            <text:p>R 0</text:p>
          </table:table-cell>
          <table:table-cell table:style-name="ce53" table:formula="of:=[.G77]*0.3" office:value-type="currency" office:currency="ZAR" office:value="0" calcext:value-type="currency">
            <text:p>R 0</text:p>
          </table:table-cell>
          <table:table-cell table:style-name="ce53" table:formula="of:=[.H77]*0.2" office:value-type="currency" office:currency="ZAR" office:value="0" calcext:value-type="currency">
            <text:p>R 0</text:p>
          </table:table-cell>
          <table:table-cell table:style-name="ce53" table:formula="of:=[.I77]*0.1" office:value-type="currency" office:currency="ZAR" office:value="0" calcext:value-type="currency">
            <text:p>R 0</text:p>
          </table:table-cell>
          <table:table-cell table:style-name="ce53" table:formula="of:=[.J77]*0" office:value-type="currency" office:currency="ZAR" office:value="0" calcext:value-type="currency">
            <text:p>R 0</text:p>
          </table:table-cell>
          <table:table-cell/>
          <table:table-cell table:style-name="ce5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7]" office:value-type="currency" office:currency="ZAR" office:value="0" calcext:value-type="currency">
            <text:p>R 0</text:p>
          </table:table-cell>
          <table:table-cell table:style-name="ce53" table:formula="of:=[.$Y$22]*[.M77]" office:value-type="currency" office:currency="ZAR" office:value="0" calcext:value-type="currency">
            <text:p>R 0</text:p>
          </table:table-cell>
          <table:table-cell table:style-name="ce53" table:formula="of:=[.$Y$22]*[.N77]" office:value-type="currency" office:currency="ZAR" office:value="0" calcext:value-type="currency">
            <text:p>R 0</text:p>
          </table:table-cell>
          <table:table-cell table:style-name="ce53" table:formula="of:=[.$Y$22]*[.O77]" office:value-type="currency" office:currency="ZAR" office:value="0" calcext:value-type="currency">
            <text:p>R 0</text:p>
          </table:table-cell>
          <table:table-cell table:style-name="ce53" table:formula="of:=[.$Y$22]*[.P77]" office:value-type="currency" office:currency="ZAR" office:value="0" calcext:value-type="currency">
            <text:p>R 0</text:p>
          </table:table-cell>
          <table:table-cell table:style-name="ce53" table:formula="of:=[.$Y$22]*[.Q77]" office:value-type="currency" office:currency="ZAR" office:value="0" calcext:value-type="currency">
            <text:p>R 0</text:p>
          </table:table-cell>
          <table:table-cell table:style-name="ce53" table:formula="of:=[.$Y$22]*[.R77]" office:value-type="currency" office:currency="ZAR" office:value="0" calcext:value-type="currency">
            <text:p>R 0</text:p>
          </table:table-cell>
          <table:table-cell table:style-name="ce53" table:formula="of:=[.$Y$22]*[.S77]" office:value-type="currency" office:currency="ZAR" office:value="0" calcext:value-type="currency">
            <text:p>R 0</text:p>
          </table:table-cell>
          <table:table-cell table:style-name="ce53" table:formula="of:=[.$Y$22]*[.T77]" office:value-type="currency" office:currency="ZAR" office:value="0" calcext:value-type="currency">
            <text:p>R 0</text:p>
          </table:table-cell>
          <table:table-cell table:style-name="ce53" table:formula="of:=[.$Y$22]*[.U77]" office:value-type="currency" office:currency="ZAR" office:value="0" calcext:value-type="currency">
            <text:p>R 0</text:p>
          </table:table-cell>
          <table:table-cell/>
          <table:table-cell table:style-name="ce53" table:formula="of:=([.A77]-[.AA77])/1" office:value-type="currency" office:currency="ZAR" office:value="0" calcext:value-type="currency">
            <text:p>R 0</text:p>
          </table:table-cell>
          <table:table-cell table:style-name="ce53" table:formula="of:=([.B77]-[.AB77])/2" office:value-type="currency" office:currency="ZAR" office:value="0" calcext:value-type="currency">
            <text:p>R 0</text:p>
          </table:table-cell>
          <table:table-cell table:style-name="ce53" table:formula="of:=([.C77]-[.AC77])/3" office:value-type="currency" office:currency="ZAR" office:value="0" calcext:value-type="currency">
            <text:p>R 0</text:p>
          </table:table-cell>
          <table:table-cell table:style-name="ce53" table:formula="of:=([.D77]-[.AD77])/4" office:value-type="currency" office:currency="ZAR" office:value="0" calcext:value-type="currency">
            <text:p>R 0</text:p>
          </table:table-cell>
          <table:table-cell table:style-name="ce53" table:formula="of:=([.E77]-[.AE77])/5" office:value-type="currency" office:currency="ZAR" office:value="0" calcext:value-type="currency">
            <text:p>R 0</text:p>
          </table:table-cell>
          <table:table-cell table:style-name="ce53" table:formula="of:=([.F77]-[.AF77])/6" office:value-type="currency" office:currency="ZAR" office:value="0" calcext:value-type="currency">
            <text:p>R 0</text:p>
          </table:table-cell>
          <table:table-cell table:style-name="ce53" table:formula="of:=([.G77]-[.AG77])/7" office:value-type="currency" office:currency="ZAR" office:value="0" calcext:value-type="currency">
            <text:p>R 0</text:p>
          </table:table-cell>
          <table:table-cell table:style-name="ce53" table:formula="of:=([.H77]-[.AH77])/8" office:value-type="currency" office:currency="ZAR" office:value="0" calcext:value-type="currency">
            <text:p>R 0</text:p>
          </table:table-cell>
          <table:table-cell table:style-name="ce53" table:formula="of:=([.I77]-[.AI77])/9" office:value-type="currency" office:currency="ZAR" office:value="0" calcext:value-type="currency">
            <text:p>R 0</text:p>
          </table:table-cell>
          <table:table-cell table:style-name="ce53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58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8]*0.9" office:value-type="currency" office:currency="ZAR" office:value="0" calcext:value-type="currency">
            <text:p>R 0</text:p>
          </table:table-cell>
          <table:table-cell table:style-name="ce53" table:formula="of:=[.B78]*0.8" office:value-type="currency" office:currency="ZAR" office:value="0" calcext:value-type="currency">
            <text:p>R 0</text:p>
          </table:table-cell>
          <table:table-cell table:style-name="ce53" table:formula="of:=[.C78]*0.7" office:value-type="currency" office:currency="ZAR" office:value="0" calcext:value-type="currency">
            <text:p>R 0</text:p>
          </table:table-cell>
          <table:table-cell table:style-name="ce53" table:formula="of:=[.D78]*0.6" office:value-type="currency" office:currency="ZAR" office:value="0" calcext:value-type="currency">
            <text:p>R 0</text:p>
          </table:table-cell>
          <table:table-cell table:style-name="ce53" table:formula="of:=[.E78]*0.5" office:value-type="currency" office:currency="ZAR" office:value="0" calcext:value-type="currency">
            <text:p>R 0</text:p>
          </table:table-cell>
          <table:table-cell table:style-name="ce53" table:formula="of:=[.F78]*0.4" office:value-type="currency" office:currency="ZAR" office:value="0" calcext:value-type="currency">
            <text:p>R 0</text:p>
          </table:table-cell>
          <table:table-cell table:style-name="ce53" table:formula="of:=[.G78]*0.3" office:value-type="currency" office:currency="ZAR" office:value="0" calcext:value-type="currency">
            <text:p>R 0</text:p>
          </table:table-cell>
          <table:table-cell table:style-name="ce53" table:formula="of:=[.H78]*0.2" office:value-type="currency" office:currency="ZAR" office:value="0" calcext:value-type="currency">
            <text:p>R 0</text:p>
          </table:table-cell>
          <table:table-cell table:style-name="ce53" table:formula="of:=[.I78]*0.1" office:value-type="currency" office:currency="ZAR" office:value="0" calcext:value-type="currency">
            <text:p>R 0</text:p>
          </table:table-cell>
          <table:table-cell table:style-name="ce53" table:formula="of:=[.J78]*0" office:value-type="currency" office:currency="ZAR" office:value="0" calcext:value-type="currency">
            <text:p>R 0</text:p>
          </table:table-cell>
          <table:table-cell/>
          <table:table-cell table:style-name="ce5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8]" office:value-type="currency" office:currency="ZAR" office:value="0" calcext:value-type="currency">
            <text:p>R 0</text:p>
          </table:table-cell>
          <table:table-cell table:style-name="ce53" table:formula="of:=[.$Y$22]*[.M78]" office:value-type="currency" office:currency="ZAR" office:value="0" calcext:value-type="currency">
            <text:p>R 0</text:p>
          </table:table-cell>
          <table:table-cell table:style-name="ce53" table:formula="of:=[.$Y$22]*[.N78]" office:value-type="currency" office:currency="ZAR" office:value="0" calcext:value-type="currency">
            <text:p>R 0</text:p>
          </table:table-cell>
          <table:table-cell table:style-name="ce53" table:formula="of:=[.$Y$22]*[.O78]" office:value-type="currency" office:currency="ZAR" office:value="0" calcext:value-type="currency">
            <text:p>R 0</text:p>
          </table:table-cell>
          <table:table-cell table:style-name="ce53" table:formula="of:=[.$Y$22]*[.P78]" office:value-type="currency" office:currency="ZAR" office:value="0" calcext:value-type="currency">
            <text:p>R 0</text:p>
          </table:table-cell>
          <table:table-cell table:style-name="ce53" table:formula="of:=[.$Y$22]*[.Q78]" office:value-type="currency" office:currency="ZAR" office:value="0" calcext:value-type="currency">
            <text:p>R 0</text:p>
          </table:table-cell>
          <table:table-cell table:style-name="ce53" table:formula="of:=[.$Y$22]*[.R78]" office:value-type="currency" office:currency="ZAR" office:value="0" calcext:value-type="currency">
            <text:p>R 0</text:p>
          </table:table-cell>
          <table:table-cell table:style-name="ce53" table:formula="of:=[.$Y$22]*[.S78]" office:value-type="currency" office:currency="ZAR" office:value="0" calcext:value-type="currency">
            <text:p>R 0</text:p>
          </table:table-cell>
          <table:table-cell table:style-name="ce53" table:formula="of:=[.$Y$22]*[.T78]" office:value-type="currency" office:currency="ZAR" office:value="0" calcext:value-type="currency">
            <text:p>R 0</text:p>
          </table:table-cell>
          <table:table-cell table:style-name="ce53" table:formula="of:=[.$Y$22]*[.U78]" office:value-type="currency" office:currency="ZAR" office:value="0" calcext:value-type="currency">
            <text:p>R 0</text:p>
          </table:table-cell>
          <table:table-cell/>
          <table:table-cell table:style-name="ce53" table:formula="of:=([.A78]-[.AA78])/1" office:value-type="currency" office:currency="ZAR" office:value="0" calcext:value-type="currency">
            <text:p>R 0</text:p>
          </table:table-cell>
          <table:table-cell table:style-name="ce53" table:formula="of:=([.B78]-[.AB78])/2" office:value-type="currency" office:currency="ZAR" office:value="0" calcext:value-type="currency">
            <text:p>R 0</text:p>
          </table:table-cell>
          <table:table-cell table:style-name="ce53" table:formula="of:=([.C78]-[.AC78])/3" office:value-type="currency" office:currency="ZAR" office:value="0" calcext:value-type="currency">
            <text:p>R 0</text:p>
          </table:table-cell>
          <table:table-cell table:style-name="ce53" table:formula="of:=([.D78]-[.AD78])/4" office:value-type="currency" office:currency="ZAR" office:value="0" calcext:value-type="currency">
            <text:p>R 0</text:p>
          </table:table-cell>
          <table:table-cell table:style-name="ce53" table:formula="of:=([.E78]-[.AE78])/5" office:value-type="currency" office:currency="ZAR" office:value="0" calcext:value-type="currency">
            <text:p>R 0</text:p>
          </table:table-cell>
          <table:table-cell table:style-name="ce53" table:formula="of:=([.F78]-[.AF78])/6" office:value-type="currency" office:currency="ZAR" office:value="0" calcext:value-type="currency">
            <text:p>R 0</text:p>
          </table:table-cell>
          <table:table-cell table:style-name="ce53" table:formula="of:=([.G78]-[.AG78])/7" office:value-type="currency" office:currency="ZAR" office:value="0" calcext:value-type="currency">
            <text:p>R 0</text:p>
          </table:table-cell>
          <table:table-cell table:style-name="ce53" table:formula="of:=([.H78]-[.AH78])/8" office:value-type="currency" office:currency="ZAR" office:value="0" calcext:value-type="currency">
            <text:p>R 0</text:p>
          </table:table-cell>
          <table:table-cell table:style-name="ce53" table:formula="of:=([.I78]-[.AI78])/9" office:value-type="currency" office:currency="ZAR" office:value="0" calcext:value-type="currency">
            <text:p>R 0</text:p>
          </table:table-cell>
          <table:table-cell table:style-name="ce53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58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9]*0.9" office:value-type="currency" office:currency="ZAR" office:value="0" calcext:value-type="currency">
            <text:p>R 0</text:p>
          </table:table-cell>
          <table:table-cell table:style-name="ce53" table:formula="of:=[.B79]*0.8" office:value-type="currency" office:currency="ZAR" office:value="0" calcext:value-type="currency">
            <text:p>R 0</text:p>
          </table:table-cell>
          <table:table-cell table:style-name="ce53" table:formula="of:=[.C79]*0.7" office:value-type="currency" office:currency="ZAR" office:value="0" calcext:value-type="currency">
            <text:p>R 0</text:p>
          </table:table-cell>
          <table:table-cell table:style-name="ce53" table:formula="of:=[.D79]*0.6" office:value-type="currency" office:currency="ZAR" office:value="0" calcext:value-type="currency">
            <text:p>R 0</text:p>
          </table:table-cell>
          <table:table-cell table:style-name="ce53" table:formula="of:=[.E79]*0.5" office:value-type="currency" office:currency="ZAR" office:value="0" calcext:value-type="currency">
            <text:p>R 0</text:p>
          </table:table-cell>
          <table:table-cell table:style-name="ce53" table:formula="of:=[.F79]*0.4" office:value-type="currency" office:currency="ZAR" office:value="0" calcext:value-type="currency">
            <text:p>R 0</text:p>
          </table:table-cell>
          <table:table-cell table:style-name="ce53" table:formula="of:=[.G79]*0.3" office:value-type="currency" office:currency="ZAR" office:value="0" calcext:value-type="currency">
            <text:p>R 0</text:p>
          </table:table-cell>
          <table:table-cell table:style-name="ce53" table:formula="of:=[.H79]*0.2" office:value-type="currency" office:currency="ZAR" office:value="0" calcext:value-type="currency">
            <text:p>R 0</text:p>
          </table:table-cell>
          <table:table-cell table:style-name="ce53" table:formula="of:=[.I79]*0.1" office:value-type="currency" office:currency="ZAR" office:value="0" calcext:value-type="currency">
            <text:p>R 0</text:p>
          </table:table-cell>
          <table:table-cell table:style-name="ce53" table:formula="of:=[.J79]*0" office:value-type="currency" office:currency="ZAR" office:value="0" calcext:value-type="currency">
            <text:p>R 0</text:p>
          </table:table-cell>
          <table:table-cell/>
          <table:table-cell table:style-name="ce5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9]" office:value-type="currency" office:currency="ZAR" office:value="0" calcext:value-type="currency">
            <text:p>R 0</text:p>
          </table:table-cell>
          <table:table-cell table:style-name="ce53" table:formula="of:=[.$Y$22]*[.M79]" office:value-type="currency" office:currency="ZAR" office:value="0" calcext:value-type="currency">
            <text:p>R 0</text:p>
          </table:table-cell>
          <table:table-cell table:style-name="ce53" table:formula="of:=[.$Y$22]*[.N79]" office:value-type="currency" office:currency="ZAR" office:value="0" calcext:value-type="currency">
            <text:p>R 0</text:p>
          </table:table-cell>
          <table:table-cell table:style-name="ce53" table:formula="of:=[.$Y$22]*[.O79]" office:value-type="currency" office:currency="ZAR" office:value="0" calcext:value-type="currency">
            <text:p>R 0</text:p>
          </table:table-cell>
          <table:table-cell table:style-name="ce53" table:formula="of:=[.$Y$22]*[.P79]" office:value-type="currency" office:currency="ZAR" office:value="0" calcext:value-type="currency">
            <text:p>R 0</text:p>
          </table:table-cell>
          <table:table-cell table:style-name="ce53" table:formula="of:=[.$Y$22]*[.Q79]" office:value-type="currency" office:currency="ZAR" office:value="0" calcext:value-type="currency">
            <text:p>R 0</text:p>
          </table:table-cell>
          <table:table-cell table:style-name="ce53" table:formula="of:=[.$Y$22]*[.R79]" office:value-type="currency" office:currency="ZAR" office:value="0" calcext:value-type="currency">
            <text:p>R 0</text:p>
          </table:table-cell>
          <table:table-cell table:style-name="ce53" table:formula="of:=[.$Y$22]*[.S79]" office:value-type="currency" office:currency="ZAR" office:value="0" calcext:value-type="currency">
            <text:p>R 0</text:p>
          </table:table-cell>
          <table:table-cell table:style-name="ce53" table:formula="of:=[.$Y$22]*[.T79]" office:value-type="currency" office:currency="ZAR" office:value="0" calcext:value-type="currency">
            <text:p>R 0</text:p>
          </table:table-cell>
          <table:table-cell table:style-name="ce53" table:formula="of:=[.$Y$22]*[.U79]" office:value-type="currency" office:currency="ZAR" office:value="0" calcext:value-type="currency">
            <text:p>R 0</text:p>
          </table:table-cell>
          <table:table-cell/>
          <table:table-cell table:style-name="ce53" table:formula="of:=([.A79]-[.AA79])/1" office:value-type="currency" office:currency="ZAR" office:value="0" calcext:value-type="currency">
            <text:p>R 0</text:p>
          </table:table-cell>
          <table:table-cell table:style-name="ce53" table:formula="of:=([.B79]-[.AB79])/2" office:value-type="currency" office:currency="ZAR" office:value="0" calcext:value-type="currency">
            <text:p>R 0</text:p>
          </table:table-cell>
          <table:table-cell table:style-name="ce53" table:formula="of:=([.C79]-[.AC79])/3" office:value-type="currency" office:currency="ZAR" office:value="0" calcext:value-type="currency">
            <text:p>R 0</text:p>
          </table:table-cell>
          <table:table-cell table:style-name="ce53" table:formula="of:=([.D79]-[.AD79])/4" office:value-type="currency" office:currency="ZAR" office:value="0" calcext:value-type="currency">
            <text:p>R 0</text:p>
          </table:table-cell>
          <table:table-cell table:style-name="ce53" table:formula="of:=([.E79]-[.AE79])/5" office:value-type="currency" office:currency="ZAR" office:value="0" calcext:value-type="currency">
            <text:p>R 0</text:p>
          </table:table-cell>
          <table:table-cell table:style-name="ce53" table:formula="of:=([.F79]-[.AF79])/6" office:value-type="currency" office:currency="ZAR" office:value="0" calcext:value-type="currency">
            <text:p>R 0</text:p>
          </table:table-cell>
          <table:table-cell table:style-name="ce53" table:formula="of:=([.G79]-[.AG79])/7" office:value-type="currency" office:currency="ZAR" office:value="0" calcext:value-type="currency">
            <text:p>R 0</text:p>
          </table:table-cell>
          <table:table-cell table:style-name="ce53" table:formula="of:=([.H79]-[.AH79])/8" office:value-type="currency" office:currency="ZAR" office:value="0" calcext:value-type="currency">
            <text:p>R 0</text:p>
          </table:table-cell>
          <table:table-cell table:style-name="ce53" table:formula="of:=([.I79]-[.AI79])/9" office:value-type="currency" office:currency="ZAR" office:value="0" calcext:value-type="currency">
            <text:p>R 0</text:p>
          </table:table-cell>
          <table:table-cell table:style-name="ce53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58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0]*0.9" office:value-type="currency" office:currency="ZAR" office:value="0" calcext:value-type="currency">
            <text:p>R 0</text:p>
          </table:table-cell>
          <table:table-cell table:style-name="ce53" table:formula="of:=[.B80]*0.8" office:value-type="currency" office:currency="ZAR" office:value="0" calcext:value-type="currency">
            <text:p>R 0</text:p>
          </table:table-cell>
          <table:table-cell table:style-name="ce53" table:formula="of:=[.C80]*0.7" office:value-type="currency" office:currency="ZAR" office:value="0" calcext:value-type="currency">
            <text:p>R 0</text:p>
          </table:table-cell>
          <table:table-cell table:style-name="ce53" table:formula="of:=[.D80]*0.6" office:value-type="currency" office:currency="ZAR" office:value="0" calcext:value-type="currency">
            <text:p>R 0</text:p>
          </table:table-cell>
          <table:table-cell table:style-name="ce53" table:formula="of:=[.E80]*0.5" office:value-type="currency" office:currency="ZAR" office:value="0" calcext:value-type="currency">
            <text:p>R 0</text:p>
          </table:table-cell>
          <table:table-cell table:style-name="ce53" table:formula="of:=[.F80]*0.4" office:value-type="currency" office:currency="ZAR" office:value="0" calcext:value-type="currency">
            <text:p>R 0</text:p>
          </table:table-cell>
          <table:table-cell table:style-name="ce53" table:formula="of:=[.G80]*0.3" office:value-type="currency" office:currency="ZAR" office:value="0" calcext:value-type="currency">
            <text:p>R 0</text:p>
          </table:table-cell>
          <table:table-cell table:style-name="ce53" table:formula="of:=[.H80]*0.2" office:value-type="currency" office:currency="ZAR" office:value="0" calcext:value-type="currency">
            <text:p>R 0</text:p>
          </table:table-cell>
          <table:table-cell table:style-name="ce53" table:formula="of:=[.I80]*0.1" office:value-type="currency" office:currency="ZAR" office:value="0" calcext:value-type="currency">
            <text:p>R 0</text:p>
          </table:table-cell>
          <table:table-cell table:style-name="ce53" table:formula="of:=[.J80]*0" office:value-type="currency" office:currency="ZAR" office:value="0" calcext:value-type="currency">
            <text:p>R 0</text:p>
          </table:table-cell>
          <table:table-cell/>
          <table:table-cell table:style-name="ce5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0]" office:value-type="currency" office:currency="ZAR" office:value="0" calcext:value-type="currency">
            <text:p>R 0</text:p>
          </table:table-cell>
          <table:table-cell table:style-name="ce53" table:formula="of:=[.$Y$22]*[.M80]" office:value-type="currency" office:currency="ZAR" office:value="0" calcext:value-type="currency">
            <text:p>R 0</text:p>
          </table:table-cell>
          <table:table-cell table:style-name="ce53" table:formula="of:=[.$Y$22]*[.N80]" office:value-type="currency" office:currency="ZAR" office:value="0" calcext:value-type="currency">
            <text:p>R 0</text:p>
          </table:table-cell>
          <table:table-cell table:style-name="ce53" table:formula="of:=[.$Y$22]*[.O80]" office:value-type="currency" office:currency="ZAR" office:value="0" calcext:value-type="currency">
            <text:p>R 0</text:p>
          </table:table-cell>
          <table:table-cell table:style-name="ce53" table:formula="of:=[.$Y$22]*[.P80]" office:value-type="currency" office:currency="ZAR" office:value="0" calcext:value-type="currency">
            <text:p>R 0</text:p>
          </table:table-cell>
          <table:table-cell table:style-name="ce53" table:formula="of:=[.$Y$22]*[.Q80]" office:value-type="currency" office:currency="ZAR" office:value="0" calcext:value-type="currency">
            <text:p>R 0</text:p>
          </table:table-cell>
          <table:table-cell table:style-name="ce53" table:formula="of:=[.$Y$22]*[.R80]" office:value-type="currency" office:currency="ZAR" office:value="0" calcext:value-type="currency">
            <text:p>R 0</text:p>
          </table:table-cell>
          <table:table-cell table:style-name="ce53" table:formula="of:=[.$Y$22]*[.S80]" office:value-type="currency" office:currency="ZAR" office:value="0" calcext:value-type="currency">
            <text:p>R 0</text:p>
          </table:table-cell>
          <table:table-cell table:style-name="ce53" table:formula="of:=[.$Y$22]*[.T80]" office:value-type="currency" office:currency="ZAR" office:value="0" calcext:value-type="currency">
            <text:p>R 0</text:p>
          </table:table-cell>
          <table:table-cell table:style-name="ce53" table:formula="of:=[.$Y$22]*[.U80]" office:value-type="currency" office:currency="ZAR" office:value="0" calcext:value-type="currency">
            <text:p>R 0</text:p>
          </table:table-cell>
          <table:table-cell/>
          <table:table-cell table:style-name="ce53" table:formula="of:=([.A80]-[.AA80])/1" office:value-type="currency" office:currency="ZAR" office:value="0" calcext:value-type="currency">
            <text:p>R 0</text:p>
          </table:table-cell>
          <table:table-cell table:style-name="ce53" table:formula="of:=([.B80]-[.AB80])/2" office:value-type="currency" office:currency="ZAR" office:value="0" calcext:value-type="currency">
            <text:p>R 0</text:p>
          </table:table-cell>
          <table:table-cell table:style-name="ce53" table:formula="of:=([.C80]-[.AC80])/3" office:value-type="currency" office:currency="ZAR" office:value="0" calcext:value-type="currency">
            <text:p>R 0</text:p>
          </table:table-cell>
          <table:table-cell table:style-name="ce53" table:formula="of:=([.D80]-[.AD80])/4" office:value-type="currency" office:currency="ZAR" office:value="0" calcext:value-type="currency">
            <text:p>R 0</text:p>
          </table:table-cell>
          <table:table-cell table:style-name="ce53" table:formula="of:=([.E80]-[.AE80])/5" office:value-type="currency" office:currency="ZAR" office:value="0" calcext:value-type="currency">
            <text:p>R 0</text:p>
          </table:table-cell>
          <table:table-cell table:style-name="ce53" table:formula="of:=([.F80]-[.AF80])/6" office:value-type="currency" office:currency="ZAR" office:value="0" calcext:value-type="currency">
            <text:p>R 0</text:p>
          </table:table-cell>
          <table:table-cell table:style-name="ce53" table:formula="of:=([.G80]-[.AG80])/7" office:value-type="currency" office:currency="ZAR" office:value="0" calcext:value-type="currency">
            <text:p>R 0</text:p>
          </table:table-cell>
          <table:table-cell table:style-name="ce53" table:formula="of:=([.H80]-[.AH80])/8" office:value-type="currency" office:currency="ZAR" office:value="0" calcext:value-type="currency">
            <text:p>R 0</text:p>
          </table:table-cell>
          <table:table-cell table:style-name="ce53" table:formula="of:=([.I80]-[.AI80])/9" office:value-type="currency" office:currency="ZAR" office:value="0" calcext:value-type="currency">
            <text:p>R 0</text:p>
          </table:table-cell>
          <table:table-cell table:style-name="ce53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58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1]*0.9" office:value-type="currency" office:currency="ZAR" office:value="0" calcext:value-type="currency">
            <text:p>R 0</text:p>
          </table:table-cell>
          <table:table-cell table:style-name="ce53" table:formula="of:=[.B81]*0.8" office:value-type="currency" office:currency="ZAR" office:value="0" calcext:value-type="currency">
            <text:p>R 0</text:p>
          </table:table-cell>
          <table:table-cell table:style-name="ce53" table:formula="of:=[.C81]*0.7" office:value-type="currency" office:currency="ZAR" office:value="0" calcext:value-type="currency">
            <text:p>R 0</text:p>
          </table:table-cell>
          <table:table-cell table:style-name="ce53" table:formula="of:=[.D81]*0.6" office:value-type="currency" office:currency="ZAR" office:value="0" calcext:value-type="currency">
            <text:p>R 0</text:p>
          </table:table-cell>
          <table:table-cell table:style-name="ce53" table:formula="of:=[.E81]*0.5" office:value-type="currency" office:currency="ZAR" office:value="0" calcext:value-type="currency">
            <text:p>R 0</text:p>
          </table:table-cell>
          <table:table-cell table:style-name="ce53" table:formula="of:=[.F81]*0.4" office:value-type="currency" office:currency="ZAR" office:value="0" calcext:value-type="currency">
            <text:p>R 0</text:p>
          </table:table-cell>
          <table:table-cell table:style-name="ce53" table:formula="of:=[.G81]*0.3" office:value-type="currency" office:currency="ZAR" office:value="0" calcext:value-type="currency">
            <text:p>R 0</text:p>
          </table:table-cell>
          <table:table-cell table:style-name="ce53" table:formula="of:=[.H81]*0.2" office:value-type="currency" office:currency="ZAR" office:value="0" calcext:value-type="currency">
            <text:p>R 0</text:p>
          </table:table-cell>
          <table:table-cell table:style-name="ce53" table:formula="of:=[.I81]*0.1" office:value-type="currency" office:currency="ZAR" office:value="0" calcext:value-type="currency">
            <text:p>R 0</text:p>
          </table:table-cell>
          <table:table-cell table:style-name="ce53" table:formula="of:=[.J81]*0" office:value-type="currency" office:currency="ZAR" office:value="0" calcext:value-type="currency">
            <text:p>R 0</text:p>
          </table:table-cell>
          <table:table-cell/>
          <table:table-cell table:style-name="ce5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1]" office:value-type="currency" office:currency="ZAR" office:value="0" calcext:value-type="currency">
            <text:p>R 0</text:p>
          </table:table-cell>
          <table:table-cell table:style-name="ce53" table:formula="of:=[.$Y$22]*[.M81]" office:value-type="currency" office:currency="ZAR" office:value="0" calcext:value-type="currency">
            <text:p>R 0</text:p>
          </table:table-cell>
          <table:table-cell table:style-name="ce53" table:formula="of:=[.$Y$22]*[.N81]" office:value-type="currency" office:currency="ZAR" office:value="0" calcext:value-type="currency">
            <text:p>R 0</text:p>
          </table:table-cell>
          <table:table-cell table:style-name="ce53" table:formula="of:=[.$Y$22]*[.O81]" office:value-type="currency" office:currency="ZAR" office:value="0" calcext:value-type="currency">
            <text:p>R 0</text:p>
          </table:table-cell>
          <table:table-cell table:style-name="ce53" table:formula="of:=[.$Y$22]*[.P81]" office:value-type="currency" office:currency="ZAR" office:value="0" calcext:value-type="currency">
            <text:p>R 0</text:p>
          </table:table-cell>
          <table:table-cell table:style-name="ce53" table:formula="of:=[.$Y$22]*[.Q81]" office:value-type="currency" office:currency="ZAR" office:value="0" calcext:value-type="currency">
            <text:p>R 0</text:p>
          </table:table-cell>
          <table:table-cell table:style-name="ce53" table:formula="of:=[.$Y$22]*[.R81]" office:value-type="currency" office:currency="ZAR" office:value="0" calcext:value-type="currency">
            <text:p>R 0</text:p>
          </table:table-cell>
          <table:table-cell table:style-name="ce53" table:formula="of:=[.$Y$22]*[.S81]" office:value-type="currency" office:currency="ZAR" office:value="0" calcext:value-type="currency">
            <text:p>R 0</text:p>
          </table:table-cell>
          <table:table-cell table:style-name="ce53" table:formula="of:=[.$Y$22]*[.T81]" office:value-type="currency" office:currency="ZAR" office:value="0" calcext:value-type="currency">
            <text:p>R 0</text:p>
          </table:table-cell>
          <table:table-cell table:style-name="ce53" table:formula="of:=[.$Y$22]*[.U81]" office:value-type="currency" office:currency="ZAR" office:value="0" calcext:value-type="currency">
            <text:p>R 0</text:p>
          </table:table-cell>
          <table:table-cell/>
          <table:table-cell table:style-name="ce53" table:formula="of:=([.A81]-[.AA81])/1" office:value-type="currency" office:currency="ZAR" office:value="0" calcext:value-type="currency">
            <text:p>R 0</text:p>
          </table:table-cell>
          <table:table-cell table:style-name="ce53" table:formula="of:=([.B81]-[.AB81])/2" office:value-type="currency" office:currency="ZAR" office:value="0" calcext:value-type="currency">
            <text:p>R 0</text:p>
          </table:table-cell>
          <table:table-cell table:style-name="ce53" table:formula="of:=([.C81]-[.AC81])/3" office:value-type="currency" office:currency="ZAR" office:value="0" calcext:value-type="currency">
            <text:p>R 0</text:p>
          </table:table-cell>
          <table:table-cell table:style-name="ce53" table:formula="of:=([.D81]-[.AD81])/4" office:value-type="currency" office:currency="ZAR" office:value="0" calcext:value-type="currency">
            <text:p>R 0</text:p>
          </table:table-cell>
          <table:table-cell table:style-name="ce53" table:formula="of:=([.E81]-[.AE81])/5" office:value-type="currency" office:currency="ZAR" office:value="0" calcext:value-type="currency">
            <text:p>R 0</text:p>
          </table:table-cell>
          <table:table-cell table:style-name="ce53" table:formula="of:=([.F81]-[.AF81])/6" office:value-type="currency" office:currency="ZAR" office:value="0" calcext:value-type="currency">
            <text:p>R 0</text:p>
          </table:table-cell>
          <table:table-cell table:style-name="ce53" table:formula="of:=([.G81]-[.AG81])/7" office:value-type="currency" office:currency="ZAR" office:value="0" calcext:value-type="currency">
            <text:p>R 0</text:p>
          </table:table-cell>
          <table:table-cell table:style-name="ce53" table:formula="of:=([.H81]-[.AH81])/8" office:value-type="currency" office:currency="ZAR" office:value="0" calcext:value-type="currency">
            <text:p>R 0</text:p>
          </table:table-cell>
          <table:table-cell table:style-name="ce53" table:formula="of:=([.I81]-[.AI81])/9" office:value-type="currency" office:currency="ZAR" office:value="0" calcext:value-type="currency">
            <text:p>R 0</text:p>
          </table:table-cell>
          <table:table-cell table:style-name="ce53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58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2]*0.9" office:value-type="currency" office:currency="ZAR" office:value="0" calcext:value-type="currency">
            <text:p>R 0</text:p>
          </table:table-cell>
          <table:table-cell table:style-name="ce53" table:formula="of:=[.B82]*0.8" office:value-type="currency" office:currency="ZAR" office:value="0" calcext:value-type="currency">
            <text:p>R 0</text:p>
          </table:table-cell>
          <table:table-cell table:style-name="ce53" table:formula="of:=[.C82]*0.7" office:value-type="currency" office:currency="ZAR" office:value="0" calcext:value-type="currency">
            <text:p>R 0</text:p>
          </table:table-cell>
          <table:table-cell table:style-name="ce53" table:formula="of:=[.D82]*0.6" office:value-type="currency" office:currency="ZAR" office:value="0" calcext:value-type="currency">
            <text:p>R 0</text:p>
          </table:table-cell>
          <table:table-cell table:style-name="ce53" table:formula="of:=[.E82]*0.5" office:value-type="currency" office:currency="ZAR" office:value="0" calcext:value-type="currency">
            <text:p>R 0</text:p>
          </table:table-cell>
          <table:table-cell table:style-name="ce53" table:formula="of:=[.F82]*0.4" office:value-type="currency" office:currency="ZAR" office:value="0" calcext:value-type="currency">
            <text:p>R 0</text:p>
          </table:table-cell>
          <table:table-cell table:style-name="ce53" table:formula="of:=[.G82]*0.3" office:value-type="currency" office:currency="ZAR" office:value="0" calcext:value-type="currency">
            <text:p>R 0</text:p>
          </table:table-cell>
          <table:table-cell table:style-name="ce53" table:formula="of:=[.H82]*0.2" office:value-type="currency" office:currency="ZAR" office:value="0" calcext:value-type="currency">
            <text:p>R 0</text:p>
          </table:table-cell>
          <table:table-cell table:style-name="ce53" table:formula="of:=[.I82]*0.1" office:value-type="currency" office:currency="ZAR" office:value="0" calcext:value-type="currency">
            <text:p>R 0</text:p>
          </table:table-cell>
          <table:table-cell table:style-name="ce53" table:formula="of:=[.J82]*0" office:value-type="currency" office:currency="ZAR" office:value="0" calcext:value-type="currency">
            <text:p>R 0</text:p>
          </table:table-cell>
          <table:table-cell/>
          <table:table-cell table:style-name="ce5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2]" office:value-type="currency" office:currency="ZAR" office:value="0" calcext:value-type="currency">
            <text:p>R 0</text:p>
          </table:table-cell>
          <table:table-cell table:style-name="ce53" table:formula="of:=[.$Y$22]*[.M82]" office:value-type="currency" office:currency="ZAR" office:value="0" calcext:value-type="currency">
            <text:p>R 0</text:p>
          </table:table-cell>
          <table:table-cell table:style-name="ce53" table:formula="of:=[.$Y$22]*[.N82]" office:value-type="currency" office:currency="ZAR" office:value="0" calcext:value-type="currency">
            <text:p>R 0</text:p>
          </table:table-cell>
          <table:table-cell table:style-name="ce53" table:formula="of:=[.$Y$22]*[.O82]" office:value-type="currency" office:currency="ZAR" office:value="0" calcext:value-type="currency">
            <text:p>R 0</text:p>
          </table:table-cell>
          <table:table-cell table:style-name="ce53" table:formula="of:=[.$Y$22]*[.P82]" office:value-type="currency" office:currency="ZAR" office:value="0" calcext:value-type="currency">
            <text:p>R 0</text:p>
          </table:table-cell>
          <table:table-cell table:style-name="ce53" table:formula="of:=[.$Y$22]*[.Q82]" office:value-type="currency" office:currency="ZAR" office:value="0" calcext:value-type="currency">
            <text:p>R 0</text:p>
          </table:table-cell>
          <table:table-cell table:style-name="ce53" table:formula="of:=[.$Y$22]*[.R82]" office:value-type="currency" office:currency="ZAR" office:value="0" calcext:value-type="currency">
            <text:p>R 0</text:p>
          </table:table-cell>
          <table:table-cell table:style-name="ce53" table:formula="of:=[.$Y$22]*[.S82]" office:value-type="currency" office:currency="ZAR" office:value="0" calcext:value-type="currency">
            <text:p>R 0</text:p>
          </table:table-cell>
          <table:table-cell table:style-name="ce53" table:formula="of:=[.$Y$22]*[.T82]" office:value-type="currency" office:currency="ZAR" office:value="0" calcext:value-type="currency">
            <text:p>R 0</text:p>
          </table:table-cell>
          <table:table-cell table:style-name="ce53" table:formula="of:=[.$Y$22]*[.U82]" office:value-type="currency" office:currency="ZAR" office:value="0" calcext:value-type="currency">
            <text:p>R 0</text:p>
          </table:table-cell>
          <table:table-cell/>
          <table:table-cell table:style-name="ce53" table:formula="of:=([.A82]-[.AA82])/1" office:value-type="currency" office:currency="ZAR" office:value="0" calcext:value-type="currency">
            <text:p>R 0</text:p>
          </table:table-cell>
          <table:table-cell table:style-name="ce53" table:formula="of:=([.B82]-[.AB82])/2" office:value-type="currency" office:currency="ZAR" office:value="0" calcext:value-type="currency">
            <text:p>R 0</text:p>
          </table:table-cell>
          <table:table-cell table:style-name="ce53" table:formula="of:=([.C82]-[.AC82])/3" office:value-type="currency" office:currency="ZAR" office:value="0" calcext:value-type="currency">
            <text:p>R 0</text:p>
          </table:table-cell>
          <table:table-cell table:style-name="ce53" table:formula="of:=([.D82]-[.AD82])/4" office:value-type="currency" office:currency="ZAR" office:value="0" calcext:value-type="currency">
            <text:p>R 0</text:p>
          </table:table-cell>
          <table:table-cell table:style-name="ce53" table:formula="of:=([.E82]-[.AE82])/5" office:value-type="currency" office:currency="ZAR" office:value="0" calcext:value-type="currency">
            <text:p>R 0</text:p>
          </table:table-cell>
          <table:table-cell table:style-name="ce53" table:formula="of:=([.F82]-[.AF82])/6" office:value-type="currency" office:currency="ZAR" office:value="0" calcext:value-type="currency">
            <text:p>R 0</text:p>
          </table:table-cell>
          <table:table-cell table:style-name="ce53" table:formula="of:=([.G82]-[.AG82])/7" office:value-type="currency" office:currency="ZAR" office:value="0" calcext:value-type="currency">
            <text:p>R 0</text:p>
          </table:table-cell>
          <table:table-cell table:style-name="ce53" table:formula="of:=([.H82]-[.AH82])/8" office:value-type="currency" office:currency="ZAR" office:value="0" calcext:value-type="currency">
            <text:p>R 0</text:p>
          </table:table-cell>
          <table:table-cell table:style-name="ce53" table:formula="of:=([.I82]-[.AI82])/9" office:value-type="currency" office:currency="ZAR" office:value="0" calcext:value-type="currency">
            <text:p>R 0</text:p>
          </table:table-cell>
          <table:table-cell table:style-name="ce53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58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3]*0.9" office:value-type="currency" office:currency="ZAR" office:value="0" calcext:value-type="currency">
            <text:p>R 0</text:p>
          </table:table-cell>
          <table:table-cell table:style-name="ce53" table:formula="of:=[.B83]*0.8" office:value-type="currency" office:currency="ZAR" office:value="0" calcext:value-type="currency">
            <text:p>R 0</text:p>
          </table:table-cell>
          <table:table-cell table:style-name="ce53" table:formula="of:=[.C83]*0.7" office:value-type="currency" office:currency="ZAR" office:value="0" calcext:value-type="currency">
            <text:p>R 0</text:p>
          </table:table-cell>
          <table:table-cell table:style-name="ce53" table:formula="of:=[.D83]*0.6" office:value-type="currency" office:currency="ZAR" office:value="0" calcext:value-type="currency">
            <text:p>R 0</text:p>
          </table:table-cell>
          <table:table-cell table:style-name="ce53" table:formula="of:=[.E83]*0.5" office:value-type="currency" office:currency="ZAR" office:value="0" calcext:value-type="currency">
            <text:p>R 0</text:p>
          </table:table-cell>
          <table:table-cell table:style-name="ce53" table:formula="of:=[.F83]*0.4" office:value-type="currency" office:currency="ZAR" office:value="0" calcext:value-type="currency">
            <text:p>R 0</text:p>
          </table:table-cell>
          <table:table-cell table:style-name="ce53" table:formula="of:=[.G83]*0.3" office:value-type="currency" office:currency="ZAR" office:value="0" calcext:value-type="currency">
            <text:p>R 0</text:p>
          </table:table-cell>
          <table:table-cell table:style-name="ce53" table:formula="of:=[.H83]*0.2" office:value-type="currency" office:currency="ZAR" office:value="0" calcext:value-type="currency">
            <text:p>R 0</text:p>
          </table:table-cell>
          <table:table-cell table:style-name="ce53" table:formula="of:=[.I83]*0.1" office:value-type="currency" office:currency="ZAR" office:value="0" calcext:value-type="currency">
            <text:p>R 0</text:p>
          </table:table-cell>
          <table:table-cell table:style-name="ce53" table:formula="of:=[.J83]*0" office:value-type="currency" office:currency="ZAR" office:value="0" calcext:value-type="currency">
            <text:p>R 0</text:p>
          </table:table-cell>
          <table:table-cell/>
          <table:table-cell table:style-name="ce5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3]" office:value-type="currency" office:currency="ZAR" office:value="0" calcext:value-type="currency">
            <text:p>R 0</text:p>
          </table:table-cell>
          <table:table-cell table:style-name="ce53" table:formula="of:=[.$Y$22]*[.M83]" office:value-type="currency" office:currency="ZAR" office:value="0" calcext:value-type="currency">
            <text:p>R 0</text:p>
          </table:table-cell>
          <table:table-cell table:style-name="ce53" table:formula="of:=[.$Y$22]*[.N83]" office:value-type="currency" office:currency="ZAR" office:value="0" calcext:value-type="currency">
            <text:p>R 0</text:p>
          </table:table-cell>
          <table:table-cell table:style-name="ce53" table:formula="of:=[.$Y$22]*[.O83]" office:value-type="currency" office:currency="ZAR" office:value="0" calcext:value-type="currency">
            <text:p>R 0</text:p>
          </table:table-cell>
          <table:table-cell table:style-name="ce53" table:formula="of:=[.$Y$22]*[.P83]" office:value-type="currency" office:currency="ZAR" office:value="0" calcext:value-type="currency">
            <text:p>R 0</text:p>
          </table:table-cell>
          <table:table-cell table:style-name="ce53" table:formula="of:=[.$Y$22]*[.Q83]" office:value-type="currency" office:currency="ZAR" office:value="0" calcext:value-type="currency">
            <text:p>R 0</text:p>
          </table:table-cell>
          <table:table-cell table:style-name="ce53" table:formula="of:=[.$Y$22]*[.R83]" office:value-type="currency" office:currency="ZAR" office:value="0" calcext:value-type="currency">
            <text:p>R 0</text:p>
          </table:table-cell>
          <table:table-cell table:style-name="ce53" table:formula="of:=[.$Y$22]*[.S83]" office:value-type="currency" office:currency="ZAR" office:value="0" calcext:value-type="currency">
            <text:p>R 0</text:p>
          </table:table-cell>
          <table:table-cell table:style-name="ce53" table:formula="of:=[.$Y$22]*[.T83]" office:value-type="currency" office:currency="ZAR" office:value="0" calcext:value-type="currency">
            <text:p>R 0</text:p>
          </table:table-cell>
          <table:table-cell table:style-name="ce53" table:formula="of:=[.$Y$22]*[.U83]" office:value-type="currency" office:currency="ZAR" office:value="0" calcext:value-type="currency">
            <text:p>R 0</text:p>
          </table:table-cell>
          <table:table-cell/>
          <table:table-cell table:style-name="ce53" table:formula="of:=([.A83]-[.AA83])/1" office:value-type="currency" office:currency="ZAR" office:value="0" calcext:value-type="currency">
            <text:p>R 0</text:p>
          </table:table-cell>
          <table:table-cell table:style-name="ce53" table:formula="of:=([.B83]-[.AB83])/2" office:value-type="currency" office:currency="ZAR" office:value="0" calcext:value-type="currency">
            <text:p>R 0</text:p>
          </table:table-cell>
          <table:table-cell table:style-name="ce53" table:formula="of:=([.C83]-[.AC83])/3" office:value-type="currency" office:currency="ZAR" office:value="0" calcext:value-type="currency">
            <text:p>R 0</text:p>
          </table:table-cell>
          <table:table-cell table:style-name="ce53" table:formula="of:=([.D83]-[.AD83])/4" office:value-type="currency" office:currency="ZAR" office:value="0" calcext:value-type="currency">
            <text:p>R 0</text:p>
          </table:table-cell>
          <table:table-cell table:style-name="ce53" table:formula="of:=([.E83]-[.AE83])/5" office:value-type="currency" office:currency="ZAR" office:value="0" calcext:value-type="currency">
            <text:p>R 0</text:p>
          </table:table-cell>
          <table:table-cell table:style-name="ce53" table:formula="of:=([.F83]-[.AF83])/6" office:value-type="currency" office:currency="ZAR" office:value="0" calcext:value-type="currency">
            <text:p>R 0</text:p>
          </table:table-cell>
          <table:table-cell table:style-name="ce53" table:formula="of:=([.G83]-[.AG83])/7" office:value-type="currency" office:currency="ZAR" office:value="0" calcext:value-type="currency">
            <text:p>R 0</text:p>
          </table:table-cell>
          <table:table-cell table:style-name="ce53" table:formula="of:=([.H83]-[.AH83])/8" office:value-type="currency" office:currency="ZAR" office:value="0" calcext:value-type="currency">
            <text:p>R 0</text:p>
          </table:table-cell>
          <table:table-cell table:style-name="ce53" table:formula="of:=([.I83]-[.AI83])/9" office:value-type="currency" office:currency="ZAR" office:value="0" calcext:value-type="currency">
            <text:p>R 0</text:p>
          </table:table-cell>
          <table:table-cell table:style-name="ce53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58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4]*0.9" office:value-type="currency" office:currency="ZAR" office:value="0" calcext:value-type="currency">
            <text:p>R 0</text:p>
          </table:table-cell>
          <table:table-cell table:style-name="ce53" table:formula="of:=[.B84]*0.8" office:value-type="currency" office:currency="ZAR" office:value="0" calcext:value-type="currency">
            <text:p>R 0</text:p>
          </table:table-cell>
          <table:table-cell table:style-name="ce53" table:formula="of:=[.C84]*0.7" office:value-type="currency" office:currency="ZAR" office:value="0" calcext:value-type="currency">
            <text:p>R 0</text:p>
          </table:table-cell>
          <table:table-cell table:style-name="ce53" table:formula="of:=[.D84]*0.6" office:value-type="currency" office:currency="ZAR" office:value="0" calcext:value-type="currency">
            <text:p>R 0</text:p>
          </table:table-cell>
          <table:table-cell table:style-name="ce53" table:formula="of:=[.E84]*0.5" office:value-type="currency" office:currency="ZAR" office:value="0" calcext:value-type="currency">
            <text:p>R 0</text:p>
          </table:table-cell>
          <table:table-cell table:style-name="ce53" table:formula="of:=[.F84]*0.4" office:value-type="currency" office:currency="ZAR" office:value="0" calcext:value-type="currency">
            <text:p>R 0</text:p>
          </table:table-cell>
          <table:table-cell table:style-name="ce53" table:formula="of:=[.G84]*0.3" office:value-type="currency" office:currency="ZAR" office:value="0" calcext:value-type="currency">
            <text:p>R 0</text:p>
          </table:table-cell>
          <table:table-cell table:style-name="ce53" table:formula="of:=[.H84]*0.2" office:value-type="currency" office:currency="ZAR" office:value="0" calcext:value-type="currency">
            <text:p>R 0</text:p>
          </table:table-cell>
          <table:table-cell table:style-name="ce53" table:formula="of:=[.I84]*0.1" office:value-type="currency" office:currency="ZAR" office:value="0" calcext:value-type="currency">
            <text:p>R 0</text:p>
          </table:table-cell>
          <table:table-cell table:style-name="ce53" table:formula="of:=[.J84]*0" office:value-type="currency" office:currency="ZAR" office:value="0" calcext:value-type="currency">
            <text:p>R 0</text:p>
          </table:table-cell>
          <table:table-cell/>
          <table:table-cell table:style-name="ce5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4]" office:value-type="currency" office:currency="ZAR" office:value="0" calcext:value-type="currency">
            <text:p>R 0</text:p>
          </table:table-cell>
          <table:table-cell table:style-name="ce53" table:formula="of:=[.$Y$22]*[.M84]" office:value-type="currency" office:currency="ZAR" office:value="0" calcext:value-type="currency">
            <text:p>R 0</text:p>
          </table:table-cell>
          <table:table-cell table:style-name="ce53" table:formula="of:=[.$Y$22]*[.N84]" office:value-type="currency" office:currency="ZAR" office:value="0" calcext:value-type="currency">
            <text:p>R 0</text:p>
          </table:table-cell>
          <table:table-cell table:style-name="ce53" table:formula="of:=[.$Y$22]*[.O84]" office:value-type="currency" office:currency="ZAR" office:value="0" calcext:value-type="currency">
            <text:p>R 0</text:p>
          </table:table-cell>
          <table:table-cell table:style-name="ce53" table:formula="of:=[.$Y$22]*[.P84]" office:value-type="currency" office:currency="ZAR" office:value="0" calcext:value-type="currency">
            <text:p>R 0</text:p>
          </table:table-cell>
          <table:table-cell table:style-name="ce53" table:formula="of:=[.$Y$22]*[.Q84]" office:value-type="currency" office:currency="ZAR" office:value="0" calcext:value-type="currency">
            <text:p>R 0</text:p>
          </table:table-cell>
          <table:table-cell table:style-name="ce53" table:formula="of:=[.$Y$22]*[.R84]" office:value-type="currency" office:currency="ZAR" office:value="0" calcext:value-type="currency">
            <text:p>R 0</text:p>
          </table:table-cell>
          <table:table-cell table:style-name="ce53" table:formula="of:=[.$Y$22]*[.S84]" office:value-type="currency" office:currency="ZAR" office:value="0" calcext:value-type="currency">
            <text:p>R 0</text:p>
          </table:table-cell>
          <table:table-cell table:style-name="ce53" table:formula="of:=[.$Y$22]*[.T84]" office:value-type="currency" office:currency="ZAR" office:value="0" calcext:value-type="currency">
            <text:p>R 0</text:p>
          </table:table-cell>
          <table:table-cell table:style-name="ce53" table:formula="of:=[.$Y$22]*[.U84]" office:value-type="currency" office:currency="ZAR" office:value="0" calcext:value-type="currency">
            <text:p>R 0</text:p>
          </table:table-cell>
          <table:table-cell/>
          <table:table-cell table:style-name="ce53" table:formula="of:=([.A84]-[.AA84])/1" office:value-type="currency" office:currency="ZAR" office:value="0" calcext:value-type="currency">
            <text:p>R 0</text:p>
          </table:table-cell>
          <table:table-cell table:style-name="ce53" table:formula="of:=([.B84]-[.AB84])/2" office:value-type="currency" office:currency="ZAR" office:value="0" calcext:value-type="currency">
            <text:p>R 0</text:p>
          </table:table-cell>
          <table:table-cell table:style-name="ce53" table:formula="of:=([.C84]-[.AC84])/3" office:value-type="currency" office:currency="ZAR" office:value="0" calcext:value-type="currency">
            <text:p>R 0</text:p>
          </table:table-cell>
          <table:table-cell table:style-name="ce53" table:formula="of:=([.D84]-[.AD84])/4" office:value-type="currency" office:currency="ZAR" office:value="0" calcext:value-type="currency">
            <text:p>R 0</text:p>
          </table:table-cell>
          <table:table-cell table:style-name="ce53" table:formula="of:=([.E84]-[.AE84])/5" office:value-type="currency" office:currency="ZAR" office:value="0" calcext:value-type="currency">
            <text:p>R 0</text:p>
          </table:table-cell>
          <table:table-cell table:style-name="ce53" table:formula="of:=([.F84]-[.AF84])/6" office:value-type="currency" office:currency="ZAR" office:value="0" calcext:value-type="currency">
            <text:p>R 0</text:p>
          </table:table-cell>
          <table:table-cell table:style-name="ce53" table:formula="of:=([.G84]-[.AG84])/7" office:value-type="currency" office:currency="ZAR" office:value="0" calcext:value-type="currency">
            <text:p>R 0</text:p>
          </table:table-cell>
          <table:table-cell table:style-name="ce53" table:formula="of:=([.H84]-[.AH84])/8" office:value-type="currency" office:currency="ZAR" office:value="0" calcext:value-type="currency">
            <text:p>R 0</text:p>
          </table:table-cell>
          <table:table-cell table:style-name="ce53" table:formula="of:=([.I84]-[.AI84])/9" office:value-type="currency" office:currency="ZAR" office:value="0" calcext:value-type="currency">
            <text:p>R 0</text:p>
          </table:table-cell>
          <table:table-cell table:style-name="ce53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58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5]*0.9" office:value-type="currency" office:currency="ZAR" office:value="0" calcext:value-type="currency">
            <text:p>R 0</text:p>
          </table:table-cell>
          <table:table-cell table:style-name="ce53" table:formula="of:=[.B85]*0.8" office:value-type="currency" office:currency="ZAR" office:value="0" calcext:value-type="currency">
            <text:p>R 0</text:p>
          </table:table-cell>
          <table:table-cell table:style-name="ce53" table:formula="of:=[.C85]*0.7" office:value-type="currency" office:currency="ZAR" office:value="0" calcext:value-type="currency">
            <text:p>R 0</text:p>
          </table:table-cell>
          <table:table-cell table:style-name="ce53" table:formula="of:=[.D85]*0.6" office:value-type="currency" office:currency="ZAR" office:value="0" calcext:value-type="currency">
            <text:p>R 0</text:p>
          </table:table-cell>
          <table:table-cell table:style-name="ce53" table:formula="of:=[.E85]*0.5" office:value-type="currency" office:currency="ZAR" office:value="0" calcext:value-type="currency">
            <text:p>R 0</text:p>
          </table:table-cell>
          <table:table-cell table:style-name="ce53" table:formula="of:=[.F85]*0.4" office:value-type="currency" office:currency="ZAR" office:value="0" calcext:value-type="currency">
            <text:p>R 0</text:p>
          </table:table-cell>
          <table:table-cell table:style-name="ce53" table:formula="of:=[.G85]*0.3" office:value-type="currency" office:currency="ZAR" office:value="0" calcext:value-type="currency">
            <text:p>R 0</text:p>
          </table:table-cell>
          <table:table-cell table:style-name="ce53" table:formula="of:=[.H85]*0.2" office:value-type="currency" office:currency="ZAR" office:value="0" calcext:value-type="currency">
            <text:p>R 0</text:p>
          </table:table-cell>
          <table:table-cell table:style-name="ce53" table:formula="of:=[.I85]*0.1" office:value-type="currency" office:currency="ZAR" office:value="0" calcext:value-type="currency">
            <text:p>R 0</text:p>
          </table:table-cell>
          <table:table-cell table:style-name="ce53" table:formula="of:=[.J85]*0" office:value-type="currency" office:currency="ZAR" office:value="0" calcext:value-type="currency">
            <text:p>R 0</text:p>
          </table:table-cell>
          <table:table-cell/>
          <table:table-cell table:style-name="ce5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5]" office:value-type="currency" office:currency="ZAR" office:value="0" calcext:value-type="currency">
            <text:p>R 0</text:p>
          </table:table-cell>
          <table:table-cell table:style-name="ce53" table:formula="of:=[.$Y$22]*[.M85]" office:value-type="currency" office:currency="ZAR" office:value="0" calcext:value-type="currency">
            <text:p>R 0</text:p>
          </table:table-cell>
          <table:table-cell table:style-name="ce53" table:formula="of:=[.$Y$22]*[.N85]" office:value-type="currency" office:currency="ZAR" office:value="0" calcext:value-type="currency">
            <text:p>R 0</text:p>
          </table:table-cell>
          <table:table-cell table:style-name="ce53" table:formula="of:=[.$Y$22]*[.O85]" office:value-type="currency" office:currency="ZAR" office:value="0" calcext:value-type="currency">
            <text:p>R 0</text:p>
          </table:table-cell>
          <table:table-cell table:style-name="ce53" table:formula="of:=[.$Y$22]*[.P85]" office:value-type="currency" office:currency="ZAR" office:value="0" calcext:value-type="currency">
            <text:p>R 0</text:p>
          </table:table-cell>
          <table:table-cell table:style-name="ce53" table:formula="of:=[.$Y$22]*[.Q85]" office:value-type="currency" office:currency="ZAR" office:value="0" calcext:value-type="currency">
            <text:p>R 0</text:p>
          </table:table-cell>
          <table:table-cell table:style-name="ce53" table:formula="of:=[.$Y$22]*[.R85]" office:value-type="currency" office:currency="ZAR" office:value="0" calcext:value-type="currency">
            <text:p>R 0</text:p>
          </table:table-cell>
          <table:table-cell table:style-name="ce53" table:formula="of:=[.$Y$22]*[.S85]" office:value-type="currency" office:currency="ZAR" office:value="0" calcext:value-type="currency">
            <text:p>R 0</text:p>
          </table:table-cell>
          <table:table-cell table:style-name="ce53" table:formula="of:=[.$Y$22]*[.T85]" office:value-type="currency" office:currency="ZAR" office:value="0" calcext:value-type="currency">
            <text:p>R 0</text:p>
          </table:table-cell>
          <table:table-cell table:style-name="ce53" table:formula="of:=[.$Y$22]*[.U85]" office:value-type="currency" office:currency="ZAR" office:value="0" calcext:value-type="currency">
            <text:p>R 0</text:p>
          </table:table-cell>
          <table:table-cell/>
          <table:table-cell table:style-name="ce53" table:formula="of:=([.A85]-[.AA85])/1" office:value-type="currency" office:currency="ZAR" office:value="0" calcext:value-type="currency">
            <text:p>R 0</text:p>
          </table:table-cell>
          <table:table-cell table:style-name="ce53" table:formula="of:=([.B85]-[.AB85])/2" office:value-type="currency" office:currency="ZAR" office:value="0" calcext:value-type="currency">
            <text:p>R 0</text:p>
          </table:table-cell>
          <table:table-cell table:style-name="ce53" table:formula="of:=([.C85]-[.AC85])/3" office:value-type="currency" office:currency="ZAR" office:value="0" calcext:value-type="currency">
            <text:p>R 0</text:p>
          </table:table-cell>
          <table:table-cell table:style-name="ce53" table:formula="of:=([.D85]-[.AD85])/4" office:value-type="currency" office:currency="ZAR" office:value="0" calcext:value-type="currency">
            <text:p>R 0</text:p>
          </table:table-cell>
          <table:table-cell table:style-name="ce53" table:formula="of:=([.E85]-[.AE85])/5" office:value-type="currency" office:currency="ZAR" office:value="0" calcext:value-type="currency">
            <text:p>R 0</text:p>
          </table:table-cell>
          <table:table-cell table:style-name="ce53" table:formula="of:=([.F85]-[.AF85])/6" office:value-type="currency" office:currency="ZAR" office:value="0" calcext:value-type="currency">
            <text:p>R 0</text:p>
          </table:table-cell>
          <table:table-cell table:style-name="ce53" table:formula="of:=([.G85]-[.AG85])/7" office:value-type="currency" office:currency="ZAR" office:value="0" calcext:value-type="currency">
            <text:p>R 0</text:p>
          </table:table-cell>
          <table:table-cell table:style-name="ce53" table:formula="of:=([.H85]-[.AH85])/8" office:value-type="currency" office:currency="ZAR" office:value="0" calcext:value-type="currency">
            <text:p>R 0</text:p>
          </table:table-cell>
          <table:table-cell table:style-name="ce53" table:formula="of:=([.I85]-[.AI85])/9" office:value-type="currency" office:currency="ZAR" office:value="0" calcext:value-type="currency">
            <text:p>R 0</text:p>
          </table:table-cell>
          <table:table-cell table:style-name="ce53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58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6]*0.9" office:value-type="currency" office:currency="ZAR" office:value="0" calcext:value-type="currency">
            <text:p>R 0</text:p>
          </table:table-cell>
          <table:table-cell table:style-name="ce53" table:formula="of:=[.B86]*0.8" office:value-type="currency" office:currency="ZAR" office:value="0" calcext:value-type="currency">
            <text:p>R 0</text:p>
          </table:table-cell>
          <table:table-cell table:style-name="ce53" table:formula="of:=[.C86]*0.7" office:value-type="currency" office:currency="ZAR" office:value="0" calcext:value-type="currency">
            <text:p>R 0</text:p>
          </table:table-cell>
          <table:table-cell table:style-name="ce53" table:formula="of:=[.D86]*0.6" office:value-type="currency" office:currency="ZAR" office:value="0" calcext:value-type="currency">
            <text:p>R 0</text:p>
          </table:table-cell>
          <table:table-cell table:style-name="ce53" table:formula="of:=[.E86]*0.5" office:value-type="currency" office:currency="ZAR" office:value="0" calcext:value-type="currency">
            <text:p>R 0</text:p>
          </table:table-cell>
          <table:table-cell table:style-name="ce53" table:formula="of:=[.F86]*0.4" office:value-type="currency" office:currency="ZAR" office:value="0" calcext:value-type="currency">
            <text:p>R 0</text:p>
          </table:table-cell>
          <table:table-cell table:style-name="ce53" table:formula="of:=[.G86]*0.3" office:value-type="currency" office:currency="ZAR" office:value="0" calcext:value-type="currency">
            <text:p>R 0</text:p>
          </table:table-cell>
          <table:table-cell table:style-name="ce53" table:formula="of:=[.H86]*0.2" office:value-type="currency" office:currency="ZAR" office:value="0" calcext:value-type="currency">
            <text:p>R 0</text:p>
          </table:table-cell>
          <table:table-cell table:style-name="ce53" table:formula="of:=[.I86]*0.1" office:value-type="currency" office:currency="ZAR" office:value="0" calcext:value-type="currency">
            <text:p>R 0</text:p>
          </table:table-cell>
          <table:table-cell table:style-name="ce53" table:formula="of:=[.J86]*0" office:value-type="currency" office:currency="ZAR" office:value="0" calcext:value-type="currency">
            <text:p>R 0</text:p>
          </table:table-cell>
          <table:table-cell/>
          <table:table-cell table:style-name="ce5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6]" office:value-type="currency" office:currency="ZAR" office:value="0" calcext:value-type="currency">
            <text:p>R 0</text:p>
          </table:table-cell>
          <table:table-cell table:style-name="ce53" table:formula="of:=[.$Y$22]*[.M86]" office:value-type="currency" office:currency="ZAR" office:value="0" calcext:value-type="currency">
            <text:p>R 0</text:p>
          </table:table-cell>
          <table:table-cell table:style-name="ce53" table:formula="of:=[.$Y$22]*[.N86]" office:value-type="currency" office:currency="ZAR" office:value="0" calcext:value-type="currency">
            <text:p>R 0</text:p>
          </table:table-cell>
          <table:table-cell table:style-name="ce53" table:formula="of:=[.$Y$22]*[.O86]" office:value-type="currency" office:currency="ZAR" office:value="0" calcext:value-type="currency">
            <text:p>R 0</text:p>
          </table:table-cell>
          <table:table-cell table:style-name="ce53" table:formula="of:=[.$Y$22]*[.P86]" office:value-type="currency" office:currency="ZAR" office:value="0" calcext:value-type="currency">
            <text:p>R 0</text:p>
          </table:table-cell>
          <table:table-cell table:style-name="ce53" table:formula="of:=[.$Y$22]*[.Q86]" office:value-type="currency" office:currency="ZAR" office:value="0" calcext:value-type="currency">
            <text:p>R 0</text:p>
          </table:table-cell>
          <table:table-cell table:style-name="ce53" table:formula="of:=[.$Y$22]*[.R86]" office:value-type="currency" office:currency="ZAR" office:value="0" calcext:value-type="currency">
            <text:p>R 0</text:p>
          </table:table-cell>
          <table:table-cell table:style-name="ce53" table:formula="of:=[.$Y$22]*[.S86]" office:value-type="currency" office:currency="ZAR" office:value="0" calcext:value-type="currency">
            <text:p>R 0</text:p>
          </table:table-cell>
          <table:table-cell table:style-name="ce53" table:formula="of:=[.$Y$22]*[.T86]" office:value-type="currency" office:currency="ZAR" office:value="0" calcext:value-type="currency">
            <text:p>R 0</text:p>
          </table:table-cell>
          <table:table-cell table:style-name="ce53" table:formula="of:=[.$Y$22]*[.U86]" office:value-type="currency" office:currency="ZAR" office:value="0" calcext:value-type="currency">
            <text:p>R 0</text:p>
          </table:table-cell>
          <table:table-cell/>
          <table:table-cell table:style-name="ce53" table:formula="of:=([.A86]-[.AA86])/1" office:value-type="currency" office:currency="ZAR" office:value="0" calcext:value-type="currency">
            <text:p>R 0</text:p>
          </table:table-cell>
          <table:table-cell table:style-name="ce53" table:formula="of:=([.B86]-[.AB86])/2" office:value-type="currency" office:currency="ZAR" office:value="0" calcext:value-type="currency">
            <text:p>R 0</text:p>
          </table:table-cell>
          <table:table-cell table:style-name="ce53" table:formula="of:=([.C86]-[.AC86])/3" office:value-type="currency" office:currency="ZAR" office:value="0" calcext:value-type="currency">
            <text:p>R 0</text:p>
          </table:table-cell>
          <table:table-cell table:style-name="ce53" table:formula="of:=([.D86]-[.AD86])/4" office:value-type="currency" office:currency="ZAR" office:value="0" calcext:value-type="currency">
            <text:p>R 0</text:p>
          </table:table-cell>
          <table:table-cell table:style-name="ce53" table:formula="of:=([.E86]-[.AE86])/5" office:value-type="currency" office:currency="ZAR" office:value="0" calcext:value-type="currency">
            <text:p>R 0</text:p>
          </table:table-cell>
          <table:table-cell table:style-name="ce53" table:formula="of:=([.F86]-[.AF86])/6" office:value-type="currency" office:currency="ZAR" office:value="0" calcext:value-type="currency">
            <text:p>R 0</text:p>
          </table:table-cell>
          <table:table-cell table:style-name="ce53" table:formula="of:=([.G86]-[.AG86])/7" office:value-type="currency" office:currency="ZAR" office:value="0" calcext:value-type="currency">
            <text:p>R 0</text:p>
          </table:table-cell>
          <table:table-cell table:style-name="ce53" table:formula="of:=([.H86]-[.AH86])/8" office:value-type="currency" office:currency="ZAR" office:value="0" calcext:value-type="currency">
            <text:p>R 0</text:p>
          </table:table-cell>
          <table:table-cell table:style-name="ce53" table:formula="of:=([.I86]-[.AI86])/9" office:value-type="currency" office:currency="ZAR" office:value="0" calcext:value-type="currency">
            <text:p>R 0</text:p>
          </table:table-cell>
          <table:table-cell table:style-name="ce53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58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7]*0.9" office:value-type="currency" office:currency="ZAR" office:value="0" calcext:value-type="currency">
            <text:p>R 0</text:p>
          </table:table-cell>
          <table:table-cell table:style-name="ce53" table:formula="of:=[.B87]*0.8" office:value-type="currency" office:currency="ZAR" office:value="0" calcext:value-type="currency">
            <text:p>R 0</text:p>
          </table:table-cell>
          <table:table-cell table:style-name="ce53" table:formula="of:=[.C87]*0.7" office:value-type="currency" office:currency="ZAR" office:value="0" calcext:value-type="currency">
            <text:p>R 0</text:p>
          </table:table-cell>
          <table:table-cell table:style-name="ce53" table:formula="of:=[.D87]*0.6" office:value-type="currency" office:currency="ZAR" office:value="0" calcext:value-type="currency">
            <text:p>R 0</text:p>
          </table:table-cell>
          <table:table-cell table:style-name="ce53" table:formula="of:=[.E87]*0.5" office:value-type="currency" office:currency="ZAR" office:value="0" calcext:value-type="currency">
            <text:p>R 0</text:p>
          </table:table-cell>
          <table:table-cell table:style-name="ce53" table:formula="of:=[.F87]*0.4" office:value-type="currency" office:currency="ZAR" office:value="0" calcext:value-type="currency">
            <text:p>R 0</text:p>
          </table:table-cell>
          <table:table-cell table:style-name="ce53" table:formula="of:=[.G87]*0.3" office:value-type="currency" office:currency="ZAR" office:value="0" calcext:value-type="currency">
            <text:p>R 0</text:p>
          </table:table-cell>
          <table:table-cell table:style-name="ce53" table:formula="of:=[.H87]*0.2" office:value-type="currency" office:currency="ZAR" office:value="0" calcext:value-type="currency">
            <text:p>R 0</text:p>
          </table:table-cell>
          <table:table-cell table:style-name="ce53" table:formula="of:=[.I87]*0.1" office:value-type="currency" office:currency="ZAR" office:value="0" calcext:value-type="currency">
            <text:p>R 0</text:p>
          </table:table-cell>
          <table:table-cell table:style-name="ce53" table:formula="of:=[.J87]*0" office:value-type="currency" office:currency="ZAR" office:value="0" calcext:value-type="currency">
            <text:p>R 0</text:p>
          </table:table-cell>
          <table:table-cell/>
          <table:table-cell table:style-name="ce5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7]" office:value-type="currency" office:currency="ZAR" office:value="0" calcext:value-type="currency">
            <text:p>R 0</text:p>
          </table:table-cell>
          <table:table-cell table:style-name="ce53" table:formula="of:=[.$Y$22]*[.M87]" office:value-type="currency" office:currency="ZAR" office:value="0" calcext:value-type="currency">
            <text:p>R 0</text:p>
          </table:table-cell>
          <table:table-cell table:style-name="ce53" table:formula="of:=[.$Y$22]*[.N87]" office:value-type="currency" office:currency="ZAR" office:value="0" calcext:value-type="currency">
            <text:p>R 0</text:p>
          </table:table-cell>
          <table:table-cell table:style-name="ce53" table:formula="of:=[.$Y$22]*[.O87]" office:value-type="currency" office:currency="ZAR" office:value="0" calcext:value-type="currency">
            <text:p>R 0</text:p>
          </table:table-cell>
          <table:table-cell table:style-name="ce53" table:formula="of:=[.$Y$22]*[.P87]" office:value-type="currency" office:currency="ZAR" office:value="0" calcext:value-type="currency">
            <text:p>R 0</text:p>
          </table:table-cell>
          <table:table-cell table:style-name="ce53" table:formula="of:=[.$Y$22]*[.Q87]" office:value-type="currency" office:currency="ZAR" office:value="0" calcext:value-type="currency">
            <text:p>R 0</text:p>
          </table:table-cell>
          <table:table-cell table:style-name="ce53" table:formula="of:=[.$Y$22]*[.R87]" office:value-type="currency" office:currency="ZAR" office:value="0" calcext:value-type="currency">
            <text:p>R 0</text:p>
          </table:table-cell>
          <table:table-cell table:style-name="ce53" table:formula="of:=[.$Y$22]*[.S87]" office:value-type="currency" office:currency="ZAR" office:value="0" calcext:value-type="currency">
            <text:p>R 0</text:p>
          </table:table-cell>
          <table:table-cell table:style-name="ce53" table:formula="of:=[.$Y$22]*[.T87]" office:value-type="currency" office:currency="ZAR" office:value="0" calcext:value-type="currency">
            <text:p>R 0</text:p>
          </table:table-cell>
          <table:table-cell table:style-name="ce53" table:formula="of:=[.$Y$22]*[.U87]" office:value-type="currency" office:currency="ZAR" office:value="0" calcext:value-type="currency">
            <text:p>R 0</text:p>
          </table:table-cell>
          <table:table-cell/>
          <table:table-cell table:style-name="ce53" table:formula="of:=([.A87]-[.AA87])/1" office:value-type="currency" office:currency="ZAR" office:value="0" calcext:value-type="currency">
            <text:p>R 0</text:p>
          </table:table-cell>
          <table:table-cell table:style-name="ce53" table:formula="of:=([.B87]-[.AB87])/2" office:value-type="currency" office:currency="ZAR" office:value="0" calcext:value-type="currency">
            <text:p>R 0</text:p>
          </table:table-cell>
          <table:table-cell table:style-name="ce53" table:formula="of:=([.C87]-[.AC87])/3" office:value-type="currency" office:currency="ZAR" office:value="0" calcext:value-type="currency">
            <text:p>R 0</text:p>
          </table:table-cell>
          <table:table-cell table:style-name="ce53" table:formula="of:=([.D87]-[.AD87])/4" office:value-type="currency" office:currency="ZAR" office:value="0" calcext:value-type="currency">
            <text:p>R 0</text:p>
          </table:table-cell>
          <table:table-cell table:style-name="ce53" table:formula="of:=([.E87]-[.AE87])/5" office:value-type="currency" office:currency="ZAR" office:value="0" calcext:value-type="currency">
            <text:p>R 0</text:p>
          </table:table-cell>
          <table:table-cell table:style-name="ce53" table:formula="of:=([.F87]-[.AF87])/6" office:value-type="currency" office:currency="ZAR" office:value="0" calcext:value-type="currency">
            <text:p>R 0</text:p>
          </table:table-cell>
          <table:table-cell table:style-name="ce53" table:formula="of:=([.G87]-[.AG87])/7" office:value-type="currency" office:currency="ZAR" office:value="0" calcext:value-type="currency">
            <text:p>R 0</text:p>
          </table:table-cell>
          <table:table-cell table:style-name="ce53" table:formula="of:=([.H87]-[.AH87])/8" office:value-type="currency" office:currency="ZAR" office:value="0" calcext:value-type="currency">
            <text:p>R 0</text:p>
          </table:table-cell>
          <table:table-cell table:style-name="ce53" table:formula="of:=([.I87]-[.AI87])/9" office:value-type="currency" office:currency="ZAR" office:value="0" calcext:value-type="currency">
            <text:p>R 0</text:p>
          </table:table-cell>
          <table:table-cell table:style-name="ce53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58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8]*0.9" office:value-type="currency" office:currency="ZAR" office:value="0" calcext:value-type="currency">
            <text:p>R 0</text:p>
          </table:table-cell>
          <table:table-cell table:style-name="ce53" table:formula="of:=[.B88]*0.8" office:value-type="currency" office:currency="ZAR" office:value="0" calcext:value-type="currency">
            <text:p>R 0</text:p>
          </table:table-cell>
          <table:table-cell table:style-name="ce53" table:formula="of:=[.C88]*0.7" office:value-type="currency" office:currency="ZAR" office:value="0" calcext:value-type="currency">
            <text:p>R 0</text:p>
          </table:table-cell>
          <table:table-cell table:style-name="ce53" table:formula="of:=[.D88]*0.6" office:value-type="currency" office:currency="ZAR" office:value="0" calcext:value-type="currency">
            <text:p>R 0</text:p>
          </table:table-cell>
          <table:table-cell table:style-name="ce53" table:formula="of:=[.E88]*0.5" office:value-type="currency" office:currency="ZAR" office:value="0" calcext:value-type="currency">
            <text:p>R 0</text:p>
          </table:table-cell>
          <table:table-cell table:style-name="ce53" table:formula="of:=[.F88]*0.4" office:value-type="currency" office:currency="ZAR" office:value="0" calcext:value-type="currency">
            <text:p>R 0</text:p>
          </table:table-cell>
          <table:table-cell table:style-name="ce53" table:formula="of:=[.G88]*0.3" office:value-type="currency" office:currency="ZAR" office:value="0" calcext:value-type="currency">
            <text:p>R 0</text:p>
          </table:table-cell>
          <table:table-cell table:style-name="ce53" table:formula="of:=[.H88]*0.2" office:value-type="currency" office:currency="ZAR" office:value="0" calcext:value-type="currency">
            <text:p>R 0</text:p>
          </table:table-cell>
          <table:table-cell table:style-name="ce53" table:formula="of:=[.I88]*0.1" office:value-type="currency" office:currency="ZAR" office:value="0" calcext:value-type="currency">
            <text:p>R 0</text:p>
          </table:table-cell>
          <table:table-cell table:style-name="ce53" table:formula="of:=[.J88]*0" office:value-type="currency" office:currency="ZAR" office:value="0" calcext:value-type="currency">
            <text:p>R 0</text:p>
          </table:table-cell>
          <table:table-cell/>
          <table:table-cell table:style-name="ce5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8]" office:value-type="currency" office:currency="ZAR" office:value="0" calcext:value-type="currency">
            <text:p>R 0</text:p>
          </table:table-cell>
          <table:table-cell table:style-name="ce53" table:formula="of:=[.$Y$22]*[.M88]" office:value-type="currency" office:currency="ZAR" office:value="0" calcext:value-type="currency">
            <text:p>R 0</text:p>
          </table:table-cell>
          <table:table-cell table:style-name="ce53" table:formula="of:=[.$Y$22]*[.N88]" office:value-type="currency" office:currency="ZAR" office:value="0" calcext:value-type="currency">
            <text:p>R 0</text:p>
          </table:table-cell>
          <table:table-cell table:style-name="ce53" table:formula="of:=[.$Y$22]*[.O88]" office:value-type="currency" office:currency="ZAR" office:value="0" calcext:value-type="currency">
            <text:p>R 0</text:p>
          </table:table-cell>
          <table:table-cell table:style-name="ce53" table:formula="of:=[.$Y$22]*[.P88]" office:value-type="currency" office:currency="ZAR" office:value="0" calcext:value-type="currency">
            <text:p>R 0</text:p>
          </table:table-cell>
          <table:table-cell table:style-name="ce53" table:formula="of:=[.$Y$22]*[.Q88]" office:value-type="currency" office:currency="ZAR" office:value="0" calcext:value-type="currency">
            <text:p>R 0</text:p>
          </table:table-cell>
          <table:table-cell table:style-name="ce53" table:formula="of:=[.$Y$22]*[.R88]" office:value-type="currency" office:currency="ZAR" office:value="0" calcext:value-type="currency">
            <text:p>R 0</text:p>
          </table:table-cell>
          <table:table-cell table:style-name="ce53" table:formula="of:=[.$Y$22]*[.S88]" office:value-type="currency" office:currency="ZAR" office:value="0" calcext:value-type="currency">
            <text:p>R 0</text:p>
          </table:table-cell>
          <table:table-cell table:style-name="ce53" table:formula="of:=[.$Y$22]*[.T88]" office:value-type="currency" office:currency="ZAR" office:value="0" calcext:value-type="currency">
            <text:p>R 0</text:p>
          </table:table-cell>
          <table:table-cell table:style-name="ce53" table:formula="of:=[.$Y$22]*[.U88]" office:value-type="currency" office:currency="ZAR" office:value="0" calcext:value-type="currency">
            <text:p>R 0</text:p>
          </table:table-cell>
          <table:table-cell/>
          <table:table-cell table:style-name="ce53" table:formula="of:=([.A88]-[.AA88])/1" office:value-type="currency" office:currency="ZAR" office:value="0" calcext:value-type="currency">
            <text:p>R 0</text:p>
          </table:table-cell>
          <table:table-cell table:style-name="ce53" table:formula="of:=([.B88]-[.AB88])/2" office:value-type="currency" office:currency="ZAR" office:value="0" calcext:value-type="currency">
            <text:p>R 0</text:p>
          </table:table-cell>
          <table:table-cell table:style-name="ce53" table:formula="of:=([.C88]-[.AC88])/3" office:value-type="currency" office:currency="ZAR" office:value="0" calcext:value-type="currency">
            <text:p>R 0</text:p>
          </table:table-cell>
          <table:table-cell table:style-name="ce53" table:formula="of:=([.D88]-[.AD88])/4" office:value-type="currency" office:currency="ZAR" office:value="0" calcext:value-type="currency">
            <text:p>R 0</text:p>
          </table:table-cell>
          <table:table-cell table:style-name="ce53" table:formula="of:=([.E88]-[.AE88])/5" office:value-type="currency" office:currency="ZAR" office:value="0" calcext:value-type="currency">
            <text:p>R 0</text:p>
          </table:table-cell>
          <table:table-cell table:style-name="ce53" table:formula="of:=([.F88]-[.AF88])/6" office:value-type="currency" office:currency="ZAR" office:value="0" calcext:value-type="currency">
            <text:p>R 0</text:p>
          </table:table-cell>
          <table:table-cell table:style-name="ce53" table:formula="of:=([.G88]-[.AG88])/7" office:value-type="currency" office:currency="ZAR" office:value="0" calcext:value-type="currency">
            <text:p>R 0</text:p>
          </table:table-cell>
          <table:table-cell table:style-name="ce53" table:formula="of:=([.H88]-[.AH88])/8" office:value-type="currency" office:currency="ZAR" office:value="0" calcext:value-type="currency">
            <text:p>R 0</text:p>
          </table:table-cell>
          <table:table-cell table:style-name="ce53" table:formula="of:=([.I88]-[.AI88])/9" office:value-type="currency" office:currency="ZAR" office:value="0" calcext:value-type="currency">
            <text:p>R 0</text:p>
          </table:table-cell>
          <table:table-cell table:style-name="ce53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58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9]*0.9" office:value-type="currency" office:currency="ZAR" office:value="0" calcext:value-type="currency">
            <text:p>R 0</text:p>
          </table:table-cell>
          <table:table-cell table:style-name="ce53" table:formula="of:=[.B89]*0.8" office:value-type="currency" office:currency="ZAR" office:value="0" calcext:value-type="currency">
            <text:p>R 0</text:p>
          </table:table-cell>
          <table:table-cell table:style-name="ce53" table:formula="of:=[.C89]*0.7" office:value-type="currency" office:currency="ZAR" office:value="0" calcext:value-type="currency">
            <text:p>R 0</text:p>
          </table:table-cell>
          <table:table-cell table:style-name="ce53" table:formula="of:=[.D89]*0.6" office:value-type="currency" office:currency="ZAR" office:value="0" calcext:value-type="currency">
            <text:p>R 0</text:p>
          </table:table-cell>
          <table:table-cell table:style-name="ce53" table:formula="of:=[.E89]*0.5" office:value-type="currency" office:currency="ZAR" office:value="0" calcext:value-type="currency">
            <text:p>R 0</text:p>
          </table:table-cell>
          <table:table-cell table:style-name="ce53" table:formula="of:=[.F89]*0.4" office:value-type="currency" office:currency="ZAR" office:value="0" calcext:value-type="currency">
            <text:p>R 0</text:p>
          </table:table-cell>
          <table:table-cell table:style-name="ce53" table:formula="of:=[.G89]*0.3" office:value-type="currency" office:currency="ZAR" office:value="0" calcext:value-type="currency">
            <text:p>R 0</text:p>
          </table:table-cell>
          <table:table-cell table:style-name="ce53" table:formula="of:=[.H89]*0.2" office:value-type="currency" office:currency="ZAR" office:value="0" calcext:value-type="currency">
            <text:p>R 0</text:p>
          </table:table-cell>
          <table:table-cell table:style-name="ce53" table:formula="of:=[.I89]*0.1" office:value-type="currency" office:currency="ZAR" office:value="0" calcext:value-type="currency">
            <text:p>R 0</text:p>
          </table:table-cell>
          <table:table-cell table:style-name="ce53" table:formula="of:=[.J89]*0" office:value-type="currency" office:currency="ZAR" office:value="0" calcext:value-type="currency">
            <text:p>R 0</text:p>
          </table:table-cell>
          <table:table-cell/>
          <table:table-cell table:style-name="ce53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9]" office:value-type="currency" office:currency="ZAR" office:value="0" calcext:value-type="currency">
            <text:p>R 0</text:p>
          </table:table-cell>
          <table:table-cell table:style-name="ce53" table:formula="of:=[.$Y$22]*[.M89]" office:value-type="currency" office:currency="ZAR" office:value="0" calcext:value-type="currency">
            <text:p>R 0</text:p>
          </table:table-cell>
          <table:table-cell table:style-name="ce53" table:formula="of:=[.$Y$22]*[.N89]" office:value-type="currency" office:currency="ZAR" office:value="0" calcext:value-type="currency">
            <text:p>R 0</text:p>
          </table:table-cell>
          <table:table-cell table:style-name="ce53" table:formula="of:=[.$Y$22]*[.O89]" office:value-type="currency" office:currency="ZAR" office:value="0" calcext:value-type="currency">
            <text:p>R 0</text:p>
          </table:table-cell>
          <table:table-cell table:style-name="ce53" table:formula="of:=[.$Y$22]*[.P89]" office:value-type="currency" office:currency="ZAR" office:value="0" calcext:value-type="currency">
            <text:p>R 0</text:p>
          </table:table-cell>
          <table:table-cell table:style-name="ce53" table:formula="of:=[.$Y$22]*[.Q89]" office:value-type="currency" office:currency="ZAR" office:value="0" calcext:value-type="currency">
            <text:p>R 0</text:p>
          </table:table-cell>
          <table:table-cell table:style-name="ce53" table:formula="of:=[.$Y$22]*[.R89]" office:value-type="currency" office:currency="ZAR" office:value="0" calcext:value-type="currency">
            <text:p>R 0</text:p>
          </table:table-cell>
          <table:table-cell table:style-name="ce53" table:formula="of:=[.$Y$22]*[.S89]" office:value-type="currency" office:currency="ZAR" office:value="0" calcext:value-type="currency">
            <text:p>R 0</text:p>
          </table:table-cell>
          <table:table-cell table:style-name="ce53" table:formula="of:=[.$Y$22]*[.T89]" office:value-type="currency" office:currency="ZAR" office:value="0" calcext:value-type="currency">
            <text:p>R 0</text:p>
          </table:table-cell>
          <table:table-cell table:style-name="ce53" table:formula="of:=[.$Y$22]*[.U89]" office:value-type="currency" office:currency="ZAR" office:value="0" calcext:value-type="currency">
            <text:p>R 0</text:p>
          </table:table-cell>
          <table:table-cell/>
          <table:table-cell table:style-name="ce53" table:formula="of:=([.A89]-[.AA89])/1" office:value-type="currency" office:currency="ZAR" office:value="0" calcext:value-type="currency">
            <text:p>R 0</text:p>
          </table:table-cell>
          <table:table-cell table:style-name="ce53" table:formula="of:=([.B89]-[.AB89])/2" office:value-type="currency" office:currency="ZAR" office:value="0" calcext:value-type="currency">
            <text:p>R 0</text:p>
          </table:table-cell>
          <table:table-cell table:style-name="ce53" table:formula="of:=([.C89]-[.AC89])/3" office:value-type="currency" office:currency="ZAR" office:value="0" calcext:value-type="currency">
            <text:p>R 0</text:p>
          </table:table-cell>
          <table:table-cell table:style-name="ce53" table:formula="of:=([.D89]-[.AD89])/4" office:value-type="currency" office:currency="ZAR" office:value="0" calcext:value-type="currency">
            <text:p>R 0</text:p>
          </table:table-cell>
          <table:table-cell table:style-name="ce53" table:formula="of:=([.E89]-[.AE89])/5" office:value-type="currency" office:currency="ZAR" office:value="0" calcext:value-type="currency">
            <text:p>R 0</text:p>
          </table:table-cell>
          <table:table-cell table:style-name="ce53" table:formula="of:=([.F89]-[.AF89])/6" office:value-type="currency" office:currency="ZAR" office:value="0" calcext:value-type="currency">
            <text:p>R 0</text:p>
          </table:table-cell>
          <table:table-cell table:style-name="ce53" table:formula="of:=([.G89]-[.AG89])/7" office:value-type="currency" office:currency="ZAR" office:value="0" calcext:value-type="currency">
            <text:p>R 0</text:p>
          </table:table-cell>
          <table:table-cell table:style-name="ce53" table:formula="of:=([.H89]-[.AH89])/8" office:value-type="currency" office:currency="ZAR" office:value="0" calcext:value-type="currency">
            <text:p>R 0</text:p>
          </table:table-cell>
          <table:table-cell table:style-name="ce53" table:formula="of:=([.I89]-[.AI89])/9" office:value-type="currency" office:currency="ZAR" office:value="0" calcext:value-type="currency">
            <text:p>R 0</text:p>
          </table:table-cell>
          <table:table-cell table:style-name="ce53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58" table:formula="of:=SUM([.AL89:.AU8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0]*0.9" office:value-type="currency" office:currency="ZAR" office:value="0" calcext:value-type="currency">
            <text:p>R 0</text:p>
          </table:table-cell>
          <table:table-cell table:style-name="ce53" table:formula="of:=[.B90]*0.8" office:value-type="currency" office:currency="ZAR" office:value="0" calcext:value-type="currency">
            <text:p>R 0</text:p>
          </table:table-cell>
          <table:table-cell table:style-name="ce53" table:formula="of:=[.C90]*0.7" office:value-type="currency" office:currency="ZAR" office:value="0" calcext:value-type="currency">
            <text:p>R 0</text:p>
          </table:table-cell>
          <table:table-cell table:style-name="ce53" table:formula="of:=[.D90]*0.6" office:value-type="currency" office:currency="ZAR" office:value="0" calcext:value-type="currency">
            <text:p>R 0</text:p>
          </table:table-cell>
          <table:table-cell table:style-name="ce53" table:formula="of:=[.E90]*0.5" office:value-type="currency" office:currency="ZAR" office:value="0" calcext:value-type="currency">
            <text:p>R 0</text:p>
          </table:table-cell>
          <table:table-cell table:style-name="ce53" table:formula="of:=[.F90]*0.4" office:value-type="currency" office:currency="ZAR" office:value="0" calcext:value-type="currency">
            <text:p>R 0</text:p>
          </table:table-cell>
          <table:table-cell table:style-name="ce53" table:formula="of:=[.G90]*0.3" office:value-type="currency" office:currency="ZAR" office:value="0" calcext:value-type="currency">
            <text:p>R 0</text:p>
          </table:table-cell>
          <table:table-cell table:style-name="ce53" table:formula="of:=[.H90]*0.2" office:value-type="currency" office:currency="ZAR" office:value="0" calcext:value-type="currency">
            <text:p>R 0</text:p>
          </table:table-cell>
          <table:table-cell table:style-name="ce53" table:formula="of:=[.I90]*0.1" office:value-type="currency" office:currency="ZAR" office:value="0" calcext:value-type="currency">
            <text:p>R 0</text:p>
          </table:table-cell>
          <table:table-cell table:style-name="ce53" table:formula="of:=[.J90]*0" office:value-type="currency" office:currency="ZAR" office:value="0" calcext:value-type="currency">
            <text:p>R 0</text:p>
          </table:table-cell>
          <table:table-cell/>
          <table:table-cell table:style-name="ce53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0]" office:value-type="currency" office:currency="ZAR" office:value="0" calcext:value-type="currency">
            <text:p>R 0</text:p>
          </table:table-cell>
          <table:table-cell table:style-name="ce53" table:formula="of:=[.$Y$22]*[.M90]" office:value-type="currency" office:currency="ZAR" office:value="0" calcext:value-type="currency">
            <text:p>R 0</text:p>
          </table:table-cell>
          <table:table-cell table:style-name="ce53" table:formula="of:=[.$Y$22]*[.N90]" office:value-type="currency" office:currency="ZAR" office:value="0" calcext:value-type="currency">
            <text:p>R 0</text:p>
          </table:table-cell>
          <table:table-cell table:style-name="ce53" table:formula="of:=[.$Y$22]*[.O90]" office:value-type="currency" office:currency="ZAR" office:value="0" calcext:value-type="currency">
            <text:p>R 0</text:p>
          </table:table-cell>
          <table:table-cell table:style-name="ce53" table:formula="of:=[.$Y$22]*[.P90]" office:value-type="currency" office:currency="ZAR" office:value="0" calcext:value-type="currency">
            <text:p>R 0</text:p>
          </table:table-cell>
          <table:table-cell table:style-name="ce53" table:formula="of:=[.$Y$22]*[.Q90]" office:value-type="currency" office:currency="ZAR" office:value="0" calcext:value-type="currency">
            <text:p>R 0</text:p>
          </table:table-cell>
          <table:table-cell table:style-name="ce53" table:formula="of:=[.$Y$22]*[.R90]" office:value-type="currency" office:currency="ZAR" office:value="0" calcext:value-type="currency">
            <text:p>R 0</text:p>
          </table:table-cell>
          <table:table-cell table:style-name="ce53" table:formula="of:=[.$Y$22]*[.S90]" office:value-type="currency" office:currency="ZAR" office:value="0" calcext:value-type="currency">
            <text:p>R 0</text:p>
          </table:table-cell>
          <table:table-cell table:style-name="ce53" table:formula="of:=[.$Y$22]*[.T90]" office:value-type="currency" office:currency="ZAR" office:value="0" calcext:value-type="currency">
            <text:p>R 0</text:p>
          </table:table-cell>
          <table:table-cell table:style-name="ce53" table:formula="of:=[.$Y$22]*[.U90]" office:value-type="currency" office:currency="ZAR" office:value="0" calcext:value-type="currency">
            <text:p>R 0</text:p>
          </table:table-cell>
          <table:table-cell/>
          <table:table-cell table:style-name="ce53" table:formula="of:=([.A90]-[.AA90])/1" office:value-type="currency" office:currency="ZAR" office:value="0" calcext:value-type="currency">
            <text:p>R 0</text:p>
          </table:table-cell>
          <table:table-cell table:style-name="ce53" table:formula="of:=([.B90]-[.AB90])/2" office:value-type="currency" office:currency="ZAR" office:value="0" calcext:value-type="currency">
            <text:p>R 0</text:p>
          </table:table-cell>
          <table:table-cell table:style-name="ce53" table:formula="of:=([.C90]-[.AC90])/3" office:value-type="currency" office:currency="ZAR" office:value="0" calcext:value-type="currency">
            <text:p>R 0</text:p>
          </table:table-cell>
          <table:table-cell table:style-name="ce53" table:formula="of:=([.D90]-[.AD90])/4" office:value-type="currency" office:currency="ZAR" office:value="0" calcext:value-type="currency">
            <text:p>R 0</text:p>
          </table:table-cell>
          <table:table-cell table:style-name="ce53" table:formula="of:=([.E90]-[.AE90])/5" office:value-type="currency" office:currency="ZAR" office:value="0" calcext:value-type="currency">
            <text:p>R 0</text:p>
          </table:table-cell>
          <table:table-cell table:style-name="ce53" table:formula="of:=([.F90]-[.AF90])/6" office:value-type="currency" office:currency="ZAR" office:value="0" calcext:value-type="currency">
            <text:p>R 0</text:p>
          </table:table-cell>
          <table:table-cell table:style-name="ce53" table:formula="of:=([.G90]-[.AG90])/7" office:value-type="currency" office:currency="ZAR" office:value="0" calcext:value-type="currency">
            <text:p>R 0</text:p>
          </table:table-cell>
          <table:table-cell table:style-name="ce53" table:formula="of:=([.H90]-[.AH90])/8" office:value-type="currency" office:currency="ZAR" office:value="0" calcext:value-type="currency">
            <text:p>R 0</text:p>
          </table:table-cell>
          <table:table-cell table:style-name="ce53" table:formula="of:=([.I90]-[.AI90])/9" office:value-type="currency" office:currency="ZAR" office:value="0" calcext:value-type="currency">
            <text:p>R 0</text:p>
          </table:table-cell>
          <table:table-cell table:style-name="ce53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58" table:formula="of:=SUM([.AL90:.AU9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1]*0.9" office:value-type="currency" office:currency="ZAR" office:value="0" calcext:value-type="currency">
            <text:p>R 0</text:p>
          </table:table-cell>
          <table:table-cell table:style-name="ce53" table:formula="of:=[.B91]*0.8" office:value-type="currency" office:currency="ZAR" office:value="0" calcext:value-type="currency">
            <text:p>R 0</text:p>
          </table:table-cell>
          <table:table-cell table:style-name="ce53" table:formula="of:=[.C91]*0.7" office:value-type="currency" office:currency="ZAR" office:value="0" calcext:value-type="currency">
            <text:p>R 0</text:p>
          </table:table-cell>
          <table:table-cell table:style-name="ce53" table:formula="of:=[.D91]*0.6" office:value-type="currency" office:currency="ZAR" office:value="0" calcext:value-type="currency">
            <text:p>R 0</text:p>
          </table:table-cell>
          <table:table-cell table:style-name="ce53" table:formula="of:=[.E91]*0.5" office:value-type="currency" office:currency="ZAR" office:value="0" calcext:value-type="currency">
            <text:p>R 0</text:p>
          </table:table-cell>
          <table:table-cell table:style-name="ce53" table:formula="of:=[.F91]*0.4" office:value-type="currency" office:currency="ZAR" office:value="0" calcext:value-type="currency">
            <text:p>R 0</text:p>
          </table:table-cell>
          <table:table-cell table:style-name="ce53" table:formula="of:=[.G91]*0.3" office:value-type="currency" office:currency="ZAR" office:value="0" calcext:value-type="currency">
            <text:p>R 0</text:p>
          </table:table-cell>
          <table:table-cell table:style-name="ce53" table:formula="of:=[.H91]*0.2" office:value-type="currency" office:currency="ZAR" office:value="0" calcext:value-type="currency">
            <text:p>R 0</text:p>
          </table:table-cell>
          <table:table-cell table:style-name="ce53" table:formula="of:=[.I91]*0.1" office:value-type="currency" office:currency="ZAR" office:value="0" calcext:value-type="currency">
            <text:p>R 0</text:p>
          </table:table-cell>
          <table:table-cell table:style-name="ce53" table:formula="of:=[.J91]*0" office:value-type="currency" office:currency="ZAR" office:value="0" calcext:value-type="currency">
            <text:p>R 0</text:p>
          </table:table-cell>
          <table:table-cell/>
          <table:table-cell table:style-name="ce53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1]" office:value-type="currency" office:currency="ZAR" office:value="0" calcext:value-type="currency">
            <text:p>R 0</text:p>
          </table:table-cell>
          <table:table-cell table:style-name="ce53" table:formula="of:=[.$Y$22]*[.M91]" office:value-type="currency" office:currency="ZAR" office:value="0" calcext:value-type="currency">
            <text:p>R 0</text:p>
          </table:table-cell>
          <table:table-cell table:style-name="ce53" table:formula="of:=[.$Y$22]*[.N91]" office:value-type="currency" office:currency="ZAR" office:value="0" calcext:value-type="currency">
            <text:p>R 0</text:p>
          </table:table-cell>
          <table:table-cell table:style-name="ce53" table:formula="of:=[.$Y$22]*[.O91]" office:value-type="currency" office:currency="ZAR" office:value="0" calcext:value-type="currency">
            <text:p>R 0</text:p>
          </table:table-cell>
          <table:table-cell table:style-name="ce53" table:formula="of:=[.$Y$22]*[.P91]" office:value-type="currency" office:currency="ZAR" office:value="0" calcext:value-type="currency">
            <text:p>R 0</text:p>
          </table:table-cell>
          <table:table-cell table:style-name="ce53" table:formula="of:=[.$Y$22]*[.Q91]" office:value-type="currency" office:currency="ZAR" office:value="0" calcext:value-type="currency">
            <text:p>R 0</text:p>
          </table:table-cell>
          <table:table-cell table:style-name="ce53" table:formula="of:=[.$Y$22]*[.R91]" office:value-type="currency" office:currency="ZAR" office:value="0" calcext:value-type="currency">
            <text:p>R 0</text:p>
          </table:table-cell>
          <table:table-cell table:style-name="ce53" table:formula="of:=[.$Y$22]*[.S91]" office:value-type="currency" office:currency="ZAR" office:value="0" calcext:value-type="currency">
            <text:p>R 0</text:p>
          </table:table-cell>
          <table:table-cell table:style-name="ce53" table:formula="of:=[.$Y$22]*[.T91]" office:value-type="currency" office:currency="ZAR" office:value="0" calcext:value-type="currency">
            <text:p>R 0</text:p>
          </table:table-cell>
          <table:table-cell table:style-name="ce53" table:formula="of:=[.$Y$22]*[.U91]" office:value-type="currency" office:currency="ZAR" office:value="0" calcext:value-type="currency">
            <text:p>R 0</text:p>
          </table:table-cell>
          <table:table-cell/>
          <table:table-cell table:style-name="ce53" table:formula="of:=([.A91]-[.AA91])/1" office:value-type="currency" office:currency="ZAR" office:value="0" calcext:value-type="currency">
            <text:p>R 0</text:p>
          </table:table-cell>
          <table:table-cell table:style-name="ce53" table:formula="of:=([.B91]-[.AB91])/2" office:value-type="currency" office:currency="ZAR" office:value="0" calcext:value-type="currency">
            <text:p>R 0</text:p>
          </table:table-cell>
          <table:table-cell table:style-name="ce53" table:formula="of:=([.C91]-[.AC91])/3" office:value-type="currency" office:currency="ZAR" office:value="0" calcext:value-type="currency">
            <text:p>R 0</text:p>
          </table:table-cell>
          <table:table-cell table:style-name="ce53" table:formula="of:=([.D91]-[.AD91])/4" office:value-type="currency" office:currency="ZAR" office:value="0" calcext:value-type="currency">
            <text:p>R 0</text:p>
          </table:table-cell>
          <table:table-cell table:style-name="ce53" table:formula="of:=([.E91]-[.AE91])/5" office:value-type="currency" office:currency="ZAR" office:value="0" calcext:value-type="currency">
            <text:p>R 0</text:p>
          </table:table-cell>
          <table:table-cell table:style-name="ce53" table:formula="of:=([.F91]-[.AF91])/6" office:value-type="currency" office:currency="ZAR" office:value="0" calcext:value-type="currency">
            <text:p>R 0</text:p>
          </table:table-cell>
          <table:table-cell table:style-name="ce53" table:formula="of:=([.G91]-[.AG91])/7" office:value-type="currency" office:currency="ZAR" office:value="0" calcext:value-type="currency">
            <text:p>R 0</text:p>
          </table:table-cell>
          <table:table-cell table:style-name="ce53" table:formula="of:=([.H91]-[.AH91])/8" office:value-type="currency" office:currency="ZAR" office:value="0" calcext:value-type="currency">
            <text:p>R 0</text:p>
          </table:table-cell>
          <table:table-cell table:style-name="ce53" table:formula="of:=([.I91]-[.AI91])/9" office:value-type="currency" office:currency="ZAR" office:value="0" calcext:value-type="currency">
            <text:p>R 0</text:p>
          </table:table-cell>
          <table:table-cell table:style-name="ce53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58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2]*0.9" office:value-type="currency" office:currency="ZAR" office:value="0" calcext:value-type="currency">
            <text:p>R 0</text:p>
          </table:table-cell>
          <table:table-cell table:style-name="ce53" table:formula="of:=[.B92]*0.8" office:value-type="currency" office:currency="ZAR" office:value="0" calcext:value-type="currency">
            <text:p>R 0</text:p>
          </table:table-cell>
          <table:table-cell table:style-name="ce53" table:formula="of:=[.C92]*0.7" office:value-type="currency" office:currency="ZAR" office:value="0" calcext:value-type="currency">
            <text:p>R 0</text:p>
          </table:table-cell>
          <table:table-cell table:style-name="ce53" table:formula="of:=[.D92]*0.6" office:value-type="currency" office:currency="ZAR" office:value="0" calcext:value-type="currency">
            <text:p>R 0</text:p>
          </table:table-cell>
          <table:table-cell table:style-name="ce53" table:formula="of:=[.E92]*0.5" office:value-type="currency" office:currency="ZAR" office:value="0" calcext:value-type="currency">
            <text:p>R 0</text:p>
          </table:table-cell>
          <table:table-cell table:style-name="ce53" table:formula="of:=[.F92]*0.4" office:value-type="currency" office:currency="ZAR" office:value="0" calcext:value-type="currency">
            <text:p>R 0</text:p>
          </table:table-cell>
          <table:table-cell table:style-name="ce53" table:formula="of:=[.G92]*0.3" office:value-type="currency" office:currency="ZAR" office:value="0" calcext:value-type="currency">
            <text:p>R 0</text:p>
          </table:table-cell>
          <table:table-cell table:style-name="ce53" table:formula="of:=[.H92]*0.2" office:value-type="currency" office:currency="ZAR" office:value="0" calcext:value-type="currency">
            <text:p>R 0</text:p>
          </table:table-cell>
          <table:table-cell table:style-name="ce53" table:formula="of:=[.I92]*0.1" office:value-type="currency" office:currency="ZAR" office:value="0" calcext:value-type="currency">
            <text:p>R 0</text:p>
          </table:table-cell>
          <table:table-cell table:style-name="ce53" table:formula="of:=[.J92]*0" office:value-type="currency" office:currency="ZAR" office:value="0" calcext:value-type="currency">
            <text:p>R 0</text:p>
          </table:table-cell>
          <table:table-cell/>
          <table:table-cell table:style-name="ce5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2]" office:value-type="currency" office:currency="ZAR" office:value="0" calcext:value-type="currency">
            <text:p>R 0</text:p>
          </table:table-cell>
          <table:table-cell table:style-name="ce53" table:formula="of:=[.$Y$22]*[.M92]" office:value-type="currency" office:currency="ZAR" office:value="0" calcext:value-type="currency">
            <text:p>R 0</text:p>
          </table:table-cell>
          <table:table-cell table:style-name="ce53" table:formula="of:=[.$Y$22]*[.N92]" office:value-type="currency" office:currency="ZAR" office:value="0" calcext:value-type="currency">
            <text:p>R 0</text:p>
          </table:table-cell>
          <table:table-cell table:style-name="ce53" table:formula="of:=[.$Y$22]*[.O92]" office:value-type="currency" office:currency="ZAR" office:value="0" calcext:value-type="currency">
            <text:p>R 0</text:p>
          </table:table-cell>
          <table:table-cell table:style-name="ce53" table:formula="of:=[.$Y$22]*[.P92]" office:value-type="currency" office:currency="ZAR" office:value="0" calcext:value-type="currency">
            <text:p>R 0</text:p>
          </table:table-cell>
          <table:table-cell table:style-name="ce53" table:formula="of:=[.$Y$22]*[.Q92]" office:value-type="currency" office:currency="ZAR" office:value="0" calcext:value-type="currency">
            <text:p>R 0</text:p>
          </table:table-cell>
          <table:table-cell table:style-name="ce53" table:formula="of:=[.$Y$22]*[.R92]" office:value-type="currency" office:currency="ZAR" office:value="0" calcext:value-type="currency">
            <text:p>R 0</text:p>
          </table:table-cell>
          <table:table-cell table:style-name="ce53" table:formula="of:=[.$Y$22]*[.S92]" office:value-type="currency" office:currency="ZAR" office:value="0" calcext:value-type="currency">
            <text:p>R 0</text:p>
          </table:table-cell>
          <table:table-cell table:style-name="ce53" table:formula="of:=[.$Y$22]*[.T92]" office:value-type="currency" office:currency="ZAR" office:value="0" calcext:value-type="currency">
            <text:p>R 0</text:p>
          </table:table-cell>
          <table:table-cell table:style-name="ce53" table:formula="of:=[.$Y$22]*[.U92]" office:value-type="currency" office:currency="ZAR" office:value="0" calcext:value-type="currency">
            <text:p>R 0</text:p>
          </table:table-cell>
          <table:table-cell/>
          <table:table-cell table:style-name="ce53" table:formula="of:=([.A92]-[.AA92])/1" office:value-type="currency" office:currency="ZAR" office:value="0" calcext:value-type="currency">
            <text:p>R 0</text:p>
          </table:table-cell>
          <table:table-cell table:style-name="ce53" table:formula="of:=([.B92]-[.AB92])/2" office:value-type="currency" office:currency="ZAR" office:value="0" calcext:value-type="currency">
            <text:p>R 0</text:p>
          </table:table-cell>
          <table:table-cell table:style-name="ce53" table:formula="of:=([.C92]-[.AC92])/3" office:value-type="currency" office:currency="ZAR" office:value="0" calcext:value-type="currency">
            <text:p>R 0</text:p>
          </table:table-cell>
          <table:table-cell table:style-name="ce53" table:formula="of:=([.D92]-[.AD92])/4" office:value-type="currency" office:currency="ZAR" office:value="0" calcext:value-type="currency">
            <text:p>R 0</text:p>
          </table:table-cell>
          <table:table-cell table:style-name="ce53" table:formula="of:=([.E92]-[.AE92])/5" office:value-type="currency" office:currency="ZAR" office:value="0" calcext:value-type="currency">
            <text:p>R 0</text:p>
          </table:table-cell>
          <table:table-cell table:style-name="ce53" table:formula="of:=([.F92]-[.AF92])/6" office:value-type="currency" office:currency="ZAR" office:value="0" calcext:value-type="currency">
            <text:p>R 0</text:p>
          </table:table-cell>
          <table:table-cell table:style-name="ce53" table:formula="of:=([.G92]-[.AG92])/7" office:value-type="currency" office:currency="ZAR" office:value="0" calcext:value-type="currency">
            <text:p>R 0</text:p>
          </table:table-cell>
          <table:table-cell table:style-name="ce53" table:formula="of:=([.H92]-[.AH92])/8" office:value-type="currency" office:currency="ZAR" office:value="0" calcext:value-type="currency">
            <text:p>R 0</text:p>
          </table:table-cell>
          <table:table-cell table:style-name="ce53" table:formula="of:=([.I92]-[.AI92])/9" office:value-type="currency" office:currency="ZAR" office:value="0" calcext:value-type="currency">
            <text:p>R 0</text:p>
          </table:table-cell>
          <table:table-cell table:style-name="ce53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58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3]*0.9" office:value-type="currency" office:currency="ZAR" office:value="0" calcext:value-type="currency">
            <text:p>R 0</text:p>
          </table:table-cell>
          <table:table-cell table:style-name="ce53" table:formula="of:=[.B93]*0.8" office:value-type="currency" office:currency="ZAR" office:value="0" calcext:value-type="currency">
            <text:p>R 0</text:p>
          </table:table-cell>
          <table:table-cell table:style-name="ce53" table:formula="of:=[.C93]*0.7" office:value-type="currency" office:currency="ZAR" office:value="0" calcext:value-type="currency">
            <text:p>R 0</text:p>
          </table:table-cell>
          <table:table-cell table:style-name="ce53" table:formula="of:=[.D93]*0.6" office:value-type="currency" office:currency="ZAR" office:value="0" calcext:value-type="currency">
            <text:p>R 0</text:p>
          </table:table-cell>
          <table:table-cell table:style-name="ce53" table:formula="of:=[.E93]*0.5" office:value-type="currency" office:currency="ZAR" office:value="0" calcext:value-type="currency">
            <text:p>R 0</text:p>
          </table:table-cell>
          <table:table-cell table:style-name="ce53" table:formula="of:=[.F93]*0.4" office:value-type="currency" office:currency="ZAR" office:value="0" calcext:value-type="currency">
            <text:p>R 0</text:p>
          </table:table-cell>
          <table:table-cell table:style-name="ce53" table:formula="of:=[.G93]*0.3" office:value-type="currency" office:currency="ZAR" office:value="0" calcext:value-type="currency">
            <text:p>R 0</text:p>
          </table:table-cell>
          <table:table-cell table:style-name="ce53" table:formula="of:=[.H93]*0.2" office:value-type="currency" office:currency="ZAR" office:value="0" calcext:value-type="currency">
            <text:p>R 0</text:p>
          </table:table-cell>
          <table:table-cell table:style-name="ce53" table:formula="of:=[.I93]*0.1" office:value-type="currency" office:currency="ZAR" office:value="0" calcext:value-type="currency">
            <text:p>R 0</text:p>
          </table:table-cell>
          <table:table-cell table:style-name="ce53" table:formula="of:=[.J93]*0" office:value-type="currency" office:currency="ZAR" office:value="0" calcext:value-type="currency">
            <text:p>R 0</text:p>
          </table:table-cell>
          <table:table-cell/>
          <table:table-cell table:style-name="ce5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3]" office:value-type="currency" office:currency="ZAR" office:value="0" calcext:value-type="currency">
            <text:p>R 0</text:p>
          </table:table-cell>
          <table:table-cell table:style-name="ce53" table:formula="of:=[.$Y$22]*[.M93]" office:value-type="currency" office:currency="ZAR" office:value="0" calcext:value-type="currency">
            <text:p>R 0</text:p>
          </table:table-cell>
          <table:table-cell table:style-name="ce53" table:formula="of:=[.$Y$22]*[.N93]" office:value-type="currency" office:currency="ZAR" office:value="0" calcext:value-type="currency">
            <text:p>R 0</text:p>
          </table:table-cell>
          <table:table-cell table:style-name="ce53" table:formula="of:=[.$Y$22]*[.O93]" office:value-type="currency" office:currency="ZAR" office:value="0" calcext:value-type="currency">
            <text:p>R 0</text:p>
          </table:table-cell>
          <table:table-cell table:style-name="ce53" table:formula="of:=[.$Y$22]*[.P93]" office:value-type="currency" office:currency="ZAR" office:value="0" calcext:value-type="currency">
            <text:p>R 0</text:p>
          </table:table-cell>
          <table:table-cell table:style-name="ce53" table:formula="of:=[.$Y$22]*[.Q93]" office:value-type="currency" office:currency="ZAR" office:value="0" calcext:value-type="currency">
            <text:p>R 0</text:p>
          </table:table-cell>
          <table:table-cell table:style-name="ce53" table:formula="of:=[.$Y$22]*[.R93]" office:value-type="currency" office:currency="ZAR" office:value="0" calcext:value-type="currency">
            <text:p>R 0</text:p>
          </table:table-cell>
          <table:table-cell table:style-name="ce53" table:formula="of:=[.$Y$22]*[.S93]" office:value-type="currency" office:currency="ZAR" office:value="0" calcext:value-type="currency">
            <text:p>R 0</text:p>
          </table:table-cell>
          <table:table-cell table:style-name="ce53" table:formula="of:=[.$Y$22]*[.T93]" office:value-type="currency" office:currency="ZAR" office:value="0" calcext:value-type="currency">
            <text:p>R 0</text:p>
          </table:table-cell>
          <table:table-cell table:style-name="ce53" table:formula="of:=[.$Y$22]*[.U93]" office:value-type="currency" office:currency="ZAR" office:value="0" calcext:value-type="currency">
            <text:p>R 0</text:p>
          </table:table-cell>
          <table:table-cell/>
          <table:table-cell table:style-name="ce53" table:formula="of:=([.A93]-[.AA93])/1" office:value-type="currency" office:currency="ZAR" office:value="0" calcext:value-type="currency">
            <text:p>R 0</text:p>
          </table:table-cell>
          <table:table-cell table:style-name="ce53" table:formula="of:=([.B93]-[.AB93])/2" office:value-type="currency" office:currency="ZAR" office:value="0" calcext:value-type="currency">
            <text:p>R 0</text:p>
          </table:table-cell>
          <table:table-cell table:style-name="ce53" table:formula="of:=([.C93]-[.AC93])/3" office:value-type="currency" office:currency="ZAR" office:value="0" calcext:value-type="currency">
            <text:p>R 0</text:p>
          </table:table-cell>
          <table:table-cell table:style-name="ce53" table:formula="of:=([.D93]-[.AD93])/4" office:value-type="currency" office:currency="ZAR" office:value="0" calcext:value-type="currency">
            <text:p>R 0</text:p>
          </table:table-cell>
          <table:table-cell table:style-name="ce53" table:formula="of:=([.E93]-[.AE93])/5" office:value-type="currency" office:currency="ZAR" office:value="0" calcext:value-type="currency">
            <text:p>R 0</text:p>
          </table:table-cell>
          <table:table-cell table:style-name="ce53" table:formula="of:=([.F93]-[.AF93])/6" office:value-type="currency" office:currency="ZAR" office:value="0" calcext:value-type="currency">
            <text:p>R 0</text:p>
          </table:table-cell>
          <table:table-cell table:style-name="ce53" table:formula="of:=([.G93]-[.AG93])/7" office:value-type="currency" office:currency="ZAR" office:value="0" calcext:value-type="currency">
            <text:p>R 0</text:p>
          </table:table-cell>
          <table:table-cell table:style-name="ce53" table:formula="of:=([.H93]-[.AH93])/8" office:value-type="currency" office:currency="ZAR" office:value="0" calcext:value-type="currency">
            <text:p>R 0</text:p>
          </table:table-cell>
          <table:table-cell table:style-name="ce53" table:formula="of:=([.I93]-[.AI93])/9" office:value-type="currency" office:currency="ZAR" office:value="0" calcext:value-type="currency">
            <text:p>R 0</text:p>
          </table:table-cell>
          <table:table-cell table:style-name="ce53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58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table:style-name="ce53" table:formula="of:=SUM([.A22:.A93])" office:value-type="currency" office:currency="ZAR" office:value="100000" calcext:value-type="currency">
            <text:p>R 100 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72"/>
        <table:table-column table:style-name="co2" table:number-columns-repeated="9" table:default-cell-style-name="Default"/>
        <table:table-row table:style-name="ro4">
          <table:table-cell table:style-name="ce59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10"/>
        </table:table-row>
        <table:table-row table:style-name="ro1">
          <table:table-cell table:style-name="ce3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10"/>
        </table:table-row>
        <table:table-row table:style-name="ro1">
          <table:table-cell table:style-name="ce8"/>
          <table:table-cell table:number-columns-repeated="10"/>
        </table:table-row>
        <table:table-row table:style-name="ro1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23" calcext:value-type="float">
            <text:p>2023</text:p>
          </table:table-cell>
          <table:table-cell table:style-name="ce72" table:formula="of:=[.B15]+1" office:value-type="float" office:value="2024" calcext:value-type="float">
            <text:p>2024</text:p>
          </table:table-cell>
          <table:table-cell table:style-name="ce72" table:formula="of:=[.C15]+1" office:value-type="float" office:value="2025" calcext:value-type="float">
            <text:p>2025</text:p>
          </table:table-cell>
          <table:table-cell table:style-name="ce72" table:formula="of:=[.D15]+1" office:value-type="float" office:value="2026" calcext:value-type="float">
            <text:p>2026</text:p>
          </table:table-cell>
          <table:table-cell table:style-name="ce72" table:formula="of:=[.E15]+1" office:value-type="float" office:value="2027" calcext:value-type="float">
            <text:p>2027</text:p>
          </table:table-cell>
          <table:table-cell table:style-name="ce72" table:formula="of:=[.F15]+1" office:value-type="float" office:value="2028" calcext:value-type="float">
            <text:p>2028</text:p>
          </table:table-cell>
          <table:table-cell table:style-name="ce72" table:formula="of:=[.G15]+1" office:value-type="float" office:value="2029" calcext:value-type="float">
            <text:p>2029</text:p>
          </table:table-cell>
          <table:table-cell table:style-name="ce72" table:formula="of:=[.H15]+1" office:value-type="float" office:value="2030" calcext:value-type="float">
            <text:p>2030</text:p>
          </table:table-cell>
          <table:table-cell table:style-name="ce72" table:formula="of:=[.I15]+1" office:value-type="float" office:value="2031" calcext:value-type="float">
            <text:p>2031</text:p>
          </table:table-cell>
          <table:table-cell table:style-name="ce72" table:formula="of:=[.J15]+1" office:value-type="float" office:value="2032" calcext:value-type="float">
            <text:p>2032</text:p>
          </table:table-cell>
        </table:table-row>
        <table:table-row table:style-name="ro3">
          <table:table-cell table:style-name="ce82" office:value-type="string" calcext:value-type="string">
            <text:p>Proposed budget change real (%)</text:p>
          </table:table-cell>
          <table:table-cell table:number-columns-repeated="2" table:style-name="ce96" office:value-type="percentage" office:value="0.11" calcext:value-type="percentage">
            <text:p>11,00%</text:p>
          </table:table-cell>
          <table:table-cell table:number-columns-repeated="8" table:style-name="ce96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.11" calcext:value-type="percentage">
            <text:p>11,00%</text:p>
          </table:table-cell>
          <table:table-cell table:style-name="ce51" table:formula="of:=[.C16]+['Current Financials'.$B$18]" office:value-type="percentage" office:value="0.11" calcext:value-type="percentage">
            <text:p>11,00%</text:p>
          </table:table-cell>
          <table:table-cell table:style-name="ce51" table:formula="of:=[.D16]+['Current Financials'.$B$18]" office:value-type="percentage" office:value="0" calcext:value-type="percentage">
            <text:p>0,00%</text:p>
          </table:table-cell>
          <table:table-cell table:style-name="ce51" table:formula="of:=[.E16]+['Current Financials'.$B$18]" office:value-type="percentage" office:value="0" calcext:value-type="percentage">
            <text:p>0,00%</text:p>
          </table:table-cell>
          <table:table-cell table:style-name="ce51" table:formula="of:=[.F16]+['Current Financials'.$B$18]" office:value-type="percentage" office:value="0" calcext:value-type="percentage">
            <text:p>0,00%</text:p>
          </table:table-cell>
          <table:table-cell table:style-name="ce51" table:formula="of:=[.G16]+['Current Financials'.$B$18]" office:value-type="percentage" office:value="0" calcext:value-type="percentage">
            <text:p>0,00%</text:p>
          </table:table-cell>
          <table:table-cell table:style-name="ce51" table:formula="of:=[.H16]+['Current Financials'.$B$18]" office:value-type="percentage" office:value="0" calcext:value-type="percentage">
            <text:p>0,00%</text:p>
          </table:table-cell>
          <table:table-cell table:style-name="ce51" table:formula="of:=[.I16]+['Current Financials'.$B$18]" office:value-type="percentage" office:value="0" calcext:value-type="percentage">
            <text:p>0,00%</text:p>
          </table:table-cell>
          <table:table-cell table:style-name="ce51" table:formula="of:=[.J16]+['Current Financials'.$B$18]" office:value-type="percentage" office:value="0" calcext:value-type="percentage">
            <text:p>0,00%</text:p>
          </table:table-cell>
          <table:table-cell table:style-name="ce51" table:formula="of:=[.K16]+['Current Financials'.$B$18]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53" table:formula="of:=['Current Financials'.B17]" office:value-type="currency" office:currency="ZAR" office:value="0" calcext:value-type="currency">
            <text:p>R 0</text:p>
          </table:table-cell>
          <table:table-cell table:style-name="ce53" table:formula="of:=[.B26]" office:value-type="currency" office:currency="ZAR" office:value="10000" calcext:value-type="currency">
            <text:p>R 10 000</text:p>
          </table:table-cell>
          <table:table-cell table:style-name="ce53" table:formula="of:=[.C26]" office:value-type="currency" office:currency="ZAR" office:value="142100" calcext:value-type="currency">
            <text:p>R 142 100</text:p>
          </table:table-cell>
          <table:table-cell table:style-name="ce53" table:formula="of:=[.D26]" office:value-type="currency" office:currency="ZAR" office:value="274200" calcext:value-type="currency">
            <text:p>R 274 200</text:p>
          </table:table-cell>
          <table:table-cell table:style-name="ce53" table:formula="of:=[.E26]" office:value-type="currency" office:currency="ZAR" office:value="406300" calcext:value-type="currency">
            <text:p>R 406 300</text:p>
          </table:table-cell>
          <table:table-cell table:style-name="ce53" table:formula="of:=[.F26]" office:value-type="currency" office:currency="ZAR" office:value="538400" calcext:value-type="currency">
            <text:p>R 538 400</text:p>
          </table:table-cell>
          <table:table-cell table:style-name="ce53" table:formula="of:=[.G26]" office:value-type="currency" office:currency="ZAR" office:value="670500" calcext:value-type="currency">
            <text:p>R 670 500</text:p>
          </table:table-cell>
          <table:table-cell table:style-name="ce53" table:formula="of:=[.H26]" office:value-type="currency" office:currency="ZAR" office:value="802600" calcext:value-type="currency">
            <text:p>R 802 600</text:p>
          </table:table-cell>
          <table:table-cell table:style-name="ce53" table:formula="of:=[.I26]" office:value-type="currency" office:currency="ZAR" office:value="934700" calcext:value-type="currency">
            <text:p>R 934 700</text:p>
          </table:table-cell>
          <table:table-cell table:style-name="ce53" table:formula="of:=[.J26]" office:value-type="currency" office:currency="ZAR" office:value="1066800" calcext:value-type="currency">
            <text:p>R 1 066 800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53" table:formula="of:=['Current Financials'.B15]" office:value-type="currency" office:currency="ZAR" office:value="1000000" calcext:value-type="currency">
            <text:p>R 1 000 000</text:p>
          </table:table-cell>
          <table:table-cell table:style-name="ce53" table:formula="of:=[.B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C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D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E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F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G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H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I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J19]*(1+['Current Financials'.$B$18])" office:value-type="currency" office:currency="ZAR" office:value="1000000" calcext:value-type="currency">
            <text:p>R 1 000 000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53" table:formula="of:=['Current Financials'.B16]" office:value-type="currency" office:currency="ZAR" office:value="240000" calcext:value-type="currency">
            <text:p>R 240 000</text:p>
          </table:table-cell>
          <table:table-cell table:style-name="ce53" table:formula="of:=[.B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C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D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E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F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G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H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I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J20]*(1+['Current Financials'.$B$18])" office:value-type="currency" office:currency="ZAR" office:value="240000" calcext:value-type="currency">
            <text:p>R 240 00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1110000" calcext:value-type="currency">
            <text:p>R 1 110 000</text:p>
          </table:table-cell>
          <table:table-cell table:style-name="ce97" table:formula="of:=[.B21]*(1+[.C17])" office:value-type="currency" office:currency="ZAR" office:value="1232100" calcext:value-type="currency">
            <text:p>R 1 232 100</text:p>
          </table:table-cell>
          <table:table-cell table:style-name="ce97" table:formula="of:=[.C21]*(1+[.D17])" office:value-type="currency" office:currency="ZAR" office:value="1232100" calcext:value-type="currency">
            <text:p>R 1 232 100</text:p>
          </table:table-cell>
          <table:table-cell table:style-name="ce97" table:formula="of:=[.D21]*(1+[.E17])" office:value-type="currency" office:currency="ZAR" office:value="1232100" calcext:value-type="currency">
            <text:p>R 1 232 100</text:p>
          </table:table-cell>
          <table:table-cell table:style-name="ce97" table:formula="of:=[.E21]*(1+[.F17])" office:value-type="currency" office:currency="ZAR" office:value="1232100" calcext:value-type="currency">
            <text:p>R 1 232 100</text:p>
          </table:table-cell>
          <table:table-cell table:style-name="ce97" table:formula="of:=[.F21]*(1+[.G17])" office:value-type="currency" office:currency="ZAR" office:value="1232100" calcext:value-type="currency">
            <text:p>R 1 232 100</text:p>
          </table:table-cell>
          <table:table-cell table:style-name="ce97" table:formula="of:=[.G21]*(1+[.H17])" office:value-type="currency" office:currency="ZAR" office:value="1232100" calcext:value-type="currency">
            <text:p>R 1 232 100</text:p>
          </table:table-cell>
          <table:table-cell table:style-name="ce97" table:formula="of:=[.H21]*(1+[.I17])" office:value-type="currency" office:currency="ZAR" office:value="1232100" calcext:value-type="currency">
            <text:p>R 1 232 100</text:p>
          </table:table-cell>
          <table:table-cell table:style-name="ce97" table:formula="of:=[.I21]*(1+[.J17])" office:value-type="currency" office:currency="ZAR" office:value="1232100" calcext:value-type="currency">
            <text:p>R 1 232 100</text:p>
          </table:table-cell>
          <table:table-cell table:style-name="ce97" table:formula="of:=[.J21]*(1+[.K17])" office:value-type="currency" office:currency="ZAR" office:value="1232100" calcext:value-type="currency">
            <text:p>R 1 232 100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53" table:formula="of:=[.B21]-[.B19]" office:value-type="currency" office:currency="ZAR" office:value="110000" calcext:value-type="currency">
            <text:p>R 110 000</text:p>
          </table:table-cell>
          <table:table-cell table:style-name="ce53" table:formula="of:=[.C21]-[.C19]" office:value-type="currency" office:currency="ZAR" office:value="232100" calcext:value-type="currency">
            <text:p>R 232 100</text:p>
          </table:table-cell>
          <table:table-cell table:style-name="ce53" table:formula="of:=[.D21]-[.D19]" office:value-type="currency" office:currency="ZAR" office:value="232100" calcext:value-type="currency">
            <text:p>R 232 100</text:p>
          </table:table-cell>
          <table:table-cell table:style-name="ce53" table:formula="of:=[.E21]-[.E19]" office:value-type="currency" office:currency="ZAR" office:value="232100" calcext:value-type="currency">
            <text:p>R 232 100</text:p>
          </table:table-cell>
          <table:table-cell table:style-name="ce53" table:formula="of:=[.F21]-[.F19]" office:value-type="currency" office:currency="ZAR" office:value="232100" calcext:value-type="currency">
            <text:p>R 232 100</text:p>
          </table:table-cell>
          <table:table-cell table:style-name="ce53" table:formula="of:=[.G21]-[.G19]" office:value-type="currency" office:currency="ZAR" office:value="232100" calcext:value-type="currency">
            <text:p>R 232 100</text:p>
          </table:table-cell>
          <table:table-cell table:style-name="ce53" table:formula="of:=[.H21]-[.H19]" office:value-type="currency" office:currency="ZAR" office:value="232100" calcext:value-type="currency">
            <text:p>R 232 100</text:p>
          </table:table-cell>
          <table:table-cell table:style-name="ce53" table:formula="of:=[.I21]-[.I19]" office:value-type="currency" office:currency="ZAR" office:value="232100" calcext:value-type="currency">
            <text:p>R 232 100</text:p>
          </table:table-cell>
          <table:table-cell table:style-name="ce53" table:formula="of:=[.J21]-[.J19]" office:value-type="currency" office:currency="ZAR" office:value="232100" calcext:value-type="currency">
            <text:p>R 232 100</text:p>
          </table:table-cell>
          <table:table-cell table:style-name="ce53" table:formula="of:=[.K21]-[.K19]" office:value-type="currency" office:currency="ZAR" office:value="232100" calcext:value-type="currency">
            <text:p>R 232 100</text:p>
          </table:table-cell>
        </table:table-row>
        <table:table-row table:style-name="ro3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10.9090909090909" calcext:value-type="float">
            <text:p>10,9</text:p>
          </table:table-cell>
          <table:table-cell table:style-name="ce98" table:formula="of:=IF([.C18]&gt;=[.C25];0;([.C25]-[.C18])/([.C22]/12))" office:value-type="float" office:value="4.6531667384748" calcext:value-type="float">
            <text:p>4,7</text:p>
          </table:table-cell>
          <table:table-cell table:style-name="ce98" table:formula="of:=IF([.D18]&gt;=[.D25];0;([.D25]-[.D18])/([.D22]/12))" office:value-type="float" office:value="0" calcext:value-type="float">
            <text:p>0,0</text:p>
          </table:table-cell>
          <table:table-cell table:style-name="ce98" table:formula="of:=IF([.E18]&gt;=[.E25];0;([.E25]-[.E18])/([.E22]/12))" office:value-type="float" office:value="0" calcext:value-type="float">
            <text:p>0,0</text:p>
          </table:table-cell>
          <table:table-cell table:style-name="ce98" table:formula="of:=IF([.F18]&gt;=[.F25];0;([.F25]-[.F18])/([.F22]/12))" office:value-type="float" office:value="0" calcext:value-type="float">
            <text:p>0,0</text:p>
          </table:table-cell>
          <table:table-cell table:style-name="ce98" table:formula="of:=IF([.G18]&gt;=[.G25];0;([.G25]-[.G18])/([.G22]/12))" office:value-type="float" office:value="0" calcext:value-type="float">
            <text:p>0,0</text:p>
          </table:table-cell>
          <table:table-cell table:style-name="ce98" table:formula="of:=IF([.H18]&gt;=[.H25];0;([.H25]-[.H18])/([.H22]/12))" office:value-type="float" office:value="0" calcext:value-type="float">
            <text:p>0,0</text:p>
          </table:table-cell>
          <table:table-cell table:style-name="ce98" table:formula="of:=IF([.I18]&gt;=[.I25];0;([.I25]-[.I18])/([.I22]/12))" office:value-type="float" office:value="0" calcext:value-type="float">
            <text:p>0,0</text:p>
          </table:table-cell>
          <table:table-cell table:style-name="ce98" table:formula="of:=IF([.J18]&gt;=[.J25];0;([.J25]-[.J18])/([.J22]/12))" office:value-type="float" office:value="0" calcext:value-type="float">
            <text:p>0,0</text:p>
          </table:table-cell>
          <table:table-cell table:style-name="ce98" table:formula="of:=IF([.K18]&gt;=[.K25];0;([.K25]-[.K18])/([.K22]/12))" office:value-type="float" office:value="0" calcext:value-type="float">
            <text:p>0,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2" calcext:value-type="string">
            <text:p>NOT OK2</text:p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 office:value-type="string" office:string-value="NOT OK1" calcext:value-type="string">
            <text:p>NOT OK1</text:p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 office:value-type="string" office:string-value="NOT OK1" calcext:value-type="string">
            <text:p>NOT OK1</text:p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 office:value-type="string" office:string-value="NOT OK1" calcext:value-type="string">
            <text:p>NOT OK1</text:p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 office:value-type="string" office:string-value="NOT OK1" calcext:value-type="string">
            <text:p>NOT OK1</text:p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 office:value-type="string" office:string-value="NOT OK1" calcext:value-type="string">
            <text:p>NOT OK1</text:p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 office:value-type="string" office:string-value="NOT OK1" calcext:value-type="string">
            <text:p>NOT OK1</text:p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53" table:formula="of:=SUM(['Ten Year Plan'.G$16:'Ten Year Plan'.G$87])" office:value-type="currency" office:currency="ZAR" office:value="100000" calcext:value-type="currency">
            <text:p>R 100 000</text:p>
          </table:table-cell>
          <table:table-cell table:style-name="ce53" table:formula="of:=SUM(['Ten Year Plan'.H$16:'Ten Year Plan'.H$87])" office:value-type="currency" office:currency="ZAR" office:value="100000" calcext:value-type="currency">
            <text:p>R 100 000</text:p>
          </table:table-cell>
          <table:table-cell table:style-name="ce53" table:formula="of:=SUM(['Ten Year Plan'.I$16:'Ten Year Plan'.I$87])" office:value-type="currency" office:currency="ZAR" office:value="100000" calcext:value-type="currency">
            <text:p>R 100 000</text:p>
          </table:table-cell>
          <table:table-cell table:style-name="ce53" table:formula="of:=SUM(['Ten Year Plan'.J$16:'Ten Year Plan'.J$87])" office:value-type="currency" office:currency="ZAR" office:value="100000" calcext:value-type="currency">
            <text:p>R 100 000</text:p>
          </table:table-cell>
          <table:table-cell table:style-name="ce53" table:formula="of:=SUM(['Ten Year Plan'.K$16:'Ten Year Plan'.K$87])" office:value-type="currency" office:currency="ZAR" office:value="100000" calcext:value-type="currency">
            <text:p>R 100 000</text:p>
          </table:table-cell>
          <table:table-cell table:style-name="ce53" table:formula="of:=SUM(['Ten Year Plan'.L$16:'Ten Year Plan'.L$87])" office:value-type="currency" office:currency="ZAR" office:value="100000" calcext:value-type="currency">
            <text:p>R 100 000</text:p>
          </table:table-cell>
          <table:table-cell table:style-name="ce53" table:formula="of:=SUM(['Ten Year Plan'.M$16:'Ten Year Plan'.M$87])" office:value-type="currency" office:currency="ZAR" office:value="100000" calcext:value-type="currency">
            <text:p>R 100 000</text:p>
          </table:table-cell>
          <table:table-cell table:style-name="ce53" table:formula="of:=SUM(['Ten Year Plan'.N$16:'Ten Year Plan'.N$87])" office:value-type="currency" office:currency="ZAR" office:value="100000" calcext:value-type="currency">
            <text:p>R 100 000</text:p>
          </table:table-cell>
          <table:table-cell table:style-name="ce53" table:formula="of:=SUM(['Ten Year Plan'.O$16:'Ten Year Plan'.O$87])" office:value-type="currency" office:currency="ZAR" office:value="100000" calcext:value-type="currency">
            <text:p>R 100 000</text:p>
          </table:table-cell>
          <table:table-cell table:style-name="ce53" table:formula="of:=SUM(['Ten Year Plan'.P$16:'Ten Year Plan'.P$87])" office:value-type="currency" office:currency="ZAR" office:value="100000" calcext:value-type="currency">
            <text:p>R 100 000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10000" calcext:value-type="currency">
            <text:p>R 10 000</text:p>
          </table:table-cell>
          <table:table-cell table:style-name="ce100" table:formula="of:=[.C18]+[.C22]-[.C25]+(2*[.C18]+[.C22]-[.C25])/2*['Current Financials'.$B$19]" office:value-type="currency" office:currency="ZAR" office:value="142100" calcext:value-type="currency">
            <text:p>R 142 100</text:p>
          </table:table-cell>
          <table:table-cell table:style-name="ce100" table:formula="of:=[.D18]+[.D22]-[.D25]+(2*[.D18]+[.D22]-[.D25])/2*['Current Financials'.$B$19]" office:value-type="currency" office:currency="ZAR" office:value="274200" calcext:value-type="currency">
            <text:p>R 274 200</text:p>
          </table:table-cell>
          <table:table-cell table:style-name="ce100" table:formula="of:=[.E18]+[.E22]-[.E25]+(2*[.E18]+[.E22]-[.E25])/2*['Current Financials'.$B$19]" office:value-type="currency" office:currency="ZAR" office:value="406300" calcext:value-type="currency">
            <text:p>R 406 300</text:p>
          </table:table-cell>
          <table:table-cell table:style-name="ce100" table:formula="of:=[.F18]+[.F22]-[.F25]+(2*[.F18]+[.F22]-[.F25])/2*['Current Financials'.$B$19]" office:value-type="currency" office:currency="ZAR" office:value="538400" calcext:value-type="currency">
            <text:p>R 538 400</text:p>
          </table:table-cell>
          <table:table-cell table:style-name="ce100" table:formula="of:=[.G18]+[.G22]-[.G25]+(2*[.G18]+[.G22]-[.G25])/2*['Current Financials'.$B$19]" office:value-type="currency" office:currency="ZAR" office:value="670500" calcext:value-type="currency">
            <text:p>R 670 500</text:p>
          </table:table-cell>
          <table:table-cell table:style-name="ce100" table:formula="of:=[.H18]+[.H22]-[.H25]+(2*[.H18]+[.H22]-[.H25])/2*['Current Financials'.$B$19]" office:value-type="currency" office:currency="ZAR" office:value="802600" calcext:value-type="currency">
            <text:p>R 802 600</text:p>
          </table:table-cell>
          <table:table-cell table:style-name="ce100" table:formula="of:=[.I18]+[.I22]-[.I25]+(2*[.I18]+[.I22]-[.I25])/2*['Current Financials'.$B$19]" office:value-type="currency" office:currency="ZAR" office:value="934700" calcext:value-type="currency">
            <text:p>R 934 700</text:p>
          </table:table-cell>
          <table:table-cell table:style-name="ce100" table:formula="of:=[.J18]+[.J22]-[.J25]+(2*[.J18]+[.J22]-[.J25])/2*['Current Financials'.$B$19]" office:value-type="currency" office:currency="ZAR" office:value="1066800" calcext:value-type="currency">
            <text:p>R 1 066 800</text:p>
          </table:table-cell>
          <table:table-cell table:style-name="ce100" table:formula="of:=[.K18]+[.K22]-[.K25]+(2*[.K18]+[.K22]-[.K25])/2*['Current Financials'.$B$19]" office:value-type="currency" office:currency="ZAR" office:value="1198900" calcext:value-type="currency">
            <text:p>R 1 198 900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101" table:formula="of:=[.B26]/[.B19]*12" office:value-type="float" office:value="0.12" calcext:value-type="float">
            <text:p>0,1</text:p>
          </table:table-cell>
          <table:table-cell table:style-name="ce101" table:formula="of:=[.C26]/[.C19]*12" office:value-type="float" office:value="1.7052" calcext:value-type="float">
            <text:p>1,7</text:p>
          </table:table-cell>
          <table:table-cell table:style-name="ce101" table:formula="of:=[.D26]/[.D19]*12" office:value-type="float" office:value="3.2904" calcext:value-type="float">
            <text:p>3,3</text:p>
          </table:table-cell>
          <table:table-cell table:style-name="ce101" table:formula="of:=[.E26]/[.E19]*12" office:value-type="float" office:value="4.8756" calcext:value-type="float">
            <text:p>4,9</text:p>
          </table:table-cell>
          <table:table-cell table:style-name="ce101" table:formula="of:=[.F26]/[.F19]*12" office:value-type="float" office:value="6.4608" calcext:value-type="float">
            <text:p>6,5</text:p>
          </table:table-cell>
          <table:table-cell table:style-name="ce101" table:formula="of:=[.G26]/[.G19]*12" office:value-type="float" office:value="8.046" calcext:value-type="float">
            <text:p>8,0</text:p>
          </table:table-cell>
          <table:table-cell table:style-name="ce101" table:formula="of:=[.H26]/[.H19]*12" office:value-type="float" office:value="9.6312" calcext:value-type="float">
            <text:p>9,6</text:p>
          </table:table-cell>
          <table:table-cell table:style-name="ce101" table:formula="of:=[.I26]/[.I19]*12" office:value-type="float" office:value="11.2164" calcext:value-type="float">
            <text:p>11,2</text:p>
          </table:table-cell>
          <table:table-cell table:style-name="ce101" table:formula="of:=[.J26]/[.J19]*12" office:value-type="float" office:value="12.8016" calcext:value-type="float">
            <text:p>12,8</text:p>
          </table:table-cell>
          <table:table-cell table:style-name="ce101" table:formula="of:=[.K26]/[.K19]*12" office:value-type="float" office:value="14.3868" calcext:value-type="float">
            <text:p>14,4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 office:value-type="string" office:string-value="Low" calcext:value-type="string">
            <text:p>Low</text:p>
          </table:table-cell>
          <table:table-cell table:style-name="ce102" table:formula="of:=IF([.C26]&lt;0; &quot;NOT OK!&quot;; IF([.C26]&gt;=[.C19]/4;&quot;&quot;;&quot;Low&quot;))" office:value-type="string" office:string-value="Low" calcext:value-type="string">
            <text:p>Low</text:p>
          </table:table-cell>
          <table:table-cell table:style-name="ce102" table:formula="of:=IF([.D26]&lt;0; &quot;NOT OK!&quot;; IF([.D26]&gt;=[.D19]/4;&quot;&quot;;&quot;Low&quot;))">
            <text:p/>
          </table:table-cell>
          <table:table-cell table:style-name="ce102" table:formula="of:=IF([.E26]&lt;0; &quot;NOT OK!&quot;; IF([.E26]&gt;=[.E19]/4;&quot;&quot;;&quot;Low&quot;))">
            <text:p/>
          </table:table-cell>
          <table:table-cell table:style-name="ce102" table:formula="of:=IF([.F26]&lt;0; &quot;NOT OK!&quot;; IF([.F26]&gt;=[.F19]/4;&quot;&quot;;&quot;Low&quot;))">
            <text:p/>
          </table:table-cell>
          <table:table-cell table:style-name="ce102" table:formula="of:=IF([.G26]&lt;0; &quot;NOT OK!&quot;; IF([.G26]&gt;=[.G19]/4;&quot;&quot;;&quot;Low&quot;))">
            <text:p/>
          </table:table-cell>
          <table:table-cell table:style-name="ce102" table:formula="of:=IF([.H26]&lt;0; &quot;NOT OK!&quot;; IF([.H26]&gt;=[.H19]/4;&quot;&quot;;&quot;Low&quot;))">
            <text:p/>
          </table:table-cell>
          <table:table-cell table:style-name="ce102" table:formula="of:=IF([.I26]&lt;0; &quot;NOT OK!&quot;; IF([.I26]&gt;=[.I19]/4;&quot;&quot;;&quot;Low&quot;))">
            <text:p/>
          </table:table-cell>
          <table:table-cell table:style-name="ce102" table:formula="of:=IF([.J26]&lt;0; &quot;NOT OK!&quot;; IF([.J26]&gt;=[.J19]/4;&quot;&quot;;&quot;Low&quot;))">
            <text:p/>
          </table:table-cell>
          <table:table-cell table:style-name="ce102" table:formula="of:=IF([.K26]&lt;0; &quot;NOT OK!&quot;; IF([.K26]&gt;=[.K19]/4;&quot;&quot;;&quot;Low&quot;))">
            <text:p/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84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2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90"/>
        <table:table-column table:style-name="co13" table:default-cell-style-name="ce53"/>
        <table:table-row table:style-name="ro4">
          <table:table-cell table:style-name="ce45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3">
          <table:table-cell table:style-name="ce8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3">
          <table:table-cell table:style-name="ce8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3">
          <table:table-cell table:style-name="ce86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3">
          <table:table-cell table:style-name="ce86" table:number-columns-spanned="2" table:number-rows-spanned="1"/>
          <table:covered-table-cell table:style-name="ce37"/>
        </table:table-row>
        <table:table-row table:style-name="ro3" table:number-rows-repeated="2">
          <table:table-cell table:style-name="ce8" table:number-columns-repeated="2"/>
        </table:table-row>
        <table:table-row table:style-name="ro2">
          <table:table-cell table:style-name="ce87" office:value-type="string" calcext:value-type="string">
            <text:p>Budget Summary</text:p>
          </table:table-cell>
          <table:table-cell table:style-name="ce91"/>
        </table:table-row>
        <table:table-row table:style-name="ro3">
          <table:table-cell table:style-name="ce88" office:value-type="string" calcext:value-type="string">
            <text:p>Administrative budget</text:p>
          </table:table-cell>
          <table:table-cell table:style-name="ce92" table:formula="of:=['Current Financials'.B15]" office:value-type="currency" office:currency="ZAR" office:value="1000000" calcext:value-type="currency">
            <text:p>R 1 000 000</text:p>
          </table:table-cell>
        </table:table-row>
        <table:table-row table:style-name="ro3">
          <table:table-cell table:style-name="ce88" office:value-type="string" calcext:value-type="string">
            <text:p>Reserve fund budget</text:p>
          </table:table-cell>
          <table:table-cell table:style-name="ce92" table:formula="of:=['Planning and Projections'.B22]" office:value-type="currency" office:currency="ZAR" office:value="110000" calcext:value-type="currency">
            <text:p>R 110 000</text:p>
          </table:table-cell>
        </table:table-row>
        <table:table-row table:style-name="ro3">
          <table:table-cell table:style-name="ce89" office:value-type="string" calcext:value-type="string">
            <text:p>Total budget</text:p>
          </table:table-cell>
          <table:table-cell table:style-name="ce92" table:formula="of:=['Planning and Projections'.B21]" office:value-type="currency" office:currency="ZAR" office:value="1110000" calcext:value-type="currency">
            <text:p>R 1 110 000</text:p>
          </table:table-cell>
        </table:table-row>
        <table:table-row table:style-name="ro3">
          <table:table-cell table:style-name="ce89" office:value-type="string" calcext:value-type="string">
            <text:p>Reserve fund budget / Total budget</text:p>
          </table:table-cell>
          <table:table-cell table:style-name="ce93" table:formula="of:=[.B10]/[.B11]" office:value-type="percentage" office:value="0.0990990990990991" calcext:value-type="percentage">
            <text:p>9,9%</text:p>
          </table:table-cell>
        </table:table-row>
        <table:table-row table:style-name="ro3">
          <table:table-cell table:style-name="ce89" office:value-type="string" calcext:value-type="string">
            <text:p>Previous year's total budget</text:p>
          </table:table-cell>
          <table:table-cell table:style-name="ce92" table:formula="of:=['Current Financials'.B14]" office:value-type="currency" office:currency="ZAR" office:value="1000000" calcext:value-type="currency">
            <text:p>R 1 000 000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69" table:formula="of:=[.B11]/['Current Financials'.B14]-1" office:value-type="percentage" office:value="0.11" calcext:value-type="percentage">
            <text:p>11,0%</text:p>
          </table:table-cell>
        </table:table-row>
        <table:table-row table:style-name="ro3">
          <table:table-cell/>
          <table:table-cell table:style-name="ce69"/>
        </table:table-row>
        <table:table-row table:style-name="ro2">
          <table:table-cell table:style-name="ce84" office:value-type="string" calcext:value-type="string">
            <text:p>Reserve Fund Summary</text:p>
          </table:table-cell>
          <table:table-cell table:style-name="ce69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450000" calcext:value-type="currency">
            <text:p>R 450 0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-450000" calcext:value-type="currency">
            <text:p>R-450 0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54" table:formula="of:=([.B17]-[.B18])/[.B18]" office:value-type="percentage" office:value="-1" calcext:value-type="percentage">
            <text:p>-100,0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10000" calcext:value-type="currency">
            <text:p>R 10 000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192896.825396825" calcext:value-type="currency">
            <text:p>R 192 897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currency" office:currency="ZAR" office:value="-182896.825396825" calcext:value-type="currency">
            <text:p>R-182 897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54" table:formula="of:=([.B22]-[.B23])/[.B23]" office:value-type="percentage" office:value="-0.94815881505863" calcext:value-type="percentage">
            <text:p>-94,8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54" table:formula="of:=([.B22]-[.B17])/[.B17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94" table:formula="of:=['Planning and Projections'.B27]" office:value-type="float" office:value="0.12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/>
    </number:number-style>
    <number:number-style style:name="N116">
      <style:text-properties fo:color="#ff0000"/>
      <number:text>-</number:text>
      <number:number number:decimal-places="0" loext:min-decimal-places="0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percentage-style style:name="N119">
      <number:number number:decimal-places="1" loext:min-decimal-places="1" number:min-integer-digits="1"/>
      <number:text>%</number:text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0P0"/>
    </number:percentage-style>
    <number:currency-style style:name="N12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00/00/00</text:date>, <text:time style:data-style-name="N2" text:time-value="10:30:37.321214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.889923707</meta:creation-date>
    <dc:date>2022-12-31T10:33:37.042903749</dc:date>
    <meta:editing-duration>P1DT15H12M27S</meta:editing-duration>
    <meta:editing-cycles>88</meta:editing-cycles>
    <meta:generator>LibreOffice/6.4.7.2$Linux_X86_64 LibreOffice_project/40$Build-2</meta:generator>
    <meta:document-statistic meta:table-count="6" meta:cell-count="4103" meta:object-count="0"/>
  </office:meta>
</office:document-meta>
</file>